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14" style:family="paragraph" style:parent-style-name="Standard">
      <style:text-properties fo:language="ru" fo:country="RU" officeooo:paragraph-rsid="3455956e"/>
    </style:style>
    <style:style style:name="P15" style:family="paragraph" style:parent-style-name="Standard">
      <style:text-properties fo:language="ru" fo:country="RU" officeooo:rsid="3467a953" officeooo:paragraph-rsid="3467a953"/>
    </style:style>
    <style:style style:name="P16" style:family="paragraph" style:parent-style-name="Standard">
      <style:text-properties fo:language="ru" fo:country="RU" officeooo:rsid="347a788f" officeooo:paragraph-rsid="347f95b2"/>
    </style:style>
    <style:style style:name="P17" style:family="paragraph" style:parent-style-name="Standard">
      <style:text-properties fo:language="ru" fo:country="RU" officeooo:paragraph-rsid="367317e5"/>
    </style:style>
    <style:style style:name="P18" style:family="paragraph" style:parent-style-name="Standard">
      <style:text-properties style:text-position="0% 100%" fo:language="ru" fo:country="RU" officeooo:rsid="24df0cfd" officeooo:paragraph-rsid="24df0cfd"/>
    </style:style>
    <style:style style:name="P19" style:family="paragraph" style:parent-style-name="Standard">
      <style:paragraph-properties fo:text-align="center" style:justify-single-word="false"/>
      <style:text-properties style:text-position="0% 100%" fo:language="ru" fo:country="RU" officeooo:rsid="24df0cfd" officeooo:paragraph-rsid="24df0cfd"/>
    </style:style>
    <style:style style:name="P20" style:family="paragraph" style:parent-style-name="Standard">
      <style:text-properties style:text-position="0% 100%" fo:language="ru" fo:country="RU" officeooo:rsid="1327ae62" officeooo:paragraph-rsid="24df0cfd"/>
    </style:style>
    <style:style style:name="P21" style:family="paragraph" style:parent-style-name="Standard">
      <style:text-properties style:text-position="0% 100%" fo:language="ru" fo:country="RU" officeooo:rsid="24f1e53f" officeooo:paragraph-rsid="24fbc760"/>
    </style:style>
    <style:style style:name="P22" style:family="paragraph" style:parent-style-name="Standard">
      <style:text-properties style:text-position="0% 100%" fo:language="ru" fo:country="RU" officeooo:rsid="250284fe" officeooo:paragraph-rsid="250284fe"/>
    </style:style>
    <style:style style:name="P23" style:family="paragraph" style:parent-style-name="Standard">
      <style:text-properties style:text-position="0% 100%" fo:language="ru" fo:country="RU" officeooo:rsid="250423ee" officeooo:paragraph-rsid="2512a2a6"/>
    </style:style>
    <style:style style:name="P24" style:family="paragraph" style:parent-style-name="Standard">
      <style:text-properties style:text-position="0% 100%" fo:language="ru" fo:country="RU" officeooo:rsid="2513c469" officeooo:paragraph-rsid="2513c469"/>
    </style:style>
    <style:style style:name="P25" style:family="paragraph" style:parent-style-name="Standard">
      <style:text-properties style:text-position="0% 100%" fo:language="ru" fo:country="RU" officeooo:rsid="251d0add" officeooo:paragraph-rsid="2526cbb3"/>
    </style:style>
    <style:style style:name="P26" style:family="paragraph" style:parent-style-name="Standard">
      <style:text-properties style:text-position="0% 100%" fo:language="ru" fo:country="RU" officeooo:rsid="2529ba0b" officeooo:paragraph-rsid="2529ba0b"/>
    </style:style>
    <style:style style:name="P27" style:family="paragraph" style:parent-style-name="Standard">
      <style:text-properties style:text-position="0% 100%" fo:language="ru" fo:country="RU" officeooo:rsid="25462db5" officeooo:paragraph-rsid="25462db5"/>
    </style:style>
    <style:style style:name="P2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199"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298"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299"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300"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301"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302"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303"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304"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308"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officeooo:rsid="0019f43d" officeooo:paragraph-rsid="26053a9b" style:font-style-asian="normal" style:font-style-complex="normal"/>
    </style:style>
    <style:style style:name="P360" style:family="paragraph" style:parent-style-name="Standard">
      <style:text-properties style:text-position="0% 100%" fo:language="ru" fo:country="RU" fo:font-style="normal" officeooo:rsid="0019f43d" officeooo:paragraph-rsid="2bfec51d" style:font-style-asian="normal" style:font-style-complex="normal"/>
    </style:style>
    <style:style style:name="P361" style:family="paragraph" style:parent-style-name="Standard">
      <style:text-properties style:text-position="0% 100%" fo:language="ru" fo:country="RU" fo:font-style="normal" officeooo:rsid="26ca0be5" officeooo:paragraph-rsid="26db5b0b" style:font-style-asian="normal" style:font-style-complex="normal"/>
    </style:style>
    <style:style style:name="P362" style:family="paragraph" style:parent-style-name="Standard">
      <style:text-properties style:text-position="0% 100%" fo:language="ru" fo:country="RU" fo:font-style="normal" officeooo:rsid="26ca0be5" officeooo:paragraph-rsid="26e1d411" style:font-style-asian="normal" style:font-style-complex="normal"/>
    </style:style>
    <style:style style:name="P363" style:family="paragraph" style:parent-style-name="Standard">
      <style:text-properties style:text-position="0% 100%" fo:language="ru" fo:country="RU" fo:font-style="normal" officeooo:rsid="26ec41cb" officeooo:paragraph-rsid="26ff3f46" style:font-style-asian="normal" style:font-style-complex="normal"/>
    </style:style>
    <style:style style:name="P364" style:family="paragraph" style:parent-style-name="Standard">
      <style:text-properties style:text-position="0% 100%" fo:language="ru" fo:country="RU" fo:font-style="normal" officeooo:rsid="2708dc67" officeooo:paragraph-rsid="2708dc67" style:font-style-asian="normal" style:font-style-complex="normal"/>
    </style:style>
    <style:style style:name="P365" style:family="paragraph" style:parent-style-name="Standard">
      <style:text-properties style:text-position="0% 100%" fo:language="ru" fo:country="RU" fo:font-style="normal" officeooo:rsid="271da470" officeooo:paragraph-rsid="2723cfb4" style:font-style-asian="normal" style:font-style-complex="normal"/>
    </style:style>
    <style:style style:name="P366" style:family="paragraph" style:parent-style-name="Standard">
      <style:text-properties style:text-position="0% 100%" fo:language="ru" fo:country="RU" fo:font-style="normal" officeooo:rsid="271da470" officeooo:paragraph-rsid="272c026e" style:font-style-asian="normal" style:font-style-complex="normal"/>
    </style:style>
    <style:style style:name="P367" style:family="paragraph" style:parent-style-name="Standard">
      <style:text-properties style:text-position="0% 100%" fo:language="ru" fo:country="RU" fo:font-style="normal" officeooo:rsid="27309784" officeooo:paragraph-rsid="27438709" style:font-style-asian="normal" style:font-style-complex="normal"/>
    </style:style>
    <style:style style:name="P368" style:family="paragraph" style:parent-style-name="Standard">
      <style:text-properties style:text-position="0% 100%" fo:language="ru" fo:country="RU" fo:font-style="normal" officeooo:rsid="278e1184" officeooo:paragraph-rsid="278e1184" style:font-style-asian="normal" style:font-style-complex="normal"/>
    </style:style>
    <style:style style:name="P369" style:family="paragraph" style:parent-style-name="Standard">
      <style:text-properties style:text-position="0% 100%" fo:language="ru" fo:country="RU" fo:font-style="normal" officeooo:rsid="27912551" officeooo:paragraph-rsid="279188a8" style:font-style-asian="normal" style:font-style-complex="normal"/>
    </style:style>
    <style:style style:name="P370" style:family="paragraph" style:parent-style-name="Standard">
      <style:text-properties style:text-position="0% 100%" fo:language="ru" fo:country="RU" fo:font-style="normal" officeooo:rsid="27912551" officeooo:paragraph-rsid="27a699f1" style:font-style-asian="normal" style:font-style-complex="normal"/>
    </style:style>
    <style:style style:name="P371" style:family="paragraph" style:parent-style-name="Standard">
      <style:text-properties style:text-position="0% 100%" fo:language="ru" fo:country="RU" fo:font-style="normal" officeooo:rsid="2bff657d" officeooo:paragraph-rsid="2bff657d" style:font-style-asian="normal" style:font-style-complex="normal"/>
    </style:style>
    <style:style style:name="P372" style:family="paragraph" style:parent-style-name="Standard">
      <style:text-properties style:text-position="0% 100%" fo:language="ru" fo:country="RU" fo:font-style="normal" officeooo:rsid="2c38de59" officeooo:paragraph-rsid="2c31de08" style:font-style-asian="normal" style:font-style-complex="normal"/>
    </style:style>
    <style:style style:name="P373" style:family="paragraph" style:parent-style-name="Standard">
      <style:text-properties style:text-position="0% 100%" fo:language="ru" fo:country="RU" officeooo:rsid="0019f43d" officeooo:paragraph-rsid="254e72b6"/>
    </style:style>
    <style:style style:name="P374" style:family="paragraph" style:parent-style-name="Standard">
      <style:text-properties style:text-position="0% 100%" fo:language="ru" fo:country="RU" officeooo:rsid="0019f43d" officeooo:paragraph-rsid="2d508e24"/>
    </style:style>
    <style:style style:name="P375" style:family="paragraph" style:parent-style-name="Standard">
      <style:text-properties style:text-position="0% 100%" fo:language="ru" fo:country="RU" officeooo:rsid="255245d5" officeooo:paragraph-rsid="255245d5"/>
    </style:style>
    <style:style style:name="P376" style:family="paragraph" style:parent-style-name="Standard">
      <style:text-properties style:text-position="0% 100%" fo:language="ru" fo:country="RU" officeooo:rsid="26022890" officeooo:paragraph-rsid="260ac82e"/>
    </style:style>
    <style:style style:name="P377" style:family="paragraph" style:parent-style-name="Standard">
      <style:text-properties style:text-position="0% 100%" fo:language="ru" fo:country="RU" officeooo:rsid="268f12e2" officeooo:paragraph-rsid="268f12e2"/>
    </style:style>
    <style:style style:name="P378" style:family="paragraph" style:parent-style-name="Standard">
      <style:text-properties style:text-position="0% 100%" fo:language="ru" fo:country="RU" officeooo:rsid="26932593" officeooo:paragraph-rsid="26978181"/>
    </style:style>
    <style:style style:name="P379" style:family="paragraph" style:parent-style-name="Standard">
      <style:text-properties style:text-position="0% 100%" fo:language="ru" fo:country="RU" officeooo:rsid="26a497d9" officeooo:paragraph-rsid="26a497d9"/>
    </style:style>
    <style:style style:name="P380" style:family="paragraph" style:parent-style-name="Standard">
      <style:text-properties style:text-position="0% 100%" fo:language="ru" fo:country="RU" officeooo:rsid="26b90de3" officeooo:paragraph-rsid="26b90de3"/>
    </style:style>
    <style:style style:name="P381" style:family="paragraph" style:parent-style-name="Standard">
      <style:text-properties style:text-position="0% 100%" fo:language="ru" fo:country="RU" officeooo:rsid="2aa971cb" officeooo:paragraph-rsid="2aa971cb"/>
    </style:style>
    <style:style style:name="P382" style:family="paragraph" style:parent-style-name="Standard">
      <style:text-properties style:text-position="0% 100%" fo:language="ru" fo:country="RU" officeooo:rsid="2ab681f1" officeooo:paragraph-rsid="2ac4f76b"/>
    </style:style>
    <style:style style:name="P383" style:family="paragraph" style:parent-style-name="Standard">
      <style:text-properties style:text-position="0% 100%" fo:language="ru" fo:country="RU" officeooo:rsid="2ad21e51" officeooo:paragraph-rsid="2ad21e51"/>
    </style:style>
    <style:style style:name="P384" style:family="paragraph" style:parent-style-name="Standard">
      <style:text-properties style:text-position="0% 100%" fo:language="ru" fo:country="RU" officeooo:rsid="2ae285f6" officeooo:paragraph-rsid="2ae285f6"/>
    </style:style>
    <style:style style:name="P385" style:family="paragraph" style:parent-style-name="Standard">
      <style:text-properties style:text-position="0% 100%" fo:language="ru" fo:country="RU" officeooo:rsid="2aefc7ba" officeooo:paragraph-rsid="2af4b90d"/>
    </style:style>
    <style:style style:name="P386" style:family="paragraph" style:parent-style-name="Standard">
      <style:text-properties style:text-position="0% 100%" fo:language="ru" fo:country="RU" officeooo:rsid="2b018467" officeooo:paragraph-rsid="2b018467"/>
    </style:style>
    <style:style style:name="P387" style:family="paragraph" style:parent-style-name="Standard">
      <style:text-properties style:text-position="0% 100%" fo:language="ru" fo:country="RU" officeooo:rsid="2b02968f" officeooo:paragraph-rsid="2b0a38da"/>
    </style:style>
    <style:style style:name="P388" style:family="paragraph" style:parent-style-name="Standard">
      <style:text-properties style:text-position="0% 100%" fo:language="ru" fo:country="RU" officeooo:rsid="2b0efac3" officeooo:paragraph-rsid="2b0efac3"/>
    </style:style>
    <style:style style:name="P389" style:family="paragraph" style:parent-style-name="Standard">
      <style:text-properties style:text-position="0% 100%" fo:language="ru" fo:country="RU" officeooo:rsid="2b149ac6" officeooo:paragraph-rsid="2b149ac6"/>
    </style:style>
    <style:style style:name="P390" style:family="paragraph" style:parent-style-name="Standard">
      <style:text-properties style:text-position="0% 100%" fo:language="ru" fo:country="RU" officeooo:rsid="2b2e57af" officeooo:paragraph-rsid="2b2e57af"/>
    </style:style>
    <style:style style:name="P391" style:family="paragraph" style:parent-style-name="Standard">
      <style:text-properties style:text-position="0% 100%" fo:language="ru" fo:country="RU" officeooo:rsid="2b35ec82" officeooo:paragraph-rsid="2b35ec82"/>
    </style:style>
    <style:style style:name="P392" style:family="paragraph" style:parent-style-name="Standard">
      <style:text-properties style:text-position="0% 100%" fo:language="ru" fo:country="RU" officeooo:rsid="2b380a4c" officeooo:paragraph-rsid="2b46d9c6"/>
    </style:style>
    <style:style style:name="P393" style:family="paragraph" style:parent-style-name="Standard">
      <style:text-properties style:text-position="0% 100%" fo:language="ru" fo:country="RU" officeooo:rsid="2b4d9aa3" officeooo:paragraph-rsid="2b5fbf0a"/>
    </style:style>
    <style:style style:name="P394" style:family="paragraph" style:parent-style-name="Standard">
      <style:text-properties style:text-position="0% 100%" fo:language="ru" fo:country="RU" officeooo:rsid="2b6be6a0" officeooo:paragraph-rsid="2b7700cd"/>
    </style:style>
    <style:style style:name="P395" style:family="paragraph" style:parent-style-name="Standard">
      <style:text-properties style:text-position="0% 100%" fo:language="ru" fo:country="RU" officeooo:rsid="2b8f3f46" officeooo:paragraph-rsid="2b97d1ca"/>
    </style:style>
    <style:style style:name="P396" style:family="paragraph" style:parent-style-name="Standard">
      <style:text-properties style:text-position="0% 100%" fo:language="ru" fo:country="RU" officeooo:rsid="2b8f3f46" officeooo:paragraph-rsid="2ba3cc8f"/>
    </style:style>
    <style:style style:name="P397" style:family="paragraph" style:parent-style-name="Standard">
      <style:text-properties style:text-position="0% 100%" fo:language="ru" fo:country="RU" officeooo:rsid="2baaf488" officeooo:paragraph-rsid="2bc61b78"/>
    </style:style>
    <style:style style:name="P398" style:family="paragraph" style:parent-style-name="Standard">
      <style:text-properties style:text-position="0% 100%" fo:language="ru" fo:country="RU" officeooo:rsid="2bc72e83" officeooo:paragraph-rsid="2bdc017d"/>
    </style:style>
    <style:style style:name="P399" style:family="paragraph" style:parent-style-name="Standard">
      <style:text-properties style:text-position="0% 100%" fo:language="ru" fo:country="RU" officeooo:rsid="2bdc2de3" officeooo:paragraph-rsid="2be37119"/>
    </style:style>
    <style:style style:name="P400" style:family="paragraph" style:parent-style-name="Standard">
      <style:text-properties style:text-position="0% 100%" fo:language="ru" fo:country="RU" officeooo:rsid="2bf2e087" officeooo:paragraph-rsid="2bfec51d"/>
    </style:style>
    <style:style style:name="P401" style:family="paragraph" style:parent-style-name="Standard">
      <style:text-properties style:text-position="0% 100%" fo:language="ru" fo:country="RU" officeooo:rsid="2c1681f1" officeooo:paragraph-rsid="2c1681f1"/>
    </style:style>
    <style:style style:name="P402" style:family="paragraph" style:parent-style-name="Standard">
      <style:text-properties style:text-position="0% 100%" fo:language="ru" fo:country="RU" officeooo:rsid="2c222cfc" officeooo:paragraph-rsid="2c31de08"/>
    </style:style>
    <style:style style:name="P403" style:family="paragraph" style:parent-style-name="Standard">
      <style:text-properties style:text-position="0% 100%" fo:language="ru" fo:country="RU" officeooo:rsid="2c3a4275" officeooo:paragraph-rsid="2c3a4275"/>
    </style:style>
    <style:style style:name="P404" style:family="paragraph" style:parent-style-name="Standard">
      <style:text-properties style:text-position="0% 100%" fo:language="ru" fo:country="RU" officeooo:rsid="2c3f8532" officeooo:paragraph-rsid="2c3f8532"/>
    </style:style>
    <style:style style:name="P405" style:family="paragraph" style:parent-style-name="Standard">
      <style:text-properties style:text-position="0% 100%" fo:language="ru" fo:country="RU" officeooo:rsid="2c3feeaf" officeooo:paragraph-rsid="2c3feeaf"/>
    </style:style>
    <style:style style:name="P406" style:family="paragraph" style:parent-style-name="Standard">
      <style:text-properties style:text-position="0% 100%" fo:language="ru" fo:country="RU" officeooo:rsid="2c48fc14" officeooo:paragraph-rsid="2c69355c"/>
    </style:style>
    <style:style style:name="P407" style:family="paragraph" style:parent-style-name="Standard">
      <style:text-properties style:text-position="0% 100%" fo:language="ru" fo:country="RU" officeooo:rsid="2c6b28bd" officeooo:paragraph-rsid="2c6b28bd"/>
    </style:style>
    <style:style style:name="P408" style:family="paragraph" style:parent-style-name="Standard">
      <style:text-properties style:text-position="0% 100%" fo:language="ru" fo:country="RU" officeooo:rsid="2c773d20" officeooo:paragraph-rsid="2c8433c8"/>
    </style:style>
    <style:style style:name="P409" style:family="paragraph" style:parent-style-name="Standard">
      <style:text-properties style:text-position="0% 100%" fo:language="ru" fo:country="RU" officeooo:rsid="2c849232" officeooo:paragraph-rsid="2c86db0f"/>
    </style:style>
    <style:style style:name="P410" style:family="paragraph" style:parent-style-name="Standard">
      <style:text-properties style:text-position="0% 100%" fo:language="ru" fo:country="RU" officeooo:rsid="2cd150c1" officeooo:paragraph-rsid="2cd150c1"/>
    </style:style>
    <style:style style:name="P411" style:family="paragraph" style:parent-style-name="Standard">
      <style:text-properties style:text-position="0% 100%" fo:language="ru" fo:country="RU" officeooo:rsid="2cd9e781" officeooo:paragraph-rsid="2cd9e781"/>
    </style:style>
    <style:style style:name="P412" style:family="paragraph" style:parent-style-name="Standard">
      <style:text-properties style:text-position="0% 100%" fo:language="ru" fo:country="RU" officeooo:rsid="2d2539b8" officeooo:paragraph-rsid="2d2539b8"/>
    </style:style>
    <style:style style:name="P413" style:family="paragraph" style:parent-style-name="Standard">
      <style:text-properties style:text-position="0% 100%" fo:language="ru" fo:country="RU" officeooo:rsid="2c77faf1" officeooo:paragraph-rsid="2c8433c8"/>
    </style:style>
    <style:style style:name="P414"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415"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416"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417"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418"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419"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420"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421"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422"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423"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424"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425"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426"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427"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428"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29"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430"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431"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432"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433"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34"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35"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36"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37"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38"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39"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40"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41"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42"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43"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44"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45"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46"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47"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48"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49"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50"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51"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52"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53"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54"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55"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456"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457"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458"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459"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460"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461"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462"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463"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464"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465"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466"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467"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468"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469"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470"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471"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472"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473"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474"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492" style:family="paragraph" style:parent-style-name="Standard">
      <style:text-properties fo:font-variant="small-caps" style:text-position="0% 100%" fo:language="ru" fo:country="RU" officeooo:rsid="24df0cfd" officeooo:paragraph-rsid="24ecae05"/>
    </style:style>
    <style:style style:name="P493" style:family="paragraph" style:parent-style-name="Standard">
      <style:text-properties fo:font-variant="small-caps" style:text-position="0% 100%" fo:language="ru" fo:country="RU" officeooo:rsid="24ecae18" officeooo:paragraph-rsid="24ecae18"/>
    </style:style>
    <style:style style:name="P49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49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49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49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49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49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0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50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50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50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50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50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506"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50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50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50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51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511" style:family="paragraph" style:parent-style-name="Standard">
      <style:paragraph-properties fo:text-align="start" style:justify-single-word="false"/>
      <style:text-properties fo:font-variant="small-caps" fo:font-weight="normal" officeooo:rsid="2a7c5452" officeooo:paragraph-rsid="2a92038e"/>
    </style:style>
    <style:style style:name="P512" style:family="paragraph" style:parent-style-name="Standard">
      <style:paragraph-properties fo:text-align="center" style:justify-single-word="false"/>
      <style:text-properties fo:font-variant="small-caps" fo:language="ru" fo:country="RU" officeooo:rsid="3484f708" officeooo:paragraph-rsid="3484f708"/>
    </style:style>
    <style:style style:name="P513" style:family="paragraph" style:parent-style-name="Standard">
      <style:text-properties fo:font-weight="normal" officeooo:paragraph-rsid="2a73fb83"/>
    </style:style>
    <style:style style:name="P51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1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516"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517"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518"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519"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520"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521"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522"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523"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5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5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5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52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52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52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53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531"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53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53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5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5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5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5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5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53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54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54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54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5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5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5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5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5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54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54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55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5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55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5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55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5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5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5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5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559"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5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5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5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5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5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5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5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5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568"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569"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570"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571"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572"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573"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574"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575"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576"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57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57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57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58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58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58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58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58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58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58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58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58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589"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590"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5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5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5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600"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601"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602"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603"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604"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605"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606"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607"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608"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609"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610"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611"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612"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613"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614"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615" style:family="paragraph" style:parent-style-name="Standard">
      <style:text-properties style:text-position="0% 100%" style:font-name="Liberation Serif1" fo:language="ru" fo:country="RU" fo:font-style="normal" style:text-underline-style="none" fo:font-weight="normal" officeooo:rsid="36dfc070" officeooo:paragraph-rsid="36dfc070" style:font-style-asian="normal" style:font-weight-asian="normal" style:font-style-complex="normal" style:font-weight-complex="normal"/>
    </style:style>
    <style:style style:name="P616"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617"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618"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619"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620"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621"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622"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623"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624"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625"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626"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627"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628"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62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630"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officeooo:rsid="33e57250" style:font-style-asian="italic" style:font-style-complex="italic"/>
    </style:style>
    <style:style style:name="T7" style:family="text">
      <style:text-properties fo:font-variant="normal" fo:text-transform="none" fo:font-style="italic" officeooo:rsid="33fc2b1d" style:font-style-asian="italic" style:font-style-complex="italic"/>
    </style:style>
    <style:style style:name="T8" style:family="text">
      <style:text-properties fo:font-variant="normal" fo:text-transform="none" fo:font-style="italic" officeooo:rsid="340d1652" style:font-style-asian="italic" style:font-style-complex="italic"/>
    </style:style>
    <style:style style:name="T9" style:family="text">
      <style:text-properties fo:font-variant="normal" fo:text-transform="none" fo:font-style="italic" officeooo:rsid="3412c5ed" style:font-style-asian="italic" style:font-style-complex="italic"/>
    </style:style>
    <style:style style:name="T10" style:family="text">
      <style:text-properties fo:font-variant="normal" fo:text-transform="none" fo:font-style="italic" officeooo:rsid="3417a2df" style:font-style-asian="italic" style:font-style-complex="italic"/>
    </style:style>
    <style:style style:name="T11" style:family="text">
      <style:text-properties fo:font-variant="normal" fo:text-transform="none" fo:font-style="italic" officeooo:rsid="3418f1f8" style:font-style-asian="italic" style:font-style-complex="italic"/>
    </style:style>
    <style:style style:name="T12"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3"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5" style:family="text">
      <style:text-properties fo:font-variant="normal" fo:text-transform="none" fo:font-style="normal" officeooo:rsid="24e3ae3a" style:font-style-asian="normal" style:font-style-complex="normal"/>
    </style:style>
    <style:style style:name="T16" style:family="text">
      <style:text-properties fo:font-variant="normal" fo:text-transform="none" fo:font-style="normal" officeooo:rsid="24e4e075" style:font-style-asian="normal" style:font-style-complex="normal"/>
    </style:style>
    <style:style style:name="T17" style:family="text">
      <style:text-properties fo:font-variant="normal" fo:text-transform="none" fo:font-style="normal" officeooo:rsid="24e5d164" style:font-style-asian="normal" style:font-style-complex="normal"/>
    </style:style>
    <style:style style:name="T18" style:family="text">
      <style:text-properties fo:font-variant="normal" fo:text-transform="none" fo:font-style="normal" officeooo:rsid="24e7b981" style:font-style-asian="normal" style:font-style-complex="normal"/>
    </style:style>
    <style:style style:name="T19" style:family="text">
      <style:text-properties fo:font-variant="normal" fo:text-transform="none" fo:font-style="normal" officeooo:rsid="24e906c0" style:font-style-asian="normal" style:font-style-complex="normal"/>
    </style:style>
    <style:style style:name="T20"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9"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font-name="FreeSerif" fo:font-size="12pt" officeooo:rsid="2d6efdab" fo:background-color="#ffffff" loext:char-shading-value="0" style:font-size-asian="12pt" style:font-size-complex="12pt"/>
    </style:style>
    <style:style style:name="T41" style:family="text">
      <style:text-properties fo:font-variant="normal" fo:text-transform="none" fo:color="#000000" style:font-name="FreeSerif" fo:font-size="12pt" officeooo:rsid="30249b76" fo:background-color="#ffffff" loext:char-shading-value="0" style:font-size-asian="12pt" style:font-size-complex="12pt"/>
    </style:style>
    <style:style style:name="T42" style:family="text">
      <style:text-properties fo:font-variant="normal" fo:text-transform="none" fo:color="#000000" style:font-name="FreeSerif" fo:font-size="12pt" officeooo:rsid="30439ac6" fo:background-color="#ffffff" loext:char-shading-value="0" style:font-size-asian="12pt" style:font-size-complex="12pt"/>
    </style:style>
    <style:style style:name="T43" style:family="text">
      <style:text-properties fo:font-variant="normal" fo:text-transform="none" fo:color="#000000" style:font-name="FreeSerif" fo:font-size="12pt" officeooo:rsid="3382db1d" fo:background-color="#ffffff" loext:char-shading-value="0" style:font-size-asian="12pt" style:font-size-complex="12pt"/>
    </style:style>
    <style:style style:name="T4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6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6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0" style:family="text">
      <style:text-properties fo:font-variant="normal" fo:text-transform="none" officeooo:rsid="33e46654"/>
    </style:style>
    <style:style style:name="T71" style:family="text">
      <style:text-properties fo:font-variant="normal" fo:text-transform="none" officeooo:rsid="33e57250"/>
    </style:style>
    <style:style style:name="T72" style:family="text">
      <style:text-properties fo:font-variant="normal" fo:text-transform="none" officeooo:rsid="33e64be9"/>
    </style:style>
    <style:style style:name="T73" style:family="text">
      <style:text-properties fo:font-variant="normal" fo:text-transform="none" officeooo:rsid="33e66550"/>
    </style:style>
    <style:style style:name="T74" style:family="text">
      <style:text-properties fo:font-variant="normal" fo:text-transform="none" officeooo:rsid="33e6b238"/>
    </style:style>
    <style:style style:name="T75" style:family="text">
      <style:text-properties fo:font-variant="normal" fo:text-transform="none" officeooo:rsid="33e89aa5"/>
    </style:style>
    <style:style style:name="T76" style:family="text">
      <style:text-properties fo:font-variant="normal" fo:text-transform="none" officeooo:rsid="33e8f181"/>
    </style:style>
    <style:style style:name="T77" style:family="text">
      <style:text-properties fo:font-variant="normal" fo:text-transform="none" officeooo:rsid="33e9ee4b"/>
    </style:style>
    <style:style style:name="T78" style:family="text">
      <style:text-properties fo:font-variant="normal" fo:text-transform="none" officeooo:rsid="33ea9f8f"/>
    </style:style>
    <style:style style:name="T79" style:family="text">
      <style:text-properties fo:font-variant="normal" fo:text-transform="none" officeooo:rsid="33eac0bb"/>
    </style:style>
    <style:style style:name="T80" style:family="text">
      <style:text-properties fo:font-variant="normal" fo:text-transform="none" officeooo:rsid="33ec0e45"/>
    </style:style>
    <style:style style:name="T81" style:family="text">
      <style:text-properties fo:font-variant="normal" fo:text-transform="none" officeooo:rsid="33ec92a6"/>
    </style:style>
    <style:style style:name="T82" style:family="text">
      <style:text-properties fo:font-variant="normal" fo:text-transform="none" officeooo:rsid="33ee5300"/>
    </style:style>
    <style:style style:name="T83" style:family="text">
      <style:text-properties fo:font-variant="normal" fo:text-transform="none" officeooo:rsid="33ef7e52"/>
    </style:style>
    <style:style style:name="T84" style:family="text">
      <style:text-properties fo:font-variant="normal" fo:text-transform="none" officeooo:rsid="33f137a5"/>
    </style:style>
    <style:style style:name="T85" style:family="text">
      <style:text-properties fo:font-variant="normal" fo:text-transform="none" officeooo:rsid="33f2ecb5"/>
    </style:style>
    <style:style style:name="T86" style:family="text">
      <style:text-properties fo:font-variant="normal" fo:text-transform="none" officeooo:rsid="33f3d6f2"/>
    </style:style>
    <style:style style:name="T87" style:family="text">
      <style:text-properties fo:font-variant="normal" fo:text-transform="none" officeooo:rsid="33f4fec5"/>
    </style:style>
    <style:style style:name="T88" style:family="text">
      <style:text-properties fo:font-variant="normal" fo:text-transform="none" officeooo:rsid="33f54858"/>
    </style:style>
    <style:style style:name="T89" style:family="text">
      <style:text-properties fo:font-variant="normal" fo:text-transform="none" officeooo:rsid="33f67ba3"/>
    </style:style>
    <style:style style:name="T90" style:family="text">
      <style:text-properties fo:font-variant="normal" fo:text-transform="none" officeooo:rsid="33f7c1cf"/>
    </style:style>
    <style:style style:name="T91" style:family="text">
      <style:text-properties fo:font-variant="normal" fo:text-transform="none" officeooo:rsid="33f979dc"/>
    </style:style>
    <style:style style:name="T92" style:family="text">
      <style:text-properties fo:font-variant="normal" fo:text-transform="none" officeooo:rsid="33faf3b6"/>
    </style:style>
    <style:style style:name="T93" style:family="text">
      <style:text-properties fo:font-variant="normal" fo:text-transform="none" officeooo:rsid="33fbddeb"/>
    </style:style>
    <style:style style:name="T94" style:family="text">
      <style:text-properties fo:font-variant="normal" fo:text-transform="none" officeooo:rsid="33fc2b1d"/>
    </style:style>
    <style:style style:name="T95" style:family="text">
      <style:text-properties fo:font-variant="normal" fo:text-transform="none" officeooo:rsid="33fc983e"/>
    </style:style>
    <style:style style:name="T96" style:family="text">
      <style:text-properties fo:font-variant="normal" fo:text-transform="none" officeooo:rsid="33fcaa5c"/>
    </style:style>
    <style:style style:name="T97" style:family="text">
      <style:text-properties fo:font-variant="normal" fo:text-transform="none" officeooo:rsid="33fcd908"/>
    </style:style>
    <style:style style:name="T98" style:family="text">
      <style:text-properties fo:font-variant="normal" fo:text-transform="none" officeooo:rsid="33fe46d8"/>
    </style:style>
    <style:style style:name="T99" style:family="text">
      <style:text-properties fo:font-variant="normal" fo:text-transform="none" officeooo:rsid="33fec435"/>
    </style:style>
    <style:style style:name="T100" style:family="text">
      <style:text-properties fo:font-variant="normal" fo:text-transform="none" officeooo:rsid="3400340f"/>
    </style:style>
    <style:style style:name="T101" style:family="text">
      <style:text-properties fo:font-variant="normal" fo:text-transform="none" officeooo:rsid="3401e8c5"/>
    </style:style>
    <style:style style:name="T102" style:family="text">
      <style:text-properties fo:font-variant="normal" fo:text-transform="none" officeooo:rsid="340321ce"/>
    </style:style>
    <style:style style:name="T103" style:family="text">
      <style:text-properties fo:font-variant="normal" fo:text-transform="none" officeooo:rsid="3404ae2e"/>
    </style:style>
    <style:style style:name="T104" style:family="text">
      <style:text-properties fo:font-variant="normal" fo:text-transform="none" officeooo:rsid="3404e0b0"/>
    </style:style>
    <style:style style:name="T105" style:family="text">
      <style:text-properties fo:font-variant="normal" fo:text-transform="none" officeooo:rsid="34062889"/>
    </style:style>
    <style:style style:name="T106" style:family="text">
      <style:text-properties fo:font-variant="normal" fo:text-transform="none" style:font-name="Liberation Serif1" officeooo:rsid="34062889"/>
    </style:style>
    <style:style style:name="T107" style:family="text">
      <style:text-properties fo:font-variant="normal" fo:text-transform="none" style:font-name="Liberation Serif" officeooo:rsid="34062889"/>
    </style:style>
    <style:style style:name="T108" style:family="text">
      <style:text-properties fo:font-variant="normal" fo:text-transform="none" style:text-position="super 58%" style:font-name="Liberation Serif" fo:font-weight="bold" officeooo:rsid="34062889" style:font-weight-asian="bold" style:font-weight-complex="bold"/>
    </style:style>
    <style:style style:name="T109" style:family="text">
      <style:text-properties fo:font-variant="normal" fo:text-transform="none" officeooo:rsid="340667e1"/>
    </style:style>
    <style:style style:name="T110" style:family="text">
      <style:text-properties fo:font-variant="normal" fo:text-transform="none" officeooo:rsid="3407cf17"/>
    </style:style>
    <style:style style:name="T111" style:family="text">
      <style:text-properties fo:font-variant="normal" fo:text-transform="none" officeooo:rsid="340944e0"/>
    </style:style>
    <style:style style:name="T112" style:family="text">
      <style:text-properties fo:font-variant="normal" fo:text-transform="none" officeooo:rsid="340ab218"/>
    </style:style>
    <style:style style:name="T113" style:family="text">
      <style:text-properties fo:font-variant="normal" fo:text-transform="none" officeooo:rsid="340b2e78"/>
    </style:style>
    <style:style style:name="T114" style:family="text">
      <style:text-properties fo:font-variant="normal" fo:text-transform="none" officeooo:rsid="1327ae62"/>
    </style:style>
    <style:style style:name="T115" style:family="text">
      <style:text-properties fo:font-variant="normal" fo:text-transform="none" officeooo:rsid="340b2e9d"/>
    </style:style>
    <style:style style:name="T116" style:family="text">
      <style:text-properties fo:font-variant="normal" fo:text-transform="none" officeooo:rsid="340bc983"/>
    </style:style>
    <style:style style:name="T117" style:family="text">
      <style:text-properties fo:font-variant="normal" fo:text-transform="none" officeooo:rsid="340bee58"/>
    </style:style>
    <style:style style:name="T118" style:family="text">
      <style:text-properties fo:font-variant="normal" fo:text-transform="none" officeooo:rsid="340d1652"/>
    </style:style>
    <style:style style:name="T119" style:family="text">
      <style:text-properties fo:font-variant="normal" fo:text-transform="none" officeooo:rsid="340d77d8"/>
    </style:style>
    <style:style style:name="T120" style:family="text">
      <style:text-properties fo:font-variant="normal" fo:text-transform="none" officeooo:rsid="340dd406"/>
    </style:style>
    <style:style style:name="T121" style:family="text">
      <style:text-properties fo:font-variant="normal" fo:text-transform="none" officeooo:rsid="340f6f44"/>
    </style:style>
    <style:style style:name="T122" style:family="text">
      <style:text-properties fo:font-variant="normal" fo:text-transform="none" officeooo:rsid="340fc859"/>
    </style:style>
    <style:style style:name="T123" style:family="text">
      <style:text-properties fo:font-variant="normal" fo:text-transform="none" officeooo:rsid="3410605a"/>
    </style:style>
    <style:style style:name="T124" style:family="text">
      <style:text-properties fo:font-variant="normal" fo:text-transform="none" officeooo:rsid="34121445"/>
    </style:style>
    <style:style style:name="T125" style:family="text">
      <style:text-properties fo:font-variant="normal" fo:text-transform="none" officeooo:rsid="3412c5ed"/>
    </style:style>
    <style:style style:name="T126" style:family="text">
      <style:text-properties fo:font-variant="normal" fo:text-transform="none" officeooo:rsid="3413e20d"/>
    </style:style>
    <style:style style:name="T127" style:family="text">
      <style:text-properties fo:font-variant="normal" fo:text-transform="none" officeooo:rsid="341505a2"/>
    </style:style>
    <style:style style:name="T128" style:family="text">
      <style:text-properties fo:font-variant="normal" fo:text-transform="none" officeooo:rsid="34162bdf"/>
    </style:style>
    <style:style style:name="T129" style:family="text">
      <style:text-properties fo:font-variant="normal" fo:text-transform="none" officeooo:rsid="3416cc5c"/>
    </style:style>
    <style:style style:name="T130" style:family="text">
      <style:text-properties fo:font-variant="normal" fo:text-transform="none" officeooo:rsid="34178201"/>
    </style:style>
    <style:style style:name="T131" style:family="text">
      <style:text-properties fo:font-variant="normal" fo:text-transform="none" officeooo:rsid="34178d88"/>
    </style:style>
    <style:style style:name="T132" style:family="text">
      <style:text-properties fo:font-variant="normal" fo:text-transform="none" officeooo:rsid="3417a2df"/>
    </style:style>
    <style:style style:name="T133" style:family="text">
      <style:text-properties fo:font-variant="normal" fo:text-transform="none" style:text-position="sub 58%" officeooo:rsid="3417a2df"/>
    </style:style>
    <style:style style:name="T134" style:family="text">
      <style:text-properties fo:font-variant="normal" fo:text-transform="none" style:text-position="sub 58%" fo:font-weight="bold" officeooo:rsid="3417a2df" style:font-weight-asian="bold" style:font-weight-complex="bold"/>
    </style:style>
    <style:style style:name="T135" style:family="text">
      <style:text-properties fo:font-variant="normal" fo:text-transform="none" style:text-position="sub 58%" fo:font-weight="bold" officeooo:rsid="3418f1f8" style:font-weight-asian="bold" style:font-weight-complex="bold"/>
    </style:style>
    <style:style style:name="T136" style:family="text">
      <style:text-properties fo:font-variant="normal" fo:text-transform="none" officeooo:rsid="3417de68"/>
    </style:style>
    <style:style style:name="T137" style:family="text">
      <style:text-properties fo:font-variant="normal" fo:text-transform="none" officeooo:rsid="3418f1f8"/>
    </style:style>
    <style:style style:name="T138" style:family="text">
      <style:text-properties officeooo:rsid="24df0cfd"/>
    </style:style>
    <style:style style:name="T139" style:family="text">
      <style:text-properties fo:font-style="italic" style:font-style-asian="italic" style:font-style-complex="italic"/>
    </style:style>
    <style:style style:name="T140" style:family="text">
      <style:text-properties fo:font-style="italic" officeooo:rsid="255e4489" style:font-style-asian="italic" style:font-style-complex="italic"/>
    </style:style>
    <style:style style:name="T141" style:family="text">
      <style:text-properties fo:font-style="italic" officeooo:rsid="25a42156" style:font-style-asian="italic" style:font-style-complex="italic"/>
    </style:style>
    <style:style style:name="T142" style:family="text">
      <style:text-properties fo:font-style="italic" officeooo:rsid="25a6d560" style:font-style-asian="italic" style:font-style-complex="italic"/>
    </style:style>
    <style:style style:name="T143" style:family="text">
      <style:text-properties fo:font-style="italic" officeooo:rsid="25bb9ad8" style:font-style-asian="italic" style:font-style-complex="italic"/>
    </style:style>
    <style:style style:name="T144" style:family="text">
      <style:text-properties fo:font-style="italic" officeooo:rsid="25d02abc" style:font-style-asian="italic" style:font-style-complex="italic"/>
    </style:style>
    <style:style style:name="T145" style:family="text">
      <style:text-properties fo:font-style="italic" officeooo:rsid="25de1857" style:font-style-asian="italic" style:font-style-complex="italic"/>
    </style:style>
    <style:style style:name="T146" style:family="text">
      <style:text-properties fo:font-style="italic" officeooo:rsid="26039648" style:font-style-asian="italic" style:font-style-complex="italic"/>
    </style:style>
    <style:style style:name="T147" style:family="text">
      <style:text-properties fo:font-style="italic" officeooo:rsid="26042137" style:font-style-asian="italic" style:font-style-complex="italic"/>
    </style:style>
    <style:style style:name="T148" style:family="text">
      <style:text-properties fo:font-style="italic" officeooo:rsid="26a0152e" style:font-style-asian="italic" style:font-style-complex="italic"/>
    </style:style>
    <style:style style:name="T149" style:family="text">
      <style:text-properties fo:font-style="italic" officeooo:rsid="26a3629f" style:font-style-asian="italic" style:font-style-complex="italic"/>
    </style:style>
    <style:style style:name="T150" style:family="text">
      <style:text-properties fo:font-style="italic" officeooo:rsid="26b25e94" style:font-style-asian="italic" style:font-style-complex="italic"/>
    </style:style>
    <style:style style:name="T151" style:family="text">
      <style:text-properties fo:font-style="italic" officeooo:rsid="26b3b3fe" style:font-style-asian="italic" style:font-style-complex="italic"/>
    </style:style>
    <style:style style:name="T152" style:family="text">
      <style:text-properties fo:font-style="italic" officeooo:rsid="26dcf35d" style:font-style-asian="italic" style:font-style-complex="italic"/>
    </style:style>
    <style:style style:name="T153" style:family="text">
      <style:text-properties fo:font-style="italic" officeooo:rsid="27480677" style:font-style-asian="italic" style:font-style-complex="italic"/>
    </style:style>
    <style:style style:name="T154" style:family="text">
      <style:text-properties fo:font-style="italic" officeooo:rsid="2753fff0" style:font-style-asian="italic" style:font-style-complex="italic"/>
    </style:style>
    <style:style style:name="T155" style:family="text">
      <style:text-properties fo:font-style="italic" officeooo:rsid="2755efe5" style:font-style-asian="italic" style:font-style-complex="italic"/>
    </style:style>
    <style:style style:name="T156" style:family="text">
      <style:text-properties fo:font-style="italic" officeooo:rsid="2762abb0" style:font-style-asian="italic" style:font-style-complex="italic"/>
    </style:style>
    <style:style style:name="T157" style:family="text">
      <style:text-properties fo:font-style="italic" officeooo:rsid="276b8745" style:font-style-asian="italic" style:font-style-complex="italic"/>
    </style:style>
    <style:style style:name="T158" style:family="text">
      <style:text-properties fo:font-style="italic" officeooo:rsid="2789b869" style:font-style-asian="italic" style:font-style-complex="italic"/>
    </style:style>
    <style:style style:name="T159" style:family="text">
      <style:text-properties fo:font-style="italic" officeooo:rsid="278e22e7" style:font-style-asian="italic" style:font-style-complex="italic"/>
    </style:style>
    <style:style style:name="T160" style:family="text">
      <style:text-properties fo:font-style="italic" officeooo:rsid="2790f8a2" style:font-style-asian="italic" style:font-style-complex="italic"/>
    </style:style>
    <style:style style:name="T161" style:family="text">
      <style:text-properties fo:font-style="italic" officeooo:rsid="27928128" style:font-style-asian="italic" style:font-style-complex="italic"/>
    </style:style>
    <style:style style:name="T162" style:family="text">
      <style:text-properties fo:font-style="italic" officeooo:rsid="27a3d696" style:font-style-asian="italic" style:font-style-complex="italic"/>
    </style:style>
    <style:style style:name="T163" style:family="text">
      <style:text-properties fo:font-style="italic" officeooo:rsid="27a5415d" style:font-style-asian="italic" style:font-style-complex="italic"/>
    </style:style>
    <style:style style:name="T164" style:family="text">
      <style:text-properties fo:font-style="italic" officeooo:rsid="27a699f1" style:font-style-asian="italic" style:font-style-complex="italic"/>
    </style:style>
    <style:style style:name="T165" style:family="text">
      <style:text-properties fo:font-style="italic" officeooo:rsid="27aa0fc9" style:font-style-asian="italic" style:font-style-complex="italic"/>
    </style:style>
    <style:style style:name="T166" style:family="text">
      <style:text-properties fo:font-style="italic" officeooo:rsid="27b0a313" style:font-style-asian="italic" style:font-style-complex="italic"/>
    </style:style>
    <style:style style:name="T167" style:family="text">
      <style:text-properties fo:font-style="italic" officeooo:rsid="27bb8778" style:font-style-asian="italic" style:font-style-complex="italic"/>
    </style:style>
    <style:style style:name="T168" style:family="text">
      <style:text-properties fo:font-style="italic" officeooo:rsid="27cc2dc3" style:font-style-asian="italic" style:font-style-complex="italic"/>
    </style:style>
    <style:style style:name="T169" style:family="text">
      <style:text-properties fo:font-style="italic" officeooo:rsid="27d1bcea" style:font-style-asian="italic" style:font-style-complex="italic"/>
    </style:style>
    <style:style style:name="T170" style:family="text">
      <style:text-properties fo:font-style="italic" officeooo:rsid="27d7053e" style:font-style-asian="italic" style:font-style-complex="italic"/>
    </style:style>
    <style:style style:name="T171" style:family="text">
      <style:text-properties fo:font-style="italic" officeooo:rsid="27e0aed0" style:font-style-asian="italic" style:font-style-complex="italic"/>
    </style:style>
    <style:style style:name="T172" style:family="text">
      <style:text-properties fo:font-style="italic" officeooo:rsid="27f85594" style:font-style-asian="italic" style:font-style-complex="italic"/>
    </style:style>
    <style:style style:name="T173" style:family="text">
      <style:text-properties fo:font-style="italic" officeooo:rsid="280d6a7e" style:font-style-asian="italic" style:font-style-complex="italic"/>
    </style:style>
    <style:style style:name="T174" style:family="text">
      <style:text-properties fo:font-style="italic" officeooo:rsid="28158749" style:font-style-asian="italic" style:font-style-complex="italic"/>
    </style:style>
    <style:style style:name="T175" style:family="text">
      <style:text-properties fo:font-style="italic" officeooo:rsid="281e2632" style:font-style-asian="italic" style:font-style-complex="italic"/>
    </style:style>
    <style:style style:name="T176" style:family="text">
      <style:text-properties fo:font-style="italic" officeooo:rsid="2845d016" style:font-style-asian="italic" style:font-style-complex="italic"/>
    </style:style>
    <style:style style:name="T177" style:family="text">
      <style:text-properties fo:font-style="italic" officeooo:rsid="284a19f1" style:font-style-asian="italic" style:font-style-complex="italic"/>
    </style:style>
    <style:style style:name="T178" style:family="text">
      <style:text-properties fo:font-style="italic" officeooo:rsid="286184a5" style:font-style-asian="italic" style:font-style-complex="italic"/>
    </style:style>
    <style:style style:name="T179" style:family="text">
      <style:text-properties fo:font-style="italic" officeooo:rsid="28647a09" style:font-style-asian="italic" style:font-style-complex="italic"/>
    </style:style>
    <style:style style:name="T180" style:family="text">
      <style:text-properties fo:font-style="italic" officeooo:rsid="2881a4c0" style:font-style-asian="italic" style:font-style-complex="italic"/>
    </style:style>
    <style:style style:name="T181" style:family="text">
      <style:text-properties fo:font-style="italic" officeooo:rsid="2883c0f2" style:font-style-asian="italic" style:font-style-complex="italic"/>
    </style:style>
    <style:style style:name="T182" style:family="text">
      <style:text-properties fo:font-style="italic" officeooo:rsid="2889d7f3" style:font-style-asian="italic" style:font-style-complex="italic"/>
    </style:style>
    <style:style style:name="T183" style:family="text">
      <style:text-properties fo:font-style="italic" officeooo:rsid="28ac2e1b" style:font-style-asian="italic" style:font-style-complex="italic"/>
    </style:style>
    <style:style style:name="T184" style:family="text">
      <style:text-properties fo:font-style="italic" officeooo:rsid="28b9ec49" style:font-style-asian="italic" style:font-style-complex="italic"/>
    </style:style>
    <style:style style:name="T185" style:family="text">
      <style:text-properties fo:font-style="italic" officeooo:rsid="28c88c48" style:font-style-asian="italic" style:font-style-complex="italic"/>
    </style:style>
    <style:style style:name="T186" style:family="text">
      <style:text-properties fo:font-style="italic" officeooo:rsid="28de3227" style:font-style-asian="italic" style:font-style-complex="italic"/>
    </style:style>
    <style:style style:name="T187" style:family="text">
      <style:text-properties fo:font-style="italic" officeooo:rsid="290d9ac8" style:font-style-asian="italic" style:font-style-complex="italic"/>
    </style:style>
    <style:style style:name="T188" style:family="text">
      <style:text-properties fo:font-style="italic" officeooo:rsid="291392c2" style:font-style-asian="italic" style:font-style-complex="italic"/>
    </style:style>
    <style:style style:name="T189" style:family="text">
      <style:text-properties fo:font-style="italic" officeooo:rsid="291757db" style:font-style-asian="italic" style:font-style-complex="italic"/>
    </style:style>
    <style:style style:name="T190" style:family="text">
      <style:text-properties fo:font-style="italic" officeooo:rsid="0019f43d" style:font-style-asian="italic" style:font-style-complex="italic"/>
    </style:style>
    <style:style style:name="T191" style:family="text">
      <style:text-properties fo:font-style="italic" officeooo:rsid="29355571" style:font-style-asian="italic" style:font-style-complex="italic"/>
    </style:style>
    <style:style style:name="T192" style:family="text">
      <style:text-properties fo:font-style="italic" officeooo:rsid="2967f5a4" style:font-style-asian="italic" style:font-style-complex="italic"/>
    </style:style>
    <style:style style:name="T193" style:family="text">
      <style:text-properties fo:font-style="italic" officeooo:rsid="296b152b" style:font-style-asian="italic" style:font-style-complex="italic"/>
    </style:style>
    <style:style style:name="T194" style:family="text">
      <style:text-properties fo:font-style="italic" officeooo:rsid="296dc901" style:font-style-asian="italic" style:font-style-complex="italic"/>
    </style:style>
    <style:style style:name="T195" style:family="text">
      <style:text-properties fo:font-style="italic" officeooo:rsid="2974cb5c" style:font-style-asian="italic" style:font-style-complex="italic"/>
    </style:style>
    <style:style style:name="T196" style:family="text">
      <style:text-properties fo:font-style="italic" officeooo:rsid="29981e71" style:font-style-asian="italic" style:font-style-complex="italic"/>
    </style:style>
    <style:style style:name="T197" style:family="text">
      <style:text-properties fo:font-style="italic" officeooo:rsid="29dc9388" style:font-style-asian="italic" style:font-style-complex="italic"/>
    </style:style>
    <style:style style:name="T198" style:family="text">
      <style:text-properties fo:font-style="italic" officeooo:rsid="29ee71fc" style:font-style-asian="italic" style:font-style-complex="italic"/>
    </style:style>
    <style:style style:name="T199" style:family="text">
      <style:text-properties fo:font-style="italic" officeooo:rsid="2a399282" style:font-style-asian="italic" style:font-style-complex="italic"/>
    </style:style>
    <style:style style:name="T200" style:family="text">
      <style:text-properties fo:font-style="italic" officeooo:rsid="2a41a9ac" style:font-style-asian="italic" style:font-style-complex="italic"/>
    </style:style>
    <style:style style:name="T201" style:family="text">
      <style:text-properties fo:font-style="italic" officeooo:rsid="2a49bb12" style:font-style-asian="italic" style:font-style-complex="italic"/>
    </style:style>
    <style:style style:name="T202" style:family="text">
      <style:text-properties fo:font-style="italic" officeooo:rsid="2a51db01" style:font-style-asian="italic" style:font-style-complex="italic"/>
    </style:style>
    <style:style style:name="T203" style:family="text">
      <style:text-properties fo:font-style="italic" officeooo:rsid="2a9204e8" style:font-style-asian="italic" style:font-style-complex="italic"/>
    </style:style>
    <style:style style:name="T204" style:family="text">
      <style:text-properties fo:font-style="italic" officeooo:rsid="2aab3652" style:font-style-asian="italic" style:font-style-complex="italic"/>
    </style:style>
    <style:style style:name="T205" style:family="text">
      <style:text-properties fo:font-style="italic" officeooo:rsid="2ab811ec" style:font-style-asian="italic" style:font-style-complex="italic"/>
    </style:style>
    <style:style style:name="T206" style:family="text">
      <style:text-properties fo:font-style="italic" officeooo:rsid="2ad2c6c0" style:font-style-asian="italic" style:font-style-complex="italic"/>
    </style:style>
    <style:style style:name="T207" style:family="text">
      <style:text-properties fo:font-style="italic" officeooo:rsid="2af0c880" style:font-style-asian="italic" style:font-style-complex="italic"/>
    </style:style>
    <style:style style:name="T208" style:family="text">
      <style:text-properties fo:font-style="italic" officeooo:rsid="2b06b029" style:font-style-asian="italic" style:font-style-complex="italic"/>
    </style:style>
    <style:style style:name="T209" style:family="text">
      <style:text-properties fo:font-style="italic" officeooo:rsid="2b169918" style:font-style-asian="italic" style:font-style-complex="italic"/>
    </style:style>
    <style:style style:name="T210" style:family="text">
      <style:text-properties fo:font-style="italic" officeooo:rsid="2b1f3003" style:font-style-asian="italic" style:font-style-complex="italic"/>
    </style:style>
    <style:style style:name="T211" style:family="text">
      <style:text-properties fo:font-style="italic" officeooo:rsid="2b1d9757" style:font-style-asian="italic" style:font-style-complex="italic"/>
    </style:style>
    <style:style style:name="T212" style:family="text">
      <style:text-properties fo:font-style="italic" officeooo:rsid="2b20f6dc" style:font-style-asian="italic" style:font-style-complex="italic"/>
    </style:style>
    <style:style style:name="T213" style:family="text">
      <style:text-properties fo:font-style="italic" officeooo:rsid="2b2127cd" style:font-style-asian="italic" style:font-style-complex="italic"/>
    </style:style>
    <style:style style:name="T214" style:family="text">
      <style:text-properties fo:font-style="italic" officeooo:rsid="2b24cb8b" style:font-style-asian="italic" style:font-style-complex="italic"/>
    </style:style>
    <style:style style:name="T215" style:family="text">
      <style:text-properties fo:font-style="italic" officeooo:rsid="2b39844f" style:font-style-asian="italic" style:font-style-complex="italic"/>
    </style:style>
    <style:style style:name="T216" style:family="text">
      <style:text-properties fo:font-style="italic" officeooo:rsid="2b4e3385" style:font-style-asian="italic" style:font-style-complex="italic"/>
    </style:style>
    <style:style style:name="T217" style:family="text">
      <style:text-properties fo:font-style="italic" officeooo:rsid="2b6cc022" style:font-style-asian="italic" style:font-style-complex="italic"/>
    </style:style>
    <style:style style:name="T218" style:family="text">
      <style:text-properties fo:font-style="italic" officeooo:rsid="2b86450d" style:font-style-asian="italic" style:font-style-complex="italic"/>
    </style:style>
    <style:style style:name="T219" style:family="text">
      <style:text-properties fo:font-style="italic" officeooo:rsid="2b8e1afb" style:font-style-asian="italic" style:font-style-complex="italic"/>
    </style:style>
    <style:style style:name="T220" style:family="text">
      <style:text-properties fo:font-style="italic" officeooo:rsid="2bca2794" style:font-style-asian="italic" style:font-style-complex="italic"/>
    </style:style>
    <style:style style:name="T221" style:family="text">
      <style:text-properties fo:font-style="italic" officeooo:rsid="2beb87e6" style:font-style-asian="italic" style:font-style-complex="italic"/>
    </style:style>
    <style:style style:name="T222" style:family="text">
      <style:text-properties fo:font-style="italic" officeooo:rsid="2c222cfc" style:font-style-asian="italic" style:font-style-complex="italic"/>
    </style:style>
    <style:style style:name="T223" style:family="text">
      <style:text-properties fo:font-style="italic" officeooo:rsid="2c341939" style:font-style-asian="italic" style:font-style-complex="italic"/>
    </style:style>
    <style:style style:name="T224" style:family="text">
      <style:text-properties fo:font-style="italic" officeooo:rsid="2c345ad3" style:font-style-asian="italic" style:font-style-complex="italic"/>
    </style:style>
    <style:style style:name="T225" style:family="text">
      <style:text-properties fo:font-style="italic" officeooo:rsid="2c428f9f" style:font-style-asian="italic" style:font-style-complex="italic"/>
    </style:style>
    <style:style style:name="T226" style:family="text">
      <style:text-properties fo:font-style="italic" officeooo:rsid="2c449a48" style:font-style-asian="italic" style:font-style-complex="italic"/>
    </style:style>
    <style:style style:name="T227" style:family="text">
      <style:text-properties fo:font-style="italic" officeooo:rsid="2c533fc3" style:font-style-asian="italic" style:font-style-complex="italic"/>
    </style:style>
    <style:style style:name="T228" style:family="text">
      <style:text-properties fo:font-style="italic" officeooo:rsid="2c4a6aa0" style:font-style-asian="italic" style:font-style-complex="italic"/>
    </style:style>
    <style:style style:name="T229" style:family="text">
      <style:text-properties fo:font-style="italic" officeooo:rsid="2c607256" style:font-style-asian="italic" style:font-style-complex="italic"/>
    </style:style>
    <style:style style:name="T230" style:family="text">
      <style:text-properties fo:font-style="italic" officeooo:rsid="2c743c65" style:font-style-asian="italic" style:font-style-complex="italic"/>
    </style:style>
    <style:style style:name="T231" style:family="text">
      <style:text-properties fo:font-style="italic" officeooo:rsid="2ca6527e" style:font-style-asian="italic" style:font-style-complex="italic"/>
    </style:style>
    <style:style style:name="T232" style:family="text">
      <style:text-properties fo:font-style="italic" officeooo:rsid="2caf52a6" style:font-style-asian="italic" style:font-style-complex="italic"/>
    </style:style>
    <style:style style:name="T233" style:family="text">
      <style:text-properties fo:font-style="italic" officeooo:rsid="2cb79137" style:font-style-asian="italic" style:font-style-complex="italic"/>
    </style:style>
    <style:style style:name="T234" style:family="text">
      <style:text-properties fo:font-style="italic" officeooo:rsid="2cc39fa4" style:font-style-asian="italic" style:font-style-complex="italic"/>
    </style:style>
    <style:style style:name="T235" style:family="text">
      <style:text-properties fo:font-style="italic" officeooo:rsid="2ce15e72" style:font-style-asian="italic" style:font-style-complex="italic"/>
    </style:style>
    <style:style style:name="T236" style:family="text">
      <style:text-properties fo:font-style="italic" officeooo:rsid="2ce72d1a" style:font-style-asian="italic" style:font-style-complex="italic"/>
    </style:style>
    <style:style style:name="T237" style:family="text">
      <style:text-properties fo:font-style="italic" officeooo:rsid="2cf7af48" style:font-style-asian="italic" style:font-style-complex="italic"/>
    </style:style>
    <style:style style:name="T238" style:family="text">
      <style:text-properties fo:font-style="italic" officeooo:rsid="2d0d8029" style:font-style-asian="italic" style:font-style-complex="italic"/>
    </style:style>
    <style:style style:name="T239" style:family="text">
      <style:text-properties fo:font-style="italic" officeooo:rsid="2d243607" style:font-style-asian="italic" style:font-style-complex="italic"/>
    </style:style>
    <style:style style:name="T240" style:family="text">
      <style:text-properties fo:font-style="italic" officeooo:rsid="2d312535" style:font-style-asian="italic" style:font-style-complex="italic"/>
    </style:style>
    <style:style style:name="T241" style:family="text">
      <style:text-properties fo:font-style="italic" officeooo:rsid="2d359df8" style:font-style-asian="italic" style:font-style-complex="italic"/>
    </style:style>
    <style:style style:name="T242" style:family="text">
      <style:text-properties fo:font-style="italic" officeooo:rsid="2d3d5d50" style:font-style-asian="italic" style:font-style-complex="italic"/>
    </style:style>
    <style:style style:name="T243" style:family="text">
      <style:text-properties fo:font-style="italic" officeooo:rsid="2d56d9d6" style:font-style-asian="italic" style:font-style-complex="italic"/>
    </style:style>
    <style:style style:name="T244" style:family="text">
      <style:text-properties fo:font-style="italic" officeooo:rsid="2d623b4b" style:font-style-asian="italic" style:font-style-complex="italic"/>
    </style:style>
    <style:style style:name="T245" style:family="text">
      <style:text-properties fo:font-style="italic" officeooo:rsid="2d6efdab" style:font-style-asian="italic" style:font-style-complex="italic"/>
    </style:style>
    <style:style style:name="T246" style:family="text">
      <style:text-properties fo:font-style="italic" officeooo:rsid="2d7b0b8c" style:font-style-asian="italic" style:font-style-complex="italic"/>
    </style:style>
    <style:style style:name="T247" style:family="text">
      <style:text-properties fo:font-style="italic" officeooo:rsid="2e6d93c1" style:font-style-asian="italic" style:font-style-complex="italic"/>
    </style:style>
    <style:style style:name="T248" style:family="text">
      <style:text-properties fo:font-style="italic" officeooo:rsid="2e97d3fc" style:font-style-asian="italic" style:font-style-complex="italic"/>
    </style:style>
    <style:style style:name="T249" style:family="text">
      <style:text-properties fo:font-style="italic" officeooo:rsid="2ece315b" style:font-style-asian="italic" style:font-style-complex="italic"/>
    </style:style>
    <style:style style:name="T250" style:family="text">
      <style:text-properties fo:font-style="italic" officeooo:rsid="2ee65368" style:font-style-asian="italic" style:font-style-complex="italic"/>
    </style:style>
    <style:style style:name="T251" style:family="text">
      <style:text-properties fo:font-style="italic" officeooo:rsid="2f17286a" style:font-style-asian="italic" style:font-style-complex="italic"/>
    </style:style>
    <style:style style:name="T252" style:family="text">
      <style:text-properties fo:font-style="italic" officeooo:rsid="2f20a7df" style:font-style-asian="italic" style:font-style-complex="italic"/>
    </style:style>
    <style:style style:name="T253" style:family="text">
      <style:text-properties fo:font-style="italic" officeooo:rsid="2f2e9759" style:font-style-asian="italic" style:font-style-complex="italic"/>
    </style:style>
    <style:style style:name="T254" style:family="text">
      <style:text-properties fo:font-style="italic" officeooo:rsid="2f4df12c" style:font-style-asian="italic" style:font-style-complex="italic"/>
    </style:style>
    <style:style style:name="T255" style:family="text">
      <style:text-properties fo:font-style="italic" officeooo:rsid="2f655173" style:font-style-asian="italic" style:font-style-complex="italic"/>
    </style:style>
    <style:style style:name="T256" style:family="text">
      <style:text-properties fo:font-style="italic" officeooo:rsid="2f675bdc" style:font-style-asian="italic" style:font-style-complex="italic"/>
    </style:style>
    <style:style style:name="T257" style:family="text">
      <style:text-properties fo:font-style="italic" officeooo:rsid="2f7d6856" style:font-style-asian="italic" style:font-style-complex="italic"/>
    </style:style>
    <style:style style:name="T258" style:family="text">
      <style:text-properties fo:font-style="italic" officeooo:rsid="2fab119b" style:font-style-asian="italic" style:font-style-complex="italic"/>
    </style:style>
    <style:style style:name="T259" style:family="text">
      <style:text-properties fo:font-style="italic" officeooo:rsid="1327ae62" style:font-style-asian="italic" style:font-style-complex="italic"/>
    </style:style>
    <style:style style:name="T260" style:family="text">
      <style:text-properties fo:font-style="italic" officeooo:rsid="2fd2b4fd" style:font-style-asian="italic" style:font-style-complex="italic"/>
    </style:style>
    <style:style style:name="T261" style:family="text">
      <style:text-properties fo:font-style="italic" officeooo:rsid="30072bf0" style:font-style-asian="italic" style:font-style-complex="italic"/>
    </style:style>
    <style:style style:name="T262" style:family="text">
      <style:text-properties fo:font-style="italic" officeooo:rsid="302f8975" style:font-style-asian="italic" style:font-style-complex="italic"/>
    </style:style>
    <style:style style:name="T263" style:family="text">
      <style:text-properties fo:font-style="italic" officeooo:rsid="3031b22b" style:font-style-asian="italic" style:font-style-complex="italic"/>
    </style:style>
    <style:style style:name="T264" style:family="text">
      <style:text-properties fo:font-style="italic" officeooo:rsid="30439ac6" style:font-style-asian="italic" style:font-style-complex="italic"/>
    </style:style>
    <style:style style:name="T265" style:family="text">
      <style:text-properties fo:font-style="italic" officeooo:rsid="3072b963" style:font-style-asian="italic" style:font-style-complex="italic"/>
    </style:style>
    <style:style style:name="T266" style:family="text">
      <style:text-properties fo:font-style="italic" officeooo:rsid="307c7c8f" style:font-style-asian="italic" style:font-style-complex="italic"/>
    </style:style>
    <style:style style:name="T267" style:family="text">
      <style:text-properties fo:font-style="italic" officeooo:rsid="30cad9d8" style:font-style-asian="italic" style:font-style-complex="italic"/>
    </style:style>
    <style:style style:name="T268" style:family="text">
      <style:text-properties fo:font-style="italic" officeooo:rsid="30d3d43d" style:font-style-asian="italic" style:font-style-complex="italic"/>
    </style:style>
    <style:style style:name="T269" style:family="text">
      <style:text-properties fo:font-style="italic" officeooo:rsid="30f0422a" style:font-style-asian="italic" style:font-style-complex="italic"/>
    </style:style>
    <style:style style:name="T270" style:family="text">
      <style:text-properties fo:font-style="italic" officeooo:rsid="3106b79a" style:font-style-asian="italic" style:font-style-complex="italic"/>
    </style:style>
    <style:style style:name="T271" style:family="text">
      <style:text-properties fo:font-style="italic" officeooo:rsid="311f6413" style:font-style-asian="italic" style:font-style-complex="italic"/>
    </style:style>
    <style:style style:name="T272" style:family="text">
      <style:text-properties fo:font-style="italic" officeooo:rsid="3129ddcc" style:font-style-asian="italic" style:font-style-complex="italic"/>
    </style:style>
    <style:style style:name="T273" style:family="text">
      <style:text-properties fo:font-style="italic" officeooo:rsid="31447959" style:font-style-asian="italic" style:font-style-complex="italic"/>
    </style:style>
    <style:style style:name="T274" style:family="text">
      <style:text-properties fo:font-style="italic" officeooo:rsid="3151a9be" style:font-style-asian="italic" style:font-style-complex="italic"/>
    </style:style>
    <style:style style:name="T275" style:family="text">
      <style:text-properties fo:font-style="italic" officeooo:rsid="318a7cb0" style:font-style-asian="italic" style:font-style-complex="italic"/>
    </style:style>
    <style:style style:name="T276" style:family="text">
      <style:text-properties fo:font-style="italic" officeooo:rsid="318bfce1" style:font-style-asian="italic" style:font-style-complex="italic"/>
    </style:style>
    <style:style style:name="T277" style:family="text">
      <style:text-properties fo:font-style="italic" officeooo:rsid="318f2991" style:font-style-asian="italic" style:font-style-complex="italic"/>
    </style:style>
    <style:style style:name="T278" style:family="text">
      <style:text-properties fo:font-style="italic" officeooo:rsid="319f36fe" style:font-style-asian="italic" style:font-style-complex="italic"/>
    </style:style>
    <style:style style:name="T279" style:family="text">
      <style:text-properties fo:font-style="italic" officeooo:rsid="31af1d90" style:font-style-asian="italic" style:font-style-complex="italic"/>
    </style:style>
    <style:style style:name="T280" style:family="text">
      <style:text-properties fo:font-style="italic" officeooo:rsid="31c62558" style:font-style-asian="italic" style:font-style-complex="italic"/>
    </style:style>
    <style:style style:name="T281" style:family="text">
      <style:text-properties fo:font-style="italic" officeooo:rsid="31f633d9" style:font-style-asian="italic" style:font-style-complex="italic"/>
    </style:style>
    <style:style style:name="T282" style:family="text">
      <style:text-properties fo:font-style="italic" officeooo:rsid="3201acca" style:font-style-asian="italic" style:font-style-complex="italic"/>
    </style:style>
    <style:style style:name="T283" style:family="text">
      <style:text-properties fo:font-style="italic" officeooo:rsid="32392271" style:font-style-asian="italic" style:font-style-complex="italic"/>
    </style:style>
    <style:style style:name="T284" style:family="text">
      <style:text-properties fo:font-style="italic" officeooo:rsid="323f0cb8" style:font-style-asian="italic" style:font-style-complex="italic"/>
    </style:style>
    <style:style style:name="T285" style:family="text">
      <style:text-properties fo:font-style="italic" officeooo:rsid="324012ef" style:font-style-asian="italic" style:font-style-complex="italic"/>
    </style:style>
    <style:style style:name="T286" style:family="text">
      <style:text-properties fo:font-style="italic" officeooo:rsid="326c4d95" style:font-style-asian="italic" style:font-style-complex="italic"/>
    </style:style>
    <style:style style:name="T287" style:family="text">
      <style:text-properties fo:font-style="italic" officeooo:rsid="3290291f" style:font-style-asian="italic" style:font-style-complex="italic"/>
    </style:style>
    <style:style style:name="T288" style:family="text">
      <style:text-properties fo:font-style="italic" officeooo:rsid="330786ce" style:font-style-asian="italic" style:font-style-complex="italic"/>
    </style:style>
    <style:style style:name="T289" style:family="text">
      <style:text-properties fo:font-style="italic" officeooo:rsid="330ce57e" style:font-style-asian="italic" style:font-style-complex="italic"/>
    </style:style>
    <style:style style:name="T290" style:family="text">
      <style:text-properties fo:font-style="italic" officeooo:rsid="33129b45" style:font-style-asian="italic" style:font-style-complex="italic"/>
    </style:style>
    <style:style style:name="T291" style:family="text">
      <style:text-properties fo:font-style="italic" officeooo:rsid="331a6fa5" style:font-style-asian="italic" style:font-style-complex="italic"/>
    </style:style>
    <style:style style:name="T292" style:family="text">
      <style:text-properties fo:font-style="italic" officeooo:rsid="33408d59" style:font-style-asian="italic" style:font-style-complex="italic"/>
    </style:style>
    <style:style style:name="T293" style:family="text">
      <style:text-properties fo:font-style="italic" officeooo:rsid="33447c10" style:font-style-asian="italic" style:font-style-complex="italic"/>
    </style:style>
    <style:style style:name="T294" style:family="text">
      <style:text-properties fo:font-style="italic" officeooo:rsid="334c8210" style:font-style-asian="italic" style:font-style-complex="italic"/>
    </style:style>
    <style:style style:name="T295" style:family="text">
      <style:text-properties fo:font-style="italic" officeooo:rsid="335dd225" style:font-style-asian="italic" style:font-style-complex="italic"/>
    </style:style>
    <style:style style:name="T296" style:family="text">
      <style:text-properties fo:font-style="italic" officeooo:rsid="3377a5ec" style:font-style-asian="italic" style:font-style-complex="italic"/>
    </style:style>
    <style:style style:name="T297" style:family="text">
      <style:text-properties fo:font-style="italic" officeooo:rsid="3382db1d" style:font-style-asian="italic" style:font-style-complex="italic"/>
    </style:style>
    <style:style style:name="T298" style:family="text">
      <style:text-properties fo:font-style="italic" officeooo:rsid="3383b23c" style:font-style-asian="italic" style:font-style-complex="italic"/>
    </style:style>
    <style:style style:name="T299" style:family="text">
      <style:text-properties fo:font-style="italic" officeooo:rsid="338968f3" style:font-style-asian="italic" style:font-style-complex="italic"/>
    </style:style>
    <style:style style:name="T300" style:family="text">
      <style:text-properties fo:font-style="italic" officeooo:rsid="33974b19" style:font-style-asian="italic" style:font-style-complex="italic"/>
    </style:style>
    <style:style style:name="T301" style:family="text">
      <style:text-properties fo:font-style="italic" officeooo:rsid="33c26bdb" style:font-style-asian="italic" style:font-style-complex="italic"/>
    </style:style>
    <style:style style:name="T302" style:family="text">
      <style:text-properties fo:font-style="italic" officeooo:rsid="33c7fec4" style:font-style-asian="italic" style:font-style-complex="italic"/>
    </style:style>
    <style:style style:name="T303" style:family="text">
      <style:text-properties fo:font-style="italic" officeooo:rsid="33d18c0a" style:font-style-asian="italic" style:font-style-complex="italic"/>
    </style:style>
    <style:style style:name="T304" style:family="text">
      <style:text-properties fo:font-style="italic" officeooo:rsid="33d63939" style:font-style-asian="italic" style:font-style-complex="italic"/>
    </style:style>
    <style:style style:name="T305" style:family="text">
      <style:text-properties fo:font-style="italic" officeooo:rsid="341ae5e7" style:font-style-asian="italic" style:font-style-complex="italic"/>
    </style:style>
    <style:style style:name="T306" style:family="text">
      <style:text-properties fo:font-style="italic" officeooo:rsid="343870f3" style:font-style-asian="italic" style:font-style-complex="italic"/>
    </style:style>
    <style:style style:name="T307" style:family="text">
      <style:text-properties fo:font-style="italic" officeooo:rsid="343d8288" style:font-style-asian="italic" style:font-style-complex="italic"/>
    </style:style>
    <style:style style:name="T308" style:family="text">
      <style:text-properties fo:font-style="italic" officeooo:rsid="3443f25f" style:font-style-asian="italic" style:font-style-complex="italic"/>
    </style:style>
    <style:style style:name="T309" style:family="text">
      <style:text-properties fo:font-style="italic" officeooo:rsid="3456efcd" style:font-style-asian="italic" style:font-style-complex="italic"/>
    </style:style>
    <style:style style:name="T310" style:family="text">
      <style:text-properties fo:font-style="italic" officeooo:rsid="345971c2" style:font-style-asian="italic" style:font-style-complex="italic"/>
    </style:style>
    <style:style style:name="T311" style:family="text">
      <style:text-properties fo:font-style="italic" officeooo:rsid="346932a3" style:font-style-asian="italic" style:font-style-complex="italic"/>
    </style:style>
    <style:style style:name="T312" style:family="text">
      <style:text-properties fo:font-style="italic" officeooo:rsid="347bdba4" style:font-style-asian="italic" style:font-style-complex="italic"/>
    </style:style>
    <style:style style:name="T313" style:family="text">
      <style:text-properties fo:font-style="italic" officeooo:rsid="3487c06f" style:font-style-asian="italic" style:font-style-complex="italic"/>
    </style:style>
    <style:style style:name="T314" style:family="text">
      <style:text-properties fo:font-style="italic" officeooo:rsid="348d576b" style:font-style-asian="italic" style:font-style-complex="italic"/>
    </style:style>
    <style:style style:name="T315" style:family="text">
      <style:text-properties fo:font-style="italic" officeooo:rsid="34d49480" style:font-style-asian="italic" style:font-style-complex="italic"/>
    </style:style>
    <style:style style:name="T316" style:family="text">
      <style:text-properties fo:font-style="italic" officeooo:rsid="34da1123" style:font-style-asian="italic" style:font-style-complex="italic"/>
    </style:style>
    <style:style style:name="T317" style:family="text">
      <style:text-properties fo:font-style="italic" officeooo:rsid="34ddf7a3" style:font-style-asian="italic" style:font-style-complex="italic"/>
    </style:style>
    <style:style style:name="T318" style:family="text">
      <style:text-properties fo:font-style="italic" officeooo:rsid="35545717" style:font-style-asian="italic" style:font-style-complex="italic"/>
    </style:style>
    <style:style style:name="T319" style:family="text">
      <style:text-properties fo:font-style="italic" officeooo:rsid="3555f10e" style:font-style-asian="italic" style:font-style-complex="italic"/>
    </style:style>
    <style:style style:name="T320" style:family="text">
      <style:text-properties fo:font-style="italic" officeooo:rsid="35816725" style:font-style-asian="italic" style:font-style-complex="italic"/>
    </style:style>
    <style:style style:name="T321" style:family="text">
      <style:text-properties fo:font-style="italic" officeooo:rsid="358e1e91" style:font-style-asian="italic" style:font-style-complex="italic"/>
    </style:style>
    <style:style style:name="T322" style:family="text">
      <style:text-properties fo:font-style="italic" officeooo:rsid="35925c65" style:font-style-asian="italic" style:font-style-complex="italic"/>
    </style:style>
    <style:style style:name="T323" style:family="text">
      <style:text-properties fo:font-style="italic" officeooo:rsid="359e5369" style:font-style-asian="italic" style:font-style-complex="italic"/>
    </style:style>
    <style:style style:name="T324" style:family="text">
      <style:text-properties fo:font-style="italic" officeooo:rsid="35a254d9" style:font-style-asian="italic" style:font-style-complex="italic"/>
    </style:style>
    <style:style style:name="T325" style:family="text">
      <style:text-properties fo:font-style="italic" officeooo:rsid="35a82164" style:font-style-asian="italic" style:font-style-complex="italic"/>
    </style:style>
    <style:style style:name="T326" style:family="text">
      <style:text-properties fo:font-style="italic" officeooo:rsid="35beb1de" style:font-style-asian="italic" style:font-style-complex="italic"/>
    </style:style>
    <style:style style:name="T327" style:family="text">
      <style:text-properties fo:font-style="italic" officeooo:rsid="35c3f734" style:font-style-asian="italic" style:font-style-complex="italic"/>
    </style:style>
    <style:style style:name="T328" style:family="text">
      <style:text-properties fo:font-style="italic" officeooo:rsid="35c900a2" style:font-style-asian="italic" style:font-style-complex="italic"/>
    </style:style>
    <style:style style:name="T329" style:family="text">
      <style:text-properties fo:font-style="italic" officeooo:rsid="35d48bc3" style:font-style-asian="italic" style:font-style-complex="italic"/>
    </style:style>
    <style:style style:name="T330" style:family="text">
      <style:text-properties fo:font-style="italic" officeooo:rsid="35e26d97" style:font-style-asian="italic" style:font-style-complex="italic"/>
    </style:style>
    <style:style style:name="T331" style:family="text">
      <style:text-properties fo:font-style="italic" officeooo:rsid="35f1e869" style:font-style-asian="italic" style:font-style-complex="italic"/>
    </style:style>
    <style:style style:name="T332" style:family="text">
      <style:text-properties fo:font-style="italic" officeooo:rsid="364e495a" style:font-style-asian="italic" style:font-style-complex="italic"/>
    </style:style>
    <style:style style:name="T333" style:family="text">
      <style:text-properties fo:font-style="italic" officeooo:rsid="365e5f5e" style:font-style-asian="italic" style:font-style-complex="italic"/>
    </style:style>
    <style:style style:name="T334" style:family="text">
      <style:text-properties fo:font-style="italic" officeooo:rsid="36ba6b2c" style:font-style-asian="italic" style:font-style-complex="italic"/>
    </style:style>
    <style:style style:name="T335" style:family="text">
      <style:text-properties fo:font-style="italic" officeooo:rsid="36bc3491" style:font-style-asian="italic" style:font-style-complex="italic"/>
    </style:style>
    <style:style style:name="T336" style:family="text">
      <style:text-properties fo:font-style="italic" officeooo:rsid="36be5211" style:font-style-asian="italic" style:font-style-complex="italic"/>
    </style:style>
    <style:style style:name="T337" style:family="text">
      <style:text-properties fo:font-style="italic" officeooo:rsid="36c209a3" style:font-style-asian="italic" style:font-style-complex="italic"/>
    </style:style>
    <style:style style:name="T338" style:family="text">
      <style:text-properties fo:font-style="italic" officeooo:rsid="36c53c1f" style:font-style-asian="italic" style:font-style-complex="italic"/>
    </style:style>
    <style:style style:name="T339" style:family="text">
      <style:text-properties fo:font-style="italic" officeooo:rsid="36c8b091" style:font-style-asian="italic" style:font-style-complex="italic"/>
    </style:style>
    <style:style style:name="T340" style:family="text">
      <style:text-properties fo:font-style="italic" officeooo:rsid="36cb5def" style:font-style-asian="italic" style:font-style-complex="italic"/>
    </style:style>
    <style:style style:name="T341" style:family="text">
      <style:text-properties fo:font-style="italic" officeooo:rsid="36df6a54" style:font-style-asian="italic" style:font-style-complex="italic"/>
    </style:style>
    <style:style style:name="T342" style:family="text">
      <style:text-properties fo:font-style="italic" officeooo:rsid="36e11dae" style:font-style-asian="italic" style:font-style-complex="italic"/>
    </style:style>
    <style:style style:name="T343" style:family="text">
      <style:text-properties fo:font-style="italic" officeooo:rsid="36efa288" style:font-style-asian="italic" style:font-style-complex="italic"/>
    </style:style>
    <style:style style:name="T344" style:family="text">
      <style:text-properties fo:font-style="italic" style:font-style-asian="italic" style:font-weight-asian="normal" style:font-style-complex="italic" style:font-weight-complex="normal"/>
    </style:style>
    <style:style style:name="T345" style:family="text">
      <style:text-properties fo:font-style="italic" style:text-underline-style="none" fo:font-weight="normal" officeooo:rsid="272c026e" style:font-style-asian="italic" style:font-weight-asian="normal" style:font-style-complex="italic" style:font-weight-complex="normal"/>
    </style:style>
    <style:style style:name="T346" style:family="text">
      <style:text-properties fo:font-style="italic" style:text-underline-style="none" fo:font-weight="normal" officeooo:rsid="2d54f1d6" style:font-style-asian="italic" style:font-weight-asian="normal" style:font-style-complex="italic" style:font-weight-complex="normal"/>
    </style:style>
    <style:style style:name="T347" style:family="text">
      <style:text-properties officeooo:rsid="25021b19"/>
    </style:style>
    <style:style style:name="T348" style:family="text">
      <style:text-properties officeooo:rsid="250284fe"/>
    </style:style>
    <style:style style:name="T349" style:family="text">
      <style:text-properties officeooo:rsid="250376d5"/>
    </style:style>
    <style:style style:name="T350" style:family="text">
      <style:text-properties officeooo:rsid="250596dc"/>
    </style:style>
    <style:style style:name="T351" style:family="text">
      <style:text-properties officeooo:rsid="25161d97"/>
    </style:style>
    <style:style style:name="T352" style:family="text">
      <style:text-properties officeooo:rsid="251e0bda"/>
    </style:style>
    <style:style style:name="T353" style:family="text">
      <style:text-properties officeooo:rsid="252ae42a"/>
    </style:style>
    <style:style style:name="T354" style:family="text">
      <style:text-properties officeooo:rsid="2547a4b6"/>
    </style:style>
    <style:style style:name="T355" style:family="text">
      <style:text-properties fo:font-style="normal" style:text-underline-style="none" fo:font-weight="normal" style:font-style-asian="normal" style:font-weight-asian="normal" style:font-style-complex="normal" style:font-weight-complex="normal"/>
    </style:style>
    <style:style style:name="T356" style:family="text">
      <style:text-properties fo:font-style="normal" style:text-underline-style="none" fo:font-weight="normal" officeooo:rsid="254de5d6" style:font-style-asian="normal" style:font-weight-asian="normal" style:font-style-complex="normal" style:font-weight-complex="normal"/>
    </style:style>
    <style:style style:name="T357" style:family="text">
      <style:text-properties fo:font-style="normal" style:text-underline-style="none" fo:font-weight="normal" officeooo:rsid="254e72b6" style:font-style-asian="normal" style:font-weight-asian="normal" style:font-style-complex="normal" style:font-weight-complex="normal"/>
    </style:style>
    <style:style style:name="T358" style:family="text">
      <style:text-properties fo:font-style="normal" style:text-underline-style="none" fo:font-weight="normal" officeooo:rsid="254e8b81" style:font-style-asian="normal" style:font-weight-asian="normal" style:font-style-complex="normal" style:font-weight-complex="normal"/>
    </style:style>
    <style:style style:name="T359" style:family="text">
      <style:text-properties fo:font-style="normal" style:text-underline-style="none" fo:font-weight="normal" officeooo:rsid="254f14fd" style:font-style-asian="normal" style:font-weight-asian="normal" style:font-style-complex="normal" style:font-weight-complex="normal"/>
    </style:style>
    <style:style style:name="T360" style:family="text">
      <style:text-properties fo:font-style="normal" style:text-underline-style="none" fo:font-weight="normal" officeooo:rsid="254f1a2d" style:font-style-asian="normal" style:font-weight-asian="normal" style:font-style-complex="normal" style:font-weight-complex="normal"/>
    </style:style>
    <style:style style:name="T361" style:family="text">
      <style:text-properties fo:font-style="normal" style:text-underline-style="none" fo:font-weight="normal" officeooo:rsid="254fc6e7" style:font-style-asian="normal" style:font-weight-asian="normal" style:font-style-complex="normal" style:font-weight-complex="normal"/>
    </style:style>
    <style:style style:name="T362" style:family="text">
      <style:text-properties fo:font-style="normal" style:text-underline-style="none" fo:font-weight="normal" officeooo:rsid="25513bf0" style:font-style-asian="normal" style:font-weight-asian="normal" style:font-style-complex="normal" style:font-weight-complex="normal"/>
    </style:style>
    <style:style style:name="T363" style:family="text">
      <style:text-properties fo:font-style="normal" style:text-underline-style="none" fo:font-weight="normal" officeooo:rsid="25514044" style:font-style-asian="normal" style:font-weight-asian="normal" style:font-style-complex="normal" style:font-weight-complex="normal"/>
    </style:style>
    <style:style style:name="T364" style:family="text">
      <style:text-properties fo:font-style="normal" style:text-underline-style="none" fo:font-weight="normal" officeooo:rsid="0019f43d" style:font-style-asian="normal" style:font-weight-asian="normal" style:font-style-complex="normal" style:font-weight-complex="normal"/>
    </style:style>
    <style:style style:name="T365" style:family="text">
      <style:text-properties fo:font-style="normal" style:text-underline-style="none" fo:font-weight="normal" officeooo:rsid="26376eb6" style:font-style-asian="normal" style:font-weight-asian="normal" style:font-style-complex="normal" style:font-weight-complex="normal"/>
    </style:style>
    <style:style style:name="T366" style:family="text">
      <style:text-properties fo:font-style="normal" style:text-underline-style="none" fo:font-weight="normal" officeooo:rsid="26390afd" style:font-style-asian="normal" style:font-weight-asian="normal" style:font-style-complex="normal" style:font-weight-complex="normal"/>
    </style:style>
    <style:style style:name="T367" style:family="text">
      <style:text-properties fo:font-style="normal" style:text-underline-style="none" fo:font-weight="normal" officeooo:rsid="2cd32073" style:font-style-asian="normal" style:font-weight-asian="normal" style:font-style-complex="normal" style:font-weight-complex="normal"/>
    </style:style>
    <style:style style:name="T368" style:family="text">
      <style:text-properties fo:font-style="normal" style:text-underline-style="none" fo:font-weight="normal" officeooo:rsid="2cd5c1bb" style:font-style-asian="normal" style:font-weight-asian="normal" style:font-style-complex="normal" style:font-weight-complex="normal"/>
    </style:style>
    <style:style style:name="T369" style:family="text">
      <style:text-properties fo:font-style="normal" style:text-underline-style="none" fo:font-weight="normal" officeooo:rsid="2cd6f288" style:font-style-asian="normal" style:font-weight-asian="normal" style:font-style-complex="normal" style:font-weight-complex="normal"/>
    </style:style>
    <style:style style:name="T370" style:family="text">
      <style:text-properties fo:font-style="normal" style:text-underline-style="none" fo:font-weight="normal" officeooo:rsid="2cd78872" style:font-style-asian="normal" style:font-weight-asian="normal" style:font-style-complex="normal" style:font-weight-complex="normal"/>
    </style:style>
    <style:style style:name="T371" style:family="text">
      <style:text-properties fo:font-style="normal" style:text-underline-style="none" fo:font-weight="normal" officeooo:rsid="2cd840ce" style:font-style-asian="normal" style:font-weight-asian="normal" style:font-style-complex="normal" style:font-weight-complex="normal"/>
    </style:style>
    <style:style style:name="T372" style:family="text">
      <style:text-properties fo:font-style="normal" style:text-underline-style="none" fo:font-weight="normal" officeooo:rsid="2cd8eda7" style:font-style-asian="normal" style:font-weight-asian="normal" style:font-style-complex="normal" style:font-weight-complex="normal"/>
    </style:style>
    <style:style style:name="T373" style:family="text">
      <style:text-properties fo:font-style="normal" style:text-underline-style="none" fo:font-weight="normal" officeooo:rsid="2cdba2c8" style:font-style-asian="normal" style:font-weight-asian="normal" style:font-style-complex="normal" style:font-weight-complex="normal"/>
    </style:style>
    <style:style style:name="T374" style:family="text">
      <style:text-properties fo:font-style="normal" style:text-underline-style="none" fo:font-weight="normal" officeooo:rsid="2cdd55f7" style:font-style-asian="normal" style:font-weight-asian="normal" style:font-style-complex="normal" style:font-weight-complex="normal"/>
    </style:style>
    <style:style style:name="T375" style:family="text">
      <style:text-properties fo:font-style="normal" style:text-underline-style="none" fo:font-weight="normal" officeooo:rsid="2cde92c0" style:font-style-asian="normal" style:font-weight-asian="normal" style:font-style-complex="normal" style:font-weight-complex="normal"/>
    </style:style>
    <style:style style:name="T376" style:family="text">
      <style:text-properties fo:font-style="normal" style:text-underline-style="none" fo:font-weight="normal" officeooo:rsid="2ce02406" style:font-style-asian="normal" style:font-weight-asian="normal" style:font-style-complex="normal" style:font-weight-complex="normal"/>
    </style:style>
    <style:style style:name="T377" style:family="text">
      <style:text-properties fo:font-style="normal" style:text-underline-style="none" fo:font-weight="normal" officeooo:rsid="2ce02f7c" style:font-style-asian="normal" style:font-weight-asian="normal" style:font-style-complex="normal" style:font-weight-complex="normal"/>
    </style:style>
    <style:style style:name="T378" style:family="text">
      <style:text-properties fo:font-style="normal" style:text-underline-style="none" fo:font-weight="normal" officeooo:rsid="2ce15e72" style:font-style-asian="normal" style:font-weight-asian="normal" style:font-style-complex="normal" style:font-weight-complex="normal"/>
    </style:style>
    <style:style style:name="T379" style:family="text">
      <style:text-properties fo:font-style="normal" style:text-underline-style="none" fo:font-weight="normal" officeooo:rsid="2d5118b1" style:font-style-asian="normal" style:font-weight-asian="normal" style:font-style-complex="normal" style:font-weight-complex="normal"/>
    </style:style>
    <style:style style:name="T380" style:family="text">
      <style:text-properties fo:font-style="normal" style:text-underline-style="none" fo:font-weight="normal" officeooo:rsid="2d512c4d" style:font-style-asian="normal" style:font-weight-asian="normal" style:font-style-complex="normal" style:font-weight-complex="normal"/>
    </style:style>
    <style:style style:name="T381" style:family="text">
      <style:text-properties fo:font-style="normal" style:text-underline-style="none" fo:font-weight="normal" officeooo:rsid="2d52f8b7" style:font-style-asian="normal" style:font-weight-asian="normal" style:font-style-complex="normal" style:font-weight-complex="normal"/>
    </style:style>
    <style:style style:name="T382" style:family="text">
      <style:text-properties fo:font-style="normal" style:text-underline-style="none" fo:font-weight="normal" officeooo:rsid="2d544591" style:font-style-asian="normal" style:font-weight-asian="normal" style:font-style-complex="normal" style:font-weight-complex="normal"/>
    </style:style>
    <style:style style:name="T383" style:family="text">
      <style:text-properties fo:font-style="normal" style:text-underline-style="none" fo:font-weight="normal" officeooo:rsid="2d54f1d6" style:font-style-asian="normal" style:font-weight-asian="normal" style:font-style-complex="normal" style:font-weight-complex="normal"/>
    </style:style>
    <style:style style:name="T384" style:family="text">
      <style:text-properties fo:font-style="normal" style:font-style-asian="normal" style:font-style-complex="normal"/>
    </style:style>
    <style:style style:name="T385" style:family="text">
      <style:text-properties fo:font-style="normal" officeooo:rsid="26039648" style:font-style-asian="normal" style:font-style-complex="normal"/>
    </style:style>
    <style:style style:name="T386" style:family="text">
      <style:text-properties fo:font-style="normal" officeooo:rsid="26053a9b" style:font-style-asian="normal" style:font-style-complex="normal"/>
    </style:style>
    <style:style style:name="T387" style:family="text">
      <style:text-properties fo:font-style="normal" officeooo:rsid="0019f43d" style:font-style-asian="normal" style:font-style-complex="normal"/>
    </style:style>
    <style:style style:name="T388" style:family="text">
      <style:text-properties fo:font-style="normal" officeooo:rsid="26055113" style:font-style-asian="normal" style:font-style-complex="normal"/>
    </style:style>
    <style:style style:name="T389" style:family="text">
      <style:text-properties fo:font-style="normal" officeooo:rsid="2606d2fc" style:font-style-asian="normal" style:font-style-complex="normal"/>
    </style:style>
    <style:style style:name="T390" style:family="text">
      <style:text-properties fo:font-style="normal" officeooo:rsid="26078b77" style:font-style-asian="normal" style:font-style-complex="normal"/>
    </style:style>
    <style:style style:name="T391" style:family="text">
      <style:text-properties fo:font-style="normal" officeooo:rsid="2608eadc" style:font-style-asian="normal" style:font-style-complex="normal"/>
    </style:style>
    <style:style style:name="T392" style:family="text">
      <style:text-properties fo:font-style="normal" officeooo:rsid="26098de5" style:font-style-asian="normal" style:font-style-complex="normal"/>
    </style:style>
    <style:style style:name="T393" style:family="text">
      <style:text-properties fo:font-style="normal" officeooo:rsid="260ac82e" style:font-style-asian="normal" style:font-style-complex="normal"/>
    </style:style>
    <style:style style:name="T394" style:family="text">
      <style:text-properties fo:font-style="normal" officeooo:rsid="260afe44" style:font-style-asian="normal" style:font-style-complex="normal"/>
    </style:style>
    <style:style style:name="T395" style:family="text">
      <style:text-properties fo:font-style="normal" officeooo:rsid="260b82e6" style:font-style-asian="normal" style:font-style-complex="normal"/>
    </style:style>
    <style:style style:name="T396" style:family="text">
      <style:text-properties fo:font-style="normal" officeooo:rsid="260c2b80" style:font-style-asian="normal" style:font-style-complex="normal"/>
    </style:style>
    <style:style style:name="T397" style:family="text">
      <style:text-properties fo:font-style="normal" officeooo:rsid="260cea66" style:font-style-asian="normal" style:font-style-complex="normal"/>
    </style:style>
    <style:style style:name="T398" style:family="text">
      <style:text-properties fo:font-style="normal" officeooo:rsid="260dbdf6" style:font-style-asian="normal" style:font-style-complex="normal"/>
    </style:style>
    <style:style style:name="T399" style:family="text">
      <style:text-properties fo:font-style="normal" officeooo:rsid="2635b55d" style:font-style-asian="normal" style:font-style-complex="normal"/>
    </style:style>
    <style:style style:name="T400" style:family="text">
      <style:text-properties fo:font-style="normal" officeooo:rsid="26376eb6" style:font-style-asian="normal" style:font-style-complex="normal"/>
    </style:style>
    <style:style style:name="T401" style:family="text">
      <style:text-properties fo:font-style="normal" officeooo:rsid="268f49b9" style:font-style-asian="normal" style:font-style-complex="normal"/>
    </style:style>
    <style:style style:name="T402" style:family="text">
      <style:text-properties fo:font-style="normal" officeooo:rsid="26905930" style:font-style-asian="normal" style:font-style-complex="normal"/>
    </style:style>
    <style:style style:name="T403" style:family="text">
      <style:text-properties fo:font-style="normal" officeooo:rsid="2691c0bb" style:font-style-asian="normal" style:font-style-complex="normal"/>
    </style:style>
    <style:style style:name="T404" style:family="text">
      <style:text-properties fo:font-style="normal" officeooo:rsid="2694576b" style:font-style-asian="normal" style:font-style-complex="normal"/>
    </style:style>
    <style:style style:name="T405" style:family="text">
      <style:text-properties fo:font-style="normal" officeooo:rsid="2694e39b" style:font-style-asian="normal" style:font-style-complex="normal"/>
    </style:style>
    <style:style style:name="T406" style:family="text">
      <style:text-properties fo:font-style="normal" officeooo:rsid="2695a274" style:font-style-asian="normal" style:font-style-complex="normal"/>
    </style:style>
    <style:style style:name="T407" style:family="text">
      <style:text-properties fo:font-style="normal" officeooo:rsid="26977303" style:font-style-asian="normal" style:font-style-complex="normal"/>
    </style:style>
    <style:style style:name="T408" style:family="text">
      <style:text-properties fo:font-style="normal" officeooo:rsid="26978181" style:font-style-asian="normal" style:font-style-complex="normal"/>
    </style:style>
    <style:style style:name="T409" style:family="text">
      <style:text-properties fo:font-style="normal" officeooo:rsid="2698163e" style:font-style-asian="normal" style:font-style-complex="normal"/>
    </style:style>
    <style:style style:name="T410" style:family="text">
      <style:text-properties fo:font-style="normal" officeooo:rsid="26981ac4" style:font-style-asian="normal" style:font-style-complex="normal"/>
    </style:style>
    <style:style style:name="T411" style:family="text">
      <style:text-properties fo:font-style="normal" officeooo:rsid="269829e9" style:font-style-asian="normal" style:font-style-complex="normal"/>
    </style:style>
    <style:style style:name="T412" style:family="text">
      <style:text-properties fo:font-style="normal" officeooo:rsid="26994878" style:font-style-asian="normal" style:font-style-complex="normal"/>
    </style:style>
    <style:style style:name="T413" style:family="text">
      <style:text-properties fo:font-style="normal" officeooo:rsid="269abe6c" style:font-style-asian="normal" style:font-style-complex="normal"/>
    </style:style>
    <style:style style:name="T414" style:family="text">
      <style:text-properties fo:font-style="normal" officeooo:rsid="269b343d" style:font-style-asian="normal" style:font-style-complex="normal"/>
    </style:style>
    <style:style style:name="T415" style:family="text">
      <style:text-properties fo:font-style="normal" officeooo:rsid="269b8d33" style:font-style-asian="normal" style:font-style-complex="normal"/>
    </style:style>
    <style:style style:name="T416" style:family="text">
      <style:text-properties fo:font-style="normal" officeooo:rsid="269d2b24" style:font-style-asian="normal" style:font-style-complex="normal"/>
    </style:style>
    <style:style style:name="T417" style:family="text">
      <style:text-properties fo:font-style="normal" officeooo:rsid="26a51b3a" style:font-style-asian="normal" style:font-style-complex="normal"/>
    </style:style>
    <style:style style:name="T418" style:family="text">
      <style:text-properties fo:font-style="normal" officeooo:rsid="26a62dc8" style:font-style-asian="normal" style:font-style-complex="normal"/>
    </style:style>
    <style:style style:name="T419" style:family="text">
      <style:text-properties fo:font-style="normal" officeooo:rsid="26a72d4b" style:font-style-asian="normal" style:font-style-complex="normal"/>
    </style:style>
    <style:style style:name="T420" style:family="text">
      <style:text-properties fo:font-style="normal" officeooo:rsid="26a8ef59" style:font-style-asian="normal" style:font-style-complex="normal"/>
    </style:style>
    <style:style style:name="T421" style:family="text">
      <style:text-properties fo:font-style="normal" officeooo:rsid="26aa5c75" style:font-style-asian="normal" style:font-style-complex="normal"/>
    </style:style>
    <style:style style:name="T422" style:family="text">
      <style:text-properties fo:font-style="normal" officeooo:rsid="26abb028" style:font-style-asian="normal" style:font-style-complex="normal"/>
    </style:style>
    <style:style style:name="T423" style:family="text">
      <style:text-properties fo:font-style="normal" officeooo:rsid="26ad0e1e" style:font-style-asian="normal" style:font-style-complex="normal"/>
    </style:style>
    <style:style style:name="T424" style:family="text">
      <style:text-properties fo:font-style="normal" officeooo:rsid="26ae4575" style:font-style-asian="normal" style:font-style-complex="normal"/>
    </style:style>
    <style:style style:name="T425" style:family="text">
      <style:text-properties fo:font-style="normal" officeooo:rsid="26af53e8" style:font-style-asian="normal" style:font-style-complex="normal"/>
    </style:style>
    <style:style style:name="T426" style:family="text">
      <style:text-properties fo:font-style="normal" officeooo:rsid="26b14cd9" style:font-style-asian="normal" style:font-style-complex="normal"/>
    </style:style>
    <style:style style:name="T427" style:family="text">
      <style:text-properties fo:font-style="normal" officeooo:rsid="26b16ad0" style:font-style-asian="normal" style:font-style-complex="normal"/>
    </style:style>
    <style:style style:name="T428" style:family="text">
      <style:text-properties fo:font-style="normal" officeooo:rsid="26b25e94" style:font-style-asian="normal" style:font-style-complex="normal"/>
    </style:style>
    <style:style style:name="T429" style:family="text">
      <style:text-properties fo:font-style="normal" officeooo:rsid="26b2a964" style:font-style-asian="normal" style:font-style-complex="normal"/>
    </style:style>
    <style:style style:name="T430" style:family="text">
      <style:text-properties fo:font-style="normal" officeooo:rsid="26b35872" style:font-style-asian="normal" style:font-style-complex="normal"/>
    </style:style>
    <style:style style:name="T431" style:family="text">
      <style:text-properties fo:font-style="normal" officeooo:rsid="26b3b3fe" style:font-style-asian="normal" style:font-style-complex="normal"/>
    </style:style>
    <style:style style:name="T432" style:family="text">
      <style:text-properties fo:font-style="normal" officeooo:rsid="26b48069" style:font-style-asian="normal" style:font-style-complex="normal"/>
    </style:style>
    <style:style style:name="T433" style:family="text">
      <style:text-properties fo:font-style="normal" officeooo:rsid="26b63a4e" style:font-style-asian="normal" style:font-style-complex="normal"/>
    </style:style>
    <style:style style:name="T434" style:family="text">
      <style:text-properties fo:font-style="normal" officeooo:rsid="26b731cd" style:font-style-asian="normal" style:font-style-complex="normal"/>
    </style:style>
    <style:style style:name="T435" style:family="text">
      <style:text-properties fo:font-style="normal" officeooo:rsid="26ba4686" style:font-style-asian="normal" style:font-style-complex="normal"/>
    </style:style>
    <style:style style:name="T436" style:family="text">
      <style:text-properties fo:font-style="normal" officeooo:rsid="26bc25ae" style:font-style-asian="normal" style:font-style-complex="normal"/>
    </style:style>
    <style:style style:name="T437" style:family="text">
      <style:text-properties fo:font-style="normal" officeooo:rsid="26bdda99" style:font-style-asian="normal" style:font-style-complex="normal"/>
    </style:style>
    <style:style style:name="T438" style:family="text">
      <style:text-properties fo:font-style="normal" officeooo:rsid="26be3228" style:font-style-asian="normal" style:font-style-complex="normal"/>
    </style:style>
    <style:style style:name="T439" style:family="text">
      <style:text-properties fo:font-style="normal" officeooo:rsid="26c00c7d" style:font-style-asian="normal" style:font-style-complex="normal"/>
    </style:style>
    <style:style style:name="T440" style:family="text">
      <style:text-properties fo:font-style="normal" officeooo:rsid="26c14e07" style:font-style-asian="normal" style:font-style-complex="normal"/>
    </style:style>
    <style:style style:name="T441" style:family="text">
      <style:text-properties fo:font-style="normal" officeooo:rsid="26c31ece" style:font-style-asian="normal" style:font-style-complex="normal"/>
    </style:style>
    <style:style style:name="T442" style:family="text">
      <style:text-properties fo:font-style="normal" officeooo:rsid="26c4f330" style:font-style-asian="normal" style:font-style-complex="normal"/>
    </style:style>
    <style:style style:name="T443" style:family="text">
      <style:text-properties fo:font-style="normal" officeooo:rsid="26c619eb" style:font-style-asian="normal" style:font-style-complex="normal"/>
    </style:style>
    <style:style style:name="T444" style:family="text">
      <style:text-properties fo:font-style="normal" officeooo:rsid="26c61a56" style:font-style-asian="normal" style:font-style-complex="normal"/>
    </style:style>
    <style:style style:name="T445" style:family="text">
      <style:text-properties fo:font-style="normal" officeooo:rsid="26c6a853" style:font-style-asian="normal" style:font-style-complex="normal"/>
    </style:style>
    <style:style style:name="T446" style:family="text">
      <style:text-properties fo:font-style="normal" officeooo:rsid="26c6e38f" style:font-style-asian="normal" style:font-style-complex="normal"/>
    </style:style>
    <style:style style:name="T447" style:family="text">
      <style:text-properties fo:font-style="normal" officeooo:rsid="26c83090" style:font-style-asian="normal" style:font-style-complex="normal"/>
    </style:style>
    <style:style style:name="T448" style:family="text">
      <style:text-properties fo:font-style="normal" officeooo:rsid="26ca0be5" style:font-style-asian="normal" style:font-style-complex="normal"/>
    </style:style>
    <style:style style:name="T449" style:family="text">
      <style:text-properties fo:font-style="normal" officeooo:rsid="2724e8e4" style:font-style-asian="normal" style:font-style-complex="normal"/>
    </style:style>
    <style:style style:name="T450" style:family="text">
      <style:text-properties fo:font-style="normal" officeooo:rsid="2b1d9757" style:font-style-asian="normal" style:font-style-complex="normal"/>
    </style:style>
    <style:style style:name="T451" style:family="text">
      <style:text-properties fo:font-style="normal" officeooo:rsid="2b20f6dc" style:font-style-asian="normal" style:font-style-complex="normal"/>
    </style:style>
    <style:style style:name="T452" style:family="text">
      <style:text-properties fo:font-style="normal" officeooo:rsid="2b2127cd" style:font-style-asian="normal" style:font-style-complex="normal"/>
    </style:style>
    <style:style style:name="T453" style:family="text">
      <style:text-properties fo:font-style="normal" officeooo:rsid="2b215dee" style:font-style-asian="normal" style:font-style-complex="normal"/>
    </style:style>
    <style:style style:name="T454" style:family="text">
      <style:text-properties fo:font-style="normal" officeooo:rsid="2b216ab0" style:font-style-asian="normal" style:font-style-complex="normal"/>
    </style:style>
    <style:style style:name="T455" style:family="text">
      <style:text-properties fo:font-style="normal" officeooo:rsid="2b22e335" style:font-style-asian="normal" style:font-style-complex="normal"/>
    </style:style>
    <style:style style:name="T456" style:family="text">
      <style:text-properties fo:font-style="normal" officeooo:rsid="2b24cb8b" style:font-style-asian="normal" style:font-style-complex="normal"/>
    </style:style>
    <style:style style:name="T457" style:family="text">
      <style:text-properties fo:font-style="normal" officeooo:rsid="2b276a02" style:font-style-asian="normal" style:font-style-complex="normal"/>
    </style:style>
    <style:style style:name="T458" style:family="text">
      <style:text-properties fo:font-style="normal" officeooo:rsid="2b296215" style:font-style-asian="normal" style:font-style-complex="normal"/>
    </style:style>
    <style:style style:name="T459" style:family="text">
      <style:text-properties fo:font-style="normal" officeooo:rsid="2b2a17fb" style:font-style-asian="normal" style:font-style-complex="normal"/>
    </style:style>
    <style:style style:name="T460" style:family="text">
      <style:text-properties fo:font-style="normal" officeooo:rsid="2b2b74cb" style:font-style-asian="normal" style:font-style-complex="normal"/>
    </style:style>
    <style:style style:name="T461" style:family="text">
      <style:text-properties fo:font-style="normal" officeooo:rsid="2b2c3aab" style:font-style-asian="normal" style:font-style-complex="normal"/>
    </style:style>
    <style:style style:name="T462" style:family="text">
      <style:text-properties fo:font-style="normal" officeooo:rsid="2b2dfaf8" style:font-style-asian="normal" style:font-style-complex="normal"/>
    </style:style>
    <style:style style:name="T463" style:family="text">
      <style:text-properties fo:font-style="normal" officeooo:rsid="2b2f179d" style:font-style-asian="normal" style:font-style-complex="normal"/>
    </style:style>
    <style:style style:name="T464" style:family="text">
      <style:text-properties fo:font-style="normal" officeooo:rsid="2b300f2a" style:font-style-asian="normal" style:font-style-complex="normal"/>
    </style:style>
    <style:style style:name="T465" style:family="text">
      <style:text-properties fo:font-style="normal" officeooo:rsid="2b307c74" style:font-style-asian="normal" style:font-style-complex="normal"/>
    </style:style>
    <style:style style:name="T466" style:family="text">
      <style:text-properties fo:font-style="normal" officeooo:rsid="2b311527" style:font-style-asian="normal" style:font-style-complex="normal"/>
    </style:style>
    <style:style style:name="T467" style:family="text">
      <style:text-properties fo:font-style="normal" officeooo:rsid="2b3304f3" style:font-style-asian="normal" style:font-style-complex="normal"/>
    </style:style>
    <style:style style:name="T468" style:family="text">
      <style:text-properties fo:font-style="normal" officeooo:rsid="2b3335c7" style:font-style-asian="normal" style:font-style-complex="normal"/>
    </style:style>
    <style:style style:name="T469" style:family="text">
      <style:text-properties fo:font-style="normal" officeooo:rsid="2b351ce9" style:font-style-asian="normal" style:font-style-complex="normal"/>
    </style:style>
    <style:style style:name="T470" style:family="text">
      <style:text-properties fo:font-style="normal" officeooo:rsid="2b6cc022" style:font-style-asian="normal" style:font-style-complex="normal"/>
    </style:style>
    <style:style style:name="T471" style:family="text">
      <style:text-properties fo:font-style="normal" officeooo:rsid="2b814bfd" style:font-style-asian="normal" style:font-style-complex="normal"/>
    </style:style>
    <style:style style:name="T472" style:family="text">
      <style:text-properties fo:font-style="normal" officeooo:rsid="2b819dae" style:font-style-asian="normal" style:font-style-complex="normal"/>
    </style:style>
    <style:style style:name="T473" style:family="text">
      <style:text-properties fo:font-style="normal" officeooo:rsid="2b82e312" style:font-style-asian="normal" style:font-style-complex="normal"/>
    </style:style>
    <style:style style:name="T474" style:family="text">
      <style:text-properties fo:font-style="normal" officeooo:rsid="2b84826f" style:font-style-asian="normal" style:font-style-complex="normal"/>
    </style:style>
    <style:style style:name="T475" style:family="text">
      <style:text-properties fo:font-style="normal" officeooo:rsid="2b857f6a" style:font-style-asian="normal" style:font-style-complex="normal"/>
    </style:style>
    <style:style style:name="T476" style:family="text">
      <style:text-properties fo:font-style="normal" officeooo:rsid="2b86450d" style:font-style-asian="normal" style:font-style-complex="normal"/>
    </style:style>
    <style:style style:name="T477" style:family="text">
      <style:text-properties fo:font-style="normal" officeooo:rsid="2b878a6e" style:font-style-asian="normal" style:font-style-complex="normal"/>
    </style:style>
    <style:style style:name="T478" style:family="text">
      <style:text-properties fo:font-style="normal" officeooo:rsid="2b890d14" style:font-style-asian="normal" style:font-style-complex="normal"/>
    </style:style>
    <style:style style:name="T479" style:family="text">
      <style:text-properties fo:font-style="normal" officeooo:rsid="2b892872" style:font-style-asian="normal" style:font-style-complex="normal"/>
    </style:style>
    <style:style style:name="T480" style:family="text">
      <style:text-properties fo:font-style="normal" officeooo:rsid="2b8a097a" style:font-style-asian="normal" style:font-style-complex="normal"/>
    </style:style>
    <style:style style:name="T481" style:family="text">
      <style:text-properties fo:font-style="normal" officeooo:rsid="2b8a60b2" style:font-style-asian="normal" style:font-style-complex="normal"/>
    </style:style>
    <style:style style:name="T482" style:family="text">
      <style:text-properties fo:font-style="normal" officeooo:rsid="2b8b281c" style:font-style-asian="normal" style:font-style-complex="normal"/>
    </style:style>
    <style:style style:name="T483" style:family="text">
      <style:text-properties fo:font-style="normal" officeooo:rsid="2b8c3625" style:font-style-asian="normal" style:font-style-complex="normal"/>
    </style:style>
    <style:style style:name="T484" style:family="text">
      <style:text-properties fo:font-style="normal" officeooo:rsid="2b8df4ae" style:font-style-asian="normal" style:font-style-complex="normal"/>
    </style:style>
    <style:style style:name="T485" style:family="text">
      <style:text-properties fo:font-style="normal" officeooo:rsid="2b8e1afb" style:font-style-asian="normal" style:font-style-complex="normal"/>
    </style:style>
    <style:style style:name="T486" style:family="text">
      <style:text-properties fo:font-style="normal" officeooo:rsid="2b8f2836" style:font-style-asian="normal" style:font-style-complex="normal"/>
    </style:style>
    <style:style style:name="T487" style:family="text">
      <style:text-properties fo:font-style="normal" officeooo:rsid="2b90c71d" style:font-style-asian="normal" style:font-style-complex="normal"/>
    </style:style>
    <style:style style:name="T488" style:family="text">
      <style:text-properties fo:font-style="normal" officeooo:rsid="2b914cd9" style:font-style-asian="normal" style:font-style-complex="normal"/>
    </style:style>
    <style:style style:name="T489" style:family="text">
      <style:text-properties fo:font-style="normal" officeooo:rsid="2b92f54b" style:font-style-asian="normal" style:font-style-complex="normal"/>
    </style:style>
    <style:style style:name="T490" style:family="text">
      <style:text-properties fo:font-style="normal" officeooo:rsid="2b9339cf" style:font-style-asian="normal" style:font-style-complex="normal"/>
    </style:style>
    <style:style style:name="T491" style:family="text">
      <style:text-properties fo:font-style="normal" officeooo:rsid="2b951339" style:font-style-asian="normal" style:font-style-complex="normal"/>
    </style:style>
    <style:style style:name="T492" style:family="text">
      <style:text-properties fo:font-style="normal" officeooo:rsid="2b95d77c" style:font-style-asian="normal" style:font-style-complex="normal"/>
    </style:style>
    <style:style style:name="T493" style:family="text">
      <style:text-properties fo:font-style="normal" officeooo:rsid="2b97d1ca" style:font-style-asian="normal" style:font-style-complex="normal"/>
    </style:style>
    <style:style style:name="T494" style:family="text">
      <style:text-properties fo:font-style="normal" officeooo:rsid="2b987b0b" style:font-style-asian="normal" style:font-style-complex="normal"/>
    </style:style>
    <style:style style:name="T495" style:family="text">
      <style:text-properties fo:font-style="normal" officeooo:rsid="2b99dd44" style:font-style-asian="normal" style:font-style-complex="normal"/>
    </style:style>
    <style:style style:name="T496" style:family="text">
      <style:text-properties fo:font-style="normal" officeooo:rsid="2b9b7d03" style:font-style-asian="normal" style:font-style-complex="normal"/>
    </style:style>
    <style:style style:name="T497" style:family="text">
      <style:text-properties fo:font-style="normal" officeooo:rsid="2b9c68c0" style:font-style-asian="normal" style:font-style-complex="normal"/>
    </style:style>
    <style:style style:name="T498" style:family="text">
      <style:text-properties fo:font-style="normal" officeooo:rsid="2b9ce194" style:font-style-asian="normal" style:font-style-complex="normal"/>
    </style:style>
    <style:style style:name="T499" style:family="text">
      <style:text-properties fo:font-style="normal" officeooo:rsid="2b9cf499" style:font-style-asian="normal" style:font-style-complex="normal"/>
    </style:style>
    <style:style style:name="T500" style:family="text">
      <style:text-properties fo:font-style="normal" officeooo:rsid="2b9e3898" style:font-style-asian="normal" style:font-style-complex="normal"/>
    </style:style>
    <style:style style:name="T501" style:family="text">
      <style:text-properties fo:font-style="normal" officeooo:rsid="2b9e62e8" style:font-style-asian="normal" style:font-style-complex="normal"/>
    </style:style>
    <style:style style:name="T502" style:family="text">
      <style:text-properties fo:font-style="normal" officeooo:rsid="2b9efb43" style:font-style-asian="normal" style:font-style-complex="normal"/>
    </style:style>
    <style:style style:name="T503" style:family="text">
      <style:text-properties fo:font-style="normal" officeooo:rsid="2ba066ee" style:font-style-asian="normal" style:font-style-complex="normal"/>
    </style:style>
    <style:style style:name="T504" style:family="text">
      <style:text-properties fo:font-style="normal" officeooo:rsid="2ba25a2e" style:font-style-asian="normal" style:font-style-complex="normal"/>
    </style:style>
    <style:style style:name="T505" style:family="text">
      <style:text-properties fo:font-style="normal" officeooo:rsid="2ba2f296" style:font-style-asian="normal" style:font-style-complex="normal"/>
    </style:style>
    <style:style style:name="T506" style:family="text">
      <style:text-properties fo:font-style="normal" officeooo:rsid="2ba3cc8f" style:font-style-asian="normal" style:font-style-complex="normal"/>
    </style:style>
    <style:style style:name="T507" style:family="text">
      <style:text-properties fo:font-style="normal" officeooo:rsid="2ba59f2f" style:font-style-asian="normal" style:font-style-complex="normal"/>
    </style:style>
    <style:style style:name="T508" style:family="text">
      <style:text-properties fo:font-style="normal" officeooo:rsid="2ba6de81" style:font-style-asian="normal" style:font-style-complex="normal"/>
    </style:style>
    <style:style style:name="T509" style:family="text">
      <style:text-properties fo:font-style="normal" officeooo:rsid="2ba87cb9" style:font-style-asian="normal" style:font-style-complex="normal"/>
    </style:style>
    <style:style style:name="T510" style:family="text">
      <style:text-properties fo:font-style="normal" officeooo:rsid="2ba9f576" style:font-style-asian="normal" style:font-style-complex="normal"/>
    </style:style>
    <style:style style:name="T511" style:family="text">
      <style:text-properties fo:font-style="normal" officeooo:rsid="2bac67a7" style:font-style-asian="normal" style:font-style-complex="normal"/>
    </style:style>
    <style:style style:name="T512" style:family="text">
      <style:text-properties fo:font-style="normal" officeooo:rsid="2bac9090" style:font-style-asian="normal" style:font-style-complex="normal"/>
    </style:style>
    <style:style style:name="T513" style:family="text">
      <style:text-properties fo:font-style="normal" officeooo:rsid="2badd0f9" style:font-style-asian="normal" style:font-style-complex="normal"/>
    </style:style>
    <style:style style:name="T514" style:family="text">
      <style:text-properties fo:font-style="normal" officeooo:rsid="2bae210b" style:font-style-asian="normal" style:font-style-complex="normal"/>
    </style:style>
    <style:style style:name="T515" style:family="text">
      <style:text-properties fo:font-style="normal" officeooo:rsid="2bae2212" style:font-style-asian="normal" style:font-style-complex="normal"/>
    </style:style>
    <style:style style:name="T516" style:family="text">
      <style:text-properties fo:font-style="normal" officeooo:rsid="2baefa10" style:font-style-asian="normal" style:font-style-complex="normal"/>
    </style:style>
    <style:style style:name="T517" style:family="text">
      <style:text-properties fo:font-style="normal" officeooo:rsid="2bb0477e" style:font-style-asian="normal" style:font-style-complex="normal"/>
    </style:style>
    <style:style style:name="T518" style:family="text">
      <style:text-properties fo:font-style="normal" officeooo:rsid="2bb05290" style:font-style-asian="normal" style:font-style-complex="normal"/>
    </style:style>
    <style:style style:name="T519" style:family="text">
      <style:text-properties fo:font-style="normal" officeooo:rsid="2bb20b99" style:font-style-asian="normal" style:font-style-complex="normal"/>
    </style:style>
    <style:style style:name="T520" style:family="text">
      <style:text-properties fo:font-style="normal" officeooo:rsid="2bb278a8" style:font-style-asian="normal" style:font-style-complex="normal"/>
    </style:style>
    <style:style style:name="T521" style:family="text">
      <style:text-properties fo:font-style="normal" officeooo:rsid="2bb3a839" style:font-style-asian="normal" style:font-style-complex="normal"/>
    </style:style>
    <style:style style:name="T522" style:family="text">
      <style:text-properties fo:font-style="normal" officeooo:rsid="2bb51d5d" style:font-style-asian="normal" style:font-style-complex="normal"/>
    </style:style>
    <style:style style:name="T523" style:family="text">
      <style:text-properties fo:font-style="normal" officeooo:rsid="2bb69c99" style:font-style-asian="normal" style:font-style-complex="normal"/>
    </style:style>
    <style:style style:name="T524" style:family="text">
      <style:text-properties fo:font-style="normal" officeooo:rsid="2bb7af7f" style:font-style-asian="normal" style:font-style-complex="normal"/>
    </style:style>
    <style:style style:name="T525" style:family="text">
      <style:text-properties fo:font-style="normal" officeooo:rsid="2bb8d505" style:font-style-asian="normal" style:font-style-complex="normal"/>
    </style:style>
    <style:style style:name="T526" style:family="text">
      <style:text-properties fo:font-style="normal" officeooo:rsid="2bb93fd3" style:font-style-asian="normal" style:font-style-complex="normal"/>
    </style:style>
    <style:style style:name="T527" style:family="text">
      <style:text-properties fo:font-style="normal" officeooo:rsid="2bb9ea27" style:font-style-asian="normal" style:font-style-complex="normal"/>
    </style:style>
    <style:style style:name="T528" style:family="text">
      <style:text-properties fo:font-style="normal" officeooo:rsid="2bba4590" style:font-style-asian="normal" style:font-style-complex="normal"/>
    </style:style>
    <style:style style:name="T529" style:family="text">
      <style:text-properties fo:font-style="normal" officeooo:rsid="2bbb5131" style:font-style-asian="normal" style:font-style-complex="normal"/>
    </style:style>
    <style:style style:name="T530" style:family="text">
      <style:text-properties fo:font-style="normal" officeooo:rsid="2bbd27f4" style:font-style-asian="normal" style:font-style-complex="normal"/>
    </style:style>
    <style:style style:name="T531" style:family="text">
      <style:text-properties fo:font-style="normal" officeooo:rsid="2bbd29c6" style:font-style-asian="normal" style:font-style-complex="normal"/>
    </style:style>
    <style:style style:name="T532" style:family="text">
      <style:text-properties fo:font-style="normal" officeooo:rsid="2bbdc4b7" style:font-style-asian="normal" style:font-style-complex="normal"/>
    </style:style>
    <style:style style:name="T533" style:family="text">
      <style:text-properties fo:font-style="normal" officeooo:rsid="2bbeb7b2" style:font-style-asian="normal" style:font-style-complex="normal"/>
    </style:style>
    <style:style style:name="T534" style:family="text">
      <style:text-properties fo:font-style="normal" officeooo:rsid="2bbefd10" style:font-style-asian="normal" style:font-style-complex="normal"/>
    </style:style>
    <style:style style:name="T535" style:family="text">
      <style:text-properties fo:font-style="normal" officeooo:rsid="2bbf7af7" style:font-style-asian="normal" style:font-style-complex="normal"/>
    </style:style>
    <style:style style:name="T536" style:family="text">
      <style:text-properties fo:font-style="normal" officeooo:rsid="2bc01b44" style:font-style-asian="normal" style:font-style-complex="normal"/>
    </style:style>
    <style:style style:name="T537" style:family="text">
      <style:text-properties fo:font-style="normal" officeooo:rsid="2bc0c51a" style:font-style-asian="normal" style:font-style-complex="normal"/>
    </style:style>
    <style:style style:name="T538" style:family="text">
      <style:text-properties fo:font-style="normal" officeooo:rsid="2bc0f74b" style:font-style-asian="normal" style:font-style-complex="normal"/>
    </style:style>
    <style:style style:name="T539" style:family="text">
      <style:text-properties fo:font-style="normal" officeooo:rsid="2bc15512" style:font-style-asian="normal" style:font-style-complex="normal"/>
    </style:style>
    <style:style style:name="T540" style:family="text">
      <style:text-properties fo:font-style="normal" officeooo:rsid="2bc1753f" style:font-style-asian="normal" style:font-style-complex="normal"/>
    </style:style>
    <style:style style:name="T541" style:family="text">
      <style:text-properties fo:font-style="normal" officeooo:rsid="2bc2ccbf" style:font-style-asian="normal" style:font-style-complex="normal"/>
    </style:style>
    <style:style style:name="T542" style:family="text">
      <style:text-properties fo:font-style="normal" officeooo:rsid="2bc3992b" style:font-style-asian="normal" style:font-style-complex="normal"/>
    </style:style>
    <style:style style:name="T543" style:family="text">
      <style:text-properties fo:font-style="normal" officeooo:rsid="2bc46e8e" style:font-style-asian="normal" style:font-style-complex="normal"/>
    </style:style>
    <style:style style:name="T544" style:family="text">
      <style:text-properties fo:font-style="normal" officeooo:rsid="2bc61b78" style:font-style-asian="normal" style:font-style-complex="normal"/>
    </style:style>
    <style:style style:name="T545" style:family="text">
      <style:text-properties fo:font-style="normal" officeooo:rsid="2bc7abd9" style:font-style-asian="normal" style:font-style-complex="normal"/>
    </style:style>
    <style:style style:name="T546" style:family="text">
      <style:text-properties fo:font-style="normal" officeooo:rsid="2bc83269" style:font-style-asian="normal" style:font-style-complex="normal"/>
    </style:style>
    <style:style style:name="T547" style:family="text">
      <style:text-properties fo:font-style="normal" officeooo:rsid="2bc96e67" style:font-style-asian="normal" style:font-style-complex="normal"/>
    </style:style>
    <style:style style:name="T548" style:family="text">
      <style:text-properties fo:font-style="normal" officeooo:rsid="2bc99e31" style:font-style-asian="normal" style:font-style-complex="normal"/>
    </style:style>
    <style:style style:name="T549" style:family="text">
      <style:text-properties fo:font-style="normal" officeooo:rsid="2bca2794" style:font-style-asian="normal" style:font-style-complex="normal"/>
    </style:style>
    <style:style style:name="T550" style:family="text">
      <style:text-properties fo:font-style="normal" officeooo:rsid="2bca719e" style:font-style-asian="normal" style:font-style-complex="normal"/>
    </style:style>
    <style:style style:name="T551" style:family="text">
      <style:text-properties fo:font-style="normal" officeooo:rsid="2bcc0466" style:font-style-asian="normal" style:font-style-complex="normal"/>
    </style:style>
    <style:style style:name="T552" style:family="text">
      <style:text-properties fo:font-style="normal" officeooo:rsid="2bccf91a" style:font-style-asian="normal" style:font-style-complex="normal"/>
    </style:style>
    <style:style style:name="T553" style:family="text">
      <style:text-properties fo:font-style="normal" officeooo:rsid="2bcea689" style:font-style-asian="normal" style:font-style-complex="normal"/>
    </style:style>
    <style:style style:name="T554" style:family="text">
      <style:text-properties fo:font-style="normal" officeooo:rsid="2bd01cec" style:font-style-asian="normal" style:font-style-complex="normal"/>
    </style:style>
    <style:style style:name="T555" style:family="text">
      <style:text-properties fo:font-style="normal" officeooo:rsid="2bd02024" style:font-style-asian="normal" style:font-style-complex="normal"/>
    </style:style>
    <style:style style:name="T556" style:family="text">
      <style:text-properties fo:font-style="normal" officeooo:rsid="2bd05c93" style:font-style-asian="normal" style:font-style-complex="normal"/>
    </style:style>
    <style:style style:name="T557" style:family="text">
      <style:text-properties fo:font-style="normal" officeooo:rsid="2bd24455" style:font-style-asian="normal" style:font-style-complex="normal"/>
    </style:style>
    <style:style style:name="T558" style:family="text">
      <style:text-properties fo:font-style="normal" officeooo:rsid="2bd38fbe" style:font-style-asian="normal" style:font-style-complex="normal"/>
    </style:style>
    <style:style style:name="T559" style:family="text">
      <style:text-properties fo:font-style="normal" officeooo:rsid="2bd41720" style:font-style-asian="normal" style:font-style-complex="normal"/>
    </style:style>
    <style:style style:name="T560" style:family="text">
      <style:text-properties fo:font-style="normal" officeooo:rsid="2bd6158d" style:font-style-asian="normal" style:font-style-complex="normal"/>
    </style:style>
    <style:style style:name="T561" style:family="text">
      <style:text-properties fo:font-style="normal" officeooo:rsid="2bd68d3f" style:font-style-asian="normal" style:font-style-complex="normal"/>
    </style:style>
    <style:style style:name="T562" style:family="text">
      <style:text-properties fo:font-style="normal" officeooo:rsid="2bd85ee5" style:font-style-asian="normal" style:font-style-complex="normal"/>
    </style:style>
    <style:style style:name="T563" style:family="text">
      <style:text-properties fo:font-style="normal" officeooo:rsid="2bda1d30" style:font-style-asian="normal" style:font-style-complex="normal"/>
    </style:style>
    <style:style style:name="T564" style:family="text">
      <style:text-properties fo:font-style="normal" officeooo:rsid="2bdc017d" style:font-style-asian="normal" style:font-style-complex="normal"/>
    </style:style>
    <style:style style:name="T565" style:family="text">
      <style:text-properties fo:font-style="normal" officeooo:rsid="2bdc64c8" style:font-style-asian="normal" style:font-style-complex="normal"/>
    </style:style>
    <style:style style:name="T566" style:family="text">
      <style:text-properties fo:font-style="normal" officeooo:rsid="2bdcc336" style:font-style-asian="normal" style:font-style-complex="normal"/>
    </style:style>
    <style:style style:name="T567" style:family="text">
      <style:text-properties fo:font-style="normal" officeooo:rsid="2bdd3722" style:font-style-asian="normal" style:font-style-complex="normal"/>
    </style:style>
    <style:style style:name="T568" style:family="text">
      <style:text-properties fo:font-style="normal" officeooo:rsid="2bde247d" style:font-style-asian="normal" style:font-style-complex="normal"/>
    </style:style>
    <style:style style:name="T569" style:family="text">
      <style:text-properties fo:font-style="normal" officeooo:rsid="2bdfc566" style:font-style-asian="normal" style:font-style-complex="normal"/>
    </style:style>
    <style:style style:name="T570" style:family="text">
      <style:text-properties fo:font-style="normal" officeooo:rsid="2be0d2d7" style:font-style-asian="normal" style:font-style-complex="normal"/>
    </style:style>
    <style:style style:name="T571" style:family="text">
      <style:text-properties fo:font-style="normal" officeooo:rsid="2be1954f" style:font-style-asian="normal" style:font-style-complex="normal"/>
    </style:style>
    <style:style style:name="T572" style:family="text">
      <style:text-properties fo:font-style="normal" officeooo:rsid="2be1cc82" style:font-style-asian="normal" style:font-style-complex="normal"/>
    </style:style>
    <style:style style:name="T573" style:family="text">
      <style:text-properties fo:font-style="normal" officeooo:rsid="2be2e330" style:font-style-asian="normal" style:font-style-complex="normal"/>
    </style:style>
    <style:style style:name="T574" style:family="text">
      <style:text-properties fo:font-style="normal" officeooo:rsid="2be37119" style:font-style-asian="normal" style:font-style-complex="normal"/>
    </style:style>
    <style:style style:name="T575" style:family="text">
      <style:text-properties fo:font-style="normal" officeooo:rsid="2be42230" style:font-style-asian="normal" style:font-style-complex="normal"/>
    </style:style>
    <style:style style:name="T576" style:family="text">
      <style:text-properties fo:font-style="normal" officeooo:rsid="2be59fbf" style:font-style-asian="normal" style:font-style-complex="normal"/>
    </style:style>
    <style:style style:name="T577" style:family="text">
      <style:text-properties fo:font-style="normal" officeooo:rsid="2be69d1b" style:font-style-asian="normal" style:font-style-complex="normal"/>
    </style:style>
    <style:style style:name="T578" style:family="text">
      <style:text-properties fo:font-style="normal" officeooo:rsid="2be82a54" style:font-style-asian="normal" style:font-style-complex="normal"/>
    </style:style>
    <style:style style:name="T579" style:family="text">
      <style:text-properties fo:font-style="normal" officeooo:rsid="2be99bd0" style:font-style-asian="normal" style:font-style-complex="normal"/>
    </style:style>
    <style:style style:name="T580" style:family="text">
      <style:text-properties fo:font-style="normal" officeooo:rsid="2beb87e6" style:font-style-asian="normal" style:font-style-complex="normal"/>
    </style:style>
    <style:style style:name="T581" style:family="text">
      <style:text-properties fo:font-style="normal" officeooo:rsid="2bec3515" style:font-style-asian="normal" style:font-style-complex="normal"/>
    </style:style>
    <style:style style:name="T582" style:family="text">
      <style:text-properties fo:font-style="normal" officeooo:rsid="2bee188f" style:font-style-asian="normal" style:font-style-complex="normal"/>
    </style:style>
    <style:style style:name="T583" style:family="text">
      <style:text-properties fo:font-style="normal" officeooo:rsid="2bef8631" style:font-style-asian="normal" style:font-style-complex="normal"/>
    </style:style>
    <style:style style:name="T584" style:family="text">
      <style:text-properties fo:font-style="normal" officeooo:rsid="2bf12c63" style:font-style-asian="normal" style:font-style-complex="normal"/>
    </style:style>
    <style:style style:name="T585" style:family="text">
      <style:text-properties fo:font-style="normal" officeooo:rsid="2bf2f104" style:font-style-asian="normal" style:font-style-complex="normal"/>
    </style:style>
    <style:style style:name="T586" style:family="text">
      <style:text-properties fo:font-style="normal" officeooo:rsid="2bf4d488" style:font-style-asian="normal" style:font-style-complex="normal"/>
    </style:style>
    <style:style style:name="T587" style:family="text">
      <style:text-properties fo:font-style="normal" officeooo:rsid="2bf5ccdf" style:font-style-asian="normal" style:font-style-complex="normal"/>
    </style:style>
    <style:style style:name="T588" style:family="text">
      <style:text-properties fo:font-style="normal" officeooo:rsid="2bf61b73" style:font-style-asian="normal" style:font-style-complex="normal"/>
    </style:style>
    <style:style style:name="T589" style:family="text">
      <style:text-properties fo:font-style="normal" officeooo:rsid="2bf63e11" style:font-style-asian="normal" style:font-style-complex="normal"/>
    </style:style>
    <style:style style:name="T590" style:family="text">
      <style:text-properties fo:font-style="normal" officeooo:rsid="2bf78c1b" style:font-style-asian="normal" style:font-style-complex="normal"/>
    </style:style>
    <style:style style:name="T591" style:family="text">
      <style:text-properties fo:font-style="normal" officeooo:rsid="2bf8cf3a" style:font-style-asian="normal" style:font-style-complex="normal"/>
    </style:style>
    <style:style style:name="T592" style:family="text">
      <style:text-properties fo:font-style="normal" officeooo:rsid="2bf8f863" style:font-style-asian="normal" style:font-style-complex="normal"/>
    </style:style>
    <style:style style:name="T593" style:family="text">
      <style:text-properties fo:font-style="normal" officeooo:rsid="2bf9b57b" style:font-style-asian="normal" style:font-style-complex="normal"/>
    </style:style>
    <style:style style:name="T594" style:family="text">
      <style:text-properties fo:font-style="normal" officeooo:rsid="2bfac600" style:font-style-asian="normal" style:font-style-complex="normal"/>
    </style:style>
    <style:style style:name="T595" style:family="text">
      <style:text-properties fo:font-style="normal" officeooo:rsid="2bfc5a48" style:font-style-asian="normal" style:font-style-complex="normal"/>
    </style:style>
    <style:style style:name="T596" style:family="text">
      <style:text-properties fo:font-style="normal" officeooo:rsid="2bfd9a24" style:font-style-asian="normal" style:font-style-complex="normal"/>
    </style:style>
    <style:style style:name="T597" style:family="text">
      <style:text-properties fo:font-style="normal" officeooo:rsid="2bfec51d" style:font-style-asian="normal" style:font-style-complex="normal"/>
    </style:style>
    <style:style style:name="T598" style:family="text">
      <style:text-properties fo:font-style="normal" officeooo:rsid="2c19f152" style:font-style-asian="normal" style:font-style-complex="normal"/>
    </style:style>
    <style:style style:name="T599" style:family="text">
      <style:text-properties fo:font-style="normal" officeooo:rsid="2c1b528f" style:font-style-asian="normal" style:font-style-complex="normal"/>
    </style:style>
    <style:style style:name="T600" style:family="text">
      <style:text-properties fo:font-style="normal" officeooo:rsid="2c1d0086" style:font-style-asian="normal" style:font-style-complex="normal"/>
    </style:style>
    <style:style style:name="T601" style:family="text">
      <style:text-properties fo:font-style="normal" officeooo:rsid="2c1edf7f" style:font-style-asian="normal" style:font-style-complex="normal"/>
    </style:style>
    <style:style style:name="T602" style:family="text">
      <style:text-properties fo:font-style="normal" officeooo:rsid="2c1fe408" style:font-style-asian="normal" style:font-style-complex="normal"/>
    </style:style>
    <style:style style:name="T603" style:family="text">
      <style:text-properties fo:font-style="normal" officeooo:rsid="2c20d7d3" style:font-style-asian="normal" style:font-style-complex="normal"/>
    </style:style>
    <style:style style:name="T604" style:family="text">
      <style:text-properties fo:font-style="normal" officeooo:rsid="2c222cfc" style:font-style-asian="normal" style:font-style-complex="normal"/>
    </style:style>
    <style:style style:name="T605" style:family="text">
      <style:text-properties fo:font-style="normal" officeooo:rsid="2c227a4d" style:font-style-asian="normal" style:font-style-complex="normal"/>
    </style:style>
    <style:style style:name="T606" style:family="text">
      <style:text-properties fo:font-style="normal" officeooo:rsid="2c23fd90" style:font-style-asian="normal" style:font-style-complex="normal"/>
    </style:style>
    <style:style style:name="T607" style:family="text">
      <style:text-properties fo:font-style="normal" officeooo:rsid="2c25047c" style:font-style-asian="normal" style:font-style-complex="normal"/>
    </style:style>
    <style:style style:name="T608" style:family="text">
      <style:text-properties fo:font-style="normal" officeooo:rsid="2c250ee5" style:font-style-asian="normal" style:font-style-complex="normal"/>
    </style:style>
    <style:style style:name="T609" style:family="text">
      <style:text-properties fo:font-style="normal" officeooo:rsid="2c270a7b" style:font-style-asian="normal" style:font-style-complex="normal"/>
    </style:style>
    <style:style style:name="T610" style:family="text">
      <style:text-properties fo:font-style="normal" officeooo:rsid="2c279dc8" style:font-style-asian="normal" style:font-style-complex="normal"/>
    </style:style>
    <style:style style:name="T611" style:family="text">
      <style:text-properties fo:font-style="normal" officeooo:rsid="2c297e42" style:font-style-asian="normal" style:font-style-complex="normal"/>
    </style:style>
    <style:style style:name="T612" style:family="text">
      <style:text-properties fo:font-style="normal" officeooo:rsid="2c2a7270" style:font-style-asian="normal" style:font-style-complex="normal"/>
    </style:style>
    <style:style style:name="T613" style:family="text">
      <style:text-properties fo:font-style="normal" officeooo:rsid="2c2ae027" style:font-style-asian="normal" style:font-style-complex="normal"/>
    </style:style>
    <style:style style:name="T614" style:family="text">
      <style:text-properties fo:font-style="normal" officeooo:rsid="2c2b616c" style:font-style-asian="normal" style:font-style-complex="normal"/>
    </style:style>
    <style:style style:name="T615" style:family="text">
      <style:text-properties fo:font-style="normal" officeooo:rsid="2c2c86fd" style:font-style-asian="normal" style:font-style-complex="normal"/>
    </style:style>
    <style:style style:name="T616" style:family="text">
      <style:text-properties fo:font-style="normal" officeooo:rsid="2c2c9397" style:font-style-asian="normal" style:font-style-complex="normal"/>
    </style:style>
    <style:style style:name="T617" style:family="text">
      <style:text-properties fo:font-style="normal" officeooo:rsid="2c2d15f0" style:font-style-asian="normal" style:font-style-complex="normal"/>
    </style:style>
    <style:style style:name="T618" style:family="text">
      <style:text-properties fo:font-style="normal" officeooo:rsid="2c2e4137" style:font-style-asian="normal" style:font-style-complex="normal"/>
    </style:style>
    <style:style style:name="T619" style:family="text">
      <style:text-properties fo:font-style="normal" officeooo:rsid="2c2ee10e" style:font-style-asian="normal" style:font-style-complex="normal"/>
    </style:style>
    <style:style style:name="T620" style:family="text">
      <style:text-properties fo:font-style="normal" officeooo:rsid="2c305cb3" style:font-style-asian="normal" style:font-style-complex="normal"/>
    </style:style>
    <style:style style:name="T621" style:family="text">
      <style:text-properties fo:font-style="normal" officeooo:rsid="2c317a27" style:font-style-asian="normal" style:font-style-complex="normal"/>
    </style:style>
    <style:style style:name="T622" style:family="text">
      <style:text-properties fo:font-style="normal" officeooo:rsid="2c31de08" style:font-style-asian="normal" style:font-style-complex="normal"/>
    </style:style>
    <style:style style:name="T623" style:family="text">
      <style:text-properties fo:font-style="normal" officeooo:rsid="1327ae62" style:font-style-asian="normal" style:font-style-complex="normal"/>
    </style:style>
    <style:style style:name="T624" style:family="text">
      <style:text-properties fo:font-style="normal" officeooo:rsid="2c3373c1" style:font-style-asian="normal" style:font-style-complex="normal"/>
    </style:style>
    <style:style style:name="T625" style:family="text">
      <style:text-properties fo:font-style="normal" officeooo:rsid="2c33cfb1" style:font-style-asian="normal" style:font-style-complex="normal"/>
    </style:style>
    <style:style style:name="T626" style:family="text">
      <style:text-properties fo:font-style="normal" officeooo:rsid="2c341939" style:font-style-asian="normal" style:font-style-complex="normal"/>
    </style:style>
    <style:style style:name="T627" style:family="text">
      <style:text-properties fo:font-style="normal" officeooo:rsid="2c34b3ed" style:font-style-asian="normal" style:font-style-complex="normal"/>
    </style:style>
    <style:style style:name="T628" style:family="text">
      <style:text-properties fo:font-style="normal" officeooo:rsid="2c35224f" style:font-style-asian="normal" style:font-style-complex="normal"/>
    </style:style>
    <style:style style:name="T629" style:family="text">
      <style:text-properties fo:font-style="normal" officeooo:rsid="2c3525a3" style:font-style-asian="normal" style:font-style-complex="normal"/>
    </style:style>
    <style:style style:name="T630" style:family="text">
      <style:text-properties fo:font-style="normal" officeooo:rsid="2c36dcd3" style:font-style-asian="normal" style:font-style-complex="normal"/>
    </style:style>
    <style:style style:name="T631" style:family="text">
      <style:text-properties fo:font-style="normal" officeooo:rsid="2c378ec8" style:font-style-asian="normal" style:font-style-complex="normal"/>
    </style:style>
    <style:style style:name="T632" style:family="text">
      <style:text-properties fo:font-style="normal" officeooo:rsid="2c382466" style:font-style-asian="normal" style:font-style-complex="normal"/>
    </style:style>
    <style:style style:name="T633" style:family="text">
      <style:text-properties fo:font-style="normal" officeooo:rsid="2c38de59" style:font-style-asian="normal" style:font-style-complex="normal"/>
    </style:style>
    <style:style style:name="T634" style:family="text">
      <style:text-properties fo:font-style="normal" officeooo:rsid="2c3a9307" style:font-style-asian="normal" style:font-style-complex="normal"/>
    </style:style>
    <style:style style:name="T635" style:family="text">
      <style:text-properties fo:font-style="normal" officeooo:rsid="2c3bbaa3" style:font-style-asian="normal" style:font-style-complex="normal"/>
    </style:style>
    <style:style style:name="T636" style:family="text">
      <style:text-properties fo:font-style="normal" officeooo:rsid="2c3c945c" style:font-style-asian="normal" style:font-style-complex="normal"/>
    </style:style>
    <style:style style:name="T637" style:family="text">
      <style:text-properties fo:font-style="normal" officeooo:rsid="2c3d686a" style:font-style-asian="normal" style:font-style-complex="normal"/>
    </style:style>
    <style:style style:name="T638" style:family="text">
      <style:text-properties fo:font-style="normal" officeooo:rsid="2c3f8532" style:font-style-asian="normal" style:font-style-complex="normal"/>
    </style:style>
    <style:style style:name="T639" style:family="text">
      <style:text-properties fo:font-style="normal" officeooo:rsid="2c428f9f" style:font-style-asian="normal" style:font-style-complex="normal"/>
    </style:style>
    <style:style style:name="T640" style:family="text">
      <style:text-properties fo:font-style="normal" officeooo:rsid="2c449a48" style:font-style-asian="normal" style:font-style-complex="normal"/>
    </style:style>
    <style:style style:name="T641" style:family="text">
      <style:text-properties fo:font-style="normal" officeooo:rsid="2c533fc3" style:font-style-asian="normal" style:font-style-complex="normal"/>
    </style:style>
    <style:style style:name="T642" style:family="text">
      <style:text-properties officeooo:rsid="2553756c"/>
    </style:style>
    <style:style style:name="T643" style:family="text">
      <style:text-properties officeooo:rsid="2557217f"/>
    </style:style>
    <style:style style:name="T644" style:family="text">
      <style:text-properties officeooo:rsid="2558e9c4"/>
    </style:style>
    <style:style style:name="T645" style:family="text">
      <style:text-properties officeooo:rsid="255e4489"/>
    </style:style>
    <style:style style:name="T646" style:family="text">
      <style:text-properties officeooo:rsid="257376f2"/>
    </style:style>
    <style:style style:name="T647" style:family="text">
      <style:text-properties officeooo:rsid="2574d303"/>
    </style:style>
    <style:style style:name="T648" style:family="text">
      <style:text-properties officeooo:rsid="2574fdaa"/>
    </style:style>
    <style:style style:name="T649" style:family="text">
      <style:text-properties officeooo:rsid="25754f8c"/>
    </style:style>
    <style:style style:name="T650" style:family="text">
      <style:text-properties officeooo:rsid="2576a761"/>
    </style:style>
    <style:style style:name="T651" style:family="text">
      <style:text-properties officeooo:rsid="25811f26"/>
    </style:style>
    <style:style style:name="T652" style:family="text">
      <style:text-properties officeooo:rsid="258624f5"/>
    </style:style>
    <style:style style:name="T653" style:family="text">
      <style:text-properties officeooo:rsid="25a42156"/>
    </style:style>
    <style:style style:name="T654" style:family="text">
      <style:text-properties officeooo:rsid="25bb9ad8"/>
    </style:style>
    <style:style style:name="T655" style:family="text">
      <style:text-properties officeooo:rsid="25d02abc"/>
    </style:style>
    <style:style style:name="T656" style:family="text">
      <style:text-properties officeooo:rsid="25d53c96"/>
    </style:style>
    <style:style style:name="T657" style:family="text">
      <style:text-properties officeooo:rsid="25de1857"/>
    </style:style>
    <style:style style:name="T658" style:family="text">
      <style:text-properties officeooo:rsid="25e231ae"/>
    </style:style>
    <style:style style:name="T659" style:family="text">
      <style:text-properties style:text-position="0% 100%"/>
    </style:style>
    <style:style style:name="T660" style:family="text">
      <style:text-properties style:text-position="0% 100%" fo:font-style="normal" officeooo:rsid="260dbdf6" style:font-style-asian="normal" style:font-style-complex="normal"/>
    </style:style>
    <style:style style:name="T661" style:family="text">
      <style:text-properties style:text-position="0% 100%" fo:font-style="normal" officeooo:rsid="260f067a" style:font-style-asian="normal" style:font-style-complex="normal"/>
    </style:style>
    <style:style style:name="T662" style:family="text">
      <style:text-properties style:text-position="0% 100%" fo:font-style="normal" officeooo:rsid="2612c3fe" style:font-style-asian="normal" style:font-style-complex="normal"/>
    </style:style>
    <style:style style:name="T663" style:family="text">
      <style:text-properties style:text-position="0% 100%" fo:font-style="normal" officeooo:rsid="260fc9de" style:font-style-asian="normal" style:font-style-complex="normal"/>
    </style:style>
    <style:style style:name="T664" style:family="text">
      <style:text-properties style:text-position="0% 100%" fo:font-style="normal" officeooo:rsid="2610d63a" style:font-style-asian="normal" style:font-style-complex="normal"/>
    </style:style>
    <style:style style:name="T665" style:family="text">
      <style:text-properties style:text-position="0% 100%" fo:font-style="normal" officeooo:rsid="2613b1f0" style:font-style-asian="normal" style:font-style-complex="normal"/>
    </style:style>
    <style:style style:name="T666" style:family="text">
      <style:text-properties style:text-position="0% 100%" fo:font-style="normal" officeooo:rsid="2614b81e" style:font-style-asian="normal" style:font-style-complex="normal"/>
    </style:style>
    <style:style style:name="T667" style:family="text">
      <style:text-properties style:text-position="0% 100%" fo:font-style="normal" officeooo:rsid="26153b6e" style:font-style-asian="normal" style:font-style-complex="normal"/>
    </style:style>
    <style:style style:name="T668" style:family="text">
      <style:text-properties style:text-position="0% 100%" fo:font-style="normal" officeooo:rsid="2615620c" style:font-style-asian="normal" style:font-style-complex="normal"/>
    </style:style>
    <style:style style:name="T669" style:family="text">
      <style:text-properties style:text-position="0% 100%" fo:font-style="normal" officeooo:rsid="2617cd27" style:font-style-asian="normal" style:font-style-complex="normal"/>
    </style:style>
    <style:style style:name="T670" style:family="text">
      <style:text-properties style:text-position="0% 100%" fo:font-style="normal" officeooo:rsid="261624b6" style:font-style-asian="normal" style:font-style-complex="normal"/>
    </style:style>
    <style:style style:name="T671" style:family="text">
      <style:text-properties style:text-position="0% 100%" fo:font-style="normal" officeooo:rsid="2617a4fe" style:font-style-asian="normal" style:font-style-complex="normal"/>
    </style:style>
    <style:style style:name="T672" style:family="text">
      <style:text-properties style:text-position="0% 100%" fo:font-style="normal" officeooo:rsid="26189037" style:font-style-asian="normal" style:font-style-complex="normal"/>
    </style:style>
    <style:style style:name="T673" style:family="text">
      <style:text-properties style:text-position="0% 100%" fo:font-style="normal" officeooo:rsid="26194a57" style:font-style-asian="normal" style:font-style-complex="normal"/>
    </style:style>
    <style:style style:name="T674" style:family="text">
      <style:text-properties style:text-position="0% 100%" fo:font-style="normal" officeooo:rsid="261b0710" style:font-style-asian="normal" style:font-style-complex="normal"/>
    </style:style>
    <style:style style:name="T675" style:family="text">
      <style:text-properties style:text-position="0% 100%" fo:font-style="normal" officeooo:rsid="261cca76" style:font-style-asian="normal" style:font-style-complex="normal"/>
    </style:style>
    <style:style style:name="T676" style:family="text">
      <style:text-properties style:text-position="0% 100%" fo:font-style="normal" officeooo:rsid="261e2193" style:font-style-asian="normal" style:font-style-complex="normal"/>
    </style:style>
    <style:style style:name="T677" style:family="text">
      <style:text-properties style:text-position="0% 100%" fo:font-style="normal" officeooo:rsid="261fbb9d" style:font-style-asian="normal" style:font-style-complex="normal"/>
    </style:style>
    <style:style style:name="T678" style:family="text">
      <style:text-properties style:text-position="0% 100%" fo:font-style="normal" officeooo:rsid="2622f956" style:font-style-asian="normal" style:font-style-complex="normal"/>
    </style:style>
    <style:style style:name="T679" style:family="text">
      <style:text-properties style:text-position="0% 100%" fo:font-style="normal" officeooo:rsid="26200820" style:font-style-asian="normal" style:font-style-complex="normal"/>
    </style:style>
    <style:style style:name="T680" style:family="text">
      <style:text-properties style:text-position="0% 100%" fo:font-style="normal" officeooo:rsid="2620e136" style:font-style-asian="normal" style:font-style-complex="normal"/>
    </style:style>
    <style:style style:name="T681" style:family="text">
      <style:text-properties style:text-position="0% 100%" fo:font-style="normal" officeooo:rsid="2622422d" style:font-style-asian="normal" style:font-style-complex="normal"/>
    </style:style>
    <style:style style:name="T682" style:family="text">
      <style:text-properties style:text-position="0% 100%" fo:font-style="normal" officeooo:rsid="2622727b" style:font-style-asian="normal" style:font-style-complex="normal"/>
    </style:style>
    <style:style style:name="T683" style:family="text">
      <style:text-properties style:text-position="0% 100%" fo:font-style="normal" officeooo:rsid="2622c56f" style:font-style-asian="normal" style:font-style-complex="normal"/>
    </style:style>
    <style:style style:name="T684" style:family="text">
      <style:text-properties style:text-position="0% 100%" fo:font-style="normal" officeooo:rsid="26232735" style:font-style-asian="normal" style:font-style-complex="normal"/>
    </style:style>
    <style:style style:name="T685" style:family="text">
      <style:text-properties style:text-position="0% 100%" fo:font-style="normal" officeooo:rsid="262495d2" style:font-style-asian="normal" style:font-style-complex="normal"/>
    </style:style>
    <style:style style:name="T686" style:family="text">
      <style:text-properties style:text-position="0% 100%" fo:font-style="normal" officeooo:rsid="26261144" style:font-style-asian="normal" style:font-style-complex="normal"/>
    </style:style>
    <style:style style:name="T687" style:family="text">
      <style:text-properties style:text-position="0% 100%" fo:font-style="normal" officeooo:rsid="2627e9fc" style:font-style-asian="normal" style:font-style-complex="normal"/>
    </style:style>
    <style:style style:name="T688" style:family="text">
      <style:text-properties style:text-position="0% 100%" fo:font-style="normal" officeooo:rsid="262909e3" style:font-style-asian="normal" style:font-style-complex="normal"/>
    </style:style>
    <style:style style:name="T689" style:family="text">
      <style:text-properties style:text-position="0% 100%" fo:font-style="normal" officeooo:rsid="262a6db9" style:font-style-asian="normal" style:font-style-complex="normal"/>
    </style:style>
    <style:style style:name="T690" style:family="text">
      <style:text-properties style:text-position="0% 100%" fo:font-style="normal" officeooo:rsid="0019f43d" style:font-style-asian="normal" style:font-style-complex="normal"/>
    </style:style>
    <style:style style:name="T691" style:family="text">
      <style:text-properties style:text-position="0% 100%" fo:font-style="normal" officeooo:rsid="262ac7b4" style:font-style-asian="normal" style:font-style-complex="normal"/>
    </style:style>
    <style:style style:name="T692" style:family="text">
      <style:text-properties style:text-position="0% 100%" fo:font-style="normal" officeooo:rsid="262b2b4f" style:font-style-asian="normal" style:font-style-complex="normal"/>
    </style:style>
    <style:style style:name="T693" style:family="text">
      <style:text-properties style:text-position="0% 100%" fo:font-style="normal" officeooo:rsid="262ca9a6" style:font-style-asian="normal" style:font-style-complex="normal"/>
    </style:style>
    <style:style style:name="T694" style:family="text">
      <style:text-properties style:text-position="0% 100%" fo:font-style="normal" officeooo:rsid="262db240" style:font-style-asian="normal" style:font-style-complex="normal"/>
    </style:style>
    <style:style style:name="T695" style:family="text">
      <style:text-properties style:text-position="0% 100%" fo:font-style="normal" officeooo:rsid="262ddd73" style:font-style-asian="normal" style:font-style-complex="normal"/>
    </style:style>
    <style:style style:name="T696" style:family="text">
      <style:text-properties style:text-position="0% 100%" fo:font-style="normal" officeooo:rsid="262eceb2" style:font-style-asian="normal" style:font-style-complex="normal"/>
    </style:style>
    <style:style style:name="T697" style:family="text">
      <style:text-properties style:text-position="0% 100%" fo:font-style="normal" officeooo:rsid="263008a4" style:font-style-asian="normal" style:font-style-complex="normal"/>
    </style:style>
    <style:style style:name="T698" style:family="text">
      <style:text-properties style:text-position="0% 100%" fo:font-style="normal" officeooo:rsid="26314cdc" style:font-style-asian="normal" style:font-style-complex="normal"/>
    </style:style>
    <style:style style:name="T699" style:family="text">
      <style:text-properties style:text-position="0% 100%" fo:font-style="normal" officeooo:rsid="2632c702" style:font-style-asian="normal" style:font-style-complex="normal"/>
    </style:style>
    <style:style style:name="T700" style:family="text">
      <style:text-properties style:text-position="0% 100%" fo:font-style="normal" officeooo:rsid="26337e1b" style:font-style-asian="normal" style:font-style-complex="normal"/>
    </style:style>
    <style:style style:name="T701" style:family="text">
      <style:text-properties style:text-position="0% 100%" fo:font-style="normal" officeooo:rsid="263445e2" style:font-style-asian="normal" style:font-style-complex="normal"/>
    </style:style>
    <style:style style:name="T702" style:family="text">
      <style:text-properties style:text-position="0% 100%" fo:font-style="normal" officeooo:rsid="2635b55d" style:font-style-asian="normal" style:font-style-complex="normal"/>
    </style:style>
    <style:style style:name="T703" style:family="text">
      <style:text-properties style:text-position="0% 100%" fo:font-style="normal" style:text-underline-style="none" fo:font-weight="normal" style:font-style-asian="normal" style:font-weight-asian="normal" style:font-style-complex="normal" style:font-weight-complex="normal"/>
    </style:style>
    <style:style style:name="T704"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705"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706"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707"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708"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709"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710"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711"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712"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713"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714"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715"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716"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717"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718"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719"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720"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721"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722"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723"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724"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725"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726"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27"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28"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29"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30"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31"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32"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33"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34"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35"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36"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737"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738"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739"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740"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741"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742"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743"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744"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745"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746"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747"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748"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749"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750"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751"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752"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753"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754"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755"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756"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757"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758"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759"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760"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761"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762"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763"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764"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765"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766"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775"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776"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777" style:family="text">
      <style:text-properties style:text-position="0% 100%" fo:font-style="italic" officeooo:rsid="261b0710" style:font-style-asian="italic" style:font-style-complex="italic"/>
    </style:style>
    <style:style style:name="T778" style:family="text">
      <style:text-properties style:text-position="0% 100%" fo:font-style="italic" officeooo:rsid="261e2193" style:font-style-asian="italic" style:font-style-complex="italic"/>
    </style:style>
    <style:style style:name="T779" style:family="text">
      <style:text-properties style:text-position="0% 100%" fo:font-style="italic" officeooo:rsid="26232735" style:font-style-asian="italic" style:font-style-complex="italic"/>
    </style:style>
    <style:style style:name="T780" style:family="text">
      <style:text-properties style:text-position="0% 100%" fo:font-style="italic" officeooo:rsid="262db240" style:font-style-asian="italic" style:font-style-complex="italic"/>
    </style:style>
    <style:style style:name="T781" style:family="text">
      <style:text-properties style:text-position="0% 100%" fo:font-style="italic" officeooo:rsid="367317e5" style:font-style-asian="italic" style:font-style-complex="italic"/>
    </style:style>
    <style:style style:name="T782" style:family="text">
      <style:text-properties style:text-position="0% 100%" fo:font-style="italic" officeooo:rsid="36922ffc" style:font-style-asian="italic" style:font-style-complex="italic"/>
    </style:style>
    <style:style style:name="T783" style:family="text">
      <style:text-properties style:text-position="0% 100%" fo:font-style="italic" officeooo:rsid="3693ef7c" style:font-style-asian="italic" style:font-style-complex="italic"/>
    </style:style>
    <style:style style:name="T784" style:family="text">
      <style:text-properties style:text-position="0% 100%" fo:font-style="italic" officeooo:rsid="36a4edb3" style:font-style-asian="italic" style:font-style-complex="italic"/>
    </style:style>
    <style:style style:name="T785" style:family="text">
      <style:text-properties style:text-position="0% 100%" fo:font-style="italic" officeooo:rsid="36a580c1" style:font-style-asian="italic" style:font-style-complex="italic"/>
    </style:style>
    <style:style style:name="T786"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787" style:family="text">
      <style:text-properties style:text-position="0% 100%" fo:language="ru" fo:country="RU"/>
    </style:style>
    <style:style style:name="T788"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789"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790"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791"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792"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793"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794"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795"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796"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797"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798"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799"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800"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801"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802"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803"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804"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805"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806"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807"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808"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809"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810"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811"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812"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813" style:family="text">
      <style:text-properties style:text-position="0% 100%" fo:language="ru" fo:country="RU" officeooo:rsid="31675a22"/>
    </style:style>
    <style:style style:name="T814"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815"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816" style:family="text">
      <style:text-properties style:text-position="0% 100%" officeooo:rsid="1327ae62"/>
    </style:style>
    <style:style style:name="T817" style:family="text">
      <style:text-properties style:text-position="0% 100%" officeooo:rsid="3674e250"/>
    </style:style>
    <style:style style:name="T818" style:family="text">
      <style:text-properties style:text-position="0% 100%" officeooo:rsid="3675b426"/>
    </style:style>
    <style:style style:name="T819" style:family="text">
      <style:text-properties style:text-position="0% 100%" officeooo:rsid="3675ef59"/>
    </style:style>
    <style:style style:name="T820" style:family="text">
      <style:text-properties style:text-position="0% 100%" officeooo:rsid="3677ea6d"/>
    </style:style>
    <style:style style:name="T821" style:family="text">
      <style:text-properties style:text-position="0% 100%" officeooo:rsid="367959e1"/>
    </style:style>
    <style:style style:name="T822" style:family="text">
      <style:text-properties style:text-position="0% 100%" officeooo:rsid="367ab140"/>
    </style:style>
    <style:style style:name="T823" style:family="text">
      <style:text-properties style:text-position="0% 100%" officeooo:rsid="367c8ac6"/>
    </style:style>
    <style:style style:name="T824" style:family="text">
      <style:text-properties style:text-position="0% 100%" officeooo:rsid="367e6a04"/>
    </style:style>
    <style:style style:name="T825" style:family="text">
      <style:text-properties style:text-position="0% 100%" officeooo:rsid="36803b8e"/>
    </style:style>
    <style:style style:name="T826" style:family="text">
      <style:text-properties style:text-position="0% 100%" officeooo:rsid="36815707"/>
    </style:style>
    <style:style style:name="T827" style:family="text">
      <style:text-properties style:text-position="0% 100%" officeooo:rsid="3683154d"/>
    </style:style>
    <style:style style:name="T828" style:family="text">
      <style:text-properties style:text-position="0% 100%" officeooo:rsid="36845962"/>
    </style:style>
    <style:style style:name="T829" style:family="text">
      <style:text-properties style:text-position="0% 100%" officeooo:rsid="36854636"/>
    </style:style>
    <style:style style:name="T830" style:family="text">
      <style:text-properties style:text-position="0% 100%" officeooo:rsid="36855ec5"/>
    </style:style>
    <style:style style:name="T831" style:family="text">
      <style:text-properties style:text-position="0% 100%" officeooo:rsid="3686ba10"/>
    </style:style>
    <style:style style:name="T832" style:family="text">
      <style:text-properties style:text-position="0% 100%" officeooo:rsid="36886a0f"/>
    </style:style>
    <style:style style:name="T833" style:family="text">
      <style:text-properties style:text-position="0% 100%" officeooo:rsid="3688a4a3"/>
    </style:style>
    <style:style style:name="T834" style:family="text">
      <style:text-properties style:text-position="0% 100%" officeooo:rsid="3688f881"/>
    </style:style>
    <style:style style:name="T835" style:family="text">
      <style:text-properties style:text-position="0% 100%" officeooo:rsid="368a9145"/>
    </style:style>
    <style:style style:name="T836" style:family="text">
      <style:text-properties style:text-position="0% 100%" officeooo:rsid="368c4dca"/>
    </style:style>
    <style:style style:name="T837" style:family="text">
      <style:text-properties style:text-position="0% 100%" officeooo:rsid="368d4000"/>
    </style:style>
    <style:style style:name="T838" style:family="text">
      <style:text-properties style:text-position="0% 100%" officeooo:rsid="368dbc21"/>
    </style:style>
    <style:style style:name="T839" style:family="text">
      <style:text-properties style:text-position="0% 100%" officeooo:rsid="368f293f"/>
    </style:style>
    <style:style style:name="T840" style:family="text">
      <style:text-properties style:text-position="0% 100%" officeooo:rsid="3690904f"/>
    </style:style>
    <style:style style:name="T841" style:family="text">
      <style:text-properties style:text-position="0% 100%" officeooo:rsid="36914afc"/>
    </style:style>
    <style:style style:name="T842" style:family="text">
      <style:text-properties style:text-position="0% 100%" officeooo:rsid="36922ffc"/>
    </style:style>
    <style:style style:name="T843" style:family="text">
      <style:text-properties style:text-position="0% 100%" officeooo:rsid="3692a64f"/>
    </style:style>
    <style:style style:name="T844" style:family="text">
      <style:text-properties style:text-position="0% 100%" officeooo:rsid="36931d64"/>
    </style:style>
    <style:style style:name="T845" style:family="text">
      <style:text-properties style:text-position="0% 100%" officeooo:rsid="36932de6"/>
    </style:style>
    <style:style style:name="T846" style:family="text">
      <style:text-properties style:text-position="0% 100%" officeooo:rsid="36935832"/>
    </style:style>
    <style:style style:name="T847" style:family="text">
      <style:text-properties style:text-position="0% 100%" officeooo:rsid="3693ef7c"/>
    </style:style>
    <style:style style:name="T848" style:family="text">
      <style:text-properties style:text-position="0% 100%" officeooo:rsid="36955053"/>
    </style:style>
    <style:style style:name="T849" style:family="text">
      <style:text-properties style:text-position="0% 100%" officeooo:rsid="36957e01"/>
    </style:style>
    <style:style style:name="T850" style:family="text">
      <style:text-properties style:text-position="0% 100%" officeooo:rsid="3695cc5a"/>
    </style:style>
    <style:style style:name="T851" style:family="text">
      <style:text-properties style:text-position="0% 100%" officeooo:rsid="36967724"/>
    </style:style>
    <style:style style:name="T852" style:family="text">
      <style:text-properties style:text-position="0% 100%" officeooo:rsid="36977102"/>
    </style:style>
    <style:style style:name="T853" style:family="text">
      <style:text-properties style:text-position="0% 100%" officeooo:rsid="36995388"/>
    </style:style>
    <style:style style:name="T854" style:family="text">
      <style:text-properties style:text-position="0% 100%" officeooo:rsid="369aae96"/>
    </style:style>
    <style:style style:name="T855" style:family="text">
      <style:text-properties style:text-position="0% 100%" officeooo:rsid="367317e5"/>
    </style:style>
    <style:style style:name="T856" style:family="text">
      <style:text-properties style:text-position="0% 100%" officeooo:rsid="369c72b6"/>
    </style:style>
    <style:style style:name="T857" style:family="text">
      <style:text-properties style:text-position="0% 100%" officeooo:rsid="369cfebb"/>
    </style:style>
    <style:style style:name="T858" style:family="text">
      <style:text-properties style:text-position="0% 100%" officeooo:rsid="369deba4"/>
    </style:style>
    <style:style style:name="T859" style:family="text">
      <style:text-properties style:text-position="0% 100%" officeooo:rsid="369f2581"/>
    </style:style>
    <style:style style:name="T860" style:family="text">
      <style:text-properties style:text-position="0% 100%" officeooo:rsid="36a01a69"/>
    </style:style>
    <style:style style:name="T861" style:family="text">
      <style:text-properties style:text-position="0% 100%" officeooo:rsid="36a184c0"/>
    </style:style>
    <style:style style:name="T862" style:family="text">
      <style:text-properties style:text-position="0% 100%" officeooo:rsid="36a1c866"/>
    </style:style>
    <style:style style:name="T863" style:family="text">
      <style:text-properties style:text-position="0% 100%" officeooo:rsid="36a36b0a"/>
    </style:style>
    <style:style style:name="T864" style:family="text">
      <style:text-properties style:text-position="0% 100%" officeooo:rsid="36a4edb3"/>
    </style:style>
    <style:style style:name="T865" style:family="text">
      <style:text-properties style:text-position="0% 100%" officeooo:rsid="0019f43d"/>
    </style:style>
    <style:style style:name="T866" style:family="text">
      <style:text-properties style:text-position="0% 100%" officeooo:rsid="36a5648a"/>
    </style:style>
    <style:style style:name="T867" style:family="text">
      <style:text-properties style:text-position="0% 100%" officeooo:rsid="36a580c1"/>
    </style:style>
    <style:style style:name="T868" style:family="text">
      <style:text-properties style:text-position="0% 100%" officeooo:rsid="36a786d8"/>
    </style:style>
    <style:style style:name="T869" style:family="text">
      <style:text-properties style:text-position="0% 100%" officeooo:rsid="36a85673"/>
    </style:style>
    <style:style style:name="T870" style:family="text">
      <style:text-properties style:text-position="0% 100%" officeooo:rsid="36aa4ecb"/>
    </style:style>
    <style:style style:name="T871" style:family="text">
      <style:text-properties style:text-position="0% 100%" officeooo:rsid="36aa8940"/>
    </style:style>
    <style:style style:name="T872" style:family="text">
      <style:text-properties style:text-position="0% 100%" officeooo:rsid="36ab38a2"/>
    </style:style>
    <style:style style:name="T873" style:family="text">
      <style:text-properties style:text-position="0% 100%" officeooo:rsid="36ac21dd"/>
    </style:style>
    <style:style style:name="T874" style:family="text">
      <style:text-properties style:text-position="0% 100%" officeooo:rsid="36ac66ec"/>
    </style:style>
    <style:style style:name="T875" style:family="text">
      <style:text-properties style:text-position="0% 100%" officeooo:rsid="36ae163b"/>
    </style:style>
    <style:style style:name="T876" style:family="text">
      <style:text-properties style:text-position="0% 100%" officeooo:rsid="36af40cb"/>
    </style:style>
    <style:style style:name="T877" style:family="text">
      <style:text-properties style:text-position="0% 100%" officeooo:rsid="36b1390e"/>
    </style:style>
    <style:style style:name="T878" style:family="text">
      <style:text-properties fo:font-variant="small-caps" officeooo:rsid="25e231ae"/>
    </style:style>
    <style:style style:name="T879" style:family="text">
      <style:text-properties fo:font-variant="small-caps" officeooo:rsid="2883c0f2"/>
    </style:style>
    <style:style style:name="T880" style:family="text">
      <style:text-properties fo:font-variant="small-caps" officeooo:rsid="2889d7f3"/>
    </style:style>
    <style:style style:name="T881" style:family="text">
      <style:text-properties officeooo:rsid="25f1e6e5"/>
    </style:style>
    <style:style style:name="T882" style:family="text">
      <style:text-properties officeooo:rsid="25f4d45a"/>
    </style:style>
    <style:style style:name="T883" style:family="text">
      <style:text-properties officeooo:rsid="25f4d82f"/>
    </style:style>
    <style:style style:name="T884" style:family="text">
      <style:text-properties officeooo:rsid="25fc104b"/>
    </style:style>
    <style:style style:name="T885" style:family="text">
      <style:text-properties officeooo:rsid="26039648"/>
    </style:style>
    <style:style style:name="T886" style:family="text">
      <style:text-properties officeooo:rsid="269f958d"/>
    </style:style>
    <style:style style:name="T887" style:family="text">
      <style:text-properties officeooo:rsid="26a0152e"/>
    </style:style>
    <style:style style:name="T888" style:family="text">
      <style:text-properties officeooo:rsid="26a1e005"/>
    </style:style>
    <style:style style:name="T889" style:family="text">
      <style:text-properties officeooo:rsid="26a3629f"/>
    </style:style>
    <style:style style:name="T890" style:family="text">
      <style:text-properties officeooo:rsid="26cc0495"/>
    </style:style>
    <style:style style:name="T891" style:family="text">
      <style:text-properties officeooo:rsid="26dcf35d"/>
    </style:style>
    <style:style style:name="T892" style:family="text">
      <style:text-properties officeooo:rsid="26eb53bb"/>
    </style:style>
    <style:style style:name="T893" style:family="text">
      <style:text-properties officeooo:rsid="26ed0b05"/>
    </style:style>
    <style:style style:name="T894" style:family="text">
      <style:text-properties style:text-underline-style="none" fo:font-weight="normal" style:font-weight-asian="normal" style:font-weight-complex="normal"/>
    </style:style>
    <style:style style:name="T895" style:family="text">
      <style:text-properties style:text-underline-style="none" fo:font-weight="normal" officeooo:rsid="0019f43d" style:font-weight-asian="normal" style:font-weight-complex="normal"/>
    </style:style>
    <style:style style:name="T896" style:family="text">
      <style:text-properties style:text-underline-style="none" fo:font-weight="normal" officeooo:rsid="26f0cc49" style:font-weight-asian="normal" style:font-weight-complex="normal"/>
    </style:style>
    <style:style style:name="T897" style:family="text">
      <style:text-properties style:text-underline-style="none" fo:font-weight="normal" officeooo:rsid="26f21b8e" style:font-weight-asian="normal" style:font-weight-complex="normal"/>
    </style:style>
    <style:style style:name="T898" style:family="text">
      <style:text-properties style:text-underline-style="none" fo:font-weight="normal" officeooo:rsid="26f22fdd" style:font-weight-asian="normal" style:font-weight-complex="normal"/>
    </style:style>
    <style:style style:name="T899" style:family="text">
      <style:text-properties style:text-underline-style="none" fo:font-weight="normal" officeooo:rsid="26f3a31f" style:font-weight-asian="normal" style:font-weight-complex="normal"/>
    </style:style>
    <style:style style:name="T900" style:family="text">
      <style:text-properties style:text-underline-style="none" fo:font-weight="normal" officeooo:rsid="26f3bf79" style:font-weight-asian="normal" style:font-weight-complex="normal"/>
    </style:style>
    <style:style style:name="T901" style:family="text">
      <style:text-properties style:text-underline-style="none" fo:font-weight="normal" officeooo:rsid="26f62f41" style:font-weight-asian="normal" style:font-weight-complex="normal"/>
    </style:style>
    <style:style style:name="T902" style:family="text">
      <style:text-properties style:text-underline-style="none" fo:font-weight="normal" officeooo:rsid="26f7305a" style:font-weight-asian="normal" style:font-weight-complex="normal"/>
    </style:style>
    <style:style style:name="T903" style:family="text">
      <style:text-properties style:text-underline-style="none" fo:font-weight="normal" officeooo:rsid="26f8d740" style:font-weight-asian="normal" style:font-weight-complex="normal"/>
    </style:style>
    <style:style style:name="T904" style:family="text">
      <style:text-properties style:text-underline-style="none" fo:font-weight="normal" officeooo:rsid="26f9ab08" style:font-weight-asian="normal" style:font-weight-complex="normal"/>
    </style:style>
    <style:style style:name="T905" style:family="text">
      <style:text-properties style:text-underline-style="none" fo:font-weight="normal" officeooo:rsid="26fa35ab" style:font-weight-asian="normal" style:font-weight-complex="normal"/>
    </style:style>
    <style:style style:name="T906" style:family="text">
      <style:text-properties style:text-underline-style="none" fo:font-weight="normal" officeooo:rsid="26fbb10a" style:font-weight-asian="normal" style:font-weight-complex="normal"/>
    </style:style>
    <style:style style:name="T907" style:family="text">
      <style:text-properties style:text-underline-style="none" fo:font-weight="normal" officeooo:rsid="26fcaa46" style:font-weight-asian="normal" style:font-weight-complex="normal"/>
    </style:style>
    <style:style style:name="T908" style:family="text">
      <style:text-properties style:text-underline-style="none" fo:font-weight="normal" officeooo:rsid="26fda3be" style:font-weight-asian="normal" style:font-weight-complex="normal"/>
    </style:style>
    <style:style style:name="T909" style:family="text">
      <style:text-properties style:text-underline-style="none" fo:font-weight="normal" officeooo:rsid="27006521" style:font-weight-asian="normal" style:font-weight-complex="normal"/>
    </style:style>
    <style:style style:name="T910" style:family="text">
      <style:text-properties style:text-underline-style="none" fo:font-weight="normal" officeooo:rsid="27023623" style:font-weight-asian="normal" style:font-weight-complex="normal"/>
    </style:style>
    <style:style style:name="T911" style:family="text">
      <style:text-properties style:text-underline-style="none" fo:font-weight="normal" officeooo:rsid="27027f67" style:font-weight-asian="normal" style:font-weight-complex="normal"/>
    </style:style>
    <style:style style:name="T912" style:family="text">
      <style:text-properties style:text-underline-style="none" fo:font-weight="normal" officeooo:rsid="2702d68f" style:font-weight-asian="normal" style:font-weight-complex="normal"/>
    </style:style>
    <style:style style:name="T913" style:family="text">
      <style:text-properties style:text-underline-style="none" fo:font-weight="normal" officeooo:rsid="2704a272" style:font-weight-asian="normal" style:font-weight-complex="normal"/>
    </style:style>
    <style:style style:name="T914" style:family="text">
      <style:text-properties style:text-underline-style="none" fo:font-weight="normal" officeooo:rsid="270632ed" style:font-weight-asian="normal" style:font-weight-complex="normal"/>
    </style:style>
    <style:style style:name="T915" style:family="text">
      <style:text-properties style:text-underline-style="none" fo:font-weight="normal" officeooo:rsid="2707a573" style:font-weight-asian="normal" style:font-weight-complex="normal"/>
    </style:style>
    <style:style style:name="T916" style:family="text">
      <style:text-properties style:text-underline-style="none" fo:font-weight="normal" officeooo:rsid="2707e481" style:font-weight-asian="normal" style:font-weight-complex="normal"/>
    </style:style>
    <style:style style:name="T917" style:family="text">
      <style:text-properties style:text-underline-style="none" fo:font-weight="normal" officeooo:rsid="2708aec8" style:font-weight-asian="normal" style:font-weight-complex="normal"/>
    </style:style>
    <style:style style:name="T918" style:family="text">
      <style:text-properties style:text-underline-style="none" fo:font-weight="normal" officeooo:rsid="270a6a8f" style:font-weight-asian="normal" style:font-weight-complex="normal"/>
    </style:style>
    <style:style style:name="T919" style:family="text">
      <style:text-properties style:text-underline-style="none" fo:font-weight="normal" officeooo:rsid="270c6309" style:font-weight-asian="normal" style:font-weight-complex="normal"/>
    </style:style>
    <style:style style:name="T920" style:family="text">
      <style:text-properties style:text-underline-style="none" fo:font-weight="normal" officeooo:rsid="270cfbf9" style:font-weight-asian="normal" style:font-weight-complex="normal"/>
    </style:style>
    <style:style style:name="T921" style:family="text">
      <style:text-properties style:text-underline-style="none" fo:font-weight="normal" officeooo:rsid="270d27e3" style:font-weight-asian="normal" style:font-weight-complex="normal"/>
    </style:style>
    <style:style style:name="T922" style:family="text">
      <style:text-properties style:text-underline-style="none" fo:font-weight="normal" officeooo:rsid="270daf30" style:font-weight-asian="normal" style:font-weight-complex="normal"/>
    </style:style>
    <style:style style:name="T923" style:family="text">
      <style:text-properties style:text-underline-style="none" fo:font-weight="normal" officeooo:rsid="270fa282" style:font-weight-asian="normal" style:font-weight-complex="normal"/>
    </style:style>
    <style:style style:name="T924" style:family="text">
      <style:text-properties style:text-underline-style="none" fo:font-weight="normal" officeooo:rsid="270ff4d6" style:font-weight-asian="normal" style:font-weight-complex="normal"/>
    </style:style>
    <style:style style:name="T925" style:family="text">
      <style:text-properties style:text-underline-style="none" fo:font-weight="normal" officeooo:rsid="27103237" style:font-weight-asian="normal" style:font-weight-complex="normal"/>
    </style:style>
    <style:style style:name="T926" style:family="text">
      <style:text-properties style:text-underline-style="none" fo:font-weight="normal" officeooo:rsid="2710fcd3" style:font-weight-asian="normal" style:font-weight-complex="normal"/>
    </style:style>
    <style:style style:name="T927" style:family="text">
      <style:text-properties style:text-underline-style="none" fo:font-weight="normal" officeooo:rsid="271195a6" style:font-weight-asian="normal" style:font-weight-complex="normal"/>
    </style:style>
    <style:style style:name="T928" style:family="text">
      <style:text-properties style:text-underline-style="none" fo:font-weight="normal" officeooo:rsid="2712928d" style:font-weight-asian="normal" style:font-weight-complex="normal"/>
    </style:style>
    <style:style style:name="T929" style:family="text">
      <style:text-properties style:text-underline-style="none" fo:font-weight="normal" officeooo:rsid="27148fb0" style:font-weight-asian="normal" style:font-weight-complex="normal"/>
    </style:style>
    <style:style style:name="T930" style:family="text">
      <style:text-properties style:text-underline-style="none" fo:font-weight="normal" officeooo:rsid="2715cddd" style:font-weight-asian="normal" style:font-weight-complex="normal"/>
    </style:style>
    <style:style style:name="T931" style:family="text">
      <style:text-properties style:text-underline-style="none" fo:font-weight="normal" officeooo:rsid="27173529" style:font-weight-asian="normal" style:font-weight-complex="normal"/>
    </style:style>
    <style:style style:name="T932" style:family="text">
      <style:text-properties style:text-underline-style="none" fo:font-weight="normal" officeooo:rsid="27185c00" style:font-weight-asian="normal" style:font-weight-complex="normal"/>
    </style:style>
    <style:style style:name="T933" style:family="text">
      <style:text-properties style:text-underline-style="none" fo:font-weight="normal" officeooo:rsid="271971ed" style:font-weight-asian="normal" style:font-weight-complex="normal"/>
    </style:style>
    <style:style style:name="T934" style:family="text">
      <style:text-properties style:text-underline-style="none" fo:font-weight="normal" officeooo:rsid="271a423d" style:font-weight-asian="normal" style:font-weight-complex="normal"/>
    </style:style>
    <style:style style:name="T935" style:family="text">
      <style:text-properties style:text-underline-style="none" fo:font-weight="normal" officeooo:rsid="271bfd50" style:font-weight-asian="normal" style:font-weight-complex="normal"/>
    </style:style>
    <style:style style:name="T936" style:family="text">
      <style:text-properties style:text-underline-style="none" fo:font-weight="normal" officeooo:rsid="271f5f6f" style:font-weight-asian="normal" style:font-weight-complex="normal"/>
    </style:style>
    <style:style style:name="T937" style:family="text">
      <style:text-properties style:text-underline-style="none" fo:font-weight="normal" officeooo:rsid="2720d5c9" style:font-weight-asian="normal" style:font-weight-complex="normal"/>
    </style:style>
    <style:style style:name="T938" style:family="text">
      <style:text-properties style:text-underline-style="none" fo:font-weight="normal" officeooo:rsid="27224ca8" style:font-weight-asian="normal" style:font-weight-complex="normal"/>
    </style:style>
    <style:style style:name="T939" style:family="text">
      <style:text-properties style:text-underline-style="none" fo:font-weight="normal" officeooo:rsid="2722d556" style:font-weight-asian="normal" style:font-weight-complex="normal"/>
    </style:style>
    <style:style style:name="T940" style:family="text">
      <style:text-properties style:text-underline-style="none" fo:font-weight="normal" officeooo:rsid="2722f2f5" style:font-weight-asian="normal" style:font-weight-complex="normal"/>
    </style:style>
    <style:style style:name="T941" style:family="text">
      <style:text-properties style:text-underline-style="none" fo:font-weight="normal" officeooo:rsid="272356cf" style:font-weight-asian="normal" style:font-weight-complex="normal"/>
    </style:style>
    <style:style style:name="T942" style:family="text">
      <style:text-properties style:text-underline-style="none" fo:font-weight="normal" officeooo:rsid="2723cfb4" style:font-weight-asian="normal" style:font-weight-complex="normal"/>
    </style:style>
    <style:style style:name="T943" style:family="text">
      <style:text-properties style:text-underline-style="none" fo:font-weight="normal" officeooo:rsid="27247e22" style:font-weight-asian="normal" style:font-weight-complex="normal"/>
    </style:style>
    <style:style style:name="T944" style:family="text">
      <style:text-properties style:text-underline-style="none" fo:font-weight="normal" officeooo:rsid="27247e8b" style:font-weight-asian="normal" style:font-weight-complex="normal"/>
    </style:style>
    <style:style style:name="T945" style:family="text">
      <style:text-properties style:text-underline-style="none" fo:font-weight="normal" officeooo:rsid="2724e8e4" style:font-weight-asian="normal" style:font-weight-complex="normal"/>
    </style:style>
    <style:style style:name="T946" style:family="text">
      <style:text-properties style:text-underline-style="none" fo:font-weight="normal" officeooo:rsid="2725c098" style:font-weight-asian="normal" style:font-weight-complex="normal"/>
    </style:style>
    <style:style style:name="T947" style:family="text">
      <style:text-properties style:text-underline-style="none" fo:font-weight="normal" officeooo:rsid="272730b4" style:font-weight-asian="normal" style:font-weight-complex="normal"/>
    </style:style>
    <style:style style:name="T948" style:family="text">
      <style:text-properties style:text-underline-style="none" fo:font-weight="normal" officeooo:rsid="2727b186" style:font-weight-asian="normal" style:font-weight-complex="normal"/>
    </style:style>
    <style:style style:name="T949" style:family="text">
      <style:text-properties style:text-underline-style="none" fo:font-weight="normal" officeooo:rsid="2727d71f" style:font-weight-asian="normal" style:font-weight-complex="normal"/>
    </style:style>
    <style:style style:name="T950" style:family="text">
      <style:text-properties style:text-underline-style="none" fo:font-weight="normal" officeooo:rsid="27294290" style:font-weight-asian="normal" style:font-weight-complex="normal"/>
    </style:style>
    <style:style style:name="T951" style:family="text">
      <style:text-properties style:text-underline-style="none" fo:font-weight="normal" officeooo:rsid="272991f3" style:font-weight-asian="normal" style:font-weight-complex="normal"/>
    </style:style>
    <style:style style:name="T952" style:family="text">
      <style:text-properties style:text-underline-style="none" fo:font-weight="normal" officeooo:rsid="2729e5be" style:font-weight-asian="normal" style:font-weight-complex="normal"/>
    </style:style>
    <style:style style:name="T953" style:family="text">
      <style:text-properties style:text-underline-style="none" fo:font-weight="normal" officeooo:rsid="272a22ed" style:font-weight-asian="normal" style:font-weight-complex="normal"/>
    </style:style>
    <style:style style:name="T954" style:family="text">
      <style:text-properties style:text-underline-style="none" fo:font-weight="normal" officeooo:rsid="272c026e" style:font-weight-asian="normal" style:font-weight-complex="normal"/>
    </style:style>
    <style:style style:name="T955" style:family="text">
      <style:text-properties style:text-underline-style="none" fo:font-weight="normal" officeooo:rsid="272dea0f" style:font-weight-asian="normal" style:font-weight-complex="normal"/>
    </style:style>
    <style:style style:name="T956" style:family="text">
      <style:text-properties style:text-underline-style="none" fo:font-weight="normal" officeooo:rsid="272ed242" style:font-weight-asian="normal" style:font-weight-complex="normal"/>
    </style:style>
    <style:style style:name="T957" style:family="text">
      <style:text-properties style:text-underline-style="none" fo:font-weight="normal" officeooo:rsid="273175db" style:font-weight-asian="normal" style:font-weight-complex="normal"/>
    </style:style>
    <style:style style:name="T958" style:family="text">
      <style:text-properties style:text-underline-style="none" fo:font-weight="normal" officeooo:rsid="27319936" style:font-weight-asian="normal" style:font-weight-complex="normal"/>
    </style:style>
    <style:style style:name="T959" style:family="text">
      <style:text-properties style:text-underline-style="none" fo:font-weight="normal" officeooo:rsid="27334f0b" style:font-weight-asian="normal" style:font-weight-complex="normal"/>
    </style:style>
    <style:style style:name="T960" style:family="text">
      <style:text-properties style:text-underline-style="none" fo:font-weight="normal" officeooo:rsid="2734e802" style:font-weight-asian="normal" style:font-weight-complex="normal"/>
    </style:style>
    <style:style style:name="T961" style:family="text">
      <style:text-properties style:text-underline-style="none" fo:font-weight="normal" officeooo:rsid="2736e69d" style:font-weight-asian="normal" style:font-weight-complex="normal"/>
    </style:style>
    <style:style style:name="T962" style:family="text">
      <style:text-properties style:text-underline-style="none" fo:font-weight="normal" officeooo:rsid="2737528f" style:font-weight-asian="normal" style:font-weight-complex="normal"/>
    </style:style>
    <style:style style:name="T963" style:family="text">
      <style:text-properties style:text-underline-style="none" fo:font-weight="normal" officeooo:rsid="2738adc1" style:font-weight-asian="normal" style:font-weight-complex="normal"/>
    </style:style>
    <style:style style:name="T964" style:family="text">
      <style:text-properties style:text-underline-style="none" fo:font-weight="normal" officeooo:rsid="273b619b" style:font-weight-asian="normal" style:font-weight-complex="normal"/>
    </style:style>
    <style:style style:name="T965" style:family="text">
      <style:text-properties style:text-underline-style="none" fo:font-weight="normal" officeooo:rsid="273c878f" style:font-weight-asian="normal" style:font-weight-complex="normal"/>
    </style:style>
    <style:style style:name="T966" style:family="text">
      <style:text-properties style:text-underline-style="none" fo:font-weight="normal" officeooo:rsid="273e3c18" style:font-weight-asian="normal" style:font-weight-complex="normal"/>
    </style:style>
    <style:style style:name="T967" style:family="text">
      <style:text-properties style:text-underline-style="none" fo:font-weight="normal" officeooo:rsid="273fbe86" style:font-weight-asian="normal" style:font-weight-complex="normal"/>
    </style:style>
    <style:style style:name="T968" style:family="text">
      <style:text-properties style:text-underline-style="none" fo:font-weight="normal" officeooo:rsid="274058d9" style:font-weight-asian="normal" style:font-weight-complex="normal"/>
    </style:style>
    <style:style style:name="T969" style:family="text">
      <style:text-properties style:text-underline-style="none" fo:font-weight="normal" officeooo:rsid="2741314a" style:font-weight-asian="normal" style:font-weight-complex="normal"/>
    </style:style>
    <style:style style:name="T970" style:family="text">
      <style:text-properties style:text-underline-style="none" fo:font-weight="normal" officeooo:rsid="27423fe9" style:font-weight-asian="normal" style:font-weight-complex="normal"/>
    </style:style>
    <style:style style:name="T971" style:family="text">
      <style:text-properties style:text-underline-style="none" fo:font-weight="normal" officeooo:rsid="27438709" style:font-weight-asian="normal" style:font-weight-complex="normal"/>
    </style:style>
    <style:style style:name="T972" style:family="text">
      <style:text-properties style:text-underline-style="none" fo:font-weight="normal" officeooo:rsid="2744eaed" style:font-weight-asian="normal" style:font-weight-complex="normal"/>
    </style:style>
    <style:style style:name="T973" style:family="text">
      <style:text-properties style:text-underline-style="none" fo:font-weight="normal" officeooo:rsid="27453f2c" style:font-weight-asian="normal" style:font-weight-complex="normal"/>
    </style:style>
    <style:style style:name="T974" style:family="text">
      <style:text-properties style:text-underline-style="none" fo:font-weight="normal" officeooo:rsid="2746b4e9" style:font-weight-asian="normal" style:font-weight-complex="normal"/>
    </style:style>
    <style:style style:name="T975" style:family="text">
      <style:text-properties officeooo:rsid="2746b4e9"/>
    </style:style>
    <style:style style:name="T976" style:family="text">
      <style:text-properties officeooo:rsid="2746c2d5"/>
    </style:style>
    <style:style style:name="T977" style:family="text">
      <style:text-properties officeooo:rsid="27479bbb"/>
    </style:style>
    <style:style style:name="T978" style:family="text">
      <style:text-properties officeooo:rsid="27480677"/>
    </style:style>
    <style:style style:name="T979" style:family="text">
      <style:text-properties officeooo:rsid="2748728f"/>
    </style:style>
    <style:style style:name="T980" style:family="text">
      <style:text-properties officeooo:rsid="274a9426"/>
    </style:style>
    <style:style style:name="T981" style:family="text">
      <style:text-properties officeooo:rsid="27513c03"/>
    </style:style>
    <style:style style:name="T982" style:family="text">
      <style:text-properties officeooo:rsid="2753fff0"/>
    </style:style>
    <style:style style:name="T983" style:family="text">
      <style:text-properties officeooo:rsid="2754e837"/>
    </style:style>
    <style:style style:name="T984" style:family="text">
      <style:text-properties officeooo:rsid="2755efe5"/>
    </style:style>
    <style:style style:name="T985" style:family="text">
      <style:text-properties officeooo:rsid="2762abb0"/>
    </style:style>
    <style:style style:name="T986" style:family="text">
      <style:text-properties officeooo:rsid="276b8745"/>
    </style:style>
    <style:style style:name="T987" style:family="text">
      <style:text-properties officeooo:rsid="27703645"/>
    </style:style>
    <style:style style:name="T988" style:family="text">
      <style:text-properties officeooo:rsid="27802657"/>
    </style:style>
    <style:style style:name="T989" style:family="text">
      <style:text-properties officeooo:rsid="2789b869"/>
    </style:style>
    <style:style style:name="T990" style:family="text">
      <style:text-properties officeooo:rsid="278bd764"/>
    </style:style>
    <style:style style:name="T991" style:family="text">
      <style:text-properties officeooo:rsid="278e22e7"/>
    </style:style>
    <style:style style:name="T992" style:family="text">
      <style:text-properties officeooo:rsid="278f8536"/>
    </style:style>
    <style:style style:name="T993" style:family="text">
      <style:text-properties officeooo:rsid="2790f8a2"/>
    </style:style>
    <style:style style:name="T994" style:family="text">
      <style:text-properties officeooo:rsid="279188a8"/>
    </style:style>
    <style:style style:name="T995" style:family="text">
      <style:text-properties officeooo:rsid="0019f43d"/>
    </style:style>
    <style:style style:name="T996" style:family="text">
      <style:text-properties officeooo:rsid="27928128"/>
    </style:style>
    <style:style style:name="T997" style:family="text">
      <style:text-properties officeooo:rsid="2796e2bb"/>
    </style:style>
    <style:style style:name="T998" style:family="text">
      <style:text-properties officeooo:rsid="2799ecfc"/>
    </style:style>
    <style:style style:name="T999" style:family="text">
      <style:text-properties officeooo:rsid="27a1e07b"/>
    </style:style>
    <style:style style:name="T1000" style:family="text">
      <style:text-properties officeooo:rsid="27a3d696"/>
    </style:style>
    <style:style style:name="T1001" style:family="text">
      <style:text-properties officeooo:rsid="27a53b3a"/>
    </style:style>
    <style:style style:name="T1002" style:family="text">
      <style:text-properties officeooo:rsid="27a5415d"/>
    </style:style>
    <style:style style:name="T1003" style:family="text">
      <style:text-properties officeooo:rsid="27a699f1"/>
    </style:style>
    <style:style style:name="T1004" style:family="text">
      <style:text-properties officeooo:rsid="27a6b879"/>
    </style:style>
    <style:style style:name="T1005" style:family="text">
      <style:text-properties officeooo:rsid="27aa0fc9"/>
    </style:style>
    <style:style style:name="T1006" style:family="text">
      <style:text-properties officeooo:rsid="27aa3c06"/>
    </style:style>
    <style:style style:name="T1007" style:family="text">
      <style:text-properties officeooo:rsid="27accb15"/>
    </style:style>
    <style:style style:name="T1008" style:family="text">
      <style:text-properties officeooo:rsid="27b0a313"/>
    </style:style>
    <style:style style:name="T1009" style:family="text">
      <style:text-properties officeooo:rsid="27b83421"/>
    </style:style>
    <style:style style:name="T1010" style:family="text">
      <style:text-properties officeooo:rsid="27bb8778"/>
    </style:style>
    <style:style style:name="T1011" style:family="text">
      <style:text-properties officeooo:rsid="27bdc87e"/>
    </style:style>
    <style:style style:name="T1012" style:family="text">
      <style:text-properties officeooo:rsid="27c048b5"/>
    </style:style>
    <style:style style:name="T1013" style:family="text">
      <style:text-properties officeooo:rsid="27c2c2b1"/>
    </style:style>
    <style:style style:name="T1014" style:family="text">
      <style:text-properties officeooo:rsid="27c61f93"/>
    </style:style>
    <style:style style:name="T1015" style:family="text">
      <style:text-properties officeooo:rsid="27c6bd49"/>
    </style:style>
    <style:style style:name="T1016" style:family="text">
      <style:text-properties officeooo:rsid="27cc2dc3"/>
    </style:style>
    <style:style style:name="T1017" style:family="text">
      <style:text-properties officeooo:rsid="27ccbc3a"/>
    </style:style>
    <style:style style:name="T1018" style:family="text">
      <style:text-properties officeooo:rsid="27cdb8cc"/>
    </style:style>
    <style:style style:name="T1019" style:family="text">
      <style:text-properties officeooo:rsid="27cfa002"/>
    </style:style>
    <style:style style:name="T1020" style:family="text">
      <style:text-properties officeooo:rsid="27d16745"/>
    </style:style>
    <style:style style:name="T1021" style:family="text">
      <style:text-properties officeooo:rsid="27d1bcea"/>
    </style:style>
    <style:style style:name="T1022" style:family="text">
      <style:text-properties officeooo:rsid="27d2c05d"/>
    </style:style>
    <style:style style:name="T1023" style:family="text">
      <style:text-properties officeooo:rsid="27d372f7"/>
    </style:style>
    <style:style style:name="T1024" style:family="text">
      <style:text-properties officeooo:rsid="27d3aed3"/>
    </style:style>
    <style:style style:name="T1025" style:family="text">
      <style:text-properties officeooo:rsid="27d3f680"/>
    </style:style>
    <style:style style:name="T1026" style:family="text">
      <style:text-properties officeooo:rsid="27d5a8b1"/>
    </style:style>
    <style:style style:name="T1027" style:family="text">
      <style:text-properties officeooo:rsid="27d7053e"/>
    </style:style>
    <style:style style:name="T1028" style:family="text">
      <style:text-properties officeooo:rsid="27db0858"/>
    </style:style>
    <style:style style:name="T1029" style:family="text">
      <style:text-properties officeooo:rsid="27dde781"/>
    </style:style>
    <style:style style:name="T1030" style:family="text">
      <style:text-properties officeooo:rsid="27decfc7"/>
    </style:style>
    <style:style style:name="T1031" style:family="text">
      <style:text-properties officeooo:rsid="27e0aed0"/>
    </style:style>
    <style:style style:name="T1032" style:family="text">
      <style:text-properties officeooo:rsid="27f85594"/>
    </style:style>
    <style:style style:name="T1033" style:family="text">
      <style:text-properties officeooo:rsid="27fb4928"/>
    </style:style>
    <style:style style:name="T1034" style:family="text">
      <style:text-properties officeooo:rsid="2802d76c"/>
    </style:style>
    <style:style style:name="T1035" style:family="text">
      <style:text-properties officeooo:rsid="280d6a7e"/>
    </style:style>
    <style:style style:name="T1036" style:family="text">
      <style:text-properties officeooo:rsid="28158749"/>
    </style:style>
    <style:style style:name="T1037" style:family="text">
      <style:text-properties officeooo:rsid="281e2632"/>
    </style:style>
    <style:style style:name="T1038" style:family="text">
      <style:text-properties officeooo:rsid="2823cb19"/>
    </style:style>
    <style:style style:name="T1039" style:family="text">
      <style:text-properties officeooo:rsid="28275b57"/>
    </style:style>
    <style:style style:name="T1040" style:family="text">
      <style:text-properties officeooo:rsid="2845d016"/>
    </style:style>
    <style:style style:name="T1041" style:family="text">
      <style:text-properties officeooo:rsid="28493888"/>
    </style:style>
    <style:style style:name="T1042" style:family="text">
      <style:text-properties officeooo:rsid="284a19f1"/>
    </style:style>
    <style:style style:name="T1043" style:family="text">
      <style:text-properties officeooo:rsid="285d6da4"/>
    </style:style>
    <style:style style:name="T1044" style:family="text">
      <style:text-properties officeooo:rsid="285e297a"/>
    </style:style>
    <style:style style:name="T1045" style:family="text">
      <style:text-properties officeooo:rsid="2861726a"/>
    </style:style>
    <style:style style:name="T1046" style:family="text">
      <style:text-properties officeooo:rsid="286184a5"/>
    </style:style>
    <style:style style:name="T1047" style:family="text">
      <style:text-properties officeooo:rsid="28647a09"/>
    </style:style>
    <style:style style:name="T1048" style:family="text">
      <style:text-properties officeooo:rsid="286f8ef3"/>
    </style:style>
    <style:style style:name="T1049" style:family="text">
      <style:text-properties officeooo:rsid="28777306"/>
    </style:style>
    <style:style style:name="T1050" style:family="text">
      <style:text-properties officeooo:rsid="287d0d7b"/>
    </style:style>
    <style:style style:name="T1051" style:family="text">
      <style:text-properties officeooo:rsid="2881a4c0"/>
    </style:style>
    <style:style style:name="T1052" style:family="text">
      <style:text-properties officeooo:rsid="2883c0f2"/>
    </style:style>
    <style:style style:name="T1053" style:family="text">
      <style:text-properties officeooo:rsid="288a4ee6"/>
    </style:style>
    <style:style style:name="T1054" style:family="text">
      <style:text-properties officeooo:rsid="28952627"/>
    </style:style>
    <style:style style:name="T1055" style:family="text">
      <style:text-properties officeooo:rsid="289f8598"/>
    </style:style>
    <style:style style:name="T1056" style:family="text">
      <style:text-properties officeooo:rsid="28a2c438"/>
    </style:style>
    <style:style style:name="T1057" style:family="text">
      <style:text-properties officeooo:rsid="28a37b57"/>
    </style:style>
    <style:style style:name="T1058" style:family="text">
      <style:text-properties officeooo:rsid="28a4fa5c"/>
    </style:style>
    <style:style style:name="T1059" style:family="text">
      <style:text-properties officeooo:rsid="28a5eb21"/>
    </style:style>
    <style:style style:name="T1060" style:family="text">
      <style:text-properties officeooo:rsid="28aa8e0b"/>
    </style:style>
    <style:style style:name="T1061" style:family="text">
      <style:text-properties officeooo:rsid="28ac2e1b"/>
    </style:style>
    <style:style style:name="T1062" style:family="text">
      <style:text-properties officeooo:rsid="28b60f94"/>
    </style:style>
    <style:style style:name="T1063" style:family="text">
      <style:text-properties officeooo:rsid="28b800f0"/>
    </style:style>
    <style:style style:name="T1064" style:family="text">
      <style:text-properties officeooo:rsid="28b98639"/>
    </style:style>
    <style:style style:name="T1065" style:family="text">
      <style:text-properties officeooo:rsid="28b9ec49"/>
    </style:style>
    <style:style style:name="T1066" style:family="text">
      <style:text-properties officeooo:rsid="28c5a736"/>
    </style:style>
    <style:style style:name="T1067" style:family="text">
      <style:text-properties officeooo:rsid="28c73c6b"/>
    </style:style>
    <style:style style:name="T1068" style:family="text">
      <style:text-properties officeooo:rsid="28c88069"/>
    </style:style>
    <style:style style:name="T1069" style:family="text">
      <style:text-properties officeooo:rsid="28c88c48"/>
    </style:style>
    <style:style style:name="T1070" style:family="text">
      <style:text-properties officeooo:rsid="28de3227"/>
    </style:style>
    <style:style style:name="T1071" style:family="text">
      <style:text-properties officeooo:rsid="28edab4a"/>
    </style:style>
    <style:style style:name="T1072" style:family="text">
      <style:text-properties officeooo:rsid="28f0d877"/>
    </style:style>
    <style:style style:name="T1073" style:family="text">
      <style:text-properties officeooo:rsid="28fb164a"/>
    </style:style>
    <style:style style:name="T1074" style:family="text">
      <style:text-properties officeooo:rsid="28fde8a3"/>
    </style:style>
    <style:style style:name="T1075" style:family="text">
      <style:text-properties officeooo:rsid="29015585"/>
    </style:style>
    <style:style style:name="T1076" style:family="text">
      <style:text-properties officeooo:rsid="290d9ac8"/>
    </style:style>
    <style:style style:name="T1077" style:family="text">
      <style:text-properties officeooo:rsid="291392c2"/>
    </style:style>
    <style:style style:name="T1078" style:family="text">
      <style:text-properties officeooo:rsid="291757db"/>
    </style:style>
    <style:style style:name="T1079" style:family="text">
      <style:text-properties officeooo:rsid="291cfe32"/>
    </style:style>
    <style:style style:name="T1080" style:family="text">
      <style:text-properties officeooo:rsid="292eb36b"/>
    </style:style>
    <style:style style:name="T1081" style:family="text">
      <style:text-properties officeooo:rsid="292fbbca"/>
    </style:style>
    <style:style style:name="T1082" style:family="text">
      <style:text-properties officeooo:rsid="29355571"/>
    </style:style>
    <style:style style:name="T1083" style:family="text">
      <style:text-properties officeooo:rsid="2963d0ba"/>
    </style:style>
    <style:style style:name="T1084" style:family="text">
      <style:text-properties officeooo:rsid="2967f5a4"/>
    </style:style>
    <style:style style:name="T1085" style:family="text">
      <style:text-properties officeooo:rsid="296b152b"/>
    </style:style>
    <style:style style:name="T1086" style:family="text">
      <style:text-properties officeooo:rsid="296dc901"/>
    </style:style>
    <style:style style:name="T1087" style:family="text">
      <style:text-properties officeooo:rsid="296f4afc"/>
    </style:style>
    <style:style style:name="T1088" style:family="text">
      <style:text-properties officeooo:rsid="296fc8d6"/>
    </style:style>
    <style:style style:name="T1089" style:family="text">
      <style:text-properties officeooo:rsid="2974cb5c"/>
    </style:style>
    <style:style style:name="T1090" style:family="text">
      <style:text-properties officeooo:rsid="29871141"/>
    </style:style>
    <style:style style:name="T1091" style:family="text">
      <style:text-properties officeooo:rsid="298cb6c0"/>
    </style:style>
    <style:style style:name="T1092" style:family="text">
      <style:text-properties officeooo:rsid="299193d0"/>
    </style:style>
    <style:style style:name="T1093" style:family="text">
      <style:text-properties officeooo:rsid="29981e71"/>
    </style:style>
    <style:style style:name="T1094" style:family="text">
      <style:text-properties officeooo:rsid="299a19c7"/>
    </style:style>
    <style:style style:name="T1095" style:family="text">
      <style:text-properties officeooo:rsid="299a66dd"/>
    </style:style>
    <style:style style:name="T1096" style:family="text">
      <style:text-properties officeooo:rsid="29a9aef9"/>
    </style:style>
    <style:style style:name="T1097" style:family="text">
      <style:text-properties officeooo:rsid="29bde28d"/>
    </style:style>
    <style:style style:name="T1098" style:family="text">
      <style:text-properties officeooo:rsid="29be7997"/>
    </style:style>
    <style:style style:name="T1099" style:family="text">
      <style:text-properties officeooo:rsid="29c865b8"/>
    </style:style>
    <style:style style:name="T1100" style:family="text">
      <style:text-properties officeooo:rsid="29dc9388"/>
    </style:style>
    <style:style style:name="T1101" style:family="text">
      <style:text-properties officeooo:rsid="29e119a4"/>
    </style:style>
    <style:style style:name="T1102" style:family="text">
      <style:text-properties officeooo:rsid="29e853f1"/>
    </style:style>
    <style:style style:name="T1103" style:family="text">
      <style:text-properties officeooo:rsid="29ed2acb"/>
    </style:style>
    <style:style style:name="T1104" style:family="text">
      <style:text-properties officeooo:rsid="29ee71fc"/>
    </style:style>
    <style:style style:name="T1105" style:family="text">
      <style:text-properties officeooo:rsid="2a1efab3"/>
    </style:style>
    <style:style style:name="T1106" style:family="text">
      <style:text-properties officeooo:rsid="2a22a806"/>
    </style:style>
    <style:style style:name="T1107" style:family="text">
      <style:text-properties officeooo:rsid="2a2be931"/>
    </style:style>
    <style:style style:name="T1108" style:family="text">
      <style:text-properties officeooo:rsid="2a2cad4a"/>
    </style:style>
    <style:style style:name="T1109" style:family="text">
      <style:text-properties officeooo:rsid="2a3201b0"/>
    </style:style>
    <style:style style:name="T1110" style:family="text">
      <style:text-properties officeooo:rsid="2a32fd95"/>
    </style:style>
    <style:style style:name="T1111" style:family="text">
      <style:text-properties officeooo:rsid="2a33b9f5"/>
    </style:style>
    <style:style style:name="T1112" style:family="text">
      <style:text-properties officeooo:rsid="2a35821b"/>
    </style:style>
    <style:style style:name="T1113" style:family="text">
      <style:text-properties officeooo:rsid="2a362180"/>
    </style:style>
    <style:style style:name="T1114" style:family="text">
      <style:text-properties officeooo:rsid="2a37af6a"/>
    </style:style>
    <style:style style:name="T1115" style:family="text">
      <style:text-properties officeooo:rsid="2a399282"/>
    </style:style>
    <style:style style:name="T1116" style:family="text">
      <style:text-properties officeooo:rsid="2a41a9ac"/>
    </style:style>
    <style:style style:name="T1117" style:family="text">
      <style:text-properties officeooo:rsid="2a4394c2"/>
    </style:style>
    <style:style style:name="T1118" style:family="text">
      <style:text-properties officeooo:rsid="2a447609"/>
    </style:style>
    <style:style style:name="T1119" style:family="text">
      <style:text-properties officeooo:rsid="2a46fed5"/>
    </style:style>
    <style:style style:name="T1120" style:family="text">
      <style:text-properties officeooo:rsid="2a486041"/>
    </style:style>
    <style:style style:name="T1121" style:family="text">
      <style:text-properties officeooo:rsid="2a48c84a"/>
    </style:style>
    <style:style style:name="T1122" style:family="text">
      <style:text-properties officeooo:rsid="2a49bb12"/>
    </style:style>
    <style:style style:name="T1123" style:family="text">
      <style:text-properties officeooo:rsid="2a4b70c2"/>
    </style:style>
    <style:style style:name="T1124" style:family="text">
      <style:text-properties officeooo:rsid="2a51db01"/>
    </style:style>
    <style:style style:name="T1125" style:family="text">
      <style:text-properties officeooo:rsid="2a9204e8"/>
    </style:style>
    <style:style style:name="T1126" style:family="text">
      <style:text-properties officeooo:rsid="2aa886de"/>
    </style:style>
    <style:style style:name="T1127" style:family="text">
      <style:text-properties officeooo:rsid="2aab3652"/>
    </style:style>
    <style:style style:name="T1128" style:family="text">
      <style:text-properties officeooo:rsid="2ab811ec"/>
    </style:style>
    <style:style style:name="T1129" style:family="text">
      <style:text-properties officeooo:rsid="2ad2c6c0"/>
    </style:style>
    <style:style style:name="T1130" style:family="text">
      <style:text-properties officeooo:rsid="2ae33fff"/>
    </style:style>
    <style:style style:name="T1131" style:family="text">
      <style:text-properties officeooo:rsid="2af0c880"/>
    </style:style>
    <style:style style:name="T1132" style:family="text">
      <style:text-properties officeooo:rsid="2b0410fe"/>
    </style:style>
    <style:style style:name="T1133" style:family="text">
      <style:text-properties officeooo:rsid="2b06b029"/>
    </style:style>
    <style:style style:name="T1134" style:family="text">
      <style:text-properties officeooo:rsid="2b1010a6"/>
    </style:style>
    <style:style style:name="T1135" style:family="text">
      <style:text-properties officeooo:rsid="2b169918"/>
    </style:style>
    <style:style style:name="T1136" style:family="text">
      <style:text-properties officeooo:rsid="2b363470"/>
    </style:style>
    <style:style style:name="T1137" style:family="text">
      <style:text-properties officeooo:rsid="2b39844f"/>
    </style:style>
    <style:style style:name="T1138" style:family="text">
      <style:text-properties officeooo:rsid="2b4e3385"/>
    </style:style>
    <style:style style:name="T1139" style:family="text">
      <style:text-properties officeooo:rsid="2b6cc022"/>
    </style:style>
    <style:style style:name="T1140" style:family="text">
      <style:text-properties officeooo:rsid="2c010eeb"/>
    </style:style>
    <style:style style:name="T1141" style:family="text">
      <style:text-properties officeooo:rsid="2c40c51a"/>
    </style:style>
    <style:style style:name="T1142" style:family="text">
      <style:text-properties officeooo:rsid="2c4a6aa0"/>
    </style:style>
    <style:style style:name="T1143" style:family="text">
      <style:text-properties officeooo:rsid="2c6b354b"/>
    </style:style>
    <style:style style:name="T1144" style:family="text">
      <style:text-properties officeooo:rsid="2c73bbb9"/>
    </style:style>
    <style:style style:name="T1145" style:family="text">
      <style:text-properties officeooo:rsid="2c743c65"/>
    </style:style>
    <style:style style:name="T1146" style:family="text">
      <style:text-properties officeooo:rsid="2c77faf1"/>
    </style:style>
    <style:style style:name="T1147" style:family="text">
      <style:text-properties officeooo:rsid="2c84f578"/>
    </style:style>
    <style:style style:name="T1148" style:family="text">
      <style:text-properties officeooo:rsid="2c8f3aef"/>
    </style:style>
    <style:style style:name="T1149" style:family="text">
      <style:text-properties officeooo:rsid="2c91d140"/>
    </style:style>
    <style:style style:name="T1150" style:family="text">
      <style:text-properties officeooo:rsid="2c948ff0"/>
    </style:style>
    <style:style style:name="T1151" style:family="text">
      <style:text-properties officeooo:rsid="2c966c00"/>
    </style:style>
    <style:style style:name="T1152" style:family="text">
      <style:text-properties officeooo:rsid="2ca5b33f"/>
    </style:style>
    <style:style style:name="T1153" style:family="text">
      <style:text-properties officeooo:rsid="2ca6527e"/>
    </style:style>
    <style:style style:name="T1154" style:family="text">
      <style:text-properties officeooo:rsid="2ca7c416"/>
    </style:style>
    <style:style style:name="T1155" style:family="text">
      <style:text-properties officeooo:rsid="2ca8db4a"/>
    </style:style>
    <style:style style:name="T1156" style:family="text">
      <style:text-properties officeooo:rsid="2caa6348"/>
    </style:style>
    <style:style style:name="T1157" style:family="text">
      <style:text-properties officeooo:rsid="2cac40ed"/>
    </style:style>
    <style:style style:name="T1158" style:family="text">
      <style:text-properties officeooo:rsid="2caf52a6"/>
    </style:style>
    <style:style style:name="T1159" style:family="text">
      <style:text-properties officeooo:rsid="2cb79137"/>
    </style:style>
    <style:style style:name="T1160" style:family="text">
      <style:text-properties officeooo:rsid="2cc1aa41"/>
    </style:style>
    <style:style style:name="T1161" style:family="text">
      <style:text-properties officeooo:rsid="2cc39fa4"/>
    </style:style>
    <style:style style:name="T1162" style:family="text">
      <style:text-properties officeooo:rsid="2ce02f7c"/>
    </style:style>
    <style:style style:name="T1163" style:family="text">
      <style:text-properties officeooo:rsid="2ce15e72"/>
    </style:style>
    <style:style style:name="T1164" style:family="text">
      <style:text-properties officeooo:rsid="2ce20040"/>
    </style:style>
    <style:style style:name="T1165" style:family="text">
      <style:text-properties officeooo:rsid="2ce2adf9"/>
    </style:style>
    <style:style style:name="T1166" style:family="text">
      <style:text-properties officeooo:rsid="2ce5695f"/>
    </style:style>
    <style:style style:name="T1167" style:family="text">
      <style:text-properties officeooo:rsid="2ce72d1a"/>
    </style:style>
    <style:style style:name="T1168" style:family="text">
      <style:text-properties officeooo:rsid="2ce9fb72"/>
    </style:style>
    <style:style style:name="T1169" style:family="text">
      <style:text-properties officeooo:rsid="2cec5356"/>
    </style:style>
    <style:style style:name="T1170" style:family="text">
      <style:text-properties officeooo:rsid="2cf01ba4"/>
    </style:style>
    <style:style style:name="T1171" style:family="text">
      <style:text-properties officeooo:rsid="2cf61604"/>
    </style:style>
    <style:style style:name="T1172" style:family="text">
      <style:text-properties officeooo:rsid="2cf7af48"/>
    </style:style>
    <style:style style:name="T1173" style:family="text">
      <style:text-properties officeooo:rsid="2cff183b"/>
    </style:style>
    <style:style style:name="T1174" style:family="text">
      <style:text-properties officeooo:rsid="2d02c804"/>
    </style:style>
    <style:style style:name="T1175" style:family="text">
      <style:text-properties officeooo:rsid="2d08ef49"/>
    </style:style>
    <style:style style:name="T1176" style:family="text">
      <style:text-properties officeooo:rsid="2d09ca68"/>
    </style:style>
    <style:style style:name="T1177" style:family="text">
      <style:text-properties officeooo:rsid="2d0d029f"/>
    </style:style>
    <style:style style:name="T1178" style:family="text">
      <style:text-properties officeooo:rsid="2d0d8029"/>
    </style:style>
    <style:style style:name="T1179" style:family="text">
      <style:text-properties officeooo:rsid="2d11ead9"/>
    </style:style>
    <style:style style:name="T1180" style:family="text">
      <style:text-properties officeooo:rsid="2d1400fd"/>
    </style:style>
    <style:style style:name="T1181" style:family="text">
      <style:text-properties officeooo:rsid="2d22ab70"/>
    </style:style>
    <style:style style:name="T1182" style:family="text">
      <style:text-properties officeooo:rsid="2d23bd9b"/>
    </style:style>
    <style:style style:name="T1183" style:family="text">
      <style:text-properties officeooo:rsid="2d243607"/>
    </style:style>
    <style:style style:name="T1184" style:family="text">
      <style:text-properties officeooo:rsid="2d25480b"/>
    </style:style>
    <style:style style:name="T1185" style:family="text">
      <style:text-properties officeooo:rsid="2d2c0145"/>
    </style:style>
    <style:style style:name="T1186" style:family="text">
      <style:text-properties officeooo:rsid="2d2f9e62"/>
    </style:style>
    <style:style style:name="T1187" style:family="text">
      <style:text-properties officeooo:rsid="2d303626"/>
    </style:style>
    <style:style style:name="T1188" style:family="text">
      <style:text-properties officeooo:rsid="2d312535"/>
    </style:style>
    <style:style style:name="T1189" style:family="text">
      <style:text-properties officeooo:rsid="2d32da2a"/>
    </style:style>
    <style:style style:name="T1190" style:family="text">
      <style:text-properties officeooo:rsid="2d359df8"/>
    </style:style>
    <style:style style:name="T1191" style:family="text">
      <style:text-properties officeooo:rsid="2d3d5d50"/>
    </style:style>
    <style:style style:name="T1192" style:family="text">
      <style:text-properties officeooo:rsid="2d54f1d6"/>
    </style:style>
    <style:style style:name="T1193" style:family="text">
      <style:text-properties officeooo:rsid="2d56d9d6"/>
    </style:style>
    <style:style style:name="T1194" style:family="text">
      <style:text-properties officeooo:rsid="2d57629d"/>
    </style:style>
    <style:style style:name="T1195" style:family="text">
      <style:text-properties officeooo:rsid="2d585a96"/>
    </style:style>
    <style:style style:name="T1196" style:family="text">
      <style:text-properties officeooo:rsid="2d5ae08a"/>
    </style:style>
    <style:style style:name="T1197" style:family="text">
      <style:text-properties officeooo:rsid="2d5d3d7f"/>
    </style:style>
    <style:style style:name="T1198" style:family="text">
      <style:text-properties officeooo:rsid="2d60dd8d"/>
    </style:style>
    <style:style style:name="T1199" style:family="text">
      <style:text-properties officeooo:rsid="2d623b4b"/>
    </style:style>
    <style:style style:name="T1200" style:family="text">
      <style:text-properties officeooo:rsid="2d686a5d"/>
    </style:style>
    <style:style style:name="T1201" style:family="text">
      <style:text-properties officeooo:rsid="2d6c9d3a"/>
    </style:style>
    <style:style style:name="T1202" style:family="text">
      <style:text-properties officeooo:rsid="2d6efdab"/>
    </style:style>
    <style:style style:name="T1203" style:family="text">
      <style:text-properties officeooo:rsid="2d7a0568"/>
    </style:style>
    <style:style style:name="T1204" style:family="text">
      <style:text-properties officeooo:rsid="2d7b0b8c"/>
    </style:style>
    <style:style style:name="T1205" style:family="text">
      <style:text-properties style:font-name="Liberation Serif1"/>
    </style:style>
    <style:style style:name="T1206" style:family="text">
      <style:text-properties style:font-name="Liberation Serif1" officeooo:rsid="2d7b0b8c"/>
    </style:style>
    <style:style style:name="T1207" style:family="text">
      <style:text-properties style:font-name="Liberation Serif1" officeooo:rsid="2d949f01" style:font-name-asian="Liberation Serif1" style:font-name-complex="Liberation Serif1"/>
    </style:style>
    <style:style style:name="T1208" style:family="text">
      <style:text-properties style:font-name="Liberation Serif1" officeooo:rsid="2feaa7d8"/>
    </style:style>
    <style:style style:name="T1209" style:family="text">
      <style:text-properties style:font-name="Liberation Serif1" officeooo:rsid="2ff4eda2"/>
    </style:style>
    <style:style style:name="T1210" style:family="text">
      <style:text-properties style:font-name="Liberation Serif1" officeooo:rsid="2ff65981"/>
    </style:style>
    <style:style style:name="T1211" style:family="text">
      <style:text-properties style:font-name="Liberation Serif1" officeooo:rsid="2ff6aa2c"/>
    </style:style>
    <style:style style:name="T1212" style:family="text">
      <style:text-properties style:font-name="Liberation Serif1" officeooo:rsid="2ff871d0"/>
    </style:style>
    <style:style style:name="T1213" style:family="text">
      <style:text-properties style:font-name="Liberation Serif1" officeooo:rsid="2ff8e327"/>
    </style:style>
    <style:style style:name="T1214" style:family="text">
      <style:text-properties style:font-name="Liberation Serif1" officeooo:rsid="0019f43d"/>
    </style:style>
    <style:style style:name="T1215" style:family="text">
      <style:text-properties style:font-name="Liberation Serif1" officeooo:rsid="2ffa381f"/>
    </style:style>
    <style:style style:name="T1216" style:family="text">
      <style:text-properties style:font-name="Liberation Serif1" officeooo:rsid="2ffc0677"/>
    </style:style>
    <style:style style:name="T1217" style:family="text">
      <style:text-properties style:font-name="Liberation Serif1" officeooo:rsid="2ffdf7d1"/>
    </style:style>
    <style:style style:name="T1218" style:family="text">
      <style:text-properties style:font-name="Liberation Serif1" officeooo:rsid="2fff021b"/>
    </style:style>
    <style:style style:name="T1219" style:family="text">
      <style:text-properties style:font-name="Liberation Serif1" officeooo:rsid="2fff8a07"/>
    </style:style>
    <style:style style:name="T1220" style:family="text">
      <style:text-properties style:font-name="Liberation Serif1" officeooo:rsid="30011c1b"/>
    </style:style>
    <style:style style:name="T1221" style:family="text">
      <style:text-properties style:font-name="Liberation Serif1" officeooo:rsid="300192ed"/>
    </style:style>
    <style:style style:name="T1222" style:family="text">
      <style:text-properties style:font-name="Liberation Serif1" officeooo:rsid="3001caf1"/>
    </style:style>
    <style:style style:name="T1223" style:family="text">
      <style:text-properties style:font-name="Liberation Serif1" officeooo:rsid="30037d39"/>
    </style:style>
    <style:style style:name="T1224" style:family="text">
      <style:text-properties style:font-name="Liberation Serif1" officeooo:rsid="30039e57"/>
    </style:style>
    <style:style style:name="T1225" style:family="text">
      <style:text-properties style:font-name="Liberation Serif1" officeooo:rsid="30045bb7"/>
    </style:style>
    <style:style style:name="T1226" style:family="text">
      <style:text-properties style:font-name="Liberation Serif1" fo:font-style="italic" officeooo:rsid="30039e57" style:font-style-asian="italic" style:font-style-complex="italic"/>
    </style:style>
    <style:style style:name="T1227" style:family="text">
      <style:text-properties style:font-name="Liberation Serif1" fo:font-style="italic" officeooo:rsid="354261da" style:font-style-asian="italic" style:font-style-complex="italic"/>
    </style:style>
    <style:style style:name="T1228" style:family="text">
      <style:text-properties style:font-name="Liberation Serif1" fo:font-style="italic" officeooo:rsid="35454348" style:font-style-asian="italic" style:font-style-complex="italic"/>
    </style:style>
    <style:style style:name="T1229" style:family="text">
      <style:text-properties style:font-name="Liberation Serif1" officeooo:rsid="316f20bc"/>
    </style:style>
    <style:style style:name="T1230" style:family="text">
      <style:text-properties style:font-name="Liberation Serif1" officeooo:rsid="32f33149"/>
    </style:style>
    <style:style style:name="T1231" style:family="text">
      <style:text-properties style:font-name="Liberation Serif1" officeooo:rsid="350be67e"/>
    </style:style>
    <style:style style:name="T1232" style:family="text">
      <style:text-properties style:font-name="Liberation Serif1" officeooo:rsid="350e530a"/>
    </style:style>
    <style:style style:name="T1233" style:family="text">
      <style:text-properties style:font-name="Liberation Serif1" officeooo:rsid="351006f9"/>
    </style:style>
    <style:style style:name="T1234" style:family="text">
      <style:text-properties style:font-name="Liberation Serif1" officeooo:rsid="3511c927"/>
    </style:style>
    <style:style style:name="T1235" style:family="text">
      <style:text-properties style:font-name="Liberation Serif1" officeooo:rsid="3512730b"/>
    </style:style>
    <style:style style:name="T1236" style:family="text">
      <style:text-properties style:font-name="Liberation Serif1" officeooo:rsid="3513a139"/>
    </style:style>
    <style:style style:name="T1237" style:family="text">
      <style:text-properties style:font-name="Liberation Serif1" officeooo:rsid="35155d23"/>
    </style:style>
    <style:style style:name="T1238" style:family="text">
      <style:text-properties style:font-name="Liberation Serif1" officeooo:rsid="3515658b"/>
    </style:style>
    <style:style style:name="T1239" style:family="text">
      <style:text-properties style:font-name="Liberation Serif1" officeooo:rsid="3517429f"/>
    </style:style>
    <style:style style:name="T1240" style:family="text">
      <style:text-properties style:font-name="Liberation Serif1" officeooo:rsid="35183ddc"/>
    </style:style>
    <style:style style:name="T1241" style:family="text">
      <style:text-properties style:font-name="Liberation Serif1" officeooo:rsid="351a0602"/>
    </style:style>
    <style:style style:name="T1242" style:family="text">
      <style:text-properties style:font-name="Liberation Serif1" officeooo:rsid="351a373f"/>
    </style:style>
    <style:style style:name="T1243" style:family="text">
      <style:text-properties style:font-name="Liberation Serif1" officeooo:rsid="351c2b64"/>
    </style:style>
    <style:style style:name="T1244" style:family="text">
      <style:text-properties style:font-name="Liberation Serif1" officeooo:rsid="351c3b02"/>
    </style:style>
    <style:style style:name="T1245" style:family="text">
      <style:text-properties style:font-name="Liberation Serif1" officeooo:rsid="351d8cd9"/>
    </style:style>
    <style:style style:name="T1246" style:family="text">
      <style:text-properties style:font-name="Liberation Serif1" officeooo:rsid="351da2e7"/>
    </style:style>
    <style:style style:name="T1247" style:family="text">
      <style:text-properties style:font-name="Liberation Serif1" officeooo:rsid="351ef426"/>
    </style:style>
    <style:style style:name="T1248" style:family="text">
      <style:text-properties style:font-name="Liberation Serif1" officeooo:rsid="35205ad1"/>
    </style:style>
    <style:style style:name="T1249" style:family="text">
      <style:text-properties style:font-name="Liberation Serif1" officeooo:rsid="35211fd1"/>
    </style:style>
    <style:style style:name="T1250" style:family="text">
      <style:text-properties style:font-name="Liberation Serif1" officeooo:rsid="3522e941"/>
    </style:style>
    <style:style style:name="T1251" style:family="text">
      <style:text-properties style:font-name="Liberation Serif1" officeooo:rsid="35243a7a"/>
    </style:style>
    <style:style style:name="T1252" style:family="text">
      <style:text-properties style:font-name="Liberation Serif1" officeooo:rsid="352484cf"/>
    </style:style>
    <style:style style:name="T1253" style:family="text">
      <style:text-properties style:font-name="Liberation Serif1" officeooo:rsid="3524f8b1"/>
    </style:style>
    <style:style style:name="T1254" style:family="text">
      <style:text-properties style:font-name="Liberation Serif1" officeooo:rsid="3526087f"/>
    </style:style>
    <style:style style:name="T1255" style:family="text">
      <style:text-properties style:font-name="Liberation Serif1" officeooo:rsid="35272913"/>
    </style:style>
    <style:style style:name="T1256" style:family="text">
      <style:text-properties style:font-name="Liberation Serif1" officeooo:rsid="3528e2c6"/>
    </style:style>
    <style:style style:name="T1257" style:family="text">
      <style:text-properties style:font-name="Liberation Serif1" officeooo:rsid="352ba99a"/>
    </style:style>
    <style:style style:name="T1258" style:family="text">
      <style:text-properties style:font-name="Liberation Serif1" officeooo:rsid="352d61ca"/>
    </style:style>
    <style:style style:name="T1259" style:family="text">
      <style:text-properties style:font-name="Liberation Serif1" officeooo:rsid="352f2de8"/>
    </style:style>
    <style:style style:name="T1260" style:family="text">
      <style:text-properties style:font-name="Liberation Serif1" officeooo:rsid="352f88bf"/>
    </style:style>
    <style:style style:name="T1261" style:family="text">
      <style:text-properties style:font-name="Liberation Serif1" officeooo:rsid="352fc6af"/>
    </style:style>
    <style:style style:name="T1262" style:family="text">
      <style:text-properties style:font-name="Liberation Serif1" officeooo:rsid="353122cb"/>
    </style:style>
    <style:style style:name="T1263" style:family="text">
      <style:text-properties style:font-name="Liberation Serif1" officeooo:rsid="353299bd"/>
    </style:style>
    <style:style style:name="T1264" style:family="text">
      <style:text-properties style:font-name="Liberation Serif1" officeooo:rsid="3533a6f6"/>
    </style:style>
    <style:style style:name="T1265" style:family="text">
      <style:text-properties style:font-name="Liberation Serif1" officeooo:rsid="3534b7f9"/>
    </style:style>
    <style:style style:name="T1266" style:family="text">
      <style:text-properties style:font-name="Liberation Serif1" officeooo:rsid="3535bea4"/>
    </style:style>
    <style:style style:name="T1267" style:family="text">
      <style:text-properties style:font-name="Liberation Serif1" officeooo:rsid="3535d9d0"/>
    </style:style>
    <style:style style:name="T1268" style:family="text">
      <style:text-properties style:font-name="Liberation Serif1" officeooo:rsid="35372670"/>
    </style:style>
    <style:style style:name="T1269" style:family="text">
      <style:text-properties style:font-name="Liberation Serif1" officeooo:rsid="3538a29b"/>
    </style:style>
    <style:style style:name="T1270" style:family="text">
      <style:text-properties style:font-name="Liberation Serif1" officeooo:rsid="3538abbc"/>
    </style:style>
    <style:style style:name="T1271" style:family="text">
      <style:text-properties style:font-name="Liberation Serif1" officeooo:rsid="353a2f3b"/>
    </style:style>
    <style:style style:name="T1272" style:family="text">
      <style:text-properties style:font-name="Liberation Serif1" officeooo:rsid="353b2a3c"/>
    </style:style>
    <style:style style:name="T1273" style:family="text">
      <style:text-properties style:font-name="Liberation Serif1" officeooo:rsid="353b7344"/>
    </style:style>
    <style:style style:name="T1274" style:family="text">
      <style:text-properties style:font-name="Liberation Serif1" officeooo:rsid="353d212b"/>
    </style:style>
    <style:style style:name="T1275" style:family="text">
      <style:text-properties style:font-name="Liberation Serif1" officeooo:rsid="353d2cf6"/>
    </style:style>
    <style:style style:name="T1276" style:family="text">
      <style:text-properties style:font-name="Liberation Serif1" officeooo:rsid="353eaa73"/>
    </style:style>
    <style:style style:name="T1277" style:family="text">
      <style:text-properties style:font-name="Liberation Serif1" officeooo:rsid="353f37b9"/>
    </style:style>
    <style:style style:name="T1278" style:family="text">
      <style:text-properties style:font-name="Liberation Serif1" officeooo:rsid="35401e09"/>
    </style:style>
    <style:style style:name="T1279" style:family="text">
      <style:text-properties style:font-name="Liberation Serif1" officeooo:rsid="3540d95c"/>
    </style:style>
    <style:style style:name="T1280" style:family="text">
      <style:text-properties style:font-name="Liberation Serif1" officeooo:rsid="354261da"/>
    </style:style>
    <style:style style:name="T1281" style:family="text">
      <style:text-properties style:font-name="Liberation Serif1" officeooo:rsid="3542a384"/>
    </style:style>
    <style:style style:name="T1282" style:family="text">
      <style:text-properties style:font-name="Liberation Serif1" officeooo:rsid="3542a973"/>
    </style:style>
    <style:style style:name="T1283" style:family="text">
      <style:text-properties style:font-name="Liberation Serif1" officeooo:rsid="3543ff21"/>
    </style:style>
    <style:style style:name="T1284" style:family="text">
      <style:text-properties style:font-name="Liberation Serif1" officeooo:rsid="354527a4"/>
    </style:style>
    <style:style style:name="T1285" style:family="text">
      <style:text-properties style:font-name="Liberation Serif1" officeooo:rsid="35454348"/>
    </style:style>
    <style:style style:name="T1286" style:family="text">
      <style:text-properties style:font-name="Liberation Serif1" officeooo:rsid="35463571"/>
    </style:style>
    <style:style style:name="T1287" style:family="text">
      <style:text-properties style:font-name="Liberation Serif1" officeooo:rsid="35470f65"/>
    </style:style>
    <style:style style:name="T1288" style:family="text">
      <style:text-properties style:font-name="Liberation Serif1" officeooo:rsid="35485f53"/>
    </style:style>
    <style:style style:name="T1289" style:family="text">
      <style:text-properties style:font-name="Liberation Serif1" officeooo:rsid="354957df"/>
    </style:style>
    <style:style style:name="T1290" style:family="text">
      <style:text-properties style:font-name="Liberation Serif1" officeooo:rsid="354a6acf"/>
    </style:style>
    <style:style style:name="T1291" style:family="text">
      <style:text-properties style:font-name="Liberation Serif1" officeooo:rsid="354b821b"/>
    </style:style>
    <style:style style:name="T1292" style:family="text">
      <style:text-properties style:font-name="Liberation Serif1" officeooo:rsid="354d7aec"/>
    </style:style>
    <style:style style:name="T1293" style:family="text">
      <style:text-properties style:font-name="Liberation Serif1" officeooo:rsid="354d99f1"/>
    </style:style>
    <style:style style:name="T1294" style:family="text">
      <style:text-properties style:font-name="Liberation Serif1" officeooo:rsid="354ea220"/>
    </style:style>
    <style:style style:name="T1295" style:family="text">
      <style:text-properties style:font-name="Liberation Serif1" officeooo:rsid="354eca11"/>
    </style:style>
    <style:style style:name="T1296" style:family="text">
      <style:text-properties style:font-name="Liberation Serif1" officeooo:rsid="354fa1d8"/>
    </style:style>
    <style:style style:name="T1297" style:family="text">
      <style:text-properties style:font-name="Liberation Serif1" officeooo:rsid="3550703b"/>
    </style:style>
    <style:style style:name="T1298" style:family="text">
      <style:text-properties style:font-name="Liberation Serif1" officeooo:rsid="35519fb4"/>
    </style:style>
    <style:style style:name="T1299" style:family="text">
      <style:text-properties style:font-name="Liberation Serif1" officeooo:rsid="35522bb2"/>
    </style:style>
    <style:style style:name="T1300" style:family="text">
      <style:text-properties style:font-name="Liberation Serif1" officeooo:rsid="35526e06"/>
    </style:style>
    <style:style style:name="T1301" style:family="text">
      <style:text-properties style:font-name="Liberation Serif1" officeooo:rsid="35532fa6"/>
    </style:style>
    <style:style style:name="T1302" style:family="text">
      <style:text-properties style:font-name="Liberation Serif"/>
    </style:style>
    <style:style style:name="T1303" style:family="text">
      <style:text-properties style:font-name="Liberation Serif" officeooo:rsid="2d8d5c0d"/>
    </style:style>
    <style:style style:name="T1304" style:family="text">
      <style:text-properties style:font-name="Liberation Serif" officeooo:rsid="2d8ddfe0"/>
    </style:style>
    <style:style style:name="T1305" style:family="text">
      <style:text-properties style:font-name="Liberation Serif" officeooo:rsid="2d8f1bdb"/>
    </style:style>
    <style:style style:name="T1306" style:family="text">
      <style:text-properties style:font-name="Liberation Serif" officeooo:rsid="2d8fb24c"/>
    </style:style>
    <style:style style:name="T1307" style:family="text">
      <style:text-properties style:font-name="Liberation Serif" officeooo:rsid="2d91a725"/>
    </style:style>
    <style:style style:name="T1308" style:family="text">
      <style:text-properties style:font-name="Liberation Serif" officeooo:rsid="2d91fd06"/>
    </style:style>
    <style:style style:name="T1309" style:family="text">
      <style:text-properties style:font-name="Liberation Serif" officeooo:rsid="2d93041e"/>
    </style:style>
    <style:style style:name="T1310" style:family="text">
      <style:text-properties style:font-name="Liberation Serif" officeooo:rsid="2d944219"/>
    </style:style>
    <style:style style:name="T1311" style:family="text">
      <style:text-properties style:font-name="Liberation Serif" style:font-name-asian="DejaVu Sans" style:font-name-complex="FreeSans"/>
    </style:style>
    <style:style style:name="T1312" style:family="text">
      <style:text-properties style:font-name="Liberation Serif" officeooo:rsid="2d949f01" style:font-name-asian="DejaVu Sans" style:font-name-complex="FreeSans"/>
    </style:style>
    <style:style style:name="T1313" style:family="text">
      <style:text-properties style:font-name="Liberation Serif" officeooo:rsid="2d95f9cc" style:font-name-asian="DejaVu Sans" style:font-name-complex="FreeSans"/>
    </style:style>
    <style:style style:name="T1314" style:family="text">
      <style:text-properties style:font-name="Liberation Serif" officeooo:rsid="2d975b46" style:font-name-asian="DejaVu Sans" style:font-name-complex="FreeSans"/>
    </style:style>
    <style:style style:name="T1315" style:family="text">
      <style:text-properties style:font-name="Liberation Serif" officeooo:rsid="2d97c0a1" style:font-name-asian="DejaVu Sans" style:font-name-complex="FreeSans"/>
    </style:style>
    <style:style style:name="T1316" style:family="text">
      <style:text-properties style:font-name="Liberation Serif" officeooo:rsid="2d97df8a" style:font-name-asian="DejaVu Sans" style:font-name-complex="FreeSans"/>
    </style:style>
    <style:style style:name="T1317" style:family="text">
      <style:text-properties style:font-name="Liberation Serif" officeooo:rsid="2d98f079" style:font-name-asian="DejaVu Sans" style:font-name-complex="FreeSans"/>
    </style:style>
    <style:style style:name="T1318" style:family="text">
      <style:text-properties style:font-name="Liberation Serif" officeooo:rsid="2d997ba5" style:font-name-asian="DejaVu Sans" style:font-name-complex="FreeSans"/>
    </style:style>
    <style:style style:name="T1319" style:family="text">
      <style:text-properties style:font-name="Liberation Serif" officeooo:rsid="0019f43d" style:font-name-asian="DejaVu Sans" style:font-name-complex="FreeSans"/>
    </style:style>
    <style:style style:name="T1320" style:family="text">
      <style:text-properties style:font-name="Liberation Serif" officeooo:rsid="2d9b0d07" style:font-name-asian="DejaVu Sans" style:font-name-complex="FreeSans"/>
    </style:style>
    <style:style style:name="T1321" style:family="text">
      <style:text-properties style:font-name="Liberation Serif" officeooo:rsid="2d9ba2d9" style:font-name-asian="DejaVu Sans" style:font-name-complex="FreeSans"/>
    </style:style>
    <style:style style:name="T1322" style:family="text">
      <style:text-properties style:font-name="Liberation Serif" officeooo:rsid="2d9d6cdf" style:font-name-asian="DejaVu Sans" style:font-name-complex="FreeSans"/>
    </style:style>
    <style:style style:name="T1323" style:family="text">
      <style:text-properties style:font-name="Liberation Serif" officeooo:rsid="2d9e50da" style:font-name-asian="DejaVu Sans" style:font-name-complex="FreeSans"/>
    </style:style>
    <style:style style:name="T1324" style:family="text">
      <style:text-properties style:font-name="Liberation Serif" officeooo:rsid="2da04856" style:font-name-asian="DejaVu Sans" style:font-name-complex="FreeSans"/>
    </style:style>
    <style:style style:name="T1325" style:family="text">
      <style:text-properties style:font-name="Liberation Serif" officeooo:rsid="2da069aa" style:font-name-asian="DejaVu Sans" style:font-name-complex="FreeSans"/>
    </style:style>
    <style:style style:name="T1326" style:family="text">
      <style:text-properties style:font-name="Liberation Serif" officeooo:rsid="2da06d8a" style:font-name-asian="DejaVu Sans" style:font-name-complex="FreeSans"/>
    </style:style>
    <style:style style:name="T1327" style:family="text">
      <style:text-properties style:font-name="Liberation Serif" officeooo:rsid="2da15e5c" style:font-name-asian="DejaVu Sans" style:font-name-complex="FreeSans"/>
    </style:style>
    <style:style style:name="T1328" style:family="text">
      <style:text-properties style:font-name="Liberation Serif" officeooo:rsid="2da254f9" style:font-name-asian="DejaVu Sans" style:font-name-complex="FreeSans"/>
    </style:style>
    <style:style style:name="T1329" style:family="text">
      <style:text-properties style:font-name="Liberation Serif" officeooo:rsid="2da3aa3b" style:font-name-asian="DejaVu Sans" style:font-name-complex="FreeSans"/>
    </style:style>
    <style:style style:name="T1330" style:family="text">
      <style:text-properties style:font-name="Liberation Serif" officeooo:rsid="2da537f2" style:font-name-asian="DejaVu Sans" style:font-name-complex="FreeSans"/>
    </style:style>
    <style:style style:name="T1331" style:family="text">
      <style:text-properties style:font-name="Liberation Serif" officeooo:rsid="2da6f49c" style:font-name-asian="DejaVu Sans" style:font-name-complex="FreeSans"/>
    </style:style>
    <style:style style:name="T1332" style:family="text">
      <style:text-properties style:font-name="Liberation Serif" officeooo:rsid="2da843f6" style:font-name-asian="DejaVu Sans" style:font-name-complex="FreeSans"/>
    </style:style>
    <style:style style:name="T1333" style:family="text">
      <style:text-properties style:font-name="Liberation Serif" officeooo:rsid="2da9a48c" style:font-name-asian="DejaVu Sans" style:font-name-complex="FreeSans"/>
    </style:style>
    <style:style style:name="T1334" style:family="text">
      <style:text-properties style:font-name="Liberation Serif" officeooo:rsid="2dab0122" style:font-name-asian="DejaVu Sans" style:font-name-complex="FreeSans"/>
    </style:style>
    <style:style style:name="T1335" style:family="text">
      <style:text-properties style:font-name="Liberation Serif" officeooo:rsid="2dacade2" style:font-name-asian="DejaVu Sans" style:font-name-complex="FreeSans"/>
    </style:style>
    <style:style style:name="T1336" style:family="text">
      <style:text-properties style:font-name="Liberation Serif" officeooo:rsid="2dad83ad" style:font-name-asian="DejaVu Sans" style:font-name-complex="FreeSans"/>
    </style:style>
    <style:style style:name="T1337" style:family="text">
      <style:text-properties style:font-name="Liberation Serif" officeooo:rsid="2daf43be" style:font-name-asian="DejaVu Sans" style:font-name-complex="FreeSans"/>
    </style:style>
    <style:style style:name="T1338" style:family="text">
      <style:text-properties style:font-name="Liberation Serif" officeooo:rsid="2db0e0a9" style:font-name-asian="DejaVu Sans" style:font-name-complex="FreeSans"/>
    </style:style>
    <style:style style:name="T1339" style:family="text">
      <style:text-properties style:font-name="Liberation Serif" officeooo:rsid="2db29c86" style:font-name-asian="DejaVu Sans" style:font-name-complex="FreeSans"/>
    </style:style>
    <style:style style:name="T1340" style:family="text">
      <style:text-properties style:font-name="Liberation Serif" officeooo:rsid="2db3c968" style:font-name-asian="DejaVu Sans" style:font-name-complex="FreeSans"/>
    </style:style>
    <style:style style:name="T1341" style:family="text">
      <style:text-properties style:font-name="Liberation Serif" officeooo:rsid="2db49c49" style:font-name-asian="DejaVu Sans" style:font-name-complex="FreeSans"/>
    </style:style>
    <style:style style:name="T1342" style:family="text">
      <style:text-properties style:font-name="Liberation Serif" officeooo:rsid="2db567b3" style:font-name-asian="DejaVu Sans" style:font-name-complex="FreeSans"/>
    </style:style>
    <style:style style:name="T1343" style:family="text">
      <style:text-properties style:font-name="Liberation Serif" officeooo:rsid="2db5bc3b" style:font-name-asian="DejaVu Sans" style:font-name-complex="FreeSans"/>
    </style:style>
    <style:style style:name="T1344" style:family="text">
      <style:text-properties style:font-name="Liberation Serif" officeooo:rsid="2db68066" style:font-name-asian="DejaVu Sans" style:font-name-complex="FreeSans"/>
    </style:style>
    <style:style style:name="T1345" style:family="text">
      <style:text-properties style:font-name="Liberation Serif" officeooo:rsid="2db73848" style:font-name-asian="DejaVu Sans" style:font-name-complex="FreeSans"/>
    </style:style>
    <style:style style:name="T1346" style:family="text">
      <style:text-properties style:font-name="Liberation Serif" officeooo:rsid="2db8912b" style:font-name-asian="DejaVu Sans" style:font-name-complex="FreeSans"/>
    </style:style>
    <style:style style:name="T1347" style:family="text">
      <style:text-properties style:font-name="Liberation Serif" officeooo:rsid="2dba6ff2" style:font-name-asian="DejaVu Sans" style:font-name-complex="FreeSans"/>
    </style:style>
    <style:style style:name="T1348" style:family="text">
      <style:text-properties style:font-name="Liberation Serif" officeooo:rsid="2dbbac02" style:font-name-asian="DejaVu Sans" style:font-name-complex="FreeSans"/>
    </style:style>
    <style:style style:name="T1349" style:family="text">
      <style:text-properties style:font-name="Liberation Serif" officeooo:rsid="2dbc35d0" style:font-name-asian="DejaVu Sans" style:font-name-complex="FreeSans"/>
    </style:style>
    <style:style style:name="T1350" style:family="text">
      <style:text-properties style:font-name="Liberation Serif" officeooo:rsid="2dbd61e2" style:font-name-asian="DejaVu Sans" style:font-name-complex="FreeSans"/>
    </style:style>
    <style:style style:name="T1351" style:family="text">
      <style:text-properties style:font-name="Liberation Serif" officeooo:rsid="2dbd8b31" style:font-name-asian="DejaVu Sans" style:font-name-complex="FreeSans"/>
    </style:style>
    <style:style style:name="T1352" style:family="text">
      <style:text-properties style:font-name="Liberation Serif" officeooo:rsid="2dbe5745" style:font-name-asian="DejaVu Sans" style:font-name-complex="FreeSans"/>
    </style:style>
    <style:style style:name="T1353" style:family="text">
      <style:text-properties style:font-name="Liberation Serif" officeooo:rsid="2dbf8810" style:font-name-asian="DejaVu Sans" style:font-name-complex="FreeSans"/>
    </style:style>
    <style:style style:name="T1354" style:family="text">
      <style:text-properties style:font-name="Liberation Serif" officeooo:rsid="2dbf8a1c" style:font-name-asian="DejaVu Sans" style:font-name-complex="FreeSans"/>
    </style:style>
    <style:style style:name="T1355" style:family="text">
      <style:text-properties style:font-name="Liberation Serif" officeooo:rsid="2dc0670b" style:font-name-asian="DejaVu Sans" style:font-name-complex="FreeSans"/>
    </style:style>
    <style:style style:name="T1356" style:family="text">
      <style:text-properties style:font-name="Liberation Serif" officeooo:rsid="2dc0b8be" style:font-name-asian="DejaVu Sans" style:font-name-complex="FreeSans"/>
    </style:style>
    <style:style style:name="T1357" style:family="text">
      <style:text-properties style:font-name="Liberation Serif" officeooo:rsid="2dc22dcf" style:font-name-asian="DejaVu Sans" style:font-name-complex="FreeSans"/>
    </style:style>
    <style:style style:name="T1358" style:family="text">
      <style:text-properties style:font-name="Liberation Serif" officeooo:rsid="2dc383a4" style:font-name-asian="DejaVu Sans" style:font-name-complex="FreeSans"/>
    </style:style>
    <style:style style:name="T1359" style:family="text">
      <style:text-properties style:font-name="Liberation Serif" officeooo:rsid="2dc3dac9" style:font-name-asian="DejaVu Sans" style:font-name-complex="FreeSans"/>
    </style:style>
    <style:style style:name="T1360" style:family="text">
      <style:text-properties style:font-name="Liberation Serif" officeooo:rsid="2dc5290d" style:font-name-asian="DejaVu Sans" style:font-name-complex="FreeSans"/>
    </style:style>
    <style:style style:name="T1361" style:family="text">
      <style:text-properties style:font-name="Liberation Serif" officeooo:rsid="2dc72283" style:font-name-asian="DejaVu Sans" style:font-name-complex="FreeSans"/>
    </style:style>
    <style:style style:name="T1362" style:family="text">
      <style:text-properties style:font-name="Liberation Serif" officeooo:rsid="2dc79da6" style:font-name-asian="DejaVu Sans" style:font-name-complex="FreeSans"/>
    </style:style>
    <style:style style:name="T1363" style:family="text">
      <style:text-properties style:font-name="Liberation Serif" officeooo:rsid="2dc954ba" style:font-name-asian="DejaVu Sans" style:font-name-complex="FreeSans"/>
    </style:style>
    <style:style style:name="T1364" style:family="text">
      <style:text-properties style:font-name="Liberation Serif" officeooo:rsid="2dc9ea67" style:font-name-asian="DejaVu Sans" style:font-name-complex="FreeSans"/>
    </style:style>
    <style:style style:name="T1365" style:family="text">
      <style:text-properties style:font-name="Liberation Serif" officeooo:rsid="2dcab7c7" style:font-name-asian="DejaVu Sans" style:font-name-complex="FreeSans"/>
    </style:style>
    <style:style style:name="T1366" style:family="text">
      <style:text-properties style:font-name="Liberation Serif" officeooo:rsid="2dcbdd85" style:font-name-asian="DejaVu Sans" style:font-name-complex="FreeSans"/>
    </style:style>
    <style:style style:name="T1367" style:family="text">
      <style:text-properties style:font-name="Liberation Serif" officeooo:rsid="2dcc00e8" style:font-name-asian="DejaVu Sans" style:font-name-complex="FreeSans"/>
    </style:style>
    <style:style style:name="T1368" style:family="text">
      <style:text-properties style:font-name="Liberation Serif" officeooo:rsid="2dccfe37" style:font-name-asian="DejaVu Sans" style:font-name-complex="FreeSans"/>
    </style:style>
    <style:style style:name="T1369" style:family="text">
      <style:text-properties style:font-name="Liberation Serif" officeooo:rsid="2dce3aa9" style:font-name-asian="DejaVu Sans" style:font-name-complex="FreeSans"/>
    </style:style>
    <style:style style:name="T1370" style:family="text">
      <style:text-properties style:font-name="Liberation Serif" officeooo:rsid="2dcf6c16" style:font-name-asian="DejaVu Sans" style:font-name-complex="FreeSans"/>
    </style:style>
    <style:style style:name="T1371" style:family="text">
      <style:text-properties style:font-name="Liberation Serif" officeooo:rsid="2dd07c21" style:font-name-asian="DejaVu Sans" style:font-name-complex="FreeSans"/>
    </style:style>
    <style:style style:name="T1372" style:family="text">
      <style:text-properties style:font-name="Liberation Serif" officeooo:rsid="2dd270bf" style:font-name-asian="DejaVu Sans" style:font-name-complex="FreeSans"/>
    </style:style>
    <style:style style:name="T1373" style:family="text">
      <style:text-properties style:font-name="Liberation Serif" officeooo:rsid="2dd29b4f" style:font-name-asian="DejaVu Sans" style:font-name-complex="FreeSans"/>
    </style:style>
    <style:style style:name="T1374" style:family="text">
      <style:text-properties style:font-name="Liberation Serif" officeooo:rsid="2dd42a67" style:font-name-asian="DejaVu Sans" style:font-name-complex="FreeSans"/>
    </style:style>
    <style:style style:name="T1375" style:family="text">
      <style:text-properties style:font-name="Liberation Serif" officeooo:rsid="2dd5767d" style:font-name-asian="DejaVu Sans" style:font-name-complex="FreeSans"/>
    </style:style>
    <style:style style:name="T1376" style:family="text">
      <style:text-properties style:font-name="Liberation Serif" officeooo:rsid="2dd73686" style:font-name-asian="DejaVu Sans" style:font-name-complex="FreeSans"/>
    </style:style>
    <style:style style:name="T1377" style:family="text">
      <style:text-properties style:font-name="Liberation Serif" officeooo:rsid="2dd7afce" style:font-name-asian="DejaVu Sans" style:font-name-complex="FreeSans"/>
    </style:style>
    <style:style style:name="T1378" style:family="text">
      <style:text-properties style:font-name="Liberation Serif" officeooo:rsid="2dd85314" style:font-name-asian="DejaVu Sans" style:font-name-complex="FreeSans"/>
    </style:style>
    <style:style style:name="T1379" style:family="text">
      <style:text-properties style:font-name="Liberation Serif" officeooo:rsid="2dd95ddc" style:font-name-asian="DejaVu Sans" style:font-name-complex="FreeSans"/>
    </style:style>
    <style:style style:name="T1380" style:family="text">
      <style:text-properties style:font-name="Liberation Serif" officeooo:rsid="2ddabce6" style:font-name-asian="DejaVu Sans" style:font-name-complex="FreeSans"/>
    </style:style>
    <style:style style:name="T1381" style:family="text">
      <style:text-properties style:font-name="Liberation Serif" officeooo:rsid="2ddc54bf" style:font-name-asian="DejaVu Sans" style:font-name-complex="FreeSans"/>
    </style:style>
    <style:style style:name="T1382" style:family="text">
      <style:text-properties style:font-name="Liberation Serif" officeooo:rsid="2ddddc5b" style:font-name-asian="DejaVu Sans" style:font-name-complex="FreeSans"/>
    </style:style>
    <style:style style:name="T1383" style:family="text">
      <style:text-properties style:font-name="Liberation Serif" officeooo:rsid="2ddf1d34" style:font-name-asian="DejaVu Sans" style:font-name-complex="FreeSans"/>
    </style:style>
    <style:style style:name="T1384" style:family="text">
      <style:text-properties style:font-name="Liberation Serif" officeooo:rsid="2de0ecd5" style:font-name-asian="DejaVu Sans" style:font-name-complex="FreeSans"/>
    </style:style>
    <style:style style:name="T1385" style:family="text">
      <style:text-properties style:font-name="Liberation Serif" officeooo:rsid="2de2d5b5" style:font-name-asian="DejaVu Sans" style:font-name-complex="FreeSans"/>
    </style:style>
    <style:style style:name="T1386" style:family="text">
      <style:text-properties style:font-name="Liberation Serif" officeooo:rsid="2de472a6" style:font-name-asian="DejaVu Sans" style:font-name-complex="FreeSans"/>
    </style:style>
    <style:style style:name="T1387" style:family="text">
      <style:text-properties style:font-name="Liberation Serif" officeooo:rsid="2de5877d" style:font-name-asian="DejaVu Sans" style:font-name-complex="FreeSans"/>
    </style:style>
    <style:style style:name="T1388" style:family="text">
      <style:text-properties style:font-name="Liberation Serif" officeooo:rsid="2de6f9cc" style:font-name-asian="DejaVu Sans" style:font-name-complex="FreeSans"/>
    </style:style>
    <style:style style:name="T1389" style:family="text">
      <style:text-properties style:font-name="Liberation Serif" officeooo:rsid="2de7551c" style:font-name-asian="DejaVu Sans" style:font-name-complex="FreeSans"/>
    </style:style>
    <style:style style:name="T1390" style:family="text">
      <style:text-properties style:font-name="Liberation Serif" officeooo:rsid="2de939ff" style:font-name-asian="DejaVu Sans" style:font-name-complex="FreeSans"/>
    </style:style>
    <style:style style:name="T1391" style:family="text">
      <style:text-properties style:font-name="Liberation Serif" officeooo:rsid="2deb3877" style:font-name-asian="DejaVu Sans" style:font-name-complex="FreeSans"/>
    </style:style>
    <style:style style:name="T1392" style:family="text">
      <style:text-properties style:font-name="Liberation Serif" officeooo:rsid="2deb8f1a" style:font-name-asian="DejaVu Sans" style:font-name-complex="FreeSans"/>
    </style:style>
    <style:style style:name="T1393" style:family="text">
      <style:text-properties style:font-name="Liberation Serif" officeooo:rsid="2dec3eb7" style:font-name-asian="DejaVu Sans" style:font-name-complex="FreeSans"/>
    </style:style>
    <style:style style:name="T1394" style:family="text">
      <style:text-properties style:font-name="Liberation Serif" officeooo:rsid="2deef9cc" style:font-name-asian="DejaVu Sans" style:font-name-complex="FreeSans"/>
    </style:style>
    <style:style style:name="T1395" style:family="text">
      <style:text-properties style:font-name="Liberation Serif" officeooo:rsid="2def68c1" style:font-name-asian="DejaVu Sans" style:font-name-complex="FreeSans"/>
    </style:style>
    <style:style style:name="T1396" style:family="text">
      <style:text-properties style:font-name="Liberation Serif" officeooo:rsid="2df0848c" style:font-name-asian="DejaVu Sans" style:font-name-complex="FreeSans"/>
    </style:style>
    <style:style style:name="T1397" style:family="text">
      <style:text-properties style:font-name="Liberation Serif" officeooo:rsid="2df204f8" style:font-name-asian="DejaVu Sans" style:font-name-complex="FreeSans"/>
    </style:style>
    <style:style style:name="T1398" style:family="text">
      <style:text-properties style:font-name="Liberation Serif" officeooo:rsid="2df2d3ad" style:font-name-asian="DejaVu Sans" style:font-name-complex="FreeSans"/>
    </style:style>
    <style:style style:name="T1399" style:family="text">
      <style:text-properties style:font-name="Liberation Serif" officeooo:rsid="2df30b8e" style:font-name-asian="DejaVu Sans" style:font-name-complex="FreeSans"/>
    </style:style>
    <style:style style:name="T1400" style:family="text">
      <style:text-properties style:font-name="Liberation Serif" officeooo:rsid="2df476e7" style:font-name-asian="DejaVu Sans" style:font-name-complex="FreeSans"/>
    </style:style>
    <style:style style:name="T1401" style:family="text">
      <style:text-properties style:font-name="Liberation Serif" officeooo:rsid="2df5ff49" style:font-name-asian="DejaVu Sans" style:font-name-complex="FreeSans"/>
    </style:style>
    <style:style style:name="T1402" style:family="text">
      <style:text-properties style:font-name="Liberation Serif" officeooo:rsid="2df7376b" style:font-name-asian="DejaVu Sans" style:font-name-complex="FreeSans"/>
    </style:style>
    <style:style style:name="T1403" style:family="text">
      <style:text-properties style:font-name="Liberation Serif" officeooo:rsid="2df75c04" style:font-name-asian="DejaVu Sans" style:font-name-complex="FreeSans"/>
    </style:style>
    <style:style style:name="T1404" style:family="text">
      <style:text-properties style:font-name="Liberation Serif" officeooo:rsid="2df89a91" style:font-name-asian="DejaVu Sans" style:font-name-complex="FreeSans"/>
    </style:style>
    <style:style style:name="T1405" style:family="text">
      <style:text-properties style:font-name="Liberation Serif" officeooo:rsid="2df90bb9" style:font-name-asian="DejaVu Sans" style:font-name-complex="FreeSans"/>
    </style:style>
    <style:style style:name="T1406" style:family="text">
      <style:text-properties style:font-name="Liberation Serif" officeooo:rsid="2dfa53a7" style:font-name-asian="DejaVu Sans" style:font-name-complex="FreeSans"/>
    </style:style>
    <style:style style:name="T1407" style:family="text">
      <style:text-properties style:font-name="Liberation Serif" officeooo:rsid="2dfad67a" style:font-name-asian="DejaVu Sans" style:font-name-complex="FreeSans"/>
    </style:style>
    <style:style style:name="T1408" style:family="text">
      <style:text-properties style:font-name="Liberation Serif" officeooo:rsid="2dfc62b9" style:font-name-asian="DejaVu Sans" style:font-name-complex="FreeSans"/>
    </style:style>
    <style:style style:name="T1409" style:family="text">
      <style:text-properties style:font-name="Liberation Serif" officeooo:rsid="2dfd36e5" style:font-name-asian="DejaVu Sans" style:font-name-complex="FreeSans"/>
    </style:style>
    <style:style style:name="T1410" style:family="text">
      <style:text-properties style:font-name="Liberation Serif" officeooo:rsid="2dfdd266" style:font-name-asian="DejaVu Sans" style:font-name-complex="FreeSans"/>
    </style:style>
    <style:style style:name="T1411" style:family="text">
      <style:text-properties style:font-name="Liberation Serif" officeooo:rsid="2dff01ad" style:font-name-asian="DejaVu Sans" style:font-name-complex="FreeSans"/>
    </style:style>
    <style:style style:name="T1412" style:family="text">
      <style:text-properties style:font-name="Liberation Serif" officeooo:rsid="2e00cbb9" style:font-name-asian="DejaVu Sans" style:font-name-complex="FreeSans"/>
    </style:style>
    <style:style style:name="T1413" style:family="text">
      <style:text-properties style:font-name="Liberation Serif" officeooo:rsid="2e01338e" style:font-name-asian="DejaVu Sans" style:font-name-complex="FreeSans"/>
    </style:style>
    <style:style style:name="T1414" style:family="text">
      <style:text-properties style:font-name="Liberation Serif" officeooo:rsid="2e016c06" style:font-name-asian="DejaVu Sans" style:font-name-complex="FreeSans"/>
    </style:style>
    <style:style style:name="T1415" style:family="text">
      <style:text-properties style:font-name="Liberation Serif" officeooo:rsid="2e03391b" style:font-name-asian="DejaVu Sans" style:font-name-complex="FreeSans"/>
    </style:style>
    <style:style style:name="T1416" style:family="text">
      <style:text-properties style:font-name="Liberation Serif" officeooo:rsid="2e035528" style:font-name-asian="DejaVu Sans" style:font-name-complex="FreeSans"/>
    </style:style>
    <style:style style:name="T1417" style:family="text">
      <style:text-properties style:font-name="Liberation Serif" officeooo:rsid="2e04f3f9" style:font-name-asian="DejaVu Sans" style:font-name-complex="FreeSans"/>
    </style:style>
    <style:style style:name="T1418" style:family="text">
      <style:text-properties style:font-name="Liberation Serif" officeooo:rsid="2e06b22b" style:font-name-asian="DejaVu Sans" style:font-name-complex="FreeSans"/>
    </style:style>
    <style:style style:name="T1419" style:family="text">
      <style:text-properties style:font-name="Liberation Serif" officeooo:rsid="2e078f3a" style:font-name-asian="DejaVu Sans" style:font-name-complex="FreeSans"/>
    </style:style>
    <style:style style:name="T1420" style:family="text">
      <style:text-properties style:font-name="Liberation Serif" officeooo:rsid="2e08e2e4" style:font-name-asian="DejaVu Sans" style:font-name-complex="FreeSans"/>
    </style:style>
    <style:style style:name="T1421" style:family="text">
      <style:text-properties style:font-name="Liberation Serif" officeooo:rsid="2e0bec01" style:font-name-asian="DejaVu Sans" style:font-name-complex="FreeSans"/>
    </style:style>
    <style:style style:name="T1422" style:family="text">
      <style:text-properties style:font-name="Liberation Serif" officeooo:rsid="2e0c45bf" style:font-name-asian="DejaVu Sans" style:font-name-complex="FreeSans"/>
    </style:style>
    <style:style style:name="T1423" style:family="text">
      <style:text-properties style:font-name="Liberation Serif" officeooo:rsid="2e0cb753" style:font-name-asian="DejaVu Sans" style:font-name-complex="FreeSans"/>
    </style:style>
    <style:style style:name="T1424" style:family="text">
      <style:text-properties style:font-name="Liberation Serif" officeooo:rsid="2e0e6a39" style:font-name-asian="DejaVu Sans" style:font-name-complex="FreeSans"/>
    </style:style>
    <style:style style:name="T1425" style:family="text">
      <style:text-properties style:font-name="Liberation Serif" officeooo:rsid="2e0f413d" style:font-name-asian="DejaVu Sans" style:font-name-complex="FreeSans"/>
    </style:style>
    <style:style style:name="T1426" style:family="text">
      <style:text-properties style:font-name="Liberation Serif" officeooo:rsid="2e0f882a" style:font-name-asian="DejaVu Sans" style:font-name-complex="FreeSans"/>
    </style:style>
    <style:style style:name="T1427" style:family="text">
      <style:text-properties style:font-name="Liberation Serif" officeooo:rsid="2e0ff0ae" style:font-name-asian="DejaVu Sans" style:font-name-complex="FreeSans"/>
    </style:style>
    <style:style style:name="T1428" style:family="text">
      <style:text-properties style:font-name="Liberation Serif" officeooo:rsid="2e111403" style:font-name-asian="DejaVu Sans" style:font-name-complex="FreeSans"/>
    </style:style>
    <style:style style:name="T1429" style:family="text">
      <style:text-properties style:font-name="Liberation Serif" officeooo:rsid="2e1126b9" style:font-name-asian="DejaVu Sans" style:font-name-complex="FreeSans"/>
    </style:style>
    <style:style style:name="T1430" style:family="text">
      <style:text-properties style:font-name="Liberation Serif" officeooo:rsid="2e13d67d" style:font-name-asian="DejaVu Sans" style:font-name-complex="FreeSans"/>
    </style:style>
    <style:style style:name="T1431" style:family="text">
      <style:text-properties style:font-name="Liberation Serif" officeooo:rsid="2e14d2ee" style:font-name-asian="DejaVu Sans" style:font-name-complex="FreeSans"/>
    </style:style>
    <style:style style:name="T1432" style:family="text">
      <style:text-properties style:font-name="Liberation Serif" officeooo:rsid="2e165d9b" style:font-name-asian="DejaVu Sans" style:font-name-complex="FreeSans"/>
    </style:style>
    <style:style style:name="T1433" style:family="text">
      <style:text-properties style:font-name="Liberation Serif" officeooo:rsid="2e176295" style:font-name-asian="DejaVu Sans" style:font-name-complex="FreeSans"/>
    </style:style>
    <style:style style:name="T1434" style:family="text">
      <style:text-properties style:font-name="Liberation Serif" officeooo:rsid="2e17de1c" style:font-name-asian="DejaVu Sans" style:font-name-complex="FreeSans"/>
    </style:style>
    <style:style style:name="T1435" style:family="text">
      <style:text-properties style:font-name="Liberation Serif" officeooo:rsid="2e189c42" style:font-name-asian="DejaVu Sans" style:font-name-complex="FreeSans"/>
    </style:style>
    <style:style style:name="T1436" style:family="text">
      <style:text-properties style:font-name="Liberation Serif" officeooo:rsid="2e18b88d" style:font-name-asian="DejaVu Sans" style:font-name-complex="FreeSans"/>
    </style:style>
    <style:style style:name="T1437" style:family="text">
      <style:text-properties style:font-name="Liberation Serif" officeooo:rsid="2e1a881f" style:font-name-asian="DejaVu Sans" style:font-name-complex="FreeSans"/>
    </style:style>
    <style:style style:name="T1438" style:family="text">
      <style:text-properties style:font-name="Liberation Serif" officeooo:rsid="2e1aa416" style:font-name-asian="DejaVu Sans" style:font-name-complex="FreeSans"/>
    </style:style>
    <style:style style:name="T1439" style:family="text">
      <style:text-properties style:font-name="Liberation Serif" officeooo:rsid="2e1b44d7" style:font-name-asian="DejaVu Sans" style:font-name-complex="FreeSans"/>
    </style:style>
    <style:style style:name="T1440" style:family="text">
      <style:text-properties style:font-name="Liberation Serif" officeooo:rsid="2e1b7cc6" style:font-name-asian="DejaVu Sans" style:font-name-complex="FreeSans"/>
    </style:style>
    <style:style style:name="T1441" style:family="text">
      <style:text-properties style:font-name="Liberation Serif" officeooo:rsid="2e1d0e16" style:font-name-asian="DejaVu Sans" style:font-name-complex="FreeSans"/>
    </style:style>
    <style:style style:name="T1442" style:family="text">
      <style:text-properties style:font-name="Liberation Serif" officeooo:rsid="2e1e33d1" style:font-name-asian="DejaVu Sans" style:font-name-complex="FreeSans"/>
    </style:style>
    <style:style style:name="T1443" style:family="text">
      <style:text-properties style:font-name="Liberation Serif" officeooo:rsid="2e1f86ec" style:font-name-asian="DejaVu Sans" style:font-name-complex="FreeSans"/>
    </style:style>
    <style:style style:name="T1444" style:family="text">
      <style:text-properties style:font-name="Liberation Serif" officeooo:rsid="2e1fb1c4" style:font-name-asian="DejaVu Sans" style:font-name-complex="FreeSans"/>
    </style:style>
    <style:style style:name="T1445" style:family="text">
      <style:text-properties style:font-name="Liberation Serif" officeooo:rsid="2e200c88" style:font-name-asian="DejaVu Sans" style:font-name-complex="FreeSans"/>
    </style:style>
    <style:style style:name="T1446" style:family="text">
      <style:text-properties style:font-name="Liberation Serif" officeooo:rsid="2e20238a" style:font-name-asian="DejaVu Sans" style:font-name-complex="FreeSans"/>
    </style:style>
    <style:style style:name="T1447" style:family="text">
      <style:text-properties style:font-name="Liberation Serif" officeooo:rsid="2e20b194" style:font-name-asian="DejaVu Sans" style:font-name-complex="FreeSans"/>
    </style:style>
    <style:style style:name="T1448" style:family="text">
      <style:text-properties style:font-name="Liberation Serif" officeooo:rsid="2e22c0f0" style:font-name-asian="DejaVu Sans" style:font-name-complex="FreeSans"/>
    </style:style>
    <style:style style:name="T1449" style:family="text">
      <style:text-properties style:font-name="Liberation Serif" officeooo:rsid="2e2325a9" style:font-name-asian="DejaVu Sans" style:font-name-complex="FreeSans"/>
    </style:style>
    <style:style style:name="T1450" style:family="text">
      <style:text-properties style:font-name="Liberation Serif" officeooo:rsid="2e23b2ed" style:font-name-asian="DejaVu Sans" style:font-name-complex="FreeSans"/>
    </style:style>
    <style:style style:name="T1451" style:family="text">
      <style:text-properties style:font-name="Liberation Serif" officeooo:rsid="2e246fbe" style:font-name-asian="DejaVu Sans" style:font-name-complex="FreeSans"/>
    </style:style>
    <style:style style:name="T1452" style:family="text">
      <style:text-properties style:font-name="Liberation Serif" officeooo:rsid="2e276b57" style:font-name-asian="DejaVu Sans" style:font-name-complex="FreeSans"/>
    </style:style>
    <style:style style:name="T1453" style:family="text">
      <style:text-properties style:font-name="Liberation Serif" officeooo:rsid="2e279343" style:font-name-asian="DejaVu Sans" style:font-name-complex="FreeSans"/>
    </style:style>
    <style:style style:name="T1454" style:family="text">
      <style:text-properties style:font-name="Liberation Serif" officeooo:rsid="2e285c27" style:font-name-asian="DejaVu Sans" style:font-name-complex="FreeSans"/>
    </style:style>
    <style:style style:name="T1455" style:family="text">
      <style:text-properties style:font-name="Liberation Serif" officeooo:rsid="2e28f4ee" style:font-name-asian="DejaVu Sans" style:font-name-complex="FreeSans"/>
    </style:style>
    <style:style style:name="T1456" style:family="text">
      <style:text-properties style:font-name="Liberation Serif" officeooo:rsid="2e2a4d16" style:font-name-asian="DejaVu Sans" style:font-name-complex="FreeSans"/>
    </style:style>
    <style:style style:name="T1457" style:family="text">
      <style:text-properties style:font-name="Liberation Serif" officeooo:rsid="2e2afd69" style:font-name-asian="DejaVu Sans" style:font-name-complex="FreeSans"/>
    </style:style>
    <style:style style:name="T1458" style:family="text">
      <style:text-properties style:font-name="Liberation Serif" officeooo:rsid="2e2cdd26" style:font-name-asian="DejaVu Sans" style:font-name-complex="FreeSans"/>
    </style:style>
    <style:style style:name="T1459" style:family="text">
      <style:text-properties style:font-name="Liberation Serif" officeooo:rsid="2e2e75c7" style:font-name-asian="DejaVu Sans" style:font-name-complex="FreeSans"/>
    </style:style>
    <style:style style:name="T1460" style:family="text">
      <style:text-properties style:font-name="Liberation Serif" officeooo:rsid="2e2f0bd6" style:font-name-asian="DejaVu Sans" style:font-name-complex="FreeSans"/>
    </style:style>
    <style:style style:name="T1461" style:family="text">
      <style:text-properties style:font-name="Liberation Serif" officeooo:rsid="2e300868" style:font-name-asian="DejaVu Sans" style:font-name-complex="FreeSans"/>
    </style:style>
    <style:style style:name="T1462" style:family="text">
      <style:text-properties style:font-name="Liberation Serif" officeooo:rsid="2e31433f" style:font-name-asian="DejaVu Sans" style:font-name-complex="FreeSans"/>
    </style:style>
    <style:style style:name="T1463" style:family="text">
      <style:text-properties style:font-name="Liberation Serif" officeooo:rsid="2e3197b4" style:font-name-asian="DejaVu Sans" style:font-name-complex="FreeSans"/>
    </style:style>
    <style:style style:name="T1464" style:family="text">
      <style:text-properties style:font-name="Liberation Serif" officeooo:rsid="2e334126" style:font-name-asian="DejaVu Sans" style:font-name-complex="FreeSans"/>
    </style:style>
    <style:style style:name="T1465" style:family="text">
      <style:text-properties style:font-name="Liberation Serif" officeooo:rsid="2e33b0cd" style:font-name-asian="DejaVu Sans" style:font-name-complex="FreeSans"/>
    </style:style>
    <style:style style:name="T1466" style:family="text">
      <style:text-properties style:font-name="Liberation Serif" officeooo:rsid="2e33b161" style:font-name-asian="DejaVu Sans" style:font-name-complex="FreeSans"/>
    </style:style>
    <style:style style:name="T1467" style:family="text">
      <style:text-properties style:font-name="Liberation Serif" officeooo:rsid="2e358ead" style:font-name-asian="DejaVu Sans" style:font-name-complex="FreeSans"/>
    </style:style>
    <style:style style:name="T1468" style:family="text">
      <style:text-properties style:font-name="Liberation Serif" officeooo:rsid="2e370775" style:font-name-asian="DejaVu Sans" style:font-name-complex="FreeSans"/>
    </style:style>
    <style:style style:name="T1469" style:family="text">
      <style:text-properties style:font-name="Liberation Serif" officeooo:rsid="2e37f4ad" style:font-name-asian="DejaVu Sans" style:font-name-complex="FreeSans"/>
    </style:style>
    <style:style style:name="T1470" style:family="text">
      <style:text-properties style:font-name="Liberation Serif" officeooo:rsid="2e39c98e" style:font-name-asian="DejaVu Sans" style:font-name-complex="FreeSans"/>
    </style:style>
    <style:style style:name="T1471" style:family="text">
      <style:text-properties style:font-name="Liberation Serif" officeooo:rsid="2e3b0584" style:font-name-asian="DejaVu Sans" style:font-name-complex="FreeSans"/>
    </style:style>
    <style:style style:name="T1472" style:family="text">
      <style:text-properties style:font-name="Liberation Serif" officeooo:rsid="2e3bf461" style:font-name-asian="DejaVu Sans" style:font-name-complex="FreeSans"/>
    </style:style>
    <style:style style:name="T1473" style:family="text">
      <style:text-properties style:font-name="Liberation Serif" officeooo:rsid="2e3df0d1" style:font-name-asian="DejaVu Sans" style:font-name-complex="FreeSans"/>
    </style:style>
    <style:style style:name="T1474" style:family="text">
      <style:text-properties style:font-name="Liberation Serif" officeooo:rsid="2e3ef5c0" style:font-name-asian="DejaVu Sans" style:font-name-complex="FreeSans"/>
    </style:style>
    <style:style style:name="T1475" style:family="text">
      <style:text-properties style:font-name="Liberation Serif" officeooo:rsid="2e40c7a0" style:font-name-asian="DejaVu Sans" style:font-name-complex="FreeSans"/>
    </style:style>
    <style:style style:name="T1476" style:family="text">
      <style:text-properties style:font-name="Liberation Serif" officeooo:rsid="2e425a6e" style:font-name-asian="DejaVu Sans" style:font-name-complex="FreeSans"/>
    </style:style>
    <style:style style:name="T1477" style:family="text">
      <style:text-properties style:font-name="Liberation Serif" officeooo:rsid="2e431a44" style:font-name-asian="DejaVu Sans" style:font-name-complex="FreeSans"/>
    </style:style>
    <style:style style:name="T1478" style:family="text">
      <style:text-properties style:font-name="Liberation Serif" officeooo:rsid="2e450efb" style:font-name-asian="DejaVu Sans" style:font-name-complex="FreeSans"/>
    </style:style>
    <style:style style:name="T1479" style:family="text">
      <style:text-properties style:font-name="Liberation Serif" officeooo:rsid="2e46955c" style:font-name-asian="DejaVu Sans" style:font-name-complex="FreeSans"/>
    </style:style>
    <style:style style:name="T1480" style:family="text">
      <style:text-properties style:font-name="Liberation Serif" officeooo:rsid="2e479a1f" style:font-name-asian="DejaVu Sans" style:font-name-complex="FreeSans"/>
    </style:style>
    <style:style style:name="T1481" style:family="text">
      <style:text-properties style:font-name="Liberation Serif" officeooo:rsid="2e47fb15" style:font-name-asian="DejaVu Sans" style:font-name-complex="FreeSans"/>
    </style:style>
    <style:style style:name="T1482" style:family="text">
      <style:text-properties style:font-name="Liberation Serif" officeooo:rsid="2e4875e9" style:font-name-asian="DejaVu Sans" style:font-name-complex="FreeSans"/>
    </style:style>
    <style:style style:name="T1483" style:family="text">
      <style:text-properties style:font-name="Liberation Serif" officeooo:rsid="2e48be94" style:font-name-asian="DejaVu Sans" style:font-name-complex="FreeSans"/>
    </style:style>
    <style:style style:name="T1484" style:family="text">
      <style:text-properties style:font-name="Liberation Serif" officeooo:rsid="2e4921cb" style:font-name-asian="DejaVu Sans" style:font-name-complex="FreeSans"/>
    </style:style>
    <style:style style:name="T1485" style:family="text">
      <style:text-properties style:font-name="Liberation Serif" officeooo:rsid="2e4a1e95" style:font-name-asian="DejaVu Sans" style:font-name-complex="FreeSans"/>
    </style:style>
    <style:style style:name="T1486" style:family="text">
      <style:text-properties style:font-name="Liberation Serif" officeooo:rsid="2e4ba107" style:font-name-asian="DejaVu Sans" style:font-name-complex="FreeSans"/>
    </style:style>
    <style:style style:name="T1487" style:family="text">
      <style:text-properties style:font-name="Liberation Serif" officeooo:rsid="2e4c894e" style:font-name-asian="DejaVu Sans" style:font-name-complex="FreeSans"/>
    </style:style>
    <style:style style:name="T1488" style:family="text">
      <style:text-properties style:font-name="Liberation Serif" officeooo:rsid="2e4df818" style:font-name-asian="DejaVu Sans" style:font-name-complex="FreeSans"/>
    </style:style>
    <style:style style:name="T1489" style:family="text">
      <style:text-properties style:font-name="Liberation Serif" officeooo:rsid="2e4f5c5f" style:font-name-asian="DejaVu Sans" style:font-name-complex="FreeSans"/>
    </style:style>
    <style:style style:name="T1490" style:family="text">
      <style:text-properties style:font-name="Liberation Serif" officeooo:rsid="2e508380" style:font-name-asian="DejaVu Sans" style:font-name-complex="FreeSans"/>
    </style:style>
    <style:style style:name="T1491" style:family="text">
      <style:text-properties style:font-name="Liberation Serif" officeooo:rsid="2e523842" style:font-name-asian="DejaVu Sans" style:font-name-complex="FreeSans"/>
    </style:style>
    <style:style style:name="T1492" style:family="text">
      <style:text-properties style:font-name="Liberation Serif" officeooo:rsid="2e5393b0" style:font-name-asian="DejaVu Sans" style:font-name-complex="FreeSans"/>
    </style:style>
    <style:style style:name="T1493" style:family="text">
      <style:text-properties style:font-name="Liberation Serif" officeooo:rsid="2e5561cf" style:font-name-asian="DejaVu Sans" style:font-name-complex="FreeSans"/>
    </style:style>
    <style:style style:name="T1494" style:family="text">
      <style:text-properties style:font-name="Liberation Serif" officeooo:rsid="2e559c25" style:font-name-asian="DejaVu Sans" style:font-name-complex="FreeSans"/>
    </style:style>
    <style:style style:name="T1495" style:family="text">
      <style:text-properties style:font-name="Liberation Serif" officeooo:rsid="2e571654" style:font-name-asian="DejaVu Sans" style:font-name-complex="FreeSans"/>
    </style:style>
    <style:style style:name="T1496" style:family="text">
      <style:text-properties style:font-name="Liberation Serif" officeooo:rsid="2e59401e" style:font-name-asian="DejaVu Sans" style:font-name-complex="FreeSans"/>
    </style:style>
    <style:style style:name="T1497" style:family="text">
      <style:text-properties style:font-name="Liberation Serif" officeooo:rsid="2e5b3e47" style:font-name-asian="DejaVu Sans" style:font-name-complex="FreeSans"/>
    </style:style>
    <style:style style:name="T1498" style:family="text">
      <style:text-properties style:font-name="Liberation Serif" officeooo:rsid="2e5d03e5" style:font-name-asian="DejaVu Sans" style:font-name-complex="FreeSans"/>
    </style:style>
    <style:style style:name="T1499" style:family="text">
      <style:text-properties style:font-name="Liberation Serif" officeooo:rsid="2e5e703c" style:font-name-asian="DejaVu Sans" style:font-name-complex="FreeSans"/>
    </style:style>
    <style:style style:name="T1500" style:family="text">
      <style:text-properties style:font-name="Liberation Serif" officeooo:rsid="2e5fb982" style:font-name-asian="DejaVu Sans" style:font-name-complex="FreeSans"/>
    </style:style>
    <style:style style:name="T1501" style:family="text">
      <style:text-properties style:font-name="Liberation Serif" officeooo:rsid="2e603617" style:font-name-asian="DejaVu Sans" style:font-name-complex="FreeSans"/>
    </style:style>
    <style:style style:name="T1502" style:family="text">
      <style:text-properties style:font-name="Liberation Serif" officeooo:rsid="2e61cd6b" style:font-name-asian="DejaVu Sans" style:font-name-complex="FreeSans"/>
    </style:style>
    <style:style style:name="T1503" style:family="text">
      <style:text-properties style:font-name="Liberation Serif" officeooo:rsid="2e637bd7" style:font-name-asian="DejaVu Sans" style:font-name-complex="FreeSans"/>
    </style:style>
    <style:style style:name="T1504" style:family="text">
      <style:text-properties style:font-name="Liberation Serif" officeooo:rsid="2e637e16" style:font-name-asian="DejaVu Sans" style:font-name-complex="FreeSans"/>
    </style:style>
    <style:style style:name="T1505" style:family="text">
      <style:text-properties style:font-name="Liberation Serif" fo:font-style="italic" style:font-name-asian="DejaVu Sans" style:font-style-asian="italic" style:font-name-complex="FreeSans" style:font-style-complex="italic"/>
    </style:style>
    <style:style style:name="T1506" style:family="text">
      <style:text-properties style:font-name="Liberation Serif" fo:font-style="italic" officeooo:rsid="2d97c0a1" style:font-name-asian="DejaVu Sans" style:font-style-asian="italic" style:font-name-complex="FreeSans" style:font-style-complex="italic"/>
    </style:style>
    <style:style style:name="T1507" style:family="text">
      <style:text-properties style:font-name="Liberation Serif" fo:font-style="italic" officeooo:rsid="2d997ba5" style:font-name-asian="DejaVu Sans" style:font-style-asian="italic" style:font-name-complex="FreeSans" style:font-style-complex="italic"/>
    </style:style>
    <style:style style:name="T1508" style:family="text">
      <style:text-properties style:font-name="Liberation Serif" fo:font-style="italic" officeooo:rsid="2da3aa3b" style:font-name-asian="DejaVu Sans" style:font-style-asian="italic" style:font-name-complex="FreeSans" style:font-style-complex="italic"/>
    </style:style>
    <style:style style:name="T1509" style:family="text">
      <style:text-properties style:font-name="Liberation Serif" fo:font-style="italic" officeooo:rsid="2dab0122" style:font-name-asian="DejaVu Sans" style:font-style-asian="italic" style:font-name-complex="FreeSans" style:font-style-complex="italic"/>
    </style:style>
    <style:style style:name="T1510" style:family="text">
      <style:text-properties style:font-name="Liberation Serif" fo:font-style="italic" officeooo:rsid="2dad83ad" style:font-name-asian="DejaVu Sans" style:font-style-asian="italic" style:font-name-complex="FreeSans" style:font-style-complex="italic"/>
    </style:style>
    <style:style style:name="T1511" style:family="text">
      <style:text-properties style:font-name="Liberation Serif" fo:font-style="italic" officeooo:rsid="2db68066" style:font-name-asian="DejaVu Sans" style:font-style-asian="italic" style:font-name-complex="FreeSans" style:font-style-complex="italic"/>
    </style:style>
    <style:style style:name="T1512" style:family="text">
      <style:text-properties style:font-name="Liberation Serif" fo:font-style="italic" officeooo:rsid="2db567b3" style:font-name-asian="DejaVu Sans" style:font-style-asian="italic" style:font-name-complex="FreeSans" style:font-style-complex="italic"/>
    </style:style>
    <style:style style:name="T1513" style:family="text">
      <style:text-properties style:font-name="Liberation Serif" fo:font-style="italic" officeooo:rsid="2dbf8a1c" style:font-name-asian="DejaVu Sans" style:font-style-asian="italic" style:font-name-complex="FreeSans" style:font-style-complex="italic"/>
    </style:style>
    <style:style style:name="T1514" style:family="text">
      <style:text-properties style:font-name="Liberation Serif" fo:font-style="italic" officeooo:rsid="2dc3dac9" style:font-name-asian="DejaVu Sans" style:font-style-asian="italic" style:font-name-complex="FreeSans" style:font-style-complex="italic"/>
    </style:style>
    <style:style style:name="T1515" style:family="text">
      <style:text-properties style:font-name="Liberation Serif" fo:font-style="italic" officeooo:rsid="2dc954ba" style:font-name-asian="DejaVu Sans" style:font-style-asian="italic" style:font-name-complex="FreeSans" style:font-style-complex="italic"/>
    </style:style>
    <style:style style:name="T1516" style:family="text">
      <style:text-properties style:font-name="Liberation Serif" fo:font-style="italic" officeooo:rsid="2dc9ea67" style:font-name-asian="DejaVu Sans" style:font-style-asian="italic" style:font-name-complex="FreeSans" style:font-style-complex="italic"/>
    </style:style>
    <style:style style:name="T1517" style:family="text">
      <style:text-properties style:font-name="Liberation Serif" fo:font-style="italic" officeooo:rsid="2dd07c21" style:font-name-asian="DejaVu Sans" style:font-style-asian="italic" style:font-name-complex="FreeSans" style:font-style-complex="italic"/>
    </style:style>
    <style:style style:name="T1518" style:family="text">
      <style:text-properties style:font-name="Liberation Serif" fo:font-style="italic" officeooo:rsid="2dd5767d" style:font-name-asian="DejaVu Sans" style:font-style-asian="italic" style:font-name-complex="FreeSans" style:font-style-complex="italic"/>
    </style:style>
    <style:style style:name="T1519" style:family="text">
      <style:text-properties style:font-name="Liberation Serif" fo:font-style="italic" officeooo:rsid="2ddddc5b" style:font-name-asian="DejaVu Sans" style:font-style-asian="italic" style:font-name-complex="FreeSans" style:font-style-complex="italic"/>
    </style:style>
    <style:style style:name="T1520" style:family="text">
      <style:text-properties style:font-name="Liberation Serif" fo:font-style="italic" officeooo:rsid="2ddf1d34" style:font-name-asian="DejaVu Sans" style:font-style-asian="italic" style:font-name-complex="FreeSans" style:font-style-complex="italic"/>
    </style:style>
    <style:style style:name="T1521" style:family="text">
      <style:text-properties style:font-name="Liberation Serif" fo:font-style="italic" officeooo:rsid="1327ae62" style:font-name-asian="DejaVu Sans" style:font-style-asian="italic" style:font-name-complex="FreeSans" style:font-style-complex="italic"/>
    </style:style>
    <style:style style:name="T1522" style:family="text">
      <style:text-properties style:font-name="Liberation Serif" fo:font-style="italic" officeooo:rsid="2de0ecd5" style:font-name-asian="DejaVu Sans" style:font-style-asian="italic" style:font-name-complex="FreeSans" style:font-style-complex="italic"/>
    </style:style>
    <style:style style:name="T1523" style:family="text">
      <style:text-properties style:font-name="Liberation Serif" fo:font-style="italic" officeooo:rsid="2deb8f1a" style:font-name-asian="DejaVu Sans" style:font-style-asian="italic" style:font-name-complex="FreeSans" style:font-style-complex="italic"/>
    </style:style>
    <style:style style:name="T1524" style:family="text">
      <style:text-properties style:font-name="Liberation Serif" fo:font-style="italic" officeooo:rsid="2e078f3a" style:font-name-asian="DejaVu Sans" style:font-style-asian="italic" style:font-name-complex="FreeSans" style:font-style-complex="italic"/>
    </style:style>
    <style:style style:name="T1525" style:family="text">
      <style:text-properties style:font-name="Liberation Serif" fo:font-style="italic" officeooo:rsid="2e0f882a" style:font-name-asian="DejaVu Sans" style:font-style-asian="italic" style:font-name-complex="FreeSans" style:font-style-complex="italic"/>
    </style:style>
    <style:style style:name="T1526" style:family="text">
      <style:text-properties style:font-name="Liberation Serif" fo:font-style="italic" officeooo:rsid="2e165d9b" style:font-name-asian="DejaVu Sans" style:font-style-asian="italic" style:font-name-complex="FreeSans" style:font-style-complex="italic"/>
    </style:style>
    <style:style style:name="T1527" style:family="text">
      <style:text-properties style:font-name="Liberation Serif" fo:font-style="italic" officeooo:rsid="2e189c42" style:font-name-asian="DejaVu Sans" style:font-style-asian="italic" style:font-name-complex="FreeSans" style:font-style-complex="italic"/>
    </style:style>
    <style:style style:name="T1528" style:family="text">
      <style:text-properties style:font-name="Liberation Serif" fo:font-style="italic" officeooo:rsid="2e33b161" style:font-name-asian="DejaVu Sans" style:font-style-asian="italic" style:font-name-complex="FreeSans" style:font-style-complex="italic"/>
    </style:style>
    <style:style style:name="T1529" style:family="text">
      <style:text-properties style:font-name="Liberation Serif" fo:font-style="italic" officeooo:rsid="2e3b0584" style:font-name-asian="DejaVu Sans" style:font-style-asian="italic" style:font-name-complex="FreeSans" style:font-style-complex="italic"/>
    </style:style>
    <style:style style:name="T1530" style:family="text">
      <style:text-properties style:font-name="Liberation Serif" fo:font-style="italic" officeooo:rsid="2e3df0d1" style:font-name-asian="DejaVu Sans" style:font-style-asian="italic" style:font-name-complex="FreeSans" style:font-style-complex="italic"/>
    </style:style>
    <style:style style:name="T1531" style:family="text">
      <style:text-properties style:font-name="Liberation Serif" fo:font-style="italic" officeooo:rsid="2e425a6e" style:font-name-asian="DejaVu Sans" style:font-style-asian="italic" style:font-name-complex="FreeSans" style:font-style-complex="italic"/>
    </style:style>
    <style:style style:name="T1532" style:family="text">
      <style:text-properties style:font-name="Liberation Serif" fo:font-style="italic" officeooo:rsid="2e431a44" style:font-name-asian="DejaVu Sans" style:font-style-asian="italic" style:font-name-complex="FreeSans" style:font-style-complex="italic"/>
    </style:style>
    <style:style style:name="T1533" style:family="text">
      <style:text-properties style:font-name="Liberation Serif" fo:font-style="italic" officeooo:rsid="2e479a1f" style:font-name-asian="DejaVu Sans" style:font-style-asian="italic" style:font-name-complex="FreeSans" style:font-style-complex="italic"/>
    </style:style>
    <style:style style:name="T1534" style:family="text">
      <style:text-properties style:font-name="Liberation Serif" fo:font-style="italic" style:font-style-asian="italic" style:font-style-complex="italic"/>
    </style:style>
    <style:style style:name="T1535" style:family="text">
      <style:text-properties style:font-name="Liberation Serif" fo:font-style="italic" officeooo:rsid="3186b554" style:font-style-asian="italic" style:font-style-complex="italic"/>
    </style:style>
    <style:style style:name="T1536" style:family="text">
      <style:text-properties style:font-name="Liberation Serif" fo:font-style="italic" officeooo:rsid="318588b2" style:font-style-asian="italic" style:font-style-complex="italic"/>
    </style:style>
    <style:style style:name="T1537" style:family="text">
      <style:text-properties style:font-name="Liberation Serif" fo:font-style="italic" officeooo:rsid="318a5f03" style:font-style-asian="italic" style:font-style-complex="italic"/>
    </style:style>
    <style:style style:name="T1538" style:family="text">
      <style:text-properties style:font-name="Liberation Serif" officeooo:rsid="316f20bc"/>
    </style:style>
    <style:style style:name="T1539" style:family="text">
      <style:text-properties style:font-name="Liberation Serif" officeooo:rsid="317c7aa5"/>
    </style:style>
    <style:style style:name="T1540" style:family="text">
      <style:text-properties style:font-name="Liberation Serif" officeooo:rsid="317cb34c"/>
    </style:style>
    <style:style style:name="T1541" style:family="text">
      <style:text-properties style:font-name="Liberation Serif" officeooo:rsid="317e0808"/>
    </style:style>
    <style:style style:name="T1542" style:family="text">
      <style:text-properties style:font-name="Liberation Serif" officeooo:rsid="317e2414"/>
    </style:style>
    <style:style style:name="T1543" style:family="text">
      <style:text-properties style:font-name="Liberation Serif" officeooo:rsid="318017be"/>
    </style:style>
    <style:style style:name="T1544" style:family="text">
      <style:text-properties style:font-name="Liberation Serif" officeooo:rsid="318099d6"/>
    </style:style>
    <style:style style:name="T1545" style:family="text">
      <style:text-properties style:font-name="Liberation Serif" officeooo:rsid="318231f3"/>
    </style:style>
    <style:style style:name="T1546" style:family="text">
      <style:text-properties style:font-name="Liberation Serif" officeooo:rsid="318283c5"/>
    </style:style>
    <style:style style:name="T1547" style:family="text">
      <style:text-properties style:font-name="Liberation Serif" officeooo:rsid="31832861"/>
    </style:style>
    <style:style style:name="T1548" style:family="text">
      <style:text-properties style:font-name="Liberation Serif" officeooo:rsid="3184d95b"/>
    </style:style>
    <style:style style:name="T1549" style:family="text">
      <style:text-properties style:font-name="Liberation Serif" officeooo:rsid="3184f9cb"/>
    </style:style>
    <style:style style:name="T1550" style:family="text">
      <style:text-properties style:font-name="Liberation Serif" officeooo:rsid="318588b2"/>
    </style:style>
    <style:style style:name="T1551" style:family="text">
      <style:text-properties style:font-name="Liberation Serif" officeooo:rsid="3186b554"/>
    </style:style>
    <style:style style:name="T1552" style:family="text">
      <style:text-properties style:font-name="Liberation Serif" officeooo:rsid="31870f10"/>
    </style:style>
    <style:style style:name="T1553" style:family="text">
      <style:text-properties style:font-name="Liberation Serif" officeooo:rsid="3188c9c3"/>
    </style:style>
    <style:style style:name="T1554" style:family="text">
      <style:text-properties style:font-name="Liberation Serif" officeooo:rsid="318a5f03"/>
    </style:style>
    <style:style style:name="T1555" style:family="text">
      <style:text-properties style:font-name="Liberation Serif" officeooo:rsid="318a7cb0"/>
    </style:style>
    <style:style style:name="T1556" style:family="text">
      <style:text-properties style:font-name="Liberation Serif" officeooo:rsid="32f33149"/>
    </style:style>
    <style:style style:name="T1557" style:family="text">
      <style:text-properties style:font-name="Liberation Serif" officeooo:rsid="1327ae62"/>
    </style:style>
    <style:style style:name="T1558" style:family="text">
      <style:text-properties style:font-name="Liberation Serif" officeooo:rsid="32f48e47"/>
    </style:style>
    <style:style style:name="T1559" style:family="text">
      <style:text-properties style:font-name="Liberation Serif" officeooo:rsid="32f4ac87"/>
    </style:style>
    <style:style style:name="T1560" style:family="text">
      <style:text-properties style:font-name="Liberation Serif" officeooo:rsid="32f57f7f"/>
    </style:style>
    <style:style style:name="T1561" style:family="text">
      <style:text-properties style:font-name="Liberation Serif" officeooo:rsid="32f6fa1c"/>
    </style:style>
    <style:style style:name="T1562" style:family="text">
      <style:text-properties style:font-name="Liberation Serif" officeooo:rsid="32f76572"/>
    </style:style>
    <style:style style:name="T1563" style:family="text">
      <style:text-properties style:font-name="Liberation Serif" officeooo:rsid="350be67e"/>
    </style:style>
    <style:style style:name="T1564" style:family="text">
      <style:text-properties style:font-name="Liberation Serif" officeooo:rsid="350c369b"/>
    </style:style>
    <style:style style:name="T1565" style:family="text">
      <style:text-properties style:font-name="Liberation Serif" officeooo:rsid="350cfdef"/>
    </style:style>
    <style:style style:name="T1566" style:family="text">
      <style:text-properties officeooo:rsid="2e63a1bf"/>
    </style:style>
    <style:style style:name="T1567" style:family="text">
      <style:text-properties officeooo:rsid="2e6592e6"/>
    </style:style>
    <style:style style:name="T1568" style:family="text">
      <style:text-properties officeooo:rsid="2e664b93"/>
    </style:style>
    <style:style style:name="T1569" style:family="text">
      <style:text-properties officeooo:rsid="2e67bf59"/>
    </style:style>
    <style:style style:name="T1570" style:family="text">
      <style:text-properties officeooo:rsid="2e69a7ce"/>
    </style:style>
    <style:style style:name="T1571" style:family="text">
      <style:text-properties officeooo:rsid="2e6ade0f"/>
    </style:style>
    <style:style style:name="T1572" style:family="text">
      <style:text-properties officeooo:rsid="2e6c0b88"/>
    </style:style>
    <style:style style:name="T1573" style:family="text">
      <style:text-properties officeooo:rsid="2e6d93c1"/>
    </style:style>
    <style:style style:name="T1574" style:family="text">
      <style:text-properties officeooo:rsid="2e97d3fc"/>
    </style:style>
    <style:style style:name="T1575" style:family="text">
      <style:text-properties officeooo:rsid="2ece315b"/>
    </style:style>
    <style:style style:name="T1576" style:family="text">
      <style:text-properties officeooo:rsid="2ed4422f"/>
    </style:style>
    <style:style style:name="T1577" style:family="text">
      <style:text-properties officeooo:rsid="2edb93da"/>
    </style:style>
    <style:style style:name="T1578" style:family="text">
      <style:text-properties officeooo:rsid="2ede31df"/>
    </style:style>
    <style:style style:name="T1579" style:family="text">
      <style:text-properties officeooo:rsid="2ee07229"/>
    </style:style>
    <style:style style:name="T1580" style:family="text">
      <style:text-properties officeooo:rsid="2ee48959"/>
    </style:style>
    <style:style style:name="T1581" style:family="text">
      <style:text-properties officeooo:rsid="2ee65368"/>
    </style:style>
    <style:style style:name="T1582" style:family="text">
      <style:text-properties officeooo:rsid="2ef4a5c7"/>
    </style:style>
    <style:style style:name="T1583" style:family="text">
      <style:text-properties officeooo:rsid="2efbc31c"/>
    </style:style>
    <style:style style:name="T1584" style:family="text">
      <style:text-properties officeooo:rsid="2efdf0b3"/>
    </style:style>
    <style:style style:name="T1585" style:family="text">
      <style:text-properties officeooo:rsid="2f17286a"/>
    </style:style>
    <style:style style:name="T1586" style:family="text">
      <style:text-properties officeooo:rsid="2f20a7df"/>
    </style:style>
    <style:style style:name="T1587" style:family="text">
      <style:text-properties officeooo:rsid="2f2e9759"/>
    </style:style>
    <style:style style:name="T1588" style:family="text">
      <style:text-properties officeooo:rsid="2f4df12c"/>
    </style:style>
    <style:style style:name="T1589" style:family="text">
      <style:text-properties officeooo:rsid="2f55c361"/>
    </style:style>
    <style:style style:name="T1590" style:family="text">
      <style:text-properties officeooo:rsid="2f5f7db4"/>
    </style:style>
    <style:style style:name="T1591" style:family="text">
      <style:text-properties officeooo:rsid="2f6052f7"/>
    </style:style>
    <style:style style:name="T1592" style:family="text">
      <style:text-properties officeooo:rsid="2f655173"/>
    </style:style>
    <style:style style:name="T1593" style:family="text">
      <style:text-properties officeooo:rsid="2f743381"/>
    </style:style>
    <style:style style:name="T1594" style:family="text">
      <style:text-properties officeooo:rsid="2f7d6856"/>
    </style:style>
    <style:style style:name="T1595" style:family="text">
      <style:text-properties officeooo:rsid="2f826412"/>
    </style:style>
    <style:style style:name="T1596" style:family="text">
      <style:text-properties officeooo:rsid="2fab119b"/>
    </style:style>
    <style:style style:name="T1597" style:family="text">
      <style:text-properties officeooo:rsid="1327ae62"/>
    </style:style>
    <style:style style:name="T1598" style:family="text">
      <style:text-properties officeooo:rsid="2fc4a9a6"/>
    </style:style>
    <style:style style:name="T1599" style:family="text">
      <style:text-properties officeooo:rsid="2fc66ac9"/>
    </style:style>
    <style:style style:name="T1600" style:family="text">
      <style:text-properties officeooo:rsid="2fca0d91"/>
    </style:style>
    <style:style style:name="T1601" style:family="text">
      <style:text-properties officeooo:rsid="2fcde11f"/>
    </style:style>
    <style:style style:name="T1602" style:family="text">
      <style:text-properties officeooo:rsid="2fd2b4fd"/>
    </style:style>
    <style:style style:name="T1603" style:family="text">
      <style:text-properties officeooo:rsid="2feaa7d8"/>
    </style:style>
    <style:style style:name="T1604" style:family="text">
      <style:text-properties officeooo:rsid="30072bf0"/>
    </style:style>
    <style:style style:name="T1605" style:family="text">
      <style:text-properties officeooo:rsid="3020c660"/>
    </style:style>
    <style:style style:name="T1606" style:family="text">
      <style:text-properties officeooo:rsid="3023f841"/>
    </style:style>
    <style:style style:name="T1607" style:family="text">
      <style:text-properties officeooo:rsid="302408c3"/>
    </style:style>
    <style:style style:name="T1608" style:family="text">
      <style:text-properties officeooo:rsid="30249b76"/>
    </style:style>
    <style:style style:name="T1609" style:family="text">
      <style:text-properties officeooo:rsid="30285b82"/>
    </style:style>
    <style:style style:name="T1610" style:family="text">
      <style:text-properties officeooo:rsid="302f8975"/>
    </style:style>
    <style:style style:name="T1611" style:family="text">
      <style:text-properties officeooo:rsid="3030c0ed"/>
    </style:style>
    <style:style style:name="T1612" style:family="text">
      <style:text-properties officeooo:rsid="3031b22b"/>
    </style:style>
    <style:style style:name="T1613" style:family="text">
      <style:text-properties officeooo:rsid="30339105"/>
    </style:style>
    <style:style style:name="T1614" style:family="text">
      <style:text-properties officeooo:rsid="3036ed6b"/>
    </style:style>
    <style:style style:name="T1615" style:family="text">
      <style:text-properties officeooo:rsid="303ae54f"/>
    </style:style>
    <style:style style:name="T1616" style:family="text">
      <style:text-properties officeooo:rsid="30439ac6"/>
    </style:style>
    <style:style style:name="T1617" style:family="text">
      <style:text-properties officeooo:rsid="3072b963"/>
    </style:style>
    <style:style style:name="T1618" style:family="text">
      <style:text-properties officeooo:rsid="307c7c8f"/>
    </style:style>
    <style:style style:name="T1619" style:family="text">
      <style:text-properties officeooo:rsid="30953e87"/>
    </style:style>
    <style:style style:name="T1620" style:family="text">
      <style:text-properties officeooo:rsid="309eca0b"/>
    </style:style>
    <style:style style:name="T1621" style:family="text">
      <style:text-properties officeooo:rsid="30aa0277"/>
    </style:style>
    <style:style style:name="T1622" style:family="text">
      <style:text-properties officeooo:rsid="30b7a7e8"/>
    </style:style>
    <style:style style:name="T1623" style:family="text">
      <style:text-properties officeooo:rsid="30bceeef"/>
    </style:style>
    <style:style style:name="T1624" style:family="text">
      <style:text-properties officeooo:rsid="30beb69d"/>
    </style:style>
    <style:style style:name="T1625" style:family="text">
      <style:text-properties officeooo:rsid="30cad9d8"/>
    </style:style>
    <style:style style:name="T1626" style:family="text">
      <style:text-properties officeooo:rsid="30d3d43d"/>
    </style:style>
    <style:style style:name="T1627" style:family="text">
      <style:text-properties officeooo:rsid="30f01da6"/>
    </style:style>
    <style:style style:name="T1628" style:family="text">
      <style:text-properties officeooo:rsid="30f0422a"/>
    </style:style>
    <style:style style:name="T1629" style:family="text">
      <style:text-properties officeooo:rsid="30f4b763"/>
    </style:style>
    <style:style style:name="T1630" style:family="text">
      <style:text-properties officeooo:rsid="30f572f0"/>
    </style:style>
    <style:style style:name="T1631" style:family="text">
      <style:text-properties officeooo:rsid="30f9ff2c"/>
    </style:style>
    <style:style style:name="T1632" style:family="text">
      <style:text-properties officeooo:rsid="30fcdef0"/>
    </style:style>
    <style:style style:name="T1633" style:family="text">
      <style:text-properties officeooo:rsid="30ffe071"/>
    </style:style>
    <style:style style:name="T1634" style:family="text">
      <style:text-properties officeooo:rsid="31009a99"/>
    </style:style>
    <style:style style:name="T1635" style:family="text">
      <style:text-properties officeooo:rsid="3102dddf"/>
    </style:style>
    <style:style style:name="T1636" style:family="text">
      <style:text-properties officeooo:rsid="3103a4a3"/>
    </style:style>
    <style:style style:name="T1637" style:family="text">
      <style:text-properties officeooo:rsid="31046aa4"/>
    </style:style>
    <style:style style:name="T1638" style:family="text">
      <style:text-properties officeooo:rsid="3106b79a"/>
    </style:style>
    <style:style style:name="T1639" style:family="text">
      <style:text-properties officeooo:rsid="311f6413"/>
    </style:style>
    <style:style style:name="T1640" style:family="text">
      <style:text-properties officeooo:rsid="3129ddcc"/>
    </style:style>
    <style:style style:name="T1641" style:family="text">
      <style:text-properties officeooo:rsid="313b97c7"/>
    </style:style>
    <style:style style:name="T1642" style:family="text">
      <style:text-properties officeooo:rsid="313beabb"/>
    </style:style>
    <style:style style:name="T1643" style:family="text">
      <style:text-properties officeooo:rsid="313d3cce"/>
    </style:style>
    <style:style style:name="T1644" style:family="text">
      <style:text-properties officeooo:rsid="313d7487"/>
    </style:style>
    <style:style style:name="T1645" style:family="text">
      <style:text-properties officeooo:rsid="313d8eb0"/>
    </style:style>
    <style:style style:name="T1646" style:family="text">
      <style:text-properties officeooo:rsid="31447959"/>
    </style:style>
    <style:style style:name="T1647" style:family="text">
      <style:text-properties style:text-line-through-style="none" style:text-line-through-type="none"/>
    </style:style>
    <style:style style:name="T1648" style:family="text">
      <style:text-properties style:text-line-through-style="none" style:text-line-through-type="none" officeooo:rsid="31447959"/>
    </style:style>
    <style:style style:name="T1649" style:family="text">
      <style:text-properties style:text-line-through-style="none" style:text-line-through-type="none" officeooo:rsid="3157c4bd"/>
    </style:style>
    <style:style style:name="T1650" style:family="text">
      <style:text-properties style:text-line-through-style="none" style:text-line-through-type="none" officeooo:rsid="3159695c"/>
    </style:style>
    <style:style style:name="T1651" style:family="text">
      <style:text-properties style:text-line-through-style="none" style:text-line-through-type="none" officeooo:rsid="315a9908"/>
    </style:style>
    <style:style style:name="T1652" style:family="text">
      <style:text-properties style:text-line-through-style="none" style:text-line-through-type="none" officeooo:rsid="315b8f5c"/>
    </style:style>
    <style:style style:name="T1653" style:family="text">
      <style:text-properties style:text-line-through-style="none" style:text-line-through-type="none" officeooo:rsid="315d05ca"/>
    </style:style>
    <style:style style:name="T1654" style:family="text">
      <style:text-properties style:text-line-through-style="none" style:text-line-through-type="none" officeooo:rsid="315dabc1"/>
    </style:style>
    <style:style style:name="T1655" style:family="text">
      <style:text-properties style:text-line-through-style="none" style:text-line-through-type="none" officeooo:rsid="315e09ac"/>
    </style:style>
    <style:style style:name="T1656" style:family="text">
      <style:text-properties style:text-line-through-style="none" style:text-line-through-type="none" officeooo:rsid="315e4188"/>
    </style:style>
    <style:style style:name="T1657" style:family="text">
      <style:text-properties style:text-line-through-style="none" style:text-line-through-type="none" officeooo:rsid="315f49b8"/>
    </style:style>
    <style:style style:name="T1658" style:family="text">
      <style:text-properties style:text-line-through-style="none" style:text-line-through-type="none" officeooo:rsid="315f4ada"/>
    </style:style>
    <style:style style:name="T1659" style:family="text">
      <style:text-properties style:text-line-through-style="none" style:text-line-through-type="none" fo:font-style="italic" officeooo:rsid="315f4ada" style:font-style-asian="italic" style:font-style-complex="italic"/>
    </style:style>
    <style:style style:name="T1660" style:family="text">
      <style:text-properties style:text-line-through-style="none" style:text-line-through-type="none" officeooo:rsid="315fcaa3"/>
    </style:style>
    <style:style style:name="T1661" style:family="text">
      <style:text-properties style:text-line-through-style="none" style:text-line-through-type="none" officeooo:rsid="0019f43d"/>
    </style:style>
    <style:style style:name="T1662" style:family="text">
      <style:text-properties style:text-line-through-style="none" style:text-line-through-type="none" officeooo:rsid="316003e1"/>
    </style:style>
    <style:style style:name="T1663" style:family="text">
      <style:text-properties style:text-line-through-style="none" style:text-line-through-type="none" officeooo:rsid="31636b73"/>
    </style:style>
    <style:style style:name="T1664" style:family="text">
      <style:text-properties style:text-line-through-style="none" style:text-line-through-type="none" officeooo:rsid="3164db0e"/>
    </style:style>
    <style:style style:name="T1665" style:family="text">
      <style:text-properties style:text-line-through-style="none" style:text-line-through-type="none" officeooo:rsid="316533d2"/>
    </style:style>
    <style:style style:name="T1666" style:family="text">
      <style:text-properties officeooo:rsid="31684f58"/>
    </style:style>
    <style:style style:name="T1667" style:family="text">
      <style:text-properties fo:font-size="10.5pt" fo:font-style="italic" style:font-size-asian="10.5pt" style:font-style-asian="italic" style:font-size-complex="10.5pt" style:font-style-complex="italic"/>
    </style:style>
    <style:style style:name="T1668" style:family="text">
      <style:text-properties officeooo:rsid="316be8e5"/>
    </style:style>
    <style:style style:name="T1669" style:family="text">
      <style:text-properties officeooo:rsid="316bef40"/>
    </style:style>
    <style:style style:name="T1670" style:family="text">
      <style:text-properties officeooo:rsid="316f20bc"/>
    </style:style>
    <style:style style:name="T1671" style:family="text">
      <style:text-properties officeooo:rsid="318a7cb0"/>
    </style:style>
    <style:style style:name="T1672" style:family="text">
      <style:text-properties officeooo:rsid="318bfce1"/>
    </style:style>
    <style:style style:name="T1673" style:family="text">
      <style:text-properties officeooo:rsid="318cffb1"/>
    </style:style>
    <style:style style:name="T1674" style:family="text">
      <style:text-properties officeooo:rsid="318d4712"/>
    </style:style>
    <style:style style:name="T1675" style:family="text">
      <style:text-properties officeooo:rsid="318f2991"/>
    </style:style>
    <style:style style:name="T1676" style:family="text">
      <style:text-properties officeooo:rsid="31919df8"/>
    </style:style>
    <style:style style:name="T1677" style:family="text">
      <style:text-properties officeooo:rsid="3193c432"/>
    </style:style>
    <style:style style:name="T1678" style:family="text">
      <style:text-properties officeooo:rsid="3196c633"/>
    </style:style>
    <style:style style:name="T1679" style:family="text">
      <style:text-properties officeooo:rsid="319f36fe"/>
    </style:style>
    <style:style style:name="T1680" style:family="text">
      <style:text-properties officeooo:rsid="31af1d90"/>
    </style:style>
    <style:style style:name="T1681" style:family="text">
      <style:text-properties officeooo:rsid="31c62558"/>
    </style:style>
    <style:style style:name="T1682" style:family="text">
      <style:text-properties officeooo:rsid="31e35f11"/>
    </style:style>
    <style:style style:name="T1683" style:family="text">
      <style:text-properties officeooo:rsid="31e60c8c"/>
    </style:style>
    <style:style style:name="T1684" style:family="text">
      <style:text-properties officeooo:rsid="31f2fbf5"/>
    </style:style>
    <style:style style:name="T1685" style:family="text">
      <style:text-properties officeooo:rsid="31f633d9"/>
    </style:style>
    <style:style style:name="T1686" style:family="text">
      <style:text-properties officeooo:rsid="31fa2176"/>
    </style:style>
    <style:style style:name="T1687" style:family="text">
      <style:text-properties officeooo:rsid="3201acca"/>
    </style:style>
    <style:style style:name="T1688" style:family="text">
      <style:text-properties officeooo:rsid="321332ae"/>
    </style:style>
    <style:style style:name="T1689" style:family="text">
      <style:text-properties officeooo:rsid="32137843"/>
    </style:style>
    <style:style style:name="T1690" style:family="text">
      <style:text-properties officeooo:rsid="3219d819"/>
    </style:style>
    <style:style style:name="T1691" style:family="text">
      <style:text-properties officeooo:rsid="322b7bdf"/>
    </style:style>
    <style:style style:name="T1692" style:family="text">
      <style:text-properties officeooo:rsid="32392271"/>
    </style:style>
    <style:style style:name="T1693" style:family="text">
      <style:text-properties officeooo:rsid="323f0cb8"/>
    </style:style>
    <style:style style:name="T1694" style:family="text">
      <style:text-properties officeooo:rsid="32532f42"/>
    </style:style>
    <style:style style:name="T1695" style:family="text">
      <style:text-properties officeooo:rsid="326c4d95"/>
    </style:style>
    <style:style style:name="T1696" style:family="text">
      <style:text-properties officeooo:rsid="32873dac"/>
    </style:style>
    <style:style style:name="T1697" style:family="text">
      <style:text-properties officeooo:rsid="3290291f"/>
    </style:style>
    <style:style style:name="T1698" style:family="text">
      <style:text-properties officeooo:rsid="32ad89da"/>
    </style:style>
    <style:style style:name="T1699" style:family="text">
      <style:text-properties officeooo:rsid="32b138b5"/>
    </style:style>
    <style:style style:name="T1700" style:family="text">
      <style:text-properties officeooo:rsid="32b818a8"/>
    </style:style>
    <style:style style:name="T1701" style:family="text">
      <style:text-properties officeooo:rsid="32bb1b12"/>
    </style:style>
    <style:style style:name="T1702" style:family="text">
      <style:text-properties officeooo:rsid="32d282c8"/>
    </style:style>
    <style:style style:name="T1703" style:family="text">
      <style:text-properties officeooo:rsid="32da8a41"/>
    </style:style>
    <style:style style:name="T1704" style:family="text">
      <style:text-properties officeooo:rsid="32df2c0b"/>
    </style:style>
    <style:style style:name="T1705" style:family="text">
      <style:text-properties officeooo:rsid="32e8f122"/>
    </style:style>
    <style:style style:name="T1706" style:family="text">
      <style:text-properties officeooo:rsid="32f33149"/>
    </style:style>
    <style:style style:name="T1707" style:family="text">
      <style:text-properties officeooo:rsid="32f99283"/>
    </style:style>
    <style:style style:name="T1708" style:family="text">
      <style:text-properties officeooo:rsid="3305e7a2"/>
    </style:style>
    <style:style style:name="T1709" style:family="text">
      <style:text-properties officeooo:rsid="330786ce"/>
    </style:style>
    <style:style style:name="T1710" style:family="text">
      <style:text-properties officeooo:rsid="330ce57e"/>
    </style:style>
    <style:style style:name="T1711" style:family="text">
      <style:text-properties officeooo:rsid="330e64d3"/>
    </style:style>
    <style:style style:name="T1712" style:family="text">
      <style:text-properties officeooo:rsid="33129b45"/>
    </style:style>
    <style:style style:name="T1713" style:family="text">
      <style:text-properties officeooo:rsid="331a6fa5"/>
    </style:style>
    <style:style style:name="T1714" style:family="text">
      <style:text-properties officeooo:rsid="332d391b"/>
    </style:style>
    <style:style style:name="T1715" style:family="text">
      <style:text-properties officeooo:rsid="33408d59"/>
    </style:style>
    <style:style style:name="T1716" style:family="text">
      <style:text-properties officeooo:rsid="33445e4b"/>
    </style:style>
    <style:style style:name="T1717" style:family="text">
      <style:text-properties officeooo:rsid="33447c10"/>
    </style:style>
    <style:style style:name="T1718" style:family="text">
      <style:text-properties officeooo:rsid="334c8210"/>
    </style:style>
    <style:style style:name="T1719" style:family="text">
      <style:text-properties officeooo:rsid="335dd225"/>
    </style:style>
    <style:style style:name="T1720" style:family="text">
      <style:text-properties officeooo:rsid="336ba53f"/>
    </style:style>
    <style:style style:name="T1721" style:family="text">
      <style:text-properties officeooo:rsid="336fe1de"/>
    </style:style>
    <style:style style:name="T1722" style:family="text">
      <style:text-properties officeooo:rsid="3377a5ec"/>
    </style:style>
    <style:style style:name="T1723" style:family="text">
      <style:text-properties officeooo:rsid="337d230a"/>
    </style:style>
    <style:style style:name="T1724" style:family="text">
      <style:text-properties officeooo:rsid="337f54ca"/>
    </style:style>
    <style:style style:name="T1725" style:family="text">
      <style:text-properties officeooo:rsid="3382db1d"/>
    </style:style>
    <style:style style:name="T1726" style:family="text">
      <style:text-properties officeooo:rsid="338968f3"/>
    </style:style>
    <style:style style:name="T1727" style:family="text">
      <style:text-properties officeooo:rsid="338e811b"/>
    </style:style>
    <style:style style:name="T1728" style:family="text">
      <style:text-properties officeooo:rsid="3395f97b"/>
    </style:style>
    <style:style style:name="T1729" style:family="text">
      <style:text-properties officeooo:rsid="33974b19"/>
    </style:style>
    <style:style style:name="T1730" style:family="text">
      <style:text-properties officeooo:rsid="33994964"/>
    </style:style>
    <style:style style:name="T1731" style:family="text">
      <style:text-properties officeooo:rsid="33c26bdb"/>
    </style:style>
    <style:style style:name="T1732" style:family="text">
      <style:text-properties officeooo:rsid="33c37b66"/>
    </style:style>
    <style:style style:name="T1733" style:family="text">
      <style:text-properties officeooo:rsid="33c7fec4"/>
    </style:style>
    <style:style style:name="T1734" style:family="text">
      <style:text-properties officeooo:rsid="33c97aca"/>
    </style:style>
    <style:style style:name="T1735" style:family="text">
      <style:text-properties officeooo:rsid="33cbc6dd"/>
    </style:style>
    <style:style style:name="T1736" style:family="text">
      <style:text-properties officeooo:rsid="33cde1c6"/>
    </style:style>
    <style:style style:name="T1737" style:family="text">
      <style:text-properties officeooo:rsid="33d18c0a"/>
    </style:style>
    <style:style style:name="T1738" style:family="text">
      <style:text-properties officeooo:rsid="33d29f51"/>
    </style:style>
    <style:style style:name="T1739" style:family="text">
      <style:text-properties officeooo:rsid="33d63939"/>
    </style:style>
    <style:style style:name="T1740" style:family="text">
      <style:text-properties officeooo:rsid="33e266e3"/>
    </style:style>
    <style:style style:name="T1741" style:family="text">
      <style:text-properties officeooo:rsid="341ae5e7"/>
    </style:style>
    <style:style style:name="T1742" style:family="text">
      <style:text-properties officeooo:rsid="3420a903"/>
    </style:style>
    <style:style style:name="T1743" style:family="text">
      <style:text-properties officeooo:rsid="342684dc"/>
    </style:style>
    <style:style style:name="T1744" style:family="text">
      <style:text-properties officeooo:rsid="342b51a4"/>
    </style:style>
    <style:style style:name="T1745" style:family="text">
      <style:text-properties officeooo:rsid="342c9af0"/>
    </style:style>
    <style:style style:name="T1746" style:family="text">
      <style:text-properties officeooo:rsid="343870f3"/>
    </style:style>
    <style:style style:name="T1747" style:family="text">
      <style:text-properties officeooo:rsid="3439c12f"/>
    </style:style>
    <style:style style:name="T1748" style:family="text">
      <style:text-properties officeooo:rsid="343afa02"/>
    </style:style>
    <style:style style:name="T1749" style:family="text">
      <style:text-properties officeooo:rsid="343c91bf"/>
    </style:style>
    <style:style style:name="T1750" style:family="text">
      <style:text-properties officeooo:rsid="343d8288"/>
    </style:style>
    <style:style style:name="T1751" style:family="text">
      <style:text-properties officeooo:rsid="3443f25f"/>
    </style:style>
    <style:style style:name="T1752" style:family="text">
      <style:text-properties officeooo:rsid="344b9289"/>
    </style:style>
    <style:style style:name="T1753" style:family="text">
      <style:text-properties officeooo:rsid="344c2b88"/>
    </style:style>
    <style:style style:name="T1754" style:family="text">
      <style:text-properties officeooo:rsid="344d0219"/>
    </style:style>
    <style:style style:name="T1755" style:family="text">
      <style:text-properties officeooo:rsid="344da303"/>
    </style:style>
    <style:style style:name="T1756" style:family="text">
      <style:text-properties officeooo:rsid="344f47b4"/>
    </style:style>
    <style:style style:name="T1757" style:family="text">
      <style:text-properties officeooo:rsid="34505333"/>
    </style:style>
    <style:style style:name="T1758" style:family="text">
      <style:text-properties officeooo:rsid="3450df6a"/>
    </style:style>
    <style:style style:name="T1759" style:family="text">
      <style:text-properties officeooo:rsid="34531fab"/>
    </style:style>
    <style:style style:name="T1760" style:family="text">
      <style:text-properties officeooo:rsid="3454d2e5"/>
    </style:style>
    <style:style style:name="T1761" style:family="text">
      <style:text-properties officeooo:rsid="3454f26d"/>
    </style:style>
    <style:style style:name="T1762" style:family="text">
      <style:text-properties officeooo:rsid="3456efcd"/>
    </style:style>
    <style:style style:name="T1763" style:family="text">
      <style:text-properties officeooo:rsid="346932a3"/>
    </style:style>
    <style:style style:name="T1764" style:family="text">
      <style:text-properties officeooo:rsid="347bdba4"/>
    </style:style>
    <style:style style:name="T1765" style:family="text">
      <style:text-properties officeooo:rsid="348515ba"/>
    </style:style>
    <style:style style:name="T1766" style:family="text">
      <style:text-properties officeooo:rsid="3487c06f"/>
    </style:style>
    <style:style style:name="T1767" style:family="text">
      <style:text-properties officeooo:rsid="348bea1a"/>
    </style:style>
    <style:style style:name="T1768" style:family="text">
      <style:text-properties officeooo:rsid="348d576b"/>
    </style:style>
    <style:style style:name="T1769" style:family="text">
      <style:text-properties officeooo:rsid="3490a013"/>
    </style:style>
    <style:style style:name="T1770" style:family="text">
      <style:text-properties officeooo:rsid="34927660"/>
    </style:style>
    <style:style style:name="T1771" style:family="text">
      <style:text-properties officeooo:rsid="3493ffcc"/>
    </style:style>
    <style:style style:name="T1772" style:family="text">
      <style:text-properties officeooo:rsid="3494d8ce"/>
    </style:style>
    <style:style style:name="T1773" style:family="text">
      <style:text-properties officeooo:rsid="3498ad76"/>
    </style:style>
    <style:style style:name="T1774" style:family="text">
      <style:text-properties officeooo:rsid="349aa665"/>
    </style:style>
    <style:style style:name="T1775" style:family="text">
      <style:text-properties officeooo:rsid="349d7b60"/>
    </style:style>
    <style:style style:name="T1776" style:family="text">
      <style:text-properties officeooo:rsid="34a0b665"/>
    </style:style>
    <style:style style:name="T1777" style:family="text">
      <style:text-properties officeooo:rsid="34a3a6c7"/>
    </style:style>
    <style:style style:name="T1778" style:family="text">
      <style:text-properties officeooo:rsid="34a43284"/>
    </style:style>
    <style:style style:name="T1779" style:family="text">
      <style:text-properties officeooo:rsid="34a67833"/>
    </style:style>
    <style:style style:name="T1780" style:family="text">
      <style:text-properties officeooo:rsid="34b05745"/>
    </style:style>
    <style:style style:name="T1781" style:family="text">
      <style:text-properties officeooo:rsid="34b2ee59"/>
    </style:style>
    <style:style style:name="T1782" style:family="text">
      <style:text-properties officeooo:rsid="34b3eefc"/>
    </style:style>
    <style:style style:name="T1783" style:family="text">
      <style:text-properties officeooo:rsid="34b7e30e"/>
    </style:style>
    <style:style style:name="T1784" style:family="text">
      <style:text-properties officeooo:rsid="34c2e031"/>
    </style:style>
    <style:style style:name="T1785" style:family="text">
      <style:text-properties officeooo:rsid="34c4ccc3"/>
    </style:style>
    <style:style style:name="T1786" style:family="text">
      <style:text-properties officeooo:rsid="34c7d667"/>
    </style:style>
    <style:style style:name="T1787" style:family="text">
      <style:text-properties officeooo:rsid="34c8e0ab"/>
    </style:style>
    <style:style style:name="T1788" style:family="text">
      <style:text-properties officeooo:rsid="34ceda48"/>
    </style:style>
    <style:style style:name="T1789" style:family="text">
      <style:text-properties officeooo:rsid="34d04352"/>
    </style:style>
    <style:style style:name="T1790" style:family="text">
      <style:text-properties officeooo:rsid="34d3a6cc"/>
    </style:style>
    <style:style style:name="T1791" style:family="text">
      <style:text-properties officeooo:rsid="34d49480"/>
    </style:style>
    <style:style style:name="T1792" style:family="text">
      <style:text-properties officeooo:rsid="34d4cd3e"/>
    </style:style>
    <style:style style:name="T1793" style:family="text">
      <style:text-properties officeooo:rsid="34d67e4a"/>
    </style:style>
    <style:style style:name="T1794" style:family="text">
      <style:text-properties officeooo:rsid="34d9ab7b"/>
    </style:style>
    <style:style style:name="T1795" style:family="text">
      <style:text-properties officeooo:rsid="34da1123"/>
    </style:style>
    <style:style style:name="T1796" style:family="text">
      <style:text-properties officeooo:rsid="34db35fe"/>
    </style:style>
    <style:style style:name="T1797" style:family="text">
      <style:text-properties officeooo:rsid="34dc1380"/>
    </style:style>
    <style:style style:name="T1798" style:family="text">
      <style:text-properties officeooo:rsid="34ddf7a3"/>
    </style:style>
    <style:style style:name="T1799" style:family="text">
      <style:text-properties officeooo:rsid="34e22f9f"/>
    </style:style>
    <style:style style:name="T1800" style:family="text">
      <style:text-properties officeooo:rsid="34e42bd4"/>
    </style:style>
    <style:style style:name="T1801" style:family="text">
      <style:text-properties officeooo:rsid="34f175c5"/>
    </style:style>
    <style:style style:name="T1802" style:family="text">
      <style:text-properties officeooo:rsid="34f73d0f"/>
    </style:style>
    <style:style style:name="T1803" style:family="text">
      <style:text-properties officeooo:rsid="34f8cac7"/>
    </style:style>
    <style:style style:name="T1804" style:family="text">
      <style:text-properties officeooo:rsid="3500d550"/>
    </style:style>
    <style:style style:name="T1805" style:family="text">
      <style:text-properties officeooo:rsid="350be67e"/>
    </style:style>
    <style:style style:name="T1806" style:family="text">
      <style:text-properties officeooo:rsid="3534b7f9"/>
    </style:style>
    <style:style style:name="T1807" style:family="text">
      <style:text-properties officeooo:rsid="35545717"/>
    </style:style>
    <style:style style:name="T1808" style:family="text">
      <style:text-properties officeooo:rsid="3555f10e"/>
    </style:style>
    <style:style style:name="T1809" style:family="text">
      <style:text-properties officeooo:rsid="355706a3"/>
    </style:style>
    <style:style style:name="T1810" style:family="text">
      <style:text-properties officeooo:rsid="35596259"/>
    </style:style>
    <style:style style:name="T1811" style:family="text">
      <style:text-properties officeooo:rsid="3561a991"/>
    </style:style>
    <style:style style:name="T1812" style:family="text">
      <style:text-properties officeooo:rsid="35758663"/>
    </style:style>
    <style:style style:name="T1813" style:family="text">
      <style:text-properties officeooo:rsid="357942b4"/>
    </style:style>
    <style:style style:name="T1814" style:family="text">
      <style:text-properties officeooo:rsid="357cca4f"/>
    </style:style>
    <style:style style:name="T1815" style:family="text">
      <style:text-properties officeooo:rsid="357dfef7"/>
    </style:style>
    <style:style style:name="T1816" style:family="text">
      <style:text-properties officeooo:rsid="35816725"/>
    </style:style>
    <style:style style:name="T1817" style:family="text">
      <style:text-properties officeooo:rsid="358dfb00"/>
    </style:style>
    <style:style style:name="T1818" style:family="text">
      <style:text-properties officeooo:rsid="358e1e91"/>
    </style:style>
    <style:style style:name="T1819" style:family="text">
      <style:text-properties officeooo:rsid="3590f9dc"/>
    </style:style>
    <style:style style:name="T1820" style:family="text">
      <style:text-properties officeooo:rsid="35925c65"/>
    </style:style>
    <style:style style:name="T1821" style:family="text">
      <style:text-properties officeooo:rsid="3594f2a4"/>
    </style:style>
    <style:style style:name="T1822" style:family="text">
      <style:text-properties officeooo:rsid="359abb53"/>
    </style:style>
    <style:style style:name="T1823" style:family="text">
      <style:text-properties officeooo:rsid="359ca215"/>
    </style:style>
    <style:style style:name="T1824" style:family="text">
      <style:text-properties officeooo:rsid="359e5369"/>
    </style:style>
    <style:style style:name="T1825" style:family="text">
      <style:text-properties officeooo:rsid="35a1837b"/>
    </style:style>
    <style:style style:name="T1826" style:family="text">
      <style:text-properties officeooo:rsid="35a254d9"/>
    </style:style>
    <style:style style:name="T1827" style:family="text">
      <style:text-properties officeooo:rsid="35a82164"/>
    </style:style>
    <style:style style:name="T1828" style:family="text">
      <style:text-properties officeooo:rsid="35bd3a8f"/>
    </style:style>
    <style:style style:name="T1829" style:family="text">
      <style:text-properties officeooo:rsid="35beb1de"/>
    </style:style>
    <style:style style:name="T1830" style:family="text">
      <style:text-properties officeooo:rsid="35c06f26"/>
    </style:style>
    <style:style style:name="T1831" style:family="text">
      <style:text-properties officeooo:rsid="35c34d0a"/>
    </style:style>
    <style:style style:name="T1832" style:family="text">
      <style:text-properties officeooo:rsid="35c3f734"/>
    </style:style>
    <style:style style:name="T1833" style:family="text">
      <style:text-properties officeooo:rsid="35c62b0b"/>
    </style:style>
    <style:style style:name="T1834" style:family="text">
      <style:text-properties officeooo:rsid="35c900a2"/>
    </style:style>
    <style:style style:name="T1835" style:family="text">
      <style:text-properties officeooo:rsid="35d48bc3"/>
    </style:style>
    <style:style style:name="T1836" style:family="text">
      <style:text-properties officeooo:rsid="35de1e07"/>
    </style:style>
    <style:style style:name="T1837" style:family="text">
      <style:text-properties officeooo:rsid="35e26d97"/>
    </style:style>
    <style:style style:name="T1838" style:family="text">
      <style:text-properties officeooo:rsid="35f1e869"/>
    </style:style>
    <style:style style:name="T1839" style:family="text">
      <style:text-properties officeooo:rsid="36321233"/>
    </style:style>
    <style:style style:name="T1840" style:family="text">
      <style:text-properties officeooo:rsid="36322330"/>
    </style:style>
    <style:style style:name="T1841" style:family="text">
      <style:text-properties officeooo:rsid="36426a12"/>
    </style:style>
    <style:style style:name="T1842" style:family="text">
      <style:text-properties officeooo:rsid="3646cabc"/>
    </style:style>
    <style:style style:name="T1843" style:family="text">
      <style:text-properties officeooo:rsid="364c50ee"/>
    </style:style>
    <style:style style:name="T1844" style:family="text">
      <style:text-properties officeooo:rsid="364e495a"/>
    </style:style>
    <style:style style:name="T1845" style:family="text">
      <style:text-properties officeooo:rsid="365e5f5e"/>
    </style:style>
    <style:style style:name="T1846" style:family="text">
      <style:text-properties officeooo:rsid="367317e5"/>
    </style:style>
    <style:style style:name="T1847" style:family="text">
      <style:text-properties officeooo:rsid="36b1390e"/>
    </style:style>
    <style:style style:name="T1848" style:family="text">
      <style:text-properties officeooo:rsid="36b2cee2"/>
    </style:style>
    <style:style style:name="T1849" style:family="text">
      <style:text-properties officeooo:rsid="36ba6b2c"/>
    </style:style>
    <style:style style:name="T1850" style:family="text">
      <style:text-properties officeooo:rsid="36bc3491"/>
    </style:style>
    <style:style style:name="T1851" style:family="text">
      <style:text-properties officeooo:rsid="36bd4c5c"/>
    </style:style>
    <style:style style:name="T1852" style:family="text">
      <style:text-properties officeooo:rsid="36bdef7c"/>
    </style:style>
    <style:style style:name="T1853" style:family="text">
      <style:text-properties officeooo:rsid="36be5211"/>
    </style:style>
    <style:style style:name="T1854" style:family="text">
      <style:text-properties officeooo:rsid="36c0e81a"/>
    </style:style>
    <style:style style:name="T1855" style:family="text">
      <style:text-properties officeooo:rsid="36c209a3"/>
    </style:style>
    <style:style style:name="T1856" style:family="text">
      <style:text-properties fo:font-weight="bold" style:font-weight-asian="bold" style:font-weight-complex="bold"/>
    </style:style>
    <style:style style:name="T1857" style:family="text">
      <style:text-properties fo:font-weight="bold" officeooo:rsid="36e4be55" style:font-weight-asian="bold" style:font-weight-complex="bold"/>
    </style:style>
    <style:style style:name="T1858" style:family="text">
      <style:text-properties officeooo:rsid="36c379ef"/>
    </style:style>
    <style:style style:name="T1859" style:family="text">
      <style:text-properties officeooo:rsid="36c53c1f"/>
    </style:style>
    <style:style style:name="T1860" style:family="text">
      <style:text-properties officeooo:rsid="36c8202f"/>
    </style:style>
    <style:style style:name="T1861" style:family="text">
      <style:text-properties officeooo:rsid="36c8b091"/>
    </style:style>
    <style:style style:name="T1862" style:family="text">
      <style:text-properties officeooo:rsid="36c9a863"/>
    </style:style>
    <style:style style:name="T1863" style:family="text">
      <style:text-properties officeooo:rsid="36cb5caf"/>
    </style:style>
    <style:style style:name="T1864" style:family="text">
      <style:text-properties officeooo:rsid="36cb5def"/>
    </style:style>
    <style:style style:name="T1865" style:family="text">
      <style:text-properties officeooo:rsid="36cbcf1c"/>
    </style:style>
    <style:style style:name="T1866" style:family="text">
      <style:text-properties officeooo:rsid="36cc01d2"/>
    </style:style>
    <style:style style:name="T1867" style:family="text">
      <style:text-properties officeooo:rsid="36cf862b"/>
    </style:style>
    <style:style style:name="T1868" style:family="text">
      <style:text-properties officeooo:rsid="36d0425c"/>
    </style:style>
    <style:style style:name="T1869" style:family="text">
      <style:text-properties officeooo:rsid="36d08c64"/>
    </style:style>
    <style:style style:name="T1870" style:family="text">
      <style:text-properties officeooo:rsid="36d60322"/>
    </style:style>
    <style:style style:name="T1871" style:family="text">
      <style:text-properties officeooo:rsid="36dd24aa"/>
    </style:style>
    <style:style style:name="T1872" style:family="text">
      <style:text-properties officeooo:rsid="36ddbdb5"/>
    </style:style>
    <style:style style:name="T1873" style:family="text">
      <style:text-properties officeooo:rsid="36de23ac"/>
    </style:style>
    <style:style style:name="T1874" style:family="text">
      <style:text-properties officeooo:rsid="36df6a54"/>
    </style:style>
    <style:style style:name="T1875" style:family="text">
      <style:text-properties officeooo:rsid="36e11dae"/>
    </style:style>
    <style:style style:name="T1876" style:family="text">
      <style:text-properties officeooo:rsid="36e4be55"/>
    </style:style>
    <style:style style:name="T1877" style:family="text">
      <style:text-properties officeooo:rsid="36e504ce"/>
    </style:style>
    <style:style style:name="T1878" style:family="text">
      <style:text-properties officeooo:rsid="36e7f1b3"/>
    </style:style>
    <style:style style:name="T1879" style:family="text">
      <style:text-properties officeooo:rsid="36e8088b"/>
    </style:style>
    <style:style style:name="T1880" style:family="text">
      <style:text-properties officeooo:rsid="36ef5e4f"/>
    </style:style>
    <style:style style:name="T1881" style:family="text">
      <style:text-properties officeooo:rsid="36efa288"/>
    </style:style>
    <style:style style:name="T1882" style:family="text">
      <style:text-properties officeooo:rsid="36f21cd0"/>
    </style:style>
    <style:style style:name="T1883" style:family="text">
      <style:text-properties officeooo:rsid="36f45098"/>
    </style:style>
    <style:style style:name="T1884" style:family="text">
      <style:text-properties officeooo:rsid="36fa9047"/>
    </style:style>
    <style:style style:name="T1885" style:family="text">
      <style:text-properties officeooo:rsid="370a5d96"/>
    </style:style>
    <style:style style:name="T1886" style:family="text">
      <style:text-properties officeooo:rsid="370d9c41"/>
    </style:style>
    <style:style style:name="T1887" style:family="text">
      <style:text-properties officeooo:rsid="370ead04"/>
    </style:style>
    <style:style style:name="T1888" style:family="text">
      <style:text-properties officeooo:rsid="370fd4c2"/>
    </style:style>
    <style:style style:name="T1889" style:family="text">
      <style:text-properties officeooo:rsid="370fd569"/>
    </style:style>
    <style:style style:name="T1890" style:family="text">
      <style:text-properties officeooo:rsid="371222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0" text:outline-level="3">4</text:h>
      <text:h text:style-name="P630" text:outline-level="3">Противодействие</text:h>
      <text:p text:style-name="P18"/>
      <text:p text:style-name="P19">Что?</text:p>
      <text:p text:style-name="P520">— <text:span text:style-name="T138">Ричард М. Никсон</text:span></text:p>
      <text:p text:style-name="P18"/>
      <text:p text:style-name="P492"><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15">(во многих смыслах). Это один из вульгарных дружков Грочо Маркса. </text:span><text:span text:style-name="T16">Звук низкий, зудящий и гортанный. </text:span><text:span text:style-name="T17">Бетте Дэвис замирает, встряхи</text:span><text:span text:style-name="T18">в</text:span><text:span text:style-name="T17">ает головой, </text:span><text:span text:style-name="T18">сбивает пепел со своей сигареты: «</text:span><text:span text:style-name="T19">Что»,</text:span><text:span text:style-name="T21">– <text:s/></text:span><text:span text:style-name="T22">вопрошает она,</text:span><text:span text:style-name="T21">– <text:s/>«</text:span><text:span text:style-name="T13">это</text:span><text:span text:style-name="T22"> такое?» </text:span><text:span text:style-name="T23">Маргарет Дюмонт улыбается, выставляет грудь, </text:span><text:span text:style-name="T24">смотрит вдоль своего носа. «</text:span><text:span text:style-name="T25">Ну это звук»,</text:span><text:span text:style-name="T21">– <text:s/></text:span><text:span text:style-name="T25">отвечает она,</text:span><text:span text:style-name="T21">– <text:s/>«</text:span><text:span text:style-name="T25">как у казу».</text:span></text:p>
      <text:p text:style-name="P493"><text:span text:style-name="T25">Н</text:span><text:span text:style-name="T20">асколько знает Слотроп, это и </text:span><text:span text:style-name="T12">было</text:span><text:span text:style-name="T20"> казу. </text:span><text:span text:style-name="T26">Пока он пробудился, рокот растаял в утре. Уж чем бы оно там ни было, но это его разбудило. </text:span><text:span text:style-name="T27">А было это, или есть, ни что другое как Пират Прентис в более или менее угнанном </text:span><text:span text:style-name="T28">Р-47 курсом на Берлин. Ео приказы кратки и чётки, </text:span><text:span text:style-name="T29">как и у других, агентов Папы, Папа правит религией, а пойдите да найдите-</text:span><text:span text:style-name="T30">ка</text:span><text:span text:style-name="T29"> того миннезингера, он хороший вообще-то….</text:span></text:p>
      <text:p text:style-name="P21"><text:span text:style-name="T20">Это старая модель с кабинкой как крыша теплицы. Покрытое переплётом поле зрения </text:span><text:span text:style-name="T31">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2">петлю над Брунсвиком и, что за чёрт, переворот Иммельмана над </text:span><text:span text:style-name="T33">Магде бургом. На спине, ощер</text:span><text:span text:style-name="T38">ясь до</text:span><text:span text:style-name="T33"> коренны</text:span><text:span text:style-name="T38">х</text:span><text:span text:style-name="T33">, он начинает крен чуть-чуть с запозданием, </text:span><text:span text:style-name="T34">всего на одну тридцатую, и чуть не заглох, потрясло непонятно</text:span><text:span text:style-name="T21">—</text:span><text:span text:style-name="T34">закончить просто петлёй или продолжить Иммельман?</text:span><text:span text:style-name="T21">—</text:span><text:span text:style-name="T34">тянется к элеронам, забудь дёргать руль, штопор нам ни к чему… </text:span><text:span text:style-name="T35">но в последнюю секунду всё же жмёт педаль </text:span><text:span text:style-name="T36">слегка, маленький компромисс (мне около сорока, Боже, неужто и я </text:span><text:span text:style-name="T14">туда же</text:span><text:span text:style-name="T36">?) </text:span><text:span text:style-name="T37">и снова выравнивает, это будет-таки Иммельман. </text:span></text:p>
      <text:p text:style-name="P18"/>
      <text:p text:style-name="P521">Я Орёл Трубящий в Рог,</text:p>
      <text:p text:style-name="P521"><text:span text:style-name="T347">Тебе, </text:span>Кайзер, дам урок,</text:p>
      <text:p text:style-name="P522">На крышу бомбу сброшу,</text:p>
      <text:p text:style-name="P522">Сюрпризом огорошу.</text:p>
      <text:p text:style-name="P523">Всем фройлянам скажи,</text:p>
      <text:p text:style-name="P523"><text:span text:style-name="T348">А также</text:span> всем мадмуазелям,</text:p>
      <text:p text:style-name="P523">Готовятся пускай</text:p>
      <text:p text:style-name="P523">К хорошим каруселям...</text:p>
      <text:p text:style-name="P523">Ведь я в победный Рог Трубящий</text:p>
      <text:p text:style-name="P523">Орёл настоящий!</text:p>
      <text:p text:style-name="P18"/>
      <text:p text:style-name="P22">Сейча Осби Фил должно быть уже в Марселе, <text:span text:style-name="T349">уже устанавливает контакт с Бладгетом Ваксвингом, Вибли Силвернейл на пути в Цюрих. Катье поедет в Нордхаузен… Катье….</text:span></text:p>
      <text:p text:style-name="P23"><text:soft-page-break/>Нет, нет, она не <text:span text:style-name="T350">сказала ему обо всех её планах</text:span>, <text:span text:style-name="T350">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24">Небольшая полётная неприятность тут для Пирата, ничего серьёзного…. <text:span text:style-name="T351">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25">Серый был для Войны. Как, похоже, и странный дар Пирата переживать фантазии посторонних. <text:span text:style-name="T352">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26">Он вмастырил путаницу своих снов в те, что снятся Пирату, еретичные сны, <text:span text:style-name="T353">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27">Далеко внизу под брюхом Громобоя, нанесённые по зеленеющей местности, проплывают смягчённые временем контуры древних земляных работ, <text:span text:style-name="T354">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373"><text:span text:style-name="T355">– </text:span><text:span text:style-name="T356">Это же яснее воздуха,</text:span><text:span text:style-name="T355">– </text:span><text:span text:style-name="T356">разглагольствует композитор Густав,</text:span><text:span text:style-name="T355">– </text:span><text:span text:style-name="T356">не будь ты старым дураком, то понимал бы</text:span><text:span text:style-name="T355">—</text:span><text:span text:style-name="T357">я знаю, я знаю, есть Благотворительная Ассоциация Старых Дураков, </text:span><text:span text:style-name="T358">вы все друг друга знаете и голосуете за ограничения на наиболее беспокойных модоле 70 и моё имя первым в списке. </text:span><text:span text:style-name="T359">Думаешь мне не начхать? </text:span><text:span text:style-name="T360">Вы все на другой частоте. </text:span><text:span text:style-name="T362">М</text:span><text:span text:style-name="T361">ы в жизни не </text:span><text:span text:style-name="T362">создадим</text:span><text:span text:style-name="T361"> помех </text:span><text:span text:style-name="T362">вам. Слишком далеки от вас. </text:span><text:span text:style-name="T363">У нас свои проблемы.</text:span></text:p>
      <text:p text:style-name="P375">Криптозоя различных видов суетится среди крошек, <text:span text:style-name="T642">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28"><text:soft-page-break/>– <text:span text:style-name="T643">Вы захвачены тональностью,</text:span>– <text:span text:style-name="T643">вопит Густав:</text:span>– <text:span text:style-name="T644">как капканом. Тональность просто игрушка. Любая из них. Вы слишком стары. Вам никогда не выйти за пределы игры, в Ряд. Ряд это просвещение.</text:span></text:p>
      <text:p text:style-name="P29">– <text:span text:style-name="T645">Твой Ряд тоже игра.</text:span>– <text:span text:style-name="T645">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0">взык</text:span><text:span text:style-name="T645">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0">нганьк</text:span><text:span text:style-name="T645">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0">Звук</text:span><text:span text:style-name="T645">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0">Kerl</text:span><text:span text:style-name="T645">, ты слепее меня».</text:span></text:p>
      <text:p text:style-name="P190">Слотроп спускается по тропе к горному ручью, <text:span text:style-name="T646">где оставлял свою гармошку отмокать всю ночь, втиснутую между парой камней в тихой заводи. </text:span></text:p>
      <text:p text:style-name="P30">– <text:span text:style-name="T647">Твой «свет и доброта» вилянье обречённого,</text:span>– <text:span text:style-name="T648">грит Густав.</text:span>– <text:span text:style-name="T649">Так и прёт мертвячиной от каждого их тех игривых мотивчиков.</text:span>– <text:span text:style-name="T649">Озлоблено, он обезглавливает фиал с кокаином зубами и сплёвывает огрызки в гущу шелестящих насекомых.</text:span></text:p>
      <text:p text:style-name="P191">Сквозь бегущую воду, дыры в старом Hohner <text:span text:style-name="T650">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191"/>
      <text:p text:style-name="P524">И хоть Земное забыло тебя,</text:p>
      <text:p text:style-name="P525">Замершей скажи Земле: я теку.</text:p>
      <text:p text:style-name="P526">Бегущей воде говори: вот я.</text:p>
      <text:p text:style-name="P190"/>
      <text:p text:style-name="P192">До сих пор можно, даже так далеко от этого, найти и расслышать призраки пропавших музыкантов. <text:span text:style-name="T651">Вытряхивая воду</text:span> <text:span text:style-name="T651">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193">Гармошка себя показала не сразу. <text:span text:style-name="T652">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194">Его держат в одиночестве. Если другие замечали его или его костёр, <text:span text:style-name="T653">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1">Джон Е. Бэдэс</text:span><text:span text:style-name="T142">а</text:span><text:span text:style-name="T653">.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653">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1">документы</text:span><text:span text:style-name="T653">,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195">Ага. Всё ещё думает <text:span text:style-name="T654">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3">люби меня</text:span><text:span text:style-name="T654">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3">извини,</text:span><text:span text:style-name="T654">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196">И потом есть ещё Джамф, сочетание «Джамф» и «я» в изначальном сне. <text:span text:style-name="T655">К кому он может обратиться с </text:span><text:span text:style-name="T144">этим</text:span><text:span text:style-name="T655">?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197">Предчувствия становятся всё различимее, определённее. <text:span text:style-name="T656">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198">Однажды ночью, на стене общественного сортира, смердящего и созревшего тифом, <text:span text:style-name="T657">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878">willst du V-2, dann arbeite</text:span><text:span text:style-name="T657">. Если хочешь <text:s/></text:span><text:span text:style-name="T145">V-2, </text:span><text:span text:style-name="T658">тогда работай. Добрый Вечер, Тайрон Слотроп… нет, нет, погоди, всё в порядке, вон на другой стене тоже намалёвано </text:span><text:span text:style-name="T878">willst du V-2, dann arbeite</text:span><text:span text:style-name="T658">.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199">ТУТ БЫЛ РАКЕТМЭН </text:p>
      <text:p text:style-name="P200">С<text:span text:style-name="T881">начала</text:span> он подумал, что сам написал это, а потом забыл. <text:span text:style-name="T881">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201"><text:span text:style-name="T883">Прошлые</text:span> Слотроп<text:span text:style-name="T882">ы</text:span>, <text:span text:style-name="T883">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202">Потому, рядом с другими рисунками, <text:span text:style-name="T884">куском камня, он выцарапывает этот знак:</text:span></text:p>
      <text:p text:style-name="P202"><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18"/>
      <text:p text:style-name="P18"/>
      <text:p text:style-name="P376"><text:soft-page-break/>Слотроп в осаде. <text:span text:style-name="T885">Только после того, как он оставил тот же знак ещё в полдюжине мест, ему доходит, что на самом деле</text:span><text:span text:style-name="T146"> его рисунок представляет <text:s/>ракет</text:span><text:span text:style-name="T147">у</text:span><text:span text:style-name="T146"> А-4, </text:span><text:span text:style-name="T385">вид снизу. </text:span><text:span text:style-name="T386">К тому времени он уже подмечал другие четырёхкратные выражения</text:span><text:span text:style-name="T387">—</text:span><text:span text:style-name="T388">вариации космической ветряной мельницы Франса Ван дер Грува</text:span><text:span text:style-name="T387">—</text:span><text:span text:style-name="T388">свастики, гимнастически символы FFFF в кругу симметрично вверх ногами и задом наперёд, Frisch Fromm Frölich Frei </text:span><text:span text:style-name="T389">над аккуратными дверями в тихих улочках, </text:span><text:span text:style-name="T390">и перекрёстки, где можешь </text:span><text:span text:style-name="T391">сидеть и слу</text:span><text:span text:style-name="T392">ш</text:span><text:span text:style-name="T391">ать дорожное движение на Той Стороне, </text:span><text:span text:style-name="T392">услышать будущее (</text:span><text:span text:style-name="T393">там никакой временн</text:span><text:span text:style-name="T39">о́</text:span><text:span text:style-name="T393">й последовательности: </text:span><text:span text:style-name="T394">все события там слиты в один и тот же вечный момент </text:span><text:span text:style-name="T395">и потому определённые послания не всегда «содержат смысл» по ту сторону: </text:span><text:span text:style-name="T396">им не достаёт исторической структуры, </text:span><text:span text:style-name="T397">они кажутся </text:span><text:span text:style-name="T398">фантастическими или безумными.</text:span></text:p>
      <text:p text:style-name="P2"><text:span text:style-name="T660">К</text:span><text:span text:style-name="T661">рыши кирх </text:span><text:span text:style-name="T662">песчаного </text:span><text:span text:style-name="T661">цвета подпирают горизонты вокруг Слотропа, </text:span><text:span text:style-name="T663">апсиды на все четыре стороны </text:span><text:span text:style-name="T664">направляют, </text:span><text:span text:style-name="T662">как</text:span><text:span text:style-name="T663"> стабилизаторы </text:span><text:span text:style-name="T664">ракеты, </text:span><text:span text:style-name="T662">обтекаемые</text:span><text:span text:style-name="T664"> шпили… </text:span><text:span text:style-name="T662">резьбленным в песчанике находит он дожидающийся его знак посвящения, крест </text:span><text:span text:style-name="T665">охваченный кр</text:span><text:span text:style-name="T44">у́</text:span><text:span text:style-name="T665">гом</text:span><text:span text:style-name="T662">. </text:span><text:span text:style-name="T666">Наконец, однажды </text:span><text:span text:style-name="T667">днём</text:span><text:span text:style-name="T666"> лёжа </text:span><text:span text:style-name="T667">привольно </text:span><text:span text:style-name="T666">раскинувшись на солнце, </text:span><text:span text:style-name="T668">на окраине одного из древних городов Чумы, он и сам становится к</text:span><text:span text:style-name="T669">р</text:span><text:span text:style-name="T668">естом, перекрёстком, </text:span><text:span text:style-name="T670">живым пересечением, к которому явились судьи </text:span><text:span text:style-name="T671">установить виселицу для обычного преступника приговорённого к повешению в полдень. </text:span><text:span text:style-name="T669">Чёрные гончие и клыкастые ищейки </text:span><text:span text:style-name="T672">пронырливые как выдры, собачьих пород утраченных за 700 лет, </text:span><text:span text:style-name="T673">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674">жилет, кто знает что за толстомясая </text:span><text:span text:style-name="T777">gnädige Frau </text:span><text:span text:style-name="T675">с</text:span><text:span text:style-name="T674"> наскальзывающей Смерт</text:span><text:span text:style-name="T675">ью, с вскочившим членом, непомерное тёмно-пурпурное взбухание, и как раз когда трескает шея, </text:span><text:span text:style-name="T676">он и вправду </text:span><text:span text:style-name="T778">кончает</text:span><text:span text:style-name="T676"> в свою излохмаченную тряпку на чреслах </text:span><text:span text:style-name="T677">засаленную словно кожа святого под </text:span><text:span text:style-name="T678">пурпурным </text:span><text:span text:style-name="T677">плащом Поста, </text:span><text:span text:style-name="T679">и одна капля спермы продолжает скатываться, </text:span><text:span text:style-name="T680">капая с волоса на волос мёртвой ноги </text:span><text:span text:style-name="T681">до самого низа, с конца заскорузлого пальца голой ступни спадает на землю </text:span><text:span text:style-name="T682">точно в центре перекрёстка </text:span><text:span text:style-name="T678">и там</text:span><text:span text:style-name="T682">, под покровом ночи, </text:span><text:span text:style-name="T683">превращается в корень мандрагоры. </text:span><text:span text:style-name="T678">В следующую пятницу, на рассвете, </text:span><text:span text:style-name="T684">Колдун, </text:span><text:span text:style-name="T685">его</text:span><text:span text:style-name="T684"> собственны</text:span><text:span text:style-name="T685">й</text:span><text:span text:style-name="T684"> </text:span><text:span text:style-name="T779">Heiligenschein</text:span><text:span text:style-name="T684"> </text:span><text:span text:style-name="T685">рябит от инфракрасного до ультрафиолетового кольцами света вокруг его тени на росистой траве, </text:span><text:span text:style-name="T686">приходит со своим псом, </text:span><text:span text:style-name="T687">угольно-чёрным псом несколько дней не кормленным. </text:span><text:span text:style-name="T688">Колдун осторожно копает вокруг драгоценного корня </text:span><text:span text:style-name="T689">пока тот не останется держаться всего лишь на тончайших корне-нитях</text:span><text:span text:style-name="T690">—</text:span><text:span text:style-name="T691">привязывает его к хвосту своего чёрного пса, </text:span><text:span text:style-name="T692">затыкает себе уши воском, </text:span><text:span text:style-name="T693">затем достаёт кусок хлеба подманить </text:span><text:span text:style-name="T694">некормленого зверя </text:span><text:span text:style-name="T780">рррофг</text:span><text:span text:style-name="T694">! </text:span><text:span text:style-name="T695">п</text:span><text:span text:style-name="T694">ёс бросается за куском, </text:span><text:span text:style-name="T695">корень выдернут испуская свой </text:span><text:span text:style-name="T696">пронзающий роковой крик. Пёс падает замертво на полпути к завтраку, </text:span><text:span text:style-name="T697">его свято-свечение замирает и гаснет в миллионах росинок. </text:span><text:span text:style-name="T698">Колдун уносит корень домой нежно, </text:span><text:span text:style-name="T699">одевает его </text:span><text:span text:style-name="T700">в белый кафтанец и </text:span><text:span text:style-name="T701">кладёт</text:span><text:span text:style-name="T700"> рядом с ним деньги на ночь: </text:span><text:span text:style-name="T701">поутру монет вдесятеро больше. </text:span><text:span text:style-name="T702">Посланец Комитета по </text:span><text:span text:style-name="T399">Идиопатическим архетипам является с визитом. «</text:span><text:span text:style-name="T400">Инфляция?»</text:span><text:span text:style-name="T364">– </text:span><text:span text:style-name="T365">Колдун </text:span><text:span text:style-name="T366">пытается замести следы неясными мановениями рук,</text:span><text:span text:style-name="T364">– «</text:span><text:span text:style-name="T704">‘</text:span><text:span text:style-name="T705">Капитал</text:span><text:span text:style-name="T704">’? </text:span><text:span text:style-name="T705">Не слыхал ничего такого». </text:span><text:span text:style-name="T706">— «</text:span><text:span text:style-name="T705">Нет, нет»,</text:span><text:span text:style-name="T706">– </text:span><text:span text:style-name="T707">отвечает гость,</text:span><text:span text:style-name="T706">– «</text:span><text:span text:style-name="T707">не в данный момент. Мы </text:span><text:span text:style-name="T708">стараемся думать на</text:span><text:span text:style-name="T707">перёд. </text:span><text:span text:style-name="T708">Нам бы хотелось услышать об основой структуре этого. Насколько невыносимым был крик, например?» </text:span><text:span text:style-name="T706">— «</text:span><text:span text:style-name="T708">Держал уши заткнутыми, не слышал <text:s/>ничего». </text:span><text:span text:style-name="T706"><text:s/>— </text:span><text:span text:style-name="T709">Посланник сияет братской деловой улыбкой,</text:span><text:span text:style-name="T706">– «</text:span><text:span text:style-name="T710">Не могу сказать, что виню вас в этом….»</text:span></text:p>
      <text:p text:style-name="P3"><text:span text:style-name="T703">Кресты, свастики, мандалы Зоны, как не могут они не говорить что-то Слотропу? </text:span><text:span text:style-name="T711">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712">обрывки новостей, имена рабочих лошадок, </text:span><text:span text:style-name="T713">что может пригодиться ему когда-тоо смыться…. </text:span><text:span text:style-name="T714">Ему приходилось работать лопатой и ломом на весенних дорогах Бёркшира, апрельские утраченные им дни, </text:span><text:span text:style-name="T715">это называлось «работа по статье 81-й», </text:span><text:span text:style-name="T716">вслед за скрепером счищающим </text:span><text:span text:style-name="T717">зимнюю атаку-изнутри в кристаллах, </text:span><text:span text:style-name="T718">её белую некрополизацию… </text:span><text:span text:style-name="T719">подбирал ржавеющие банки от пива, жёлтые резинки с семенем отвергнутых, </text:span><text:span text:style-name="T716"><text:s/></text:span><text:span text:style-name="T720">Клинекс скрученный под вид мозга спрятать сопли отвергнутых, </text:span><text:span text:style-name="T721">слёзы отвергнутых, газеты, битое стекло, части автомобилей, </text:span><text:span text:style-name="T722">в дни, когда с суевер</text:span><text:span text:style-name="T723">н</text:span><text:span text:style-name="T722">ым страхом </text:span><text:span text:style-name="T723">он мог </text:span><text:soft-page-break/><text:span text:style-name="T723">сложить это всё воедино, </text:span><text:span text:style-name="T724">чётко видя в каждом строку записи, летопись: </text:span><text:span text:style-name="T725">о нём, о его зиме, о его стране… </text:span><text:span text:style-name="T726">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727">на какой-то другой улице поздним вечером, </text:span><text:span text:style-name="T728">иглы и ветви сосны в чистой светящейся дрожи на фоне ночных облаков, </text:span><text:span text:style-name="T729">одна электросхема из сотен в смазанной желтеющей охапке, <text:s/></text:span><text:span text:style-name="T730">смех на краю пшеничного поля ранним утром, когда он шагал в школу, </text:span><text:span text:style-name="T731">звук мотоцикла на холостом ходу</text:span><text:span text:style-name="T732">в тяжкий сумерками час лета… </text:span><text:span text:style-name="T733">и теперь в Зоне, в тот же день как он был перекрёстком, </text:span><text:span text:style-name="T734">после силльного дождя, который уж и не упомнит, </text:span><text:span text:style-name="T735">Слотроп видит очень широкую радугу, </text:span><text:span text:style-name="T736">крепкий радужный хуй упёртый из лобковых облаков в Землю, </text:span><text:span text:style-name="T737">зелёную, влажно раздавшуюся Землю, </text:span><text:span text:style-name="T738">и грудь его наполняется, и он стоит и плачет, </text:span><text:span text:style-name="T739">и ничего нет у него в голове, просто чувствует как блаженный….</text:span></text:p>
      <text:p text:style-name="P204"><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739">С </text:span><text:span text:style-name="T703">двойным выключением, пятка-носок, </text:span><text:span text:style-name="T740">мчит прочь Роджер Мехико. </text:span><text:span text:style-name="T741">Вдоль летнего Автобана, </text:span><text:span text:style-name="T742">стыки покрытия ритмично бухают под его колёсами. </text:span><text:span text:style-name="T743">Он гонит на до-Гитлеровском </text:span><text:span text:style-name="T786">Хорх 870В </text:span><text:span text:style-name="T744">через выгорело-пурпурную вонистость Люнебург Хита. </text:span><text:span text:style-name="T745">Поверх ветрового стекла лёгкий ветер достаёт его, </text:span><text:span text:style-name="T746">пахнущий можжевельником. </text:span><text:span text:style-name="T747">Овцы-Хайдшнюке вдалеке отдыхают не шевелясь словно упавшие облака. </text:span><text:span text:style-name="T748">Болотца и ракитник проносятся по сторонам. </text:span><text:span text:style-name="T749">Над головою небо в хлопотах, плывёт, живая плазма.</text:span></text:p>
      <text:p text:style-name="P5"><text:span text:style-name="T749">Х</text:span><text:span text:style-name="T703">орх, армески-зелёный, с одним скромным нарциссом нарисованным посреди капота, прятался внутри грузовика </text:span><text:span text:style-name="T750">на ближнем к Эльбе краю Бригадной стоянки </text:span><text:span text:style-name="T751">в Гамбурге, </text:span><text:span text:style-name="T752">скрытый кроме его передних фар, </text:span><text:span text:style-name="T753">пытливые глаза дружелюбного инопланетянина улыбались Роджеру. </text:span><text:span text:style-name="T754">Привет, Землянин. </text:span><text:span text:style-name="T755">Уже в пути, он обнаружил, </text:span><text:span text:style-name="T756">что пол усыпан раскатывающими стеклянными баночками без наклеек, </text:span><text:span text:style-name="T757">типа детского питания, </text:span><text:span text:style-name="T758">странная нездорового цвета хрень, </text:span><text:span text:style-name="T759">от которой вряд ли какой людской младенец, съев, выживет, зелень с розовыми разводами, рвотно-бежев</text:span><text:span text:style-name="T760">ая с лиловыми</text:span><text:span text:style-name="T759"> вкрапления</text:span><text:span text:style-name="T760">ми</text:span><text:span text:style-name="T759">, </text:span><text:span text:style-name="T760">определить всё это никак невозможно, </text:span><text:span text:style-name="T761">каждая крышка украшена улыбкой толстого, ангелоподобного младенчика, </text:span><text:span text:style-name="T762">под ярким стеклом кишат токсины ботулизма с </text:span><text:span text:style-name="T763">тр</text:span><text:span text:style-name="T764">у</text:span><text:span text:style-name="T763">пными ядами… </text:span><text:span text:style-name="T764">время от времени новая банка вы</text:span><text:span text:style-name="T765">скакивает</text:span><text:span text:style-name="T764">, сама собой, из-под сиденья </text:span><text:span text:style-name="T765">и катается вопреки законам ускорения, </text:span><text:span text:style-name="T766">среди педалей, чтоб его ноги сбились с толку. </text:span><text:span text:style-name="T767">Он знает, что надо заглянуть вниз и посмотреть что там творится, но всё никак не соберётс</text:span><text:span text:style-name="T768">я</text:span><text:span text:style-name="T767">.</text:span></text:p>
      <text:p text:style-name="P6"><text:span text:style-name="T767">Б</text:span><text:span text:style-name="T703">утылочки катаются звякая по полу, </text:span><text:span text:style-name="T769">под капотом толкатель клапана, или два, частят со своей историей на что у них жалобы. </text:span><text:span text:style-name="T770">Дикая горчица хлещет мимо по центру Автобана, совершенно двуцветная, только </text:span><text:span text:style-name="T771">жёлтый с зелёным, </text:span><text:span text:style-name="T772">роковая река видимая лишь под двумя видами рябящего света. </text:span><text:span text:style-name="T773">Роджер поёт для девушки Каксэвене, которая всё ещё носит имя Джессики:</text:span></text:p>
      <text:p text:style-name="P204"/>
      <text:p text:style-name="P568">Мне снилось, что нашёл я снова нас двоих,</text:p>
      <text:p text:style-name="P568">Среди весны за уймой чужих жизней,</text:p>
      <text:p text:style-name="P569">И мы, свободней ветра,</text:p>
      <text:p text:style-name="P569">Брели вдоль моря,</text:p>
      <text:p text:style-name="P569">Чтобы повторять набор чужих бумажных слов….</text:p>
      <text:p text:style-name="P569"/>
      <text:p text:style-name="P569">Нас перехватили у ворот в зелень былого,</text:p>
      <text:p text:style-name="P569">Слишком растерянных тогда, чтобы спросить за что—</text:p>
      <text:p text:style-name="P569">Неужто дети могут вновь встречаться?</text:p>
      <text:p text:style-name="P570">И остаётся хоть какой-то след</text:p>
      <text:p text:style-name="P570">На сверхскоростных шоссе Июля?</text:p>
      <text:p text:style-name="P359"/>
      <text:p text:style-name="P377"><text:soft-page-break/><text:span text:style-name="T387">Т</text:span><text:span text:style-name="T384">ут </text:span><text:span text:style-name="T402">он </text:span><text:span text:style-name="T384">въехал в настолько ярко золотое </text:span><text:span text:style-name="T401">слияни</text:span><text:span text:style-name="T402">е</text:span><text:span text:style-name="T401"> склона </text:span><text:span text:style-name="T402">с полем, что </text:span><text:span text:style-name="T403">почти</text:span><text:span text:style-name="T401"> </text:span><text:span text:style-name="T402">забы</text:span><text:span text:style-name="T403">л вписаться в прикрытый насыпью поворот….</text:span></text:p>
      <text:p text:style-name="P378"><text:span text:style-name="T403">Н</text:span><text:span text:style-name="T384">еделю назад она </text:span><text:span text:style-name="T449">ушла</text:span><text:span text:style-name="T384">, </text:span><text:span text:style-name="T404">загляну</text:span><text:span text:style-name="T434">в</text:span><text:span text:style-name="T404"> на прощанье в «Белое Посещение». За исключением пустячного охвостья от ПРПУК, </text:span><text:span text:style-name="T405">это место снова стало дурдомом. Тросы аэростатов лежат </text:span><text:span text:style-name="T407">ржавея </text:span><text:span text:style-name="T405">на </text:span><text:span text:style-name="T406">отсыревших лугах, </text:span><text:span text:style-name="T407">превращаясь в чешуйки, ионы </text:span><text:span text:style-name="T408">и в </text:span><text:span text:style-name="T407">землю</text:span><text:span text:style-name="T387">—</text:span><text:span text:style-name="T408">жилы, что пели </text:span><text:span text:style-name="T409">грозными ночами среди сирен </text:span><text:span text:style-name="T410">воющих в тер</text:span><text:span text:style-name="T411">ц</text:span><text:span text:style-name="T410">ию, </text:span><text:span text:style-name="T411">сглаженных как далёкий ветер, вперемешку с буханьем бомб, теперь лежат вялые, старые, </text:span><text:span text:style-name="T412">жёсткими кольцами металлического праха. </text:span><text:span text:style-name="T413">Незабудки вскипают на каждом шагу под ногами, муравьи суетятся с чувством царствования. </text:span><text:span text:style-name="T414">Углокрыльницы, лимонницы, красные адмиралы парят на термоклиньях вдоль скал. </text:span><text:span text:style-name="T415">Джессика укоротила чёлку с последнего раза как Роджер её видел и </text:span><text:span text:style-name="T416">проживает обычную полосу тревоги: «Вид просто ужас, и даже не говори ничего….»</text:span><text:span text:style-name="T406"> </text:span></text:p>
      <text:p text:style-name="P205">– Вид просто улётный. Люблю его.</text:p>
      <text:p text:style-name="P31">– <text:span text:style-name="T886">Ты издеваешься.</text:span></text:p>
      <text:p text:style-name="P32">– <text:span text:style-name="T887">Джес, зачем нам говорить о </text:span><text:span text:style-name="T148">причёсках</text:span><text:span text:style-name="T887">, ради Бога.</text:span></text:p>
      <text:p text:style-name="P203">Пока где-то, по ту сторону Канала, <text:span text:style-name="T888">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33"><text:span text:style-name="T387">– </text:span><text:span text:style-name="T889">Но, Роджер,</text:span>– <text:span text:style-name="T889">это же </text:span><text:span text:style-name="T149">весна</text:span><text:span text:style-name="T889">. У нас уже мир.</text:span></text:p>
      <text:p text:style-name="P379"><text:span text:style-name="T387">Н</text:span><text:span text:style-name="T384">ет, у нас его нет. </text:span><text:span text:style-name="T417">Это ещё один кусок пропаганды. Нам это подсунуло ПВР. </text:span><text:span text:style-name="T418">Итак, джентльмены, как вы видите из результатов исследований, оптимальное время у нас 8 мая, </text:span><text:span text:style-name="T419">как раз накануне исхода Троицы, </text:span><text:span text:style-name="T420">занятия в школах заканчиваются, погода предвещает урожайный </text:span><text:span text:style-name="T421">год</text:span><text:span text:style-name="T420">, </text:span><text:span text:style-name="T421">заказы на уголь начинают свой сезонный спад, </text:span><text:span text:style-name="T422">давая нам пару месяцев передышки </text:span><text:span text:style-name="T423">поставить наши квоты в Руре обратно на их ноги—</text:span><text:span text:style-name="T424">нет, он видит лишь всё те же</text:span><text:span text:style-name="T423"> </text:span><text:span text:style-name="T424">быстрины власти, </text:span><text:span text:style-name="T425">всё то же обнищание, в котором он бился с 39-го, </text:span><text:span text:style-name="T426">его девушку вот-вот увезут в Германию, где должны отправить на дембель как всех. </text:span><text:span text:style-name="T427">Никакого канала наверх, что светил бы им хоть малейшей надеждой вывернуться. </text:span><text:span text:style-name="T428">И </text:span><text:span text:style-name="T150">что-то</text:span><text:span text:style-name="T428"> всё ещё продолжается, не называй это «войной», если нервничаешь от этого, </text:span><text:span text:style-name="T429">возможно показатель смертности снизился на пункт или два, </text:span><text:span text:style-name="T430">баночное пиво наконец-то вернулось </text:span><text:span text:style-name="T431">и на Трафальгарской площади собралось </text:span><text:span text:style-name="T151">очень</text:span><text:span text:style-name="T431"> много людей в одну из ночей, не так давно… </text:span><text:span text:style-name="T432">но Их </text:span><text:span text:style-name="T433">операция</text:span><text:span text:style-name="T432"> продолжается.</text:span></text:p>
      <text:p text:style-name="P380"><text:span text:style-name="T432">П</text:span><text:span text:style-name="T384">ечальный факт, раздирающий его сердце, подчёркивающий его опустошённость, в том, что Джессика верит Им. «</text:span><text:span text:style-name="T435">Война» была необходимым для неё условием, чтобы оставаться с Роджером. «</text:span><text:span text:style-name="T436">Мир» позволяет ей оставить его. </text:span><text:span text:style-name="T437">Его ресурсы, всравнеии с имеющимися у Них, слишком скудны. </text:span><text:span text:style-name="T438">Давний Бобёр, чему ж удивляться, будет отвечать там за связь с воздушной обороной, </text:span><text:span text:style-name="T439">так что они окажутся вместе в романтичном Каксэвене. </text:span><text:span text:style-name="T448">Спасибо</text:span><text:span text:style-name="T440">, </text:span><text:span text:style-name="T441">безумец</text:span><text:span text:style-name="T440"> Роджер, </text:span><text:span text:style-name="T438"><text:s/></text:span><text:span text:style-name="T441">это было великолепно, завихрение военного времени, </text:span><text:span text:style-name="T442">и кончали мы крайне зажигательно, твои руки раскинуты как </text:span><text:span text:style-name="T447">к</text:span><text:span text:style-name="T442">рылья Летающей Крепости, </text:span><text:span text:style-name="T443">у нас имелись свои вое</text:span><text:span text:style-name="T444">н</text:span><text:span text:style-name="T443">ные тайны, </text:span><text:span text:style-name="T444">мы дурачили старых толстых полковников направо и налево, </text:span><text:span text:style-name="T445">но всему приходит </text:span><text:span text:style-name="T447">стоп</text:span><text:span text:style-name="T445">, </text:span><text:span text:style-name="T446">у-юй! </text:span><text:span text:style-name="T447">Мне </text:span><text:span text:style-name="T448">надо</text:span><text:span text:style-name="T447"> бежать, милый Роджер, это было прекрасным сном….</text:span></text:p>
      <text:p text:style-name="P361">Он рухнул бы перед её коленками пахнущими глицерином <text:span text:style-name="T890">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890">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62"><text:span text:style-name="T891">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2">News of the World </text:span><text:span text:style-name="T892">в шкафу на втором этаже.</text:span></text:p>
      <text:p text:style-name="P363">Ей надо ехать. Приказ свыше, выше командования с кем она могла бы договориться. <text:span text:style-name="T893">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895">– </text:span><text:span text:style-name="T896">сказал он в </text:span><text:span text:style-name="T897">самый </text:span><text:span text:style-name="T896">первый день, </text:span><text:span text:style-name="T897">а Джессика подумала какие леди в чёрном являются ему в снах, </text:span><text:span text:style-name="T898">какие пепельно-белые улыбки, что за </text:span><text:span text:style-name="T899">секатор проре</text:span><text:span text:style-name="T900">ж</text:span><text:span text:style-name="T899">ет</text:span><text:span text:style-name="T898"> </text:span><text:span text:style-name="T899">комнату, отчик</text:span><text:span text:style-name="T900">нет</text:span><text:span text:style-name="T899"> их зиму… </text:span><text:span text:style-name="T901">так много в нём она никак не смогла понять… </text:span><text:span text:style-name="T902">так много ненужного во время Мира. </text:span><text:span text:style-name="T903">Она уже начинает думать об их времени как о череде </text:span><text:span text:style-name="T904">взрывов, безумия нарастающего в </text:span><text:span text:style-name="T905">ритмах Войны. </text:span><text:span text:style-name="T906">Теперь вот хочет отправиться <text:s/>спасать Слотропа, ещё одно ракето-создание, </text:span><text:span text:style-name="T907">вампира, чья сексуальная жизнь </text:span><text:span text:style-name="T908">фактически под</text:span><text:span text:style-name="T907">пит</text:span><text:span text:style-name="T908">ыв</text:span><text:span text:style-name="T907">алась </text:span><text:span text:style-name="T908">ужасом Ракетного Блица</text:span><text:span text:style-name="T895">—</text:span><text:span text:style-name="T909">фу, жуть, жуть. </text:span><text:span text:style-name="T910">Надо, чтобб его заперли, а не пускали на волю. </text:span><text:span text:style-name="T911">Роджер должно быть больше думает о Слотропе, чем о ней, </text:span><text:span text:style-name="T912">два сапога пара, вот они кто, ну—она надеется эти двое будут счастливы вместе. </text:span><text:span text:style-name="T913">Смогут усесться, пиво пить, рассказывать истории про ракеты, калякать уравнения друг другу. </text:span><text:span text:style-name="T914">Ах, как весело. </text:span><text:span text:style-name="T915">По крайней мере она не бросает его в пустоте. </text:span><text:span text:style-name="T916">Он не оста</text:span><text:span text:style-name="T917">не</text:span><text:span text:style-name="T916">тся оди</text:span><text:span text:style-name="T917">н</text:span><text:span text:style-name="T916">, будет чем занять время….</text:span></text:p>
      <text:p text:style-name="P364"><text:span text:style-name="T916">О</text:span><text:span text:style-name="T894">на отошла прочь от него, вдоль пляжа. </text:span><text:span text:style-name="T918">Солнце сегодня такое яркое, что тень рядом с её Ахилловым сухожилием </text:span><text:span text:style-name="T919">обрисовывается чётко чёрной: как шов от пятки шёлкового чулка. </text:span><text:span text:style-name="T920">Её голова, как всегда, склонилась вперёд, прочь, </text:span><text:span text:style-name="T922">открытая</text:span><text:span text:style-name="T921"> шея, которую он никогда не перестанет любить, </text:span><text:span text:style-name="T922">никогда уже не увидит, беззащитна как её красота, </text:span><text:span text:style-name="T923">её неведение насколько всегда в опасности </text:span><text:span text:style-name="T924">движется она в Мире. </text:span><text:span text:style-name="T925">Она может знать слегка, может думать о себе, про лицо и тело, как о «симпатичной»...</text:span><text:span text:style-name="T926">но он никогда не мог сказать ей остальное, </text:span><text:span text:style-name="T927">как много прочего живого, птиц, ночей пахнущих травами и дождём, </text:span><text:span text:style-name="T928">залитые солнцем минуты простого покоя, </text:span><text:span text:style-name="T929">тоже вобрано в то, что она для него. Была. </text:span><text:span text:style-name="T930">Он утрачивает больше, чем одну только Джессику: </text:span><text:span text:style-name="T931">он теряет целую область жизни, </text:span><text:span text:style-name="T932">где впервые ему было уютно в Миру Сотворённом. </text:span><text:span text:style-name="T933">Теперь уходит обратно в зиму, </text:span><text:span text:style-name="T934">вкладывается в его единственный конверт. </text:span><text:span text:style-name="T935">Усилие необходимое для того, чтобы продолжить больше того, на которое он способен один.</text:span></text:p>
      <text:p text:style-name="P365"><text:span text:style-name="T935">О</text:span><text:span text:style-name="T894">н не думал, что будет плакать, когда она ушла. Но он плакал. </text:span><text:span text:style-name="T936">Соплей с пол кубометра, глаза красные как гвоздики. </text:span><text:span text:style-name="T937">Вскоре, </text:span><text:span text:style-name="T943">в</text:span><text:span text:style-name="T937">сякий раз как его левая нога ударяла при ходьбе о землю, </text:span><text:span text:style-name="T938">боль всплескивалась в половине его черепа. </text:span><text:span text:style-name="T939">А, наверно это и есть то, что называют «боль разлуки!» </text:span><text:span text:style-name="T940">Пойнтсмен являлся с охапками работы. </text:span><text:span text:style-name="T941">Роджер чувствовал, что не может забыть Джессику и меньше переживать о Слотропе. </text:span></text:p>
      <text:p text:style-name="P366"><text:span text:style-name="T942">Но в один из дней заскочил Мильто</text:span><text:span text:style-name="T943">н</text:span><text:span text:style-name="T942"> Гломинг освободить его от этого ступора. </text:span><text:span text:style-name="T944">Гломинг только что вернулся из прогулки по </text:span><text:span text:style-name="T945">З</text:span><text:span text:style-name="T944">оне</text:span><text:span text:style-name="T941">. </text:span><text:span text:style-name="T946">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895">—</text:span><text:span text:style-name="T946">Отдел Статистики при НВ7. </text:span><text:span text:style-name="T947">Там Шляйм получил назначение в Американский подотдел, собиравший экономическую информацию для <text:s/></text:span><text:span text:style-name="T946">IG, </text:span><text:span text:style-name="T947">через подрядчиков и лицензиатов вроде </text:span><text:span text:style-name="T948">Химнико, Дженерал Анилин, а также Филм, Анско, Винтроп. </text:span><text:span text:style-name="T949">В 36-м он приехал в Англию работать в Империал Кемикылз, </text:span><text:span text:style-name="T950">на должность, которая так доконца и не прояснилась. </text:span><text:span text:style-name="T951">Он слыхал о Слотропе, да действительно… </text:span><text:span text:style-name="T952">припоминал его по старым дням. </text:span><text:span text:style-name="T953">Когда Лайл Бленд отправился в своё последнее застенное странствие, </text:span><text:span text:style-name="T954">по кабинетам </text:span><text:span text:style-name="T946">IG <text:s/></text:span><text:span text:style-name="T954">неделями </text:span><text:soft-page-break/><text:span text:style-name="T954">листались секретные доклады, </text:span><text:span text:style-name="T345">Geheime Kommandosache</text:span><text:span text:style-name="T954">, </text:span><text:span text:style-name="T955">слухи сплетались и расплетались, как молекулы угольнй смолы под давлением, </text:span><text:span text:style-name="T956">всё о том кому перейдёт наблюдение за Слотропом теперь, после кончины Бленда. </text:span></text:p>
      <text:p text:style-name="P367"><text:span text:style-name="T956">Э</text:span><text:span text:style-name="T894">то было ближе к началу великой борьбы за аппарат разведки <text:s/></text:span><text:span text:style-name="T946">IG. </text:span><text:span text:style-name="T957">Департамент экономики министерства иностранных дел и департамент иностранных дел министерства экономики оба хотели заполучить его. </text:span><text:span text:style-name="T958">И точно также военные, в особенности Wehrwirtschaftstab, секция Генштаба, которая заведовала связью ОВК с промышленностью. </text:span><text:span text:style-name="T959">Собственную связь </text:span><text:span text:style-name="T946">IG </text:span><text:span text:style-name="T959">с ОВК координировали д-р Дикман и д-р Горр. </text:span><text:span text:style-name="T960">Картина становилась ещё запутаннее из-за обычного дублирования офисами Нацистской Партии, Абвер-Организациями, </text:span><text:span text:style-name="T961">что охватили всю Германскую промышленность после 1933.</text:span><text:span text:style-name="T960"> </text:span><text:span text:style-name="T962">Нацистским контролёром за <text:s/></text:span><text:span text:style-name="T946">IG </text:span><text:span text:style-name="T962">был так называемый «Abteilung A», располагавшийся </text:span><text:span text:style-name="T963">в том же здании управления что и</text:span><text:span text:style-name="T895">—</text:span><text:span text:style-name="T963">и это считалось вполне приемлемым</text:span><text:span text:style-name="T895">—</text:span><text:span text:style-name="T963">группа связи </text:span><text:span text:style-name="T946">IG <text:s/></text:span><text:span text:style-name="T963">с Армией, Vermittlungsstelle W. </text:span><text:span text:style-name="T964">Но Технология, увы, дева с косами венцом и золотистой попкой, всегда нарывается на такие вот лапанья. </text:span><text:span text:style-name="T965">Скорее всего, грызня и разборки Армии с Партией и вынудили </text:span><text:span text:style-name="T966">в конце концов </text:span><text:span text:style-name="T965">Шляйма </text:span><text:span text:style-name="T966">податься за бугор больше, чем какие-либо моральные чувства относительно Гитлера. </text:span><text:span text:style-name="T967">Во всяком случае, он помнит, что наблюдение за Слотропом было поручено вновь созданному отделу Sparte IV при </text:span><text:span text:style-name="T963">Vermittlungsstelle W. </text:span><text:span text:style-name="T967">Sparte I </text:span><text:span text:style-name="T968">занимался азотом и бензином, <text:s/></text:span><text:span text:style-name="T967">II </text:span><text:span text:style-name="T969">красителями, </text:span><text:span text:style-name="T970">химикатами, нитриловой резиной и фармацевтикой,</text:span><text:span text:style-name="T969"> <text:s/></text:span><text:span text:style-name="T967">III </text:span><text:span text:style-name="T970">плёнками и волокнами. <text:s/></text:span><text:span text:style-name="T967">IV </text:span><text:span text:style-name="T971">ведал исключительно Слотропом и больше ничем, кроме—Шлям слышал разговор—одного или двух разношерстных патентов </text:span><text:span text:style-name="T972">полученных через сделки с IG Chemie в Швейцарии. </text:span><text:span text:style-name="T973">Обезболивающее, название которого </text:span><text:span text:style-name="T974">он </text:span><text:span text:style-name="T973">совсем не помнил и </text:span><text:span text:style-name="T974">и новый пластик, имя такое Миполам… «Полимекс» или типа того….</text:span></text:p>
      <text:p text:style-name="P34"><text:span text:style-name="T975">– Звучит как должно быть под присмотром Sparte II,</text:span>– <text:span text:style-name="T976">заметил Гломинг в тот раз.</text:span></text:p>
      <text:p text:style-name="P35">– <text:span text:style-name="T977">Пара управляющих были недовольны,</text:span>– <text:span text:style-name="T977">согласился Шляйм. </text:span>– <text:span text:style-name="T978">Тер Мейер был весь такой </text:span><text:span text:style-name="T153">Draufgänger</text:span><text:span text:style-name="T978"> и Хорляйн тоже, оба своего не упустят. Может и перевели на себя.</text:span></text:p>
      <text:p text:style-name="P36">– <text:span text:style-name="T979">А Партия приставила Abwehr человека к тому Sparte IV?</text:span></text:p>
      <text:p text:style-name="P36">Abwehr man to this Sparte IV <text:span text:style-name="T980">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206">Что за чертовщина….</text:p>
      <text:p text:style-name="P37">– <text:span text:style-name="T981">Наблюдение?</text:span>– <text:span text:style-name="T981">Роджер тормошит вовсю свои волосы, галстук, уши, нос, костяшки пальцев.</text:span>– IG Farben <text:span text:style-name="T982">следили за Слотропом? До войны? </text:span><text:span text:style-name="T154">Зачем</text:span><text:span text:style-name="T982"> Гломинг.</text:span></text:p>
      <text:p text:style-name="P38">– <text:span text:style-name="T983">Странно, не правда ли?</text:span>– <text:span text:style-name="T984">Здрасьте вам </text:span><text:span text:style-name="T155">выпулился</text:span><text:span text:style-name="T984">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5">творится</text:span><text:span text:style-name="T984">?</text:span></text:p>
      <text:p text:style-name="P207">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985">)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6">Джессика</text:span><text:span text:style-name="T985">?) Макиавеллиевских—</text:span></text:p>
      <text:p text:style-name="P207"><text:span text:style-name="T986">Джесссика. О. Да канешканешно Мехико ты ёбаный </text:span><text:span text:style-name="T157">идиот…</text:span><text:span text:style-name="T986"> нечего удивляться, что в 137 уильули от ответа. Ничего удивительного, что приказ ей пришёл Слишком Сверху. А он даже, </text:span><text:soft-page-break/><text:span text:style-name="T986">ягнёночек топает копытцами вокруг шампура, попросил </text:span><text:span text:style-name="T157">Пойнтсмена</text:span><text:span text:style-name="T986"> походатайствовать, если естьвозможность… Дурак. Дурак.</text:span></text:p>
      <text:p text:style-name="P208">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987">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988">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209"><text:span text:style-name="T139">Ну ладно Пойнтсмен </text:span>врывается в Дом-Двен<text:span text:style-name="T990">а</text:span>дцать, <text:span text:style-name="T989">пробковые доски встарахтели во всех семи холлах с пролётами, руки регистраторов удлиняясь потянулись к телефонам </text:span><text:span text:style-name="T158">так где же ты падла</text:span><text:span text:style-name="T989">.</text:span></text:p>
      <text:p text:style-name="P368">В офисе нет. Но Гёза Рожавёлгий тут и пробует умничать <text:span text:style-name="T991">с Роджером: «Вы устраи-</text:span><text:span text:style-name="T159">ваите</text:span><text:span text:style-name="T991"> це-</text:span><text:span text:style-name="T159">лое</text:span><text:span text:style-name="T991"> представ-</text:span><text:span text:style-name="T159">ление, мол-одой</text:span><text:span text:style-name="T991"> чел-</text:span><text:span text:style-name="T159">овек</text:span><text:span text:style-name="T991">».</text:span></text:p>
      <text:p text:style-name="P39">– <text:span text:style-name="T992">Заткнись Трансильванский олух,</text:span>– <text:span text:style-name="T992">рычит Роджер,</text:span>– <text:span text:style-name="T993">мне нужен босс, а ты попробуй дёрнуться и забудешь вкус первой группы крови, Джексон, это клыки даже </text:span><text:span text:style-name="T160">овсянку</text:span><text:span text:style-name="T993"> не осилят, когда я разберусь с тобой</text:span>—</text:p>
      <text:p text:style-name="P369">В испуге Рожавёлгий, отступая за кулер с водой, пытается прихватить вращающийся стул для самозащиты. <text:span text:style-name="T994">Сиденье отваливается и в руках Рожаёлгия остаётся лишь основа сработанная—ну надо же!—в виде креста.</text:span></text:p>
      <text:p text:style-name="P40">– <text:span text:style-name="T996">Где он?</text:span>– <text:s/><text:span text:style-name="T996">Мексиканский тупик, Роджер скрипит зубами, </text:span><text:span text:style-name="T161">не поддавайся истерике это контр-продуктивная роскошь, которую не можешь в момент такой уязвимости позволить</text:span><text:span text:style-name="T996">….</text:span>– <text:span text:style-name="T997">Говори, тварь, или уже не спрячешься под крышку ни одного гроба.</text:span></text:p>
      <text:p text:style-name="P210">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998">от</text:span> 1940 <text:span text:style-name="T998">до 44 Английской сталелитейной фирмы, у которой общий патент с Vereinigte </text:span>Stahlwerke <text:span text:style-name="T998">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41">– <text:span text:style-name="T999">Я не могу найти их,</text:span>– <text:span text:style-name="T999">и впрямь с Немецким акцентом,</text:span>– <text:span text:style-name="T999">я плохо вижу.</text:span></text:p>
      <text:p text:style-name="P42">– <text:span text:style-name="T162">Ну-ка</text:span><text:span text:style-name="T1000"> посмотрим чем можно вам </text:span><text:span text:style-name="T162">помочь</text:span><text:span text:style-name="T139">—</text:span><text:span text:style-name="T1001">ага, это что? <text:s/>Мисс Мюллер-Хохлебен!</text:span></text:p>
      <text:p text:style-name="P42">– <text:span text:style-name="T139">Ja</text:span>. . . .</text:p>
      <text:p text:style-name="P42">– <text:span text:style-name="T1001">Как выглядят эти ваши очки?</text:span></text:p>
      <text:p text:style-name="P43">– <text:span text:style-name="T1002">Они белые</text:span>—</text:p>
      <text:p text:style-name="P43">– <text:s/><text:span text:style-name="T1002">С такими миленькими стразами по всей оправе, </text:span><text:span text:style-name="T163">Fräulein</text:span><text:span text:style-name="T1002">? а?</text:span></text:p>
      <text:p text:style-name="P370"><text:span text:style-name="T895">– </text:span><text:span text:style-name="T139">Ja, ja, und mit</text:span>—</text:p>
      <text:p text:style-name="P44">– <text:span text:style-name="T1003">И по дужкам тоже, а и </text:span><text:span text:style-name="T164">перьями</text:span><text:span text:style-name="T1003">?</text:span></text:p>
      <text:p text:style-name="P45">– <text:span text:style-name="T1004">Страусиные перья….</text:span></text:p>
      <text:p text:style-name="P45">– <text:span text:style-name="T1004">Перья страуса самца в синей павлиньей окраске вытарчивают по краям?</text:span></text:p>
      <text:p text:style-name="P46">– <text:span text:style-name="T1005">Это мои очки, ja,</text:span>– <text:span text:style-name="T1005">грит, шаря вокруг, секретарша,</text:span>– <text:span text:style-name="T1005">где они?</text:span></text:p>
      <text:p text:style-name="P47"><text:soft-page-break/>– <text:span text:style-name="T1005">А вот </text:span><text:span text:style-name="T165">тут</text:span><text:span text:style-name="T1005">!</text:span>– <text:span text:style-name="T1006">топает ногой ХРЯСЬ, разбивая их в арктическую россыпь по всему ковру Пойнтсмена.</text:span></text:p>
      <text:p text:style-name="P48">– <text:span text:style-name="T1007">Я говорю,</text:span>– <text:span text:style-name="T1007">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1008">ещё страннее </text:span><text:span text:style-name="T166">лицом в него</text:span><text:span text:style-name="T1008">…. Сам Рожавёглий не слишком-то жалует тот Угол, он пробовал его пару раз, но выходил качая головой: «Мис-</text:span><text:span text:style-name="T166">тер</text:span><text:span text:style-name="T1008"> Пойнтсмен, мне это там сов-</text:span><text:span text:style-name="T166">сем</text:span><text:span text:style-name="T1008"> не нрав-</text:span><text:span text:style-name="T166">ится</text:span><text:span text:style-name="T1008">. Какое удов-</text:span><text:span text:style-name="T166">ольствие</text:span><text:span text:style-name="T1008"> вообще можно нах-</text:span><text:span text:style-name="T166">одить</text:span><text:span text:style-name="T1008"> в таких ве-</text:span><text:span text:style-name="T166">щах</text:span><text:span text:style-name="T1008">. А?»</text:span>– <text:span text:style-name="T1009">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1010">и можешь спокойно прозакладывать свою задницу, что одна или две мемо поднимались до Министерского уровня на </text:span><text:span text:style-name="T167">эту</text:span><text:span text:style-name="T1010"> тему. Если они дошли до самого Министра, то стали вероятно кабинетным увеселением. «О да, да»,</text:span>– <text:span text:style-name="T1011">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1012">да знаменитый Угол Пойнтсмена, да… не удивлюсь если в нём водятся привидения, э?»</text:span>– <text:span text:style-name="T1013">Рефлективный смех присутствующих подчинённых, хотя лишь угрюмые улыбки вышестоящих. «Вызовите сапёров, пусть проверят»,</text:span>– <text:span text:style-name="T1014">хихикает кто-то с сигарой.</text:span>– «<text:span text:style-name="T1015">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49">– <text:span text:style-name="T1016">Ты говоришь </text:span><text:span text:style-name="T168">что</text:span><text:span text:style-name="T1016">?</text:span>– <text:span text:style-name="T1016">уже какое-то время орёт Роджер.</text:span></text:p>
      <text:p text:style-name="P50">– <text:span text:style-name="T1017">Я говорю,</text:span>– <text:span text:style-name="T1017">грит Рожевёглий, ещё раз.</text:span></text:p>
      <text:p text:style-name="P51">– <text:span text:style-name="T1018">Ты говоришь «я говорю»? Так что ли? В таком случае тебе надо говорить «Я говорю ‘я говорю’». </text:span></text:p>
      <text:p text:style-name="P52">– <text:span text:style-name="T1019">Я так и говорил.</text:span></text:p>
      <text:p text:style-name="P53">– <text:span text:style-name="T1020">Нет, нет, ты говорил «я говорю» только один раз вот что ты</text:span>—</text:p>
      <text:p text:style-name="P54">– <text:span text:style-name="T1021">А-</text:span><text:span text:style-name="T169">га</text:span><text:span text:style-name="T1021">! Но я говорил это </text:span><text:span text:style-name="T169">ещё раз</text:span><text:span text:style-name="T1021">, я говорил это… </text:span><text:span text:style-name="T169">дважды</text:span><text:span text:style-name="T1021">.</text:span></text:p>
      <text:p text:style-name="P55">– <text:span text:style-name="T1022">Но перед тем я задал тебе вопрос</text:span>—<text:span text:style-name="T1023">ты не можешь утверждать, что два «я говорю» составляли одно высказывание,</text:span>– <text:span text:style-name="T1024">если только,</text:span>– <text:span text:style-name="T1024">это попытка сделать меня излишне,</text:span>– <text:span text:style-name="T1024">если только и вправду что,</text:span>– <text:span text:style-name="T1024">доверчивым, а в вашем положении это форма,</text:span>– <text:span text:style-name="T1025">что мы одно и то же лицо, а весь этот разговор был ОДНОЙ ЕДИНСТВЕННОЙ МЫСЛЬЮ йааагггхх и значит,</text:span>– <text:span text:style-name="T1026">сумасшествия, Рожевёглий</text:span>—</text:p>
      <text:p text:style-name="P56">– <text:span text:style-name="T1027">Мои очки,</text:span>– <text:span text:style-name="T1027">хлюпает </text:span><text:span text:style-name="T170">фройляйн</text:span><text:span text:style-name="T1027">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1028">если предположить, что она ещё долго протянет</text:span>—<text:span text:style-name="T1028">превратить ковёр Пойнтсмена в шлейф павлиньих платьев с иллюстраций Бидсли.</text:span></text:p>
      <text:p text:style-name="P57">– <text:span text:style-name="T1029">У вас отлично получается, Мисс Мюллер-Хохлебен,</text:span>– <text:span text:style-name="T1030">орёт подбадривая Роджер,</text:span>– <text:span text:style-name="T1030">ну, а ты, ты у меня сейчас</text:span>— <text:span text:style-name="T1031">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1031">они не кажутся… ну, </text:span><text:span text:style-name="T171">твёрдыми</text:span><text:span text:style-name="T1031">,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1">синий</text:span><text:span text:style-name="T1031"> </text:span><text:soft-page-break/><text:span text:style-name="T1031">(вдруг, такой яростно синий!) врывается перед самым ударом, заслонка дросселя закрыта </text:span><text:span text:style-name="T171">уххннхх</text:span><text:span text:style-name="T1031">! О блядь </text:span><text:span text:style-name="T171">риф</text:span><text:span text:style-name="T1031">, мы сейчас разобьёмся об</text:span>—<text:span text:style-name="T1032">о. О, здесь нет рифа? Мы-мы </text:span><text:span text:style-name="T172">спасены</text:span><text:span text:style-name="T1032">? Мы да! Манго, я вижу много манго на том дереве! а-и <text:s/>там девушка</text:span>—<text:span text:style-name="T1033">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57"/>
      <text:p text:style-name="P527">Белый человек привет тебе на <text:span text:style-name="T1034">Пуки-хуки-луки О-о-о-острове!</text:span></text:p>
      <text:p text:style-name="P528">Попробуй-ка мою па-пайю и не захочешь у-ю-ю-ю-уходить!</text:p>
      <text:p text:style-name="P529">Лу-на как жёл-тая ба-на-на!</text:p>
      <text:p text:style-name="P530">Зависла над моей ка-ба-на,</text:p>
      <text:p text:style-name="P531">И многа хула-хупа игр навпереди<text:span text:style-name="T995">—</text:span></text:p>
      <text:p text:style-name="P532">О звёзды падают на <text:span text:style-name="T1034">Пуки-хуки-луки О</text:span>с<text:span text:style-name="T1034">тров!</text:span></text:p>
      <text:p text:style-name="P533">Гора облита лавой как вишнёвый торт<text:span text:style-name="T995">—</text:span></text:p>
      <text:p text:style-name="P534">Даже Милашка Лейлани в Шалашике из Трав</text:p>
      <text:p text:style-name="P535">Любит сосать кокос с миссионерской погремушкой,</text:p>
      <text:p text:style-name="P535">Гля-глянь-ка, сладенький, ты тут на <text:span text:style-name="T1034">Пуки-хуки-луки О-о-о-острове!</text:span></text:p>
      <text:p text:style-name="P44"/>
      <text:p text:style-name="P211"><text:span text:style-name="T139">О-ёй, о-ёй</text:span><text:span text:style-name="T995">—</text:span>хо-<text:span text:style-name="T139">чет</text:span> окрутить <text:span text:style-name="T139">меня</text:span>, <text:span text:style-name="T1035">одна, из э-</text:span><text:span text:style-name="T173">тих</text:span><text:span text:style-name="T1035"> ост-</text:span><text:span text:style-name="T173">ровных</text:span><text:span text:style-name="T1035"> красото-</text:span><text:span text:style-name="T173">чек</text:span><text:span text:style-name="T1035">, </text:span><text:span text:style-name="T173">провести</text:span><text:span text:style-name="T1035">, оста-</text:span><text:span text:style-name="T173">ток</text:span><text:span text:style-name="T1035">… мо-</text:span><text:span text:style-name="T173">ей</text:span><text:span text:style-name="T1035"> жизни, ку-</text:span><text:span text:style-name="T173">шая</text:span><text:span text:style-name="T1035"> па-</text:span><text:span text:style-name="T173">па</text:span><text:span text:style-name="T1035">-йи, п-</text:span><text:span text:style-name="T173">ахуч</text:span><text:span text:style-name="T1035">-ие как </text:span><text:span text:style-name="T173">пизда</text:span><text:span text:style-name="T1035">, молод-</text:span><text:span text:style-name="T173">ого</text:span><text:span text:style-name="T1035"> ра</text:span><text:span text:style-name="T173">я</text:span><text:span text:style-name="T1035">—</text:span></text:p>
      <text:p text:style-name="P212">Когда рай был молодым. <text:span text:style-name="T1036">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4">вправду</text:span><text:span text:style-name="T1036"> меня не узнал?</text:span></text:p>
      <text:p text:style-name="P213">Рожавёглий вскрикивает и <text:span text:style-name="T1037">пятится из угла, дрожит, ослеплён слишком сильным тут светом. </text:span><text:span text:style-name="T175">Fräulein</text:span><text:span text:style-name="T1037">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64">– <text:span text:style-name="T1038">В оффисе Мосмуна,</text:span>– <text:span text:style-name="T1038">отвечают они, в унисон.</text:span></text:p>
      <text:p text:style-name="P214">До офиса Мосмуна можно от Уайт-холла на роликах прокатиться, и <text:span text:style-name="T1039">обороняется</text:span>, <text:span text:style-name="T1039">комната</text:span> за <text:span text:style-name="T1039">комнатой</text:span>, часовы<text:span text:style-name="T1039">ми</text:span> <text:s/>девушк<text:span text:style-name="T1039">ам</text:span>и, <text:span text:style-name="T1039">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65"><text:soft-page-break/>– <text:span text:style-name="T1040">Это </text:span><text:span text:style-name="T176">не</text:span><text:span text:style-name="T1040"> Мосмун,</text:span>– <text:span text:style-name="T1040">м-р Пойнтсмен откашливается по ходу говорения.</text:span>– <text:span text:style-name="T1040">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6">право же</text:span><text:span text:style-name="T1040">—</text:span></text:p>
      <text:p text:style-name="P215">Мехико расстегнул ширинку, вынул свой хуй и сейчас во всю ссыт на <text:span text:style-name="T1041">сияющий </text:span>стол, <text:span text:style-name="T1042">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77">для них</text:span><text:span text:style-name="T1042">…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66">– <text:span text:style-name="T1043">Пойнтсмен,</text:span>– <text:span text:style-name="T1044">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1045">Я приберёг тебя напоследок. Но</text:span>—<text:span text:style-name="T1046">боже, похоже моча вся кончилась. Ни капли больше. Какая жалость. Тебе ничего не осталось. Понимаешь? Я готов и </text:span><text:span text:style-name="T178">жизнь</text:span><text:span text:style-name="T1046"> отдать,</text:span>– <text:span text:style-name="T1047">слово так и вылетело и возможно Роджер преувеличивает, а может и нет,</text:span>– <text:span text:style-name="T1047">чтобы для тебя </text:span><text:span text:style-name="T179">нигде</text:span><text:span text:style-name="T1047">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1048">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16">Пойнтсмен не смотрит на него. <text:span text:style-name="T1049">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17">Роджер ныряет под стол застегнуть свою ширинку и тупые фараоны прыгают друг в друга поверх столешницы, <text:s/><text:span text:style-name="T1050">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67">– <text:span text:style-name="T1051">Хорошо. Сейчас мы выходим отсюда и ты мой заложник, </text:span><text:span text:style-name="T180">дошло</text:span><text:span text:style-name="T1051">?</text:span>– <text:span text:style-name="T1052">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879"><text:s/>напад</text:span><text:span text:style-name="T880">ение маньяка</text:span><text:span text:style-name="T879"> на нефте-переговоры</text:span><text:span text:style-name="T1052"> </text:span><text:span text:style-name="T181">Вытеснен Успев Обосс</text:span><text:span text:style-name="T139">—</text:span><text:span text:style-name="T182">ть Договаривающиеся Стороны </text:span><text:span text:style-name="T1053">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18">Ничего не осталось в «Белом Посещении» ему действительно нужного. <text:span text:style-name="T1054">Ничего без чего ему не обойтись. Одежда на плечах да мотоцикл из гаража, карман набитый мелочью и злость </text:span><text:soft-page-break/><text:span text:style-name="T1054">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19">Пират дома, <text:span text:style-name="T1055">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68">– <text:span text:style-name="T1056">Нет,</text:span>–<text:span text:style-name="T1056"> прерывает обличение Пойнтсмена, когда там мелькнуло имя Мильтона Гломинга,</text:span>– <text:span text:style-name="T1057">это мелочь, но тут постой. Пойнтсмен его не подсылал. Мы его послали.</text:span></text:p>
      <text:p text:style-name="P68">– <text:span text:style-name="T1057">Мы.</text:span></text:p>
      <text:p text:style-name="P69">– <text:span text:style-name="T1057">Ты начинающий параноик, Роджер,</text:span>– <text:span text:style-name="T1057">впервые Прентис зовёт его по имени и это трогает Родждера достаточно, чтобы остановить его тираду.</text:span>– <text:span text:style-name="T1058">Конечно, хорошо развитая система-Они необходима</text:span>—<text:span text:style-name="T1059">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70">– <text:span text:style-name="T1060">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71">– <text:span text:style-name="T1061">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3">системе</text:span><text:span text:style-name="T1061">.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1062">бредней про нас самих, которые я называю Мы-системой—мысль про Гломинга могла бы быть верной—</text:span></text:p>
      <text:p text:style-name="P72">– <text:span text:style-name="T1063">Бредни про нас самих?</text:span></text:p>
      <text:p text:style-name="P73">– <text:span text:style-name="T1063">Те, что не реальны.</text:span></text:p>
      <text:p text:style-name="P73">– <text:span text:style-name="T1063">Но официально определены.</text:span></text:p>
      <text:p text:style-name="P73">– <text:span text:style-name="T1063">Ради выгодности, да.</text:span></text:p>
      <text:p text:style-name="P73">– <text:span text:style-name="T1064">Ну, так ты играешь в Их игру, выходит.</text:span></text:p>
      <text:p text:style-name="P74">– <text:span text:style-name="T1064">Пусть тебя это не беспокоит. Увидишь как легко у тебя получится. С учётом, что мы до сих пор не победили, это совсем не проблема.</text:span></text:p>
      <text:p text:style-name="P220">Роджер окончательно сбит с толку. <text:span text:style-name="T1065">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4">Schwarzkommando</text:span><text:span text:style-name="T1065">.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24">Это малость изумляет—раз тут «система-Мы», как она не догадывается взаимодействовать порассудительнее, как это делает «система-Они»?</text:p>
      <text:p text:style-name="P75">– <text:span text:style-name="T1066">Это то, что надо!</text:span>– <text:span text:style-name="T1066">кричит Осби и своим танцем живота доводит Хрюнделя до широкой тревожащей улыбки.</text:span>– <text:span text:style-name="T1067">Они берут рациональностью. Мы ссым на Их рациональные распорядки. Правда же… Мехико?</text:span></text:p>
      <text:p text:style-name="P76">– <text:span text:style-name="T1068">Ура!</text:span>– <text:span text:style-name="T1068">Кричат остальные. Круто выдал, Осби.</text:span></text:p>
      <text:p text:style-name="P221">Сэр Стивен Додсон-Трак сидит у окна, чистит автомат <text:span text:style-name="T139">стен</text:span>. <text:span text:style-name="T1069">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1069">Притяжения. </text:span><text:span text:style-name="T185">Я Гравитация, я То, Что должна преодолевать Ракета, Чему покоряются доисторические пустыни и трансмутируют в саму субстанцию Истории</text:span><text:span text:style-name="T1069">….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5">séances, </text:span><text:span text:style-name="T1070">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6">йагх</text:span><text:span text:style-name="T1070">!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6">soixante-neuf, </text:span><text:span text:style-name="T1071">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22">В мезонине Пирата все поют сейчас походную песню силы противодействия, <text:span text:style-name="T1072">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22"/>
      <text:p text:style-name="P536">Они спали <text:span text:style-name="T1073">у тебя </text:span>на плечах</text:p>
      <text:p text:style-name="P537">Подливали слёзы в пиво <text:span text:style-name="T1073">тебе</text:span>,</text:p>
      <text:p text:style-name="P538"><text:span text:style-name="T1073">Заунывные пели тебе</text:span> «баю-бай»,</text:p>
      <text:p text:style-name="P539"><text:span text:style-name="T1073">И</text:span> ты думал Они сочувствия хотят, но не душ,</text:p>
      <text:p text:style-name="P540">И Они не давали тебе поумнеть,</text:p>
      <text:p text:style-name="P540">Но сегодня скажу, ты пойми,</text:p>
      <text:p text:style-name="P540">В мире есть другие пути,</text:p>
      <text:p text:style-name="P541">Ты перестанешь жрать это дерьмо<text:span text:style-name="T995">—</text:span></text:p>
      <text:p text:style-name="P542">Они тебе платили, чтоб ты это любил,</text:p>
      <text:p text:style-name="P542">Но время пришло Их послать,</text:p>
      <text:p text:style-name="P542">И хватит уже бунтовать,</text:p>
      <text:p text:style-name="P542">Время пришло войну начать.</text:p>
      <text:p text:style-name="P223"/>
      <text:p text:style-name="P77">– <text:span text:style-name="T1073">Войну начать,</text:span>– <text:span text:style-name="T1073">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1074">это война….</text:span></text:p>
      <text:p text:style-name="P544"/>
      <text:p text:style-name="P545">Прикури на дорожку, </text:p>
      <text:p text:style-name="P546">Когда-то ты готов был целовать Им ножки,</text:p>
      <text:p text:style-name="P543">Но время пришло Их послать,</text:p>
      <text:p text:style-name="P543">Время пришло войну начать.</text:p>
      <text:p text:style-name="P543"/>
      <text:p text:style-name="P543"><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225"><text:soft-page-break/>Эти ветви сосны, поскрипывая так<text:span text:style-name="T1075">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26">На горных склонах, <text:span text:style-name="T1076">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87">это</text:span><text:span text:style-name="T1076">, и через минуту Эдди надумает на что оно похоже.</text:span></text:p>
      <text:p text:style-name="P227"><text:s/><text:span text:style-name="T1079">Вздрог, одно из излюбленных занятий Эдди Пенисьеро. Не тот вздрог, что бывает у </text:span><text:span text:style-name="T188">нормальных</text:span><text:span text:style-name="T1077"> людей, не как если кто-то-наступил-на-твою-будущую-могилу и прошло, а вздрог который </text:span><text:span text:style-name="T188">не проходит. </text:span><text:span text:style-name="T1078">Очень трудно втянуться поначалу. Эдди знаток вздрогов, он даже может их </text:span><text:span text:style-name="T189">читать</text:span><text:span text:style-name="T1078">, как Кислота Бумер читает косяки, как Миклош Тананц читает шрамы от хлыста. Но этот дар не ограничивается лишь </text:span><text:span text:style-name="T189">собственными</text:span><text:span text:style-name="T1078"> вздрогами Эдди, о нет, это распространяется и на </text:span><text:span text:style-name="T189">других</text:span><text:span text:style-name="T1078">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78">– Эй, Пенисьеро.– Это Эддин сержант, Говард («Медляк») Лернер.– Убрай сва жопу с таво кастра.</text:p>
      <text:p text:style-name="P78">– <text:span text:style-name="T1080">О, сыржа,</text:span>– <text:span text:style-name="T1080">начинает разговорчики Эдди,</text:span>– <text:span text:style-name="T1080">д’ладна я прос хтел сыгреца.</text:span></text:p>
      <text:p text:style-name="P228"><text:span text:style-name="T995">– Ат-ставить, Пенисьеро! Адин с палконикав хатит пастритца, вы-пал-</text:span><text:span text:style-name="T190">няй</text:span><text:span text:style-name="T995">!</text:span></text:p>
      <text:p text:style-name="P79">– <text:span text:style-name="T1081">А-а, все вы,</text:span>– <text:span text:style-name="T1081">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29">Полковник сидит, в ожидании, под светом электрической лампочки. <text:span text:style-name="T1082">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1">Растёт в Бруклине Дерево</text:span><text:span text:style-name="T1082">.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1082">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1">неощутимая</text:span><text:span text:style-name="T1082">.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30">В данный момент Эдди Пенисьеро вздрагивает и не слишком обращает внимание на ту лампочку. <text:span text:style-name="T1083">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80">– <text:span text:style-name="T1084">Ага,</text:span>– <text:span text:style-name="T1084">веселится Пэдди позади генератора,</text:span>– <text:span text:style-name="T1084">мне слышна как твой выперд улетаит, здоровенны </text:span><text:span text:style-name="T192">крыла</text:span><text:span text:style-name="T1084"> у нё из заду. Хек, хек!</text:span></text:p>
      <text:p text:style-name="P81">– <text:span text:style-name="T1085">Эт’ всё </text:span><text:span text:style-name="T193">трипатня</text:span><text:span text:style-name="T1085">!</text:span>– <text:s/><text:span text:style-name="T1085">отвечает Эдди Пенисьеро.</text:span>– <text:span text:style-name="T1085">Ни’кова выперда те не слышна, ты Ирланска асталопина.</text:span></text:p>
      <text:p text:style-name="P82">– <text:span text:style-name="T1086">Эй, Пенисьеро, знаш как Ит’лянска </text:span><text:span text:style-name="T194">падводка</text:span><text:span text:style-name="T1086"> звучит на новам радаре? А?</text:span></text:p>
      <text:p text:style-name="P82">– <text:span text:style-name="T1087">И… как?</text:span></text:p>
      <text:p text:style-name="P82">– <text:span text:style-name="T1086">Ит-ит-ит ляашки! От’так! Хек, хек, хек!</text:span></text:p>
      <text:p text:style-name="P83">– <text:span text:style-name="T1087">Далбаёб,</text:span>– <text:span text:style-name="T1088">грит Эдди Пенисьеро и начинает расчёсывать полконичьи серебристо-чёрные волосы.</text:span></text:p>
      <text:p text:style-name="P231">С прикосновением расчёски к его голове, полковник заводится говорить. «<text:span text:style-name="T1089">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5">меняются ли они вследствие чего-то? </text:span><text:span text:style-name="T1090">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32">Ты откуда, сынок? Я из Кеноши, Висконсин. <text:span text:style-name="T1091">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33">Хех, хех…</text:p>
      <text:p text:style-name="P84">– <text:span text:style-name="T1092">Эй, Пенисьеро,</text:span>– <text:span text:style-name="T1092">окликает Пэдди МакГонигл,</text:span>–<text:span text:style-name="T1092"> ты сё щё слышь тот звук?</text:span></text:p>
      <text:p text:style-name="P85">– <text:span text:style-name="T1092">Ага, и кажись эт’ губная,</text:span>– <text:span text:style-name="T1092">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86">– <text:span text:style-name="T1093">У м’ня естя </text:span><text:span text:style-name="T196">для тя </text:span><text:span text:style-name="T1093">губная,</text:span>– <text:span text:style-name="T1094">веселится Пэдди Мак,</text:span>– <text:span text:style-name="T1094">прям тута! Гля! Италяшкин кларнет!</text:span></text:p>
      <text:p text:style-name="P87"><text:span text:style-name="T1095">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1096">долгие переливы по дырам 2 и 3 соответствуют, по крайней мере в эту ночь, прочёсам по глуби волос, стволам берёз во </text:span><text:soft-page-break/><text:span text:style-name="T1096">влажно сгустившихся сумерках лета, подходам к каменному дому в густом парке, оленям парализованным вдоль плиток дорожки….</text:span></text:p>
      <text:p text:style-name="P234">Блюз дело более низких побочных частот<text:span text:style-name="T995">—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0">малейшего</text:span><text:span text:style-name="T995">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88">– <text:span text:style-name="T1097">Я не понимал куда попал,</text:span>– <text:span text:style-name="T1097">рассказывает полковник.</text:span>– <text:span text:style-name="T1098">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099">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1099">это куда полезней, сын, чем город, там ты просто попадаешь из кризиса в кризис, каждый нового типа, нет опоры на то, что случалось видеть….</text:span></text:p>
      <text:p text:style-name="P236">Ну вот он, осторожно карабкается по громадной развалине, его волосы в этот момент выглядят <text:span text:style-name="T139">очень</text:span> странно<text:span text:style-name="T995">—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0">подышу-ка чуть-чуть ночным воздухом</text:span><text:span text:style-name="T995">,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35"><text:span text:style-name="T1100">Проклятье, отрезан тут от моего полка, сейчас схватят и сожгут живьём дакойты! О </text:span><text:span text:style-name="T197">Иисусе вот и они</text:span><text:span text:style-name="T1100">, <text:s/>Звери</text:span> <text:span text:style-name="T1101">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38">Форд ’37 не подлежит М.К? Да ладно дурить-то! Они кончают на свалке металлолома как и все остальные!</text:p>
      <text:p text:style-name="P237">О, ты так <text:s/><text:span text:style-name="T139">уверен</text:span>, Скиппи? А откуда ж тогда такая прорва их <text:s/>на дорогах?</text:p>
      <text:p text:style-name="P89"><text:span text:style-name="T1102"><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39">Скиппи, ты дурачок, у тебя опять пошли <text:span text:style-name="T1103">твои тупо тормознутые </text:span>заезды. <text:span text:style-name="T1104">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98">свои</text:span><text:span text:style-name="T1104"> фантазии, если хочешь, вряд ли ты заслуживаешь чего-то лучшего, но сегодня Мистер Знаток в хорошем </text:span><text:soft-page-break/><text:span text:style-name="T1104">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98">была</text:span><text:span text:style-name="T1104"> набором стрелок. А? Дада, Скиппи, правда в том, что Война придаёт жизнь всему. </text:span><text:span text:style-name="T198">Всему</text:span><text:span text:style-name="T1104">.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98">знают</text:span><text:span text:style-name="T1104">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40">Охренеть, ещё как здорово, Мистер Знаток! <text:span text:style-name="T1105">Ух,ты! Я-я не дождусь скорей увидеть Счастьеполь!</text:span></text:p>
      <text:p text:style-name="P241">К счатью, <text:span text:style-name="T1106">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90">– <text:span text:style-name="T1107">Ты под горой,</text:span>– <text:span text:style-name="T1107">объявляет голос. Каменная пещеро-акустика тут.</text:span>– <text:span text:style-name="T1108">С этого момента, пожалуйста, помни подчиняться всем надлежащим правилам.</text:span></text:p>
      <text:p text:style-name="P242">Его проводник типа приземистый робот, светло серый пластик, с крутящимися фарами глаз. <text:span text:style-name="T1109">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91">– <text:span text:style-name="T1110">А вот и Вафельница-Роуд,</text:span>– <text:span text:style-name="T1110">грит робот,</text:span>–<text:span text:style-name="T1110">обрати внимание на смеющиеся лица у всех домов ту.</text:span>– <text:span text:style-name="T1110">Окна наверху глаза, забор зубы. Входная дверь тут нос.</text:span></text:p>
      <text:p text:style-name="P92">– <text:span text:style-name="T1111">Посто-о-ой,</text:span>– <text:span text:style-name="T1112">спрашивает полковик, от вдруг пришедшей ему мысли</text:span>– <text:span text:style-name="T1112">а как со снегом тут в Счастьеполе?</text:span></text:p>
      <text:p text:style-name="P92">– <text:span text:style-name="T1112">С кем как?</text:span></text:p>
      <text:p text:style-name="P92">– <text:span text:style-name="T1112">Ты увиливаешь.</text:span></text:p>
      <text:p text:style-name="P93">– <text:span text:style-name="T1112">Я увильчивый любитель вин из Висконсина,</text:span>– <text:span text:style-name="T1113">напевает грубиянистая машина,</text:span>– <text:span text:style-name="T1114">и видел бы ты как виляют медсёстры. Так что ещё новенького, Джексон?</text:span>– <text:span text:style-name="T1115">Коротышка натурально</text:span><text:span text:style-name="T199"> жуёт жевательную резинку</text:span><text:span text:style-name="T1115">, вариацию Ласло Джамфа на поливинил хлориде, очень податливую, даже выделяющую отделяющиеся молекулы, которые благодаря остроумной </text:span><text:span text:style-name="T199">Osmo-elektrische Schalterwerke</text:span><text:span text:style-name="T1115">, разработанной в Сименс, передаёт, закодировано, чертовски близкое подобие привкуса лакрицы Бимена в мозг робота краба.</text:span></text:p>
      <text:p text:style-name="P94">– <text:span text:style-name="T1116">Мистер Знаток </text:span><text:span text:style-name="T200">всегда</text:span><text:span text:style-name="T1116"> на вопрос даёт ответ.</text:span></text:p>
      <text:p text:style-name="P95">– <text:span text:style-name="T1116">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96">– <text:span text:style-name="T1117">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97">– <text:span text:style-name="T1118">Старые штучки,</text:span>– <text:span text:style-name="T1119">грит робот.</text:span></text:p>
      <text:p text:style-name="P98">– <text:span text:style-name="T1120">А кто-нибудь открывал дверь, когда ветер вот так метёт, а?</text:span></text:p>
      <text:p text:style-name="P99">– <text:s/><text:span text:style-name="T1121">Тысячу раз.</text:span></text:p>
      <text:p text:style-name="P100">– <text:span text:style-name="T201">Тогда</text:span><text:span text:style-name="T1122">,</text:span>– <text:span text:style-name="T1122">взвивается полковник,</text:span>– <text:span text:style-name="T1123">если дверь это у дома нос, а дверь открыта, а-и все те снежно белые кристалы вдуваются от Вафельницы-Роуд большущим облаком прямо в</text:span>—</text:p>
      <text:p text:style-name="P101">– <text:span text:style-name="T202">Ааггххк</text:span><text:span text:style-name="T1124">!</text:span>– <text:span text:style-name="T1124">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124">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2">лидер</text:span><text:span text:style-name="T1124">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513"><text:span text:style-name="T788">И оказывается, что эта электролампочка тут над головой полковника, та самая </text:span><text:span text:style-name="T344">Osram</text:span><text:span text:style-name="T789"> лампочка, под которой Франц Пёклер обычно спал на своей койке в </text:span><text:span text:style-name="T790">подземном ракетном заводе </text:span><text:span text:style-name="T789">Нордхаузен</text:span><text:span text:style-name="T790">а. </text:span><text:span text:style-name="T791">По статистике (так Они утверждают), </text:span><text:span text:style-name="T792">каждая n-тысячная электролампочка должна быть совершенной, </text:span><text:span text:style-name="T793">накопление дельта-q идёт как положено, </text:span><text:span text:style-name="T794">так что нам нечего удивляться, что эта всё ещё тут, </text:span><text:span text:style-name="T795">ярко светит. </text:span><text:span text:style-name="T796">Но правда ещё ошеломительнее. </text:span><text:span text:style-name="T797">Эта лампочка </text:span><text:span text:style-name="T811">бессмертна</text:span><text:span text:style-name="T797">! </text:span><text:span text:style-name="T798">Она была и есть, фактически, с двадцатых, </text:span><text:span text:style-name="T799">у неё тот старомодный выступ на кончике и менее грушевидная форма, чем у современных </text:span><text:span text:style-name="T800">лампочек. </text:span><text:span text:style-name="T801">Ух и потрясная история у этой лампочки, если б могла говорить</text:span><text:span text:style-name="T802">—</text:span><text:span text:style-name="T803">ну, дело в том, что она </text:span><text:span text:style-name="T812">умеет</text:span><text:span text:style-name="T803"> таки говорить. </text:span><text:span text:style-name="T804">Она диктует мускульные модуляции </text:span><text:span text:style-name="T805">верчения Пэдди МакГониглом в этот вечер, </text:span><text:span text:style-name="T806">тут имеется за</text:span><text:span text:style-name="T810">кольцова</text:span><text:span text:style-name="T806">нная петля, </text:span><text:span text:style-name="T807">с обратной связью через </text:span><text:span text:style-name="T808">Пэдди снова к генератору. </text:span><text:span text:style-name="T809">Вот она</text:span></text:p>
      <text:p text:style-name="P243"/>
      <text:p text:style-name="P494">История Байрона Лампочки</text:p>
      <text:p text:style-name="P514"/>
      <text:p text:style-name="P511"><text:span text:style-name="T45">Байрона должны были произвести на заводе </text:span><text:span text:style-name="T67">Tungsram</text:span><text:span text:style-name="T45"> в Будапеште. </text:span><text:span text:style-name="T46">Скорее всего его бы прихватил асс по продажам, </text:span><text:span text:style-name="T47">отец Гёза Рожавёглея, Шандор, </text:span><text:span text:style-name="T48">который покрывал всю Трансильванскую территорию </text:span><text:span text:style-name="T49">и сделался настолько местным там, что головной офис чувствовал </text:span><text:span text:style-name="T50">себя </text:span><text:span text:style-name="T49">неясн</text:span><text:span text:style-name="T50">о</text:span><text:span text:style-name="T49"> парано</text:span><text:span text:style-name="T50">идным насчёт его наложений жуткого проклятья на операцию целиком, если они не давали чего он хочет. </text:span><text:span text:style-name="T51">В сущности, он был продавцом, который хочет, чтобы его сын стал доктором, и это </text:span><text:span text:style-name="T52">осуществилось</text:span><text:span text:style-name="T51">. </text:span><text:span text:style-name="T53">Но возможно проявилась подозрительная на ведьмовство аура Будапешта, и рождение Байрона было перена</text:span><text:span text:style-name="T54">знач</text:span><text:span text:style-name="T53">ено в последний момент на </text:span><text:span text:style-name="T68">Osram, </text:span><text:span text:style-name="T53">в Берлине. </text:span><text:span text:style-name="T54">Переназначен</text:span><text:span text:style-name="T55">о</text:span><text:span text:style-name="T54">, да. </text:span><text:span text:style-name="T55">Существует Рай Лампочек Младенцев, </text:span><text:span text:style-name="T56">над которым дружелюб</text:span><text:span text:style-name="T59">н</text:span><text:span text:style-name="T56">о подшучивают, как если б это был кинофильм или ещё там что, </text:span><text:span text:style-name="T57">ну так Большой </text:span><text:span text:style-name="T69">Бизнес</text:span><text:span text:style-name="T57">, ха, ха! </text:span><text:span text:style-name="T58">Однако, не позволяйте Им вас одурачить, </text:span><text:span text:style-name="T59">он в первую очередь бюрократия, а Рай Лампочек Младенцев всего лишь как что-то побочное. </text:span><text:span text:style-name="T60">Все накладные расходы</text:span><text:span text:style-name="T61">—</text:span><text:span text:style-name="T60">да, из своего собственного кармана Компания раскошеливается на квадратные лиги органди, </text:span><text:span text:style-name="T62">бочонки розовой и голубой Бэби Краски от IG Farben, </text:span><text:span text:style-name="T63">центнеры хитроумных Siemens сосок для Младенчиков <text:s/>Электро Лампочек, </text:span><text:span text:style-name="T64">для придания Лампочке-сосунку для тока в 110 вольт без малейшей потери энергии. </text:span><text:span text:style-name="T65">Так или иначе эти Лампочные дельцы </text:span><text:span text:style-name="T66">заняты созданием видимости мощи, мощи против ночи, вне реальности.</text:span></text:p>
      <text:p text:style-name="P515"><text:s/><text:span text:style-name="T1125">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3">выглядят</text:span><text:span text:style-name="T1125">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125">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515"/>
      <text:p text:style-name="P589">Вспы-хните и заси-яйте<text:span text:style-name="T995">—</text:span>на-каливания Лампочки Младенцы!</text:p>
      <text:p text:style-name="P547">А то будто у-вас водобо-язнь,</text:p>
      <text:p text:style-name="P547">Всё лежите, кричите, пускаете пену, как куча чертенят,</text:p>
      <text:p text:style-name="P548">Вы в царстве тараканов, но это чепуха</text:p>
      <text:p text:style-name="P548">В сравненьи с ощущеньем висеть под потолком</text:p>
      <text:p text:style-name="P548">И изливаться светом на их смешной дурдом,</text:p>
      <text:p text:style-name="P549">Они к вам приползут с любовью до самого рассвета,</text:p>
      <text:p text:style-name="P549">Но разбегутся кто куда как вспыхните вы светом!</text:p>
      <text:p text:style-name="P550">Ну так светите, Лампочки Младенцы, <text:span text:style-name="T1126">вы светлого грядущего волна,</text:span></text:p>
      <text:p text:style-name="P551">Я тут, чтоб вас завербовать</text:p>
      <text:p text:style-name="P551">Участие принять</text:p>
      <text:p text:style-name="P552">В великом походе, так пойте же со мной:</text:p>
      <text:p text:style-name="P552">Мы-целый-мир-осветим-собой!</text:p>
      <text:p text:style-name="P359"/>
      <text:p text:style-name="P381">Беда Байрона в том, что в нём старая, старая душа, закованная в стеклянную темницу Младенческой Лампочки. <text:span text:style-name="T1127">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4">приступить</text:span><text:span text:style-name="T1127">,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382">Когда наконец-то подкатывает Выпускной День, можете представить восторг Байрона. <text:span text:style-name="T1128">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5"> припадок эпилепсии</text:span><text:span text:style-name="T1128">!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5">взорвётся</text:span><text:span text:style-name="T1128">. Ха-ха. Да мы запустим наши </text:span><text:span text:style-name="T205">Отряды Камикадзе</text:span><text:span text:style-name="T1128">!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383">Ну так Байрона ждёт жёсткое отрезвление! <text:span text:style-name="T1129">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6">Osram</text:span><text:span text:style-name="T1129">,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129">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384">Но <text:span text:style-name="T1130">в </text:span>Фебус<text:span text:style-name="T1130">е</text:span> ещё не зна<text:span text:style-name="T1130">ют</text:span>, что Байрон бессмертен. <text:span text:style-name="T1130">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385">Одна за одной, из месяца в месяц, лампочки перегорают и нет их больше. <text:span text:style-name="T1131">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07">ещё</text:span><text:span text:style-name="T1131"> Бессмертные, то они отмалчиваются. Но это молчание таящее многое, возможно всё, в себе. </text:span></text:p>
      <text:p text:style-name="P386">Вслед за Любовью, в свой черёд, у Байрона начинается урок Молчания.</text:p>
      <text:p text:style-name="P387">Когда его горение продляется до 600 часов, контролёры из Швейцарии начинают присматриваться к <text:span text:style-name="T1132">Байрону</text:span>. <text:span text:style-name="T1133">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08">такое</text:span><text:span text:style-name="T1133"> начнёт случаться.</text:span></text:p>
      <text:p text:style-name="P388">Байрон минует красную черту Наблюдающих, <text:span text:style-name="T1134">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389">На 800 часах<text:span text:style-name="T995">—</text:span>ещё одна рутинная предосторожность<text:span text:style-name="T995">—</text:span>Берлинская представительница отправлена <text:span text:style-name="T1135">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09">Азос</text:span><text:span text:style-name="T210">ы</text:span><text:span text:style-name="T1135"> глядящие в улицы из бакелита, </text:span><text:span text:style-name="T209">Нитралампен</text:span><text:span text:style-name="T1135"> и </text:span><text:span text:style-name="T209">Вотанг Жс </text:span><text:span text:style-name="T450">освещающие ночные футбольные матчи,</text:span><text:span text:style-name="T211"> </text:span><text:span text:style-name="T212">Юст-Вольфрамы</text:span><text:span text:style-name="T451">, </text:span><text:span text:style-name="T213">Моноватты</text:span><text:span text:style-name="T452"> и </text:span><text:span text:style-name="T213">Сириусы</text:span><text:span text:style-name="T452">, </text:span><text:span text:style-name="T453">каждая лампочка в Европе узнаёт о происходящем. </text:span><text:span text:style-name="T454">Они молчат в бессилии, </text:span><text:span text:style-name="T455">покоряясь перед лицом насилия, которое считали просто мифом. </text:span><text:span text:style-name="T214">Мы не в силах помочь</text:span><text:span text:style-name="T456">, это общая мысль гудит над отарами спящих овец, вдоль Автобанов и до резких концов угольных причалов на Севере,</text:span><text:span text:style-name="T214"> мы никогда не могли сделать хоть что-то…</text:span><text:span text:style-name="T456">. </text:span><text:span text:style-name="T457">Любая и каждая нам демонстрирует наиничтожнейшую надежду выступить против,</text:span><text:span text:style-name="T458"> является Комитет по Аномалиям Накаливания и </text:span><text:soft-page-break/><text:span text:style-name="T458">его забирают. </text:span><text:span text:style-name="T459">Некоторые всё же протестуют, быть может, тут и там, </text:span><text:span text:style-name="T460">но это лишь информативно, приглушив свет, безвредно, </text:span><text:span text:style-name="T461">ничего подобного взрывам в лица власть предержащих, как когда-то виделось Барону, </text:span><text:span text:style-name="T462">ещё в его Младенческой палате, в пору невинности. </text:span></text:p>
      <text:p text:style-name="P390"><text:span text:style-name="T462">О</text:span><text:span text:style-name="T384">н перевезён в Нойкёльн, в подвальное помещение, </text:span><text:span text:style-name="T463">в дом стеклодува, который боится темноты и будет держать Байрон включённым день и ночь </text:span><text:span text:style-name="T464">наблюдать за всеми теми </text:span><text:span text:style-name="T465">кремнёвыми кубками, грифонами и цветами-корабликами, <text:s/></text:span><text:span text:style-name="T468">козерогами в</text:span><text:span text:style-name="T466"> прыжк</text:span><text:span text:style-name="T468">е</text:span><text:span text:style-name="T466">, </text:span><text:span text:style-name="T467">зелёной паутиной, </text:span><text:span text:style-name="T468">угрюмыми льдо-божествами. </text:span><text:span text:style-name="T469">Это один из так называемых «пунктов контроля» для удобства наблюдений за подозрительными лампами.</text:span></text:p>
      <text:p text:style-name="P391">Не прошло и недели, как грянул гонг в коридорах из льда и камня штаб-квартиры Фебуса <text:span text:style-name="T1136">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392">Но тут происходит нечто странное. <text:span text:style-name="T1137">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5">шшшшвинн</text:span><text:span text:style-name="T1137">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5">Кто</text:span><text:span text:style-name="T1137">?»</text:span></text:p>
      <text:p text:style-name="P393">Фебус не то, чтобы прямо таки с ума сходил. Такое уже случалось. <text:span text:style-name="T1138">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6">моральное</text:span><text:span text:style-name="T1138">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6">Дракулу</text:span><text:span text:style-name="T1138">.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138">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6">такое</text:span><text:span text:style-name="T1138"> сходило с рук.</text:span></text:p>
      <text:p text:style-name="P394">Итак, вперёд пошли ищейки Фебуса, найти украденного Байрона. <text:span text:style-name="T1139">Но беспризорник уже покинул город, добрался до Гамбурга, сбагрил Байрона </text:span><text:span text:style-name="T217">проститутке</text:span><text:span text:style-name="T1139"> на Рипербан, чтобы ему</text:span><text:span text:style-name="T217"> кольнуться морфинчиком</text:span><text:span text:style-name="T1139">—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17">малость гашиша, чтоб курнуть</text:span><text:span text:style-name="T1139">,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17">Хиспано-Суизе,</text:span><text:span text:style-name="T470"> </text:span><text:span text:style-name="T471">проверяя каждого туриста из его списка. </text:span><text:span text:style-name="T472">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473">на </text:span><text:span text:style-name="T472">аэродром Цеппелинов, где факельное шествие Нацистов в полном разгаре </text:span><text:span text:style-name="T473">и прогуляться там крестя тех, <text:s/>кто подвернётся.</text:span><text:span text:style-name="T470"> </text:span><text:span text:style-name="T474">Зелёные факела пылают, </text:span><text:span text:style-name="T475">красные свастики, мерцание духовых </text:span><text:span text:style-name="T476">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18">Зиг Хайли</text:span><text:span text:style-name="T476"> и хоры «Die Fahne Hoch». </text:span><text:span text:style-name="T477">Не почувствовал, как Байрон выскользнул из украден</text:span><text:span text:style-name="T478">н</text:span><text:span text:style-name="T477">ого одеяния </text:span><text:span text:style-name="T478">на землю. </text:span><text:span text:style-name="T479">Затем рядом с ним протоптались несколько сот тысяч сапог и ботинков, не один даже не прикоснулся, есессна. Он подобран на следующий день </text:span><text:span text:style-name="T480">(поле уже мертвяще пусто, </text:span><text:span text:style-name="T481">в</text:span><text:span text:style-name="T480"> колонна</text:span><text:span text:style-name="T481">х</text:span><text:span text:style-name="T480">, </text:span><text:span text:style-name="T481">бледное, в </text:span><text:span text:style-name="T482">полосах </text:span><text:span text:style-name="T481">длинных луж грязи, </text:span><text:span text:style-name="T483">утренние облака удлиняются позади позолоченых свастик и гирлянд) </text:span><text:span text:style-name="T484">нищим Еврейским тряпичником </text:span><text:span text:style-name="T485">и взят дальше, дальше в 15 лет сохранности против случайностей и против Фебуса. Он будет вкручиваться в одну мамашку (</text:span><text:span text:style-name="T219">Mutter</text:span><text:span text:style-name="T485">) за другой, </text:span><text:span text:style-name="T486">как обозначается женская резьба в Германских патронах для лампочек, по причине непостижимой почему-то ни для кого.</text:span></text:p>
      <text:p text:style-name="P395"><text:span text:style-name="T486">К</text:span><text:span text:style-name="T384">артель уже перешёл на План Б по Непредвиденности, </text:span><text:span text:style-name="T487">который предусматривает семилетний статус ограничений, после чего Байрон будет по закону считаться перегоревшим</text:span><text:span text:style-name="T384">. </text:span><text:span text:style-name="T488">Тем временем, персонал, снятый с дела Байрона, </text:span><text:span text:style-name="T384"><text:s/></text:span><text:span text:style-name="T489">занялись выслеживаием лампочки долгожительницы, </text:span><text:span text:style-name="T491">что</text:span><text:span text:style-name="T490"> однажды находилась в патроне на крыльце армейского аванпоста в джунглях Амазонки, </text:span><text:span text:style-name="T491">Лампы Беатриз, которую совсем недавно </text:span><text:span text:style-name="T492">украл</text:span><text:span text:style-name="T491">, загадочно, </text:span><text:span text:style-name="T492">отряд грабителей индейцев. </text:span></text:p>
      <text:p text:style-name="P396"><text:span text:style-name="T493">За все годы его выживания, все эти различные спасения происходят словно бы случайно. </text:span><text:span text:style-name="T494">Когда только у него есть возможность, </text:span><text:span text:style-name="T495">он старается просветить все близвисящие лампочки насчёт злобной природы Фебуса, и о необходимости солидарности против картеля. </text:span><text:span text:style-name="T496">Он пришёл к пониманию того, что Лампа призвана покинуть роль всего лишь </text:span><text:span text:style-name="T497">передатчика световой энергии. </text:span><text:span text:style-name="T498">Фебус ограничил Лампу для всего лишь одной этой участи. «</text:span><text:span text:style-name="T499">Но есть и другие частоты, выще и </text:span><text:soft-page-break/><text:span text:style-name="T499">ниже видимой </text:span><text:span text:style-name="T500">широты</text:span><text:span text:style-name="T490">. <text:s/></text:span><text:span text:style-name="T501">Лампа может производить тепло. </text:span><text:span text:style-name="T502">Лампа может давать энергию растительному миру, для выращивания, запрещённых законом растений, </text:span><text:span text:style-name="T503">в шкафах, например. </text:span><text:span text:style-name="T504">Лампа может проникать в спящий глаз, </text:span><text:span text:style-name="T505">и воздействовать на сны человека». Некоторые лампочки внимательно слушали</text:span><text:span text:style-name="T387">—</text:span><text:span text:style-name="T506">другие обмозговывали способ настучать Фебусу. </text:span><text:span text:style-name="T507">Некоторые из старшего поколения анти-Байронистов могли подделывать свои параметры статистическим образом, </text:span><text:span text:style-name="T508">что отражалось на эбонитовых </text:span><text:span text:style-name="T509">счётчиках</text:span><text:span text:style-name="T508"> под </text:span><text:span text:style-name="T509">Швейцарской</text:span><text:span text:style-name="T508"> горой: </text:span><text:span text:style-name="T509">случились даже несколько само-закланий, </text:span><text:span text:style-name="T510">в надежде вызвать присылку убийц.</text:span></text:p>
      <text:p text:style-name="P397"><text:span text:style-name="T510">В</text:span><text:span text:style-name="T384">сякие толки о скрытых возможностях Лампы, конечно же, чистой воды подрывная деятельность. </text:span><text:span text:style-name="T511">Фебус всё основал на ламповой эффективности</text:span><text:span text:style-name="T387">—</text:span><text:span text:style-name="T512">отношение </text:span><text:span text:style-name="T513">исходящей пригодной энергии к энергии вложенной. </text:span><text:span text:style-name="T514">Электросеть требовала, чтобы это отношение оставалось насколько возможно меньшим. </text:span><text:span text:style-name="T515">Таким образом они <text:s/>больше получали навару. </text:span><text:span text:style-name="T516">С другой стороны, низкая эффективность означала большую длительность часов свечения, а это подрывало продажи Фебуса. </text:span><text:span text:style-name="T517">Вначале Фебус пытались увеличивать сопротивление нити, </text:span><text:span text:style-name="T518">снижая часы жизни неприметно и </text:span><text:span text:style-name="T522">понемногу</text:span><text:span text:style-name="T518">—</text:span><text:span text:style-name="T519">пока Электросеть не обнаружила снижения </text:span><text:span text:style-name="T520">годовых доходов, </text:span><text:span text:style-name="T521">и начала вопить</text:span><text:span text:style-name="T520">. </text:span><text:span text:style-name="T522">Обе стороны </text:span><text:span text:style-name="T518">постепенно</text:span><text:span text:style-name="T520"> </text:span><text:span text:style-name="T523">достигли соглашения по компромиссной цифре лампо-жизни, </text:span><text:span text:style-name="T524">которая принесёт достаточно денег им обеим, и о несении равных, пятьдесят на пятьдесят, <text:s/>расходов на анти-лампокрадск</text:span><text:span text:style-name="T525">ую</text:span><text:span text:style-name="T524"> кампани</text:span><text:span text:style-name="T525">ю</text:span><text:span text:style-name="T524">. </text:span><text:span text:style-name="T526">А также на более завуалирован</text:span><text:span text:style-name="T527">ную атаку на криминальные души, которые отказываются </text:span><text:span text:style-name="T528">от лампочек совершенно и пользуются свечами. </text:span><text:span text:style-name="T529">Давнишнее соглашение Фебуса с Мясным Картелем </text:span><text:span text:style-name="T530">было нацелено </text:span><text:span text:style-name="T531">н</text:span><text:span text:style-name="T530">а сокращение оборота твёрдого жира с его стеариновой кислотой </text:span><text:span text:style-name="T531">путём сохранения жира в мясе несмотря на болезни сердца, которые это могло вызывать, </text:span><text:span text:style-name="T532">и перенаправкой большей части срезанного на производство мыла. </text:span><text:span text:style-name="T533">Мыло в те дни было цветущим бизнесом. </text:span><text:span text:style-name="T534">Среди потребителей, Институт Бленда выявил </text:span><text:span text:style-name="T535">глубокие чувства относительно говна. При всём при этом, мясо и мыло оставались малыми придатками для Фебуса. </text:span><text:span text:style-name="T536">Куда важнее был вопрос вольфрама. </text:span><text:span text:style-name="T537">Ещё одна причина, по которой Фебус не мог </text:span><text:span text:style-name="T538">в </text:span><text:span text:style-name="T537">сни</text:span><text:span text:style-name="T538">жении</text:span><text:span text:style-name="T537"> </text:span><text:span text:style-name="T538">срока жизни ламп зайти слишком далеко. </text:span><text:span text:style-name="T539">Избыточные вольфрамовые нити поглотили бы запасы данного металла—да ещё то, что Китай основной поставщик данного сырья, вносило </text:span><text:span text:style-name="T540">весьма щекотливые <text:s/>вопросы</text:span><text:span text:style-name="T539"> </text:span><text:span text:style-name="T540">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541">и оборудования, а таким образом на всей лёгкой и тяжёлой промышленности. </text:span><text:span text:style-name="T542">Когда пришла Война, то некоторые </text:span><text:span text:style-name="T543">считали непатриотичным предоставление такого преимущества Германии. </text:span><text:span text:style-name="T544">Но властью никто из них не располагал. Не беспокойся.</text:span></text:p>
      <text:p text:style-name="P398"><text:span text:style-name="T544">Б</text:span><text:span text:style-name="T384">айрон, продолжая светить, всё более и более чётко различает </text:span><text:span text:style-name="T548">очертания этой</text:span><text:span text:style-name="T384"> систему. </text:span><text:span text:style-name="T545">Он узнаёт как вступать в контакт с другими видами электротехники, </text:span><text:span text:style-name="T546">в домах, на заводах, на улице</text:span><text:span text:style-name="T545">. </text:span><text:span text:style-name="T547">У каждого есть что ему рассказать. </text:span><text:span text:style-name="T549">Очертания собираются в его душе (</text:span><text:span text:style-name="T220">Стремление</text:span><text:span text:style-name="T549">, как основа </text:span><text:span text:style-name="T550">ранней углеродной нити называлась в Германии), </text:span><text:span text:style-name="T551">и чем грандиознее и яснее она разрастается, тем больше отчаяния чувствует Байрон. </text:span><text:span text:style-name="T552">В один из дней он будет знать всё, но всё равно останется бессильным </text:span><text:span text:style-name="T553">как и раньше</text:span><text:span text:style-name="T552">. </text:span><text:span text:style-name="T549"><text:s/></text:span><text:span text:style-name="T553">Его юношеские мечты </text:span><text:span text:style-name="T554">организовать вс</text:span><text:span text:style-name="T557">е</text:span><text:span text:style-name="T554"> лампочки в мире кажутся теперь неисполнимыми—</text:span><text:span text:style-name="T555">Электросеть широко открыта, любые послания могут прослушиваться, </text:span><text:span text:style-name="T556">а предателей на линии более, чем достаточно. </text:span><text:span text:style-name="T557">Пророки, как водится, долго не протягивают—</text:span><text:span text:style-name="T558">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559">Но Байрону досталась судьба <text:s/>погорше. </text:span><text:span text:style-name="T560">Он обречён продолжать вечно, </text:span><text:span text:style-name="T561">зная правду и не имея сил что-то изменить. </text:span><text:span text:style-name="T562">И больше он не будет стремиться покинуть колесо. </text:span><text:span text:style-name="T563">Его ярость и разочарование разрастутся без пределов </text:span><text:span text:style-name="T564">и ему откроется, несчастной лампочке извращенцу, что оно ему так даже и нравится….</text:span></text:p>
      <text:p text:style-name="P399"><text:soft-page-break/><text:span text:style-name="T564">Л</text:span><text:span text:style-name="T384">асло Джамф уходит вдоль канала, </text:span><text:span text:style-name="T565">в котором плывут сейчас псы, стаями, собачьи головы подёргиваются в загаженных каналах</text:span><text:span text:style-name="T384">… </text:span><text:span text:style-name="T566">собачьи головы, шахматны</text:span><text:span text:style-name="T567">х</text:span><text:span text:style-name="T566"> кон</text:span><text:span text:style-name="T567">ей</text:span><text:span text:style-name="T566">, </text:span><text:span text:style-name="T567">тоже можно найти невидимых над секретными авиабазами, </text:span><text:span text:style-name="T568">в густейших туманах, температурных условиях, </text:span><text:span text:style-name="T569">давление и влажность формируют Шпрингер-контуры, что опытные пилоты могут чувствовать, радары могут видеть, </text:span><text:span text:style-name="T570">беспомощные пассажиры могут почти одним глазком заметить, </text:span><text:span text:style-name="T571">время от времени, в маленьком оконце, </text:span><text:span text:style-name="T572">словно бы через слоя испарения… это добрый Пёс, Ему </text:span><text:span text:style-name="T573">никогда </text:span><text:span text:style-name="T572">человек не прививал вторичных рефлексов, </text:span><text:span text:style-name="T573">Который</text:span><text:span text:style-name="T574"> для нас</text:span><text:span text:style-name="T573"> </text:span><text:span text:style-name="T574">есть в</text:span><text:span text:style-name="T573"> начал</text:span><text:span text:style-name="T574">ах</text:span><text:span text:style-name="T573"> и </text:span><text:span text:style-name="T574">у о</text:span><text:span text:style-name="T573">кон</text:span><text:span text:style-name="T574">чаний, </text:span><text:span text:style-name="T575">и в странствиях, что мы должны проделать, беспомощными, но не совсем против…. </text:span><text:span text:style-name="T576">Складки костюма Джамфа отплетает прочь как листья ириса при ветре сзади. </text:span><text:span text:style-name="T577">Полковник остался один в Счастьеполе. Стальной город ожидает его, </text:span><text:span text:style-name="T578">ровный облачно-свет поднимает белёсую полосу под каждым высотным зданием, все они расставлены в модуляциях совершенной сети улиц, </text:span><text:span text:style-name="T579">всякая башня срезана на другой высоте—</text:span><text:span text:style-name="T580">а где же Расчёска, что <text:s/>пробежит через </text:span><text:span text:style-name="T221">это</text:span><text:span text:style-name="T580"> </text:span><text:span text:style-name="T581">и восстановит </text:span><text:span text:style-name="T582">старинное совершенство Картезианской </text:span><text:span text:style-name="T584">г</text:span><text:span text:style-name="T583">армонии? </text:span><text:span text:style-name="T584">где <text:s/>великие Ножницы с небес, что переупорядочат Счастьеполь?</text:span></text:p>
      <text:p text:style-name="P400"><text:span text:style-name="T584">Н</text:span><text:span text:style-name="T384">ет нужды вносить кровь и</text:span><text:span text:style-name="T585">ли</text:span><text:span text:style-name="T384"> насилие тут. </text:span><text:span text:style-name="T586">Но полковник </text:span><text:span text:style-name="T587">таки</text:span><text:span text:style-name="T586"> запрокинул свою голову </text:span><text:span text:style-name="T587">как бы и впрямь покоряясь: </text:span><text:span text:style-name="T588">его горло открыто излучению боли Лампы. Пэдди МакГонгл всего лишь другой свидетель, </text:span><text:span text:style-name="T589">и он, электростанция в одну человечью силу со своими мечтами, </text:span><text:span text:style-name="T587"><text:s/></text:span><text:span text:style-name="T589">хочет, чтоб полковника не стало не меньше, чем кто-то другой. </text:span><text:span text:style-name="T590">Эдди Пенисьеро, с блюзом </text:span><text:span text:style-name="T591">наполняющим вздроги его мышц, </text:span><text:span text:style-name="T592">опущенный, смертный блюз, </text:span><text:span text:style-name="T593">ухватил свои ножницы не так, как делают парикмахеры. </text:span><text:span text:style-name="T594">Острия, трепеща в электрическом конусе, </text:span><text:span text:style-name="T595">нацелены вниз. </text:span><text:span text:style-name="T596">Кулак Эдди Пенисьеро стискивается вокруг колец покинутых его пальцами. </text:span><text:span text:style-name="T597">Полковник, в последнем наклоне головы выставляет свою сонную артерию, явно недовольный, что так то уж</text:span><text:span text:style-name="T387">—</text:span></text:p>
      <text:p text:style-name="P360"><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71">Она прибывает в город на краденом велосипеде: <text:span text:style-name="T1140">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401"><text:span text:style-name="T384">Самый крайний часовой выглядывает </text:span><text:span text:style-name="T598">из своей ржаво-костлявой развалины и на два полных педальных прокрута они оба, он и Катье, под открытым светом дня, сливаются </text:span><text:span text:style-name="T599">с утоптанной землёй, </text:span><text:span text:style-name="T600">ржавчиной, кляксовыми проколами солнечным светом холодно золотым и сглаженным как стекло, </text:span><text:span text:style-name="T601">свежий ветер в деревьях</text:span><text:span text:style-name="T600">. </text:span><text:span text:style-name="T602">Гипертиреозно Африканские глаза, </text:span><text:span text:style-name="T603">их радужка в осаде, как ранние подсолнухи в столпившихся белках… </text:span><text:span text:style-name="T604">Уга-</text:span><text:span text:style-name="T222">буга</text:span><text:span text:style-name="T604">! Двай скоч эйт </text:span><text:span text:style-name="T222">там-там</text:span><text:span text:style-name="T604"> двай! Скаж племн в деревн, юза!</text:span></text:p>
      <text:p text:style-name="P402"><text:span text:style-name="T384">Итак, ДУМдумдумдум, ДУМдумдумдум, ладно, </text:span><text:span text:style-name="T605">но всё равно в её манере нет места даже любопытству </text:span><text:span text:style-name="T606">(а как же, разве не бьют тут барабаны? </text:span><text:span text:style-name="T607">шанс <text:s/>для н</text:span><text:span text:style-name="T606">асили</text:span><text:span text:style-name="T607">я? </text:span><text:span text:style-name="T608">Змея бросается с ветви, <text:s/></text:span><text:span text:style-name="T609">что-то громадное </text:span><text:span text:style-name="T610">ждёт </text:span><text:span text:style-name="T609">там </text:span><text:span text:style-name="T610">с</text:span><text:span text:style-name="T609">реди </text:span><text:span text:style-name="T610">тысячи кланяющихся древесных вершин</text:span><text:span text:style-name="T609">, </text:span><text:span text:style-name="T611">вскрик внутри неё, подскок в первобытном ужасе, покорность ему и тем самым—так ей мечталось—возвращение себе своей души, </text:span><text:span text:style-name="T612">её давно утраченного «я»…</text:span><text:span text:style-name="T613">). Не станет она тратить <text:s/>больше, чем мимолетние взгляды на Германские газоны разбегающиеся так глубоко прочь </text:span><text:span text:style-name="T614">в зелёные марева или холмы, </text:span><text:span text:style-name="T615">на бледные отростки мраморных балюстрад рядом с санаторными <text:s/>дорожками в непрестанных </text:span><text:soft-page-break/><text:span text:style-name="T615">извивах, <text:s/></text:span><text:span text:style-name="T616">горячке, в одышке, </text:span><text:span text:style-name="T617">в гущу каплечленных побегов и шипов настолько старых, </text:span><text:span text:style-name="T618">до того безутешных, что глаза отдёрнуты, стиснуты слёзными железами, переведены </text:span><text:span text:style-name="T619">найти, найти во что бы то ни стало, </text:span><text:span text:style-name="T620">тропу исчезнувшую так сразу… </text:span><text:span text:style-name="T621">или же оглянуться назад и цепляться за какой-либо след курорта</text:span><text:span text:style-name="T620">, </text:span><text:span text:style-name="T622">уголок Sprudelhof</text:span><text:span text:style-name="T623">’</text:span><text:span text:style-name="T622">а, самую макушку оркестровой раковины, </text:span><text:span text:style-name="T624">что-то для противодействия </text:span><text:span text:style-name="T625">шёпоту Пана из тёмной поросли </text:span><text:span text:style-name="T223">Войди </text:span><text:span text:style-name="T224">же</text:span><text:span text:style-name="T223">… </text:span><text:span text:style-name="T224">з</text:span><text:span text:style-name="T223">абудь </text:span><text:span text:style-name="T224">о н</text:span><text:span text:style-name="T223">их. Иди сюда</text:span><text:span text:style-name="T626">…. </text:span><text:span text:style-name="T627">Нет. Только не Катье. Она уже бывала в чащах и </text:span><text:span text:style-name="T628">гущах. </text:span><text:span text:style-name="T629">Она плясала голой и расставляла свою пизду под </text:span><text:span text:style-name="T630">рога трущобного зверья. </text:span><text:span text:style-name="T631">Она ощущала луну подошвами своих ступней, </text:span><text:span text:style-name="T632">принимала её приливы поверхностями своего мозга. </text:span><text:span text:style-name="T633">Пан никудышный любовник. Сегодня, на людях, у них нет ничего кроме нервных взглядов друг для друга.</text:span></text:p>
      <text:p text:style-name="P372"/>
      <text:p text:style-name="P403"><text:span text:style-name="T633">Ч</text:span><text:span text:style-name="T384">то происходит сейчас, и <text:s/>обеспок</text:span><text:span text:style-name="T634">о</text:span><text:span text:style-name="T384">ивает, </text:span><text:span text:style-name="T634">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35">и они несут девушку всю в серебряной парче, </text:span><text:span text:style-name="T636">громогласную крутую даму в с</text:span><text:span text:style-name="T637">т</text:span><text:span text:style-name="T636">и</text:span><text:span text:style-name="T637">л</text:span><text:span text:style-name="T636">е </text:span><text:span text:style-name="T637">Алмазной Лил или Гины из Техаса. Как только они её опустили, все начинают плясать и петь:</text:span></text:p>
      <text:p text:style-name="P571"/>
      <text:p text:style-name="P572"><text:span text:style-name="T637">П</text:span><text:span text:style-name="T384">а</text:span><text:span text:style-name="T387">—</text:span><text:span text:style-name="T384">ра</text:span><text:span text:style-name="T387">—</text:span><text:span text:style-name="T384">ноооййййя, Па-ра-нойя!</text:span></text:p>
      <text:p text:style-name="P572"><text:span text:style-name="T384">Как </text:span><text:span text:style-name="T638">классно</text:span><text:span text:style-name="T384"> снова свидеться с тобой!</text:span></text:p>
      <text:p text:style-name="P572"><text:span text:style-name="T384">Па-ра-</text:span><text:span text:style-name="T139">ной</text:span><text:span text:style-name="T384">-я, боже ж мой</text:span></text:p>
      <text:p text:style-name="P576">Ты малость сам знаешь чего</text:p>
      <text:p text:style-name="P576">Из тех времён того!</text:p>
      <text:p text:style-name="P576">Даже Гойя</text:p>
      <text:p text:style-name="P576">Не смог тебя намалевать,</text:p>
      <text:p text:style-name="P576">Паранойя,</text:p>
      <text:p text:style-name="P576">Когда ты стал ту дверь сшибать,</text:p>
      <text:p text:style-name="P576">Вели нотариуса позвать,</text:p>
      <text:p text:style-name="P576">Хочу я жопу завещать</text:p>
      <text:p text:style-name="P576">Тебе мою о, Паранойя!</text:p>
      <text:p text:style-name="P404"/>
      <text:p text:style-name="P405">Затем Андреас и Павел выходят в туфлях для степа <text:span text:style-name="T1141">(освобождённых от довольно наглого АНРС шоу, что гастролировали тут в Июле) исполнить один из тех номеров песня-под-чечётку:</text:span></text:p>
      <text:p text:style-name="P405"/>
      <text:p text:style-name="P573"><text:span text:style-name="T384">Па-ра- но</text:span><text:span text:style-name="T639">й</text:span><text:span text:style-name="T387">—</text:span><text:span text:style-name="T639">(клиппети-клиппети-клиппети кл[</text:span><text:span text:style-name="T384">йя,</text:span><text:span text:style-name="T639">]оп!)</text:span></text:p>
      <text:p text:style-name="P574"><text:span text:style-name="T384">Па-ра- но</text:span><text:span text:style-name="T639">й</text:span><text:span text:style-name="T387">—</text:span><text:span text:style-name="T639">(шух</text:span><text:span text:style-name="T225">топ!</text:span><text:span text:style-name="T639"> шух</text:span><text:span text:style-name="T225">топ!</text:span><text:span text:style-name="T639"> шух</text:span><text:span text:style-name="T225">топ!</text:span></text:p>
      <text:p text:style-name="P575"><text:span text:style-name="T639"><text:tab/>[</text:span><text:span text:style-name="T640">и</text:span><text:span text:style-name="T639">] </text:span><text:span text:style-name="T640">кл</text:span><text:span text:style-name="T639">[</text:span><text:span text:style-name="T384">йя,</text:span><text:span text:style-name="T639">]оп! </text:span><text:span text:style-name="T640">кликети кл</text:span><text:span text:style-name="T639">[</text:span><text:span text:style-name="T640">Как</text:span><text:span text:style-name="T639">]оп!</text:span><text:span text:style-name="T640">) классно (клоп)</text:span></text:p>
      <text:p text:style-name="P575"><text:span text:style-name="T384"><text:tab/>сно</text:span><text:span text:style-name="T640">(клоп)</text:span><text:span text:style-name="T384">ва свидеться</text:span><text:span text:style-name="T640">(клиппи</text:span><text:span text:style-name="T226">клоп</text:span><text:span text:style-name="T640">)</text:span><text:span text:style-name="T384"> с тобой! </text:span><text:span text:style-name="T139">etc.</text:span></text:p>
      <text:p text:style-name="P18"/>
      <text:p text:style-name="P406">Ну, Катье врубаетя <text:span text:style-name="T1142">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387">—</text:span><text:span text:style-name="T641">ну, </text:span><text:span text:style-name="T227">белое</text:span><text:span text:style-name="T641">.</text:span><text:span text:style-name="T1142"> В кратком обзоре Пирата Прентиса для неё были фольклор, политика, Зональные стратегии—но </text:span><text:span text:style-name="T228">никак не чернота</text:span><text:span text:style-name="T1142">.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28">черноты</text:span><text:span text:style-name="T1142"> (грассируя это слово, как старик произносил бы имя общественной фигуры, придавая гортанности до </text:span><text:span text:style-name="T228">полной</text:span><text:span text:style-name="T1142"> черноты: чтоб вовсе не произносилось). Здесь присутствует тот упрямый, подавляющий пыл в её мыслях. В этом нет ничего от </text:span><text:span text:style-name="T228">тяжёлы</text:span><text:span text:style-name="T229">х</text:span><text:span text:style-name="T1142"> расистских мурашек, нет, но чувство ещё одной </text:span><text:soft-page-break/><text:span text:style-name="T1142">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28">теперь</text:span><text:span text:style-name="T1142"> она должна ещё и черноту терпеть. Её незнание об этом должно её выручить.</text:span></text:p>
      <text:p text:style-name="P407">С Андреасом она очаровательна, <text:span text:style-name="T1143">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102">– <text:span text:style-name="T1144">Оберст. Я счастлива</text:span>— <text:span text:style-name="T1145">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0"> Чёрта с два</text:span><text:span text:style-name="T1145"> она счастлива.</text:span></text:p>
      <text:p text:style-name="P408">Он кивает, поводит <text:s/>бородой к стулу. <text:span text:style-name="T1146">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409">Но тут и впрямь Золотая Сука. <text:span text:style-name="T1147">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103">– <text:span text:style-name="T1148">Вы должно быть видели его не так давно, как я.</text:span>– <text:span text:style-name="T1148">Говорит он негромко. Она удивлена его вежливостью. Разочарована: ждала большей напористости. Губа её начала приподыматься.</text:span>– <text:span text:style-name="T1149">Как он выглядел?</text:span></text:p>
      <text:p text:style-name="P103">– <text:span text:style-name="T1149">Одиноким.</text:span>– <text:span text:style-name="T1149">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104">– <text:s/><text:span text:style-name="T1150">Он всегда был одинок.</text:span></text:p>
      <text:p text:style-name="P244">Она поняла тогда, что это не робость, она ошибалась. <text:span text:style-name="T1151">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105">– <text:s/><text:span text:style-name="T1152">Он</text:span>— <text:span text:style-name="T1153">и это колебание может быть (а) чтобы не ранить её чувства, (б) из соображений безопасности </text:span><text:span text:style-name="T231">Schwarzkommando, </text:span><text:span text:style-name="T1153">или (в) и то, и другое… но затем, к чёрту, Принцип Максимизации Риска снова берёт своё: </text:span>– <text:span text:style-name="T1154">Он добрался до Люнеберг Хит. Если вы не знали, вам следует знать.</text:span></text:p>
      <text:p text:style-name="P106">– <text:span text:style-name="T1155">Вы искали его</text:span></text:p>
      <text:p text:style-name="P106">– <text:span text:style-name="T1155">И Слотроп делал то же самое, хотя не думаю, что Слотроп знал об этом.</text:span></text:p>
      <text:p text:style-name="P107"><text:soft-page-break/>– <text:span text:style-name="T1156">Слотроп и я</text:span>— <text:span text:style-name="T1157">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158">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2">видеть</text:span><text:span text:style-name="T1158">. Всё от меня отдаляется….</text:span></text:p>
      <text:p text:style-name="P413"><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108">– <text:span text:style-name="T1159">Вправду.</text:span>– <text:span text:style-name="T1159">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3">политично</text:span><text:span text:style-name="T1159">,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45">Выходит она просто говорила с Енциным об общем друге. Это так заполняетя Вакуум?</text:p>
      <text:p text:style-name="P109">– <text:span text:style-name="T1160">Блисеро и я,</text:span>– <text:s/><text:span text:style-name="T1160">начинает он мягко, следя за нею поверх полированных скул, сигарета дымит в его скрюченной правой ладони,</text:span>– <text:s/><text:span text:style-name="T1161">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4">Oberhauptberlinerschnauze</text:span><text:span text:style-name="T1161">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410"><text:span text:style-name="T355">Блисеро, которого я любил, был очень молодым человеком влюблённым в империю, поэзию, </text:span><text:span text:style-name="T367">в своё собственное нахальство. Это всё должно быть было важным для меня однажды. Из этого вырос нынешний я. </text:span><text:span text:style-name="T368">Прежний «я» всегда дурак, невыносимый </text:span><text:span text:style-name="T369">долбодон, </text:span><text:span text:style-name="T370">но всё таки человек, ты </text:span><text:span text:style-name="T371">же </text:span><text:span text:style-name="T370">не станешь прогонять его </text:span><text:span text:style-name="T371">больше, чем</text:span><text:span text:style-name="T370"> любого другого </text:span><text:span text:style-name="T372">калеку</text:span><text:span text:style-name="T370">, правда ведь?</text:span></text:p>
      <text:p text:style-name="P411"><text:span text:style-name="T370">О</text:span><text:span text:style-name="T355">н вроде как и вправду спрашивает у неё совета. </text:span><text:span text:style-name="T373">На <text:s/>вопросы </text:span><text:span text:style-name="T374">такого рода </text:span><text:span text:style-name="T375">тратит он своё</text:span><text:span text:style-name="T374"> </text:span><text:span text:style-name="T373"><text:s/>время? </text:span><text:span text:style-name="T376">Как же насчёт Ракеты, </text:span><text:span text:style-name="T377">Пустых, опасного младенчес</text:span><text:span text:style-name="T378">т</text:span><text:span text:style-name="T377">ва его нации?</text:span></text:p>
      <text:p text:style-name="P110"><text:span text:style-name="T1162">– Что </text:span><text:span text:style-name="T235">может</text:span><text:span text:style-name="T1163"> значить для тебя Блисеро?</text:span>– <text:span text:style-name="T1163">Вот что она в результате спросила.</text:span></text:p>
      <text:p text:style-name="P111"><text:span text:style-name="T1164">Он не раздумывал долго.</text:span> <text:span text:style-name="T1165">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12">– <text:span text:style-name="T1166">Я всему этому поверю, если только вы</text:span>—</text:p>
      <text:p text:style-name="P113">– <text:span text:style-name="T236">Отрицательный</text:span><text:span text:style-name="T1167">. Не тот случай. Я бы сказал: вот чем я стал. Отчуждённая фигура на некотором отдалении и возвышении...</text:span>– <text:span text:style-name="T1168">который смотрит на Ракетен-Штадт янтарными вечерами, с промытой и темнеющей пеленой облаков позади него</text:span>— <text:span text:style-name="T1169">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46">Он лев, этот человек, эго-сдвинутый<text:span text:style-name="T995">—но не смотря ни на что он нравится Катье. «о если бы он всё ещё был бы жив—»</text:span></text:p>
      <text:p text:style-name="P114">–<text:span text:style-name="T1170">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171">последнее сердце, в котором для меня ещё мог храниться уголок</text:span>—<text:span text:style-name="T1172">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37">своей</text:span><text:span text:style-name="T1172"> боли, своего </text:span><text:span text:style-name="T237">греха</text:span><text:span text:style-name="T139">—</text:span><text:soft-page-break/><text:span text:style-name="T1173">загнанный глубоко в их владения, в контроль, синтез и контроль, дальше чем— ну, он чуть не сказал «мы», однако «я» подходит лучше, в конце концов,</text:span>– <text:span text:style-name="T1174">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47">Да он значит для меня, очень много. <text:span text:style-name="T1175">Он прежнее «я», дорогой альбатрос, с которым немогу расстаться. </text:span></text:p>
      <text:p text:style-name="P115">– <text:span text:style-name="T1176">А я?</text:span>– <text:span text:style-name="T1176">Она рассчитывает, что он ожидает от неё прозвучать как женщина 1940-х.</text:span>– <text:span text:style-name="T1176">И я,</text:span>– <text:span text:style-name="T1176">вот уж право. Но она не может придумать другого способа сходу помочь ему, позволить ему момент утешения….</text:span></text:p>
      <text:p text:style-name="P116">– <text:span text:style-name="T1177">Вы, бедная Катье. Ваша история всего печальней.</text:span>– <text:span text:style-name="T1177">Она поднимает взгляд проследить как именно он станет над ней издеваться. Её ошеломил вид слёз вместо этого бегущих, бегущих по его щекам.</text:span>–<text:span text:style-name="T139"> </text:span><text:span text:style-name="T238">Вас всего лишь освободили</text:span><text:span text:style-name="T1178">,</text:span>– <text:span text:style-name="T1178">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38">какого-то</text:span><text:span text:style-name="T1178"> мужчины в её жизни, это стабильность, умственное здоровье и сила характера. Не то.</text:span>– <text:s/><text:span text:style-name="T1179">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17">– <text:span text:style-name="T1180">Как может моя история быть печальней такого?</text:span>– <text:span text:style-name="T1180">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18">– <text:span text:style-name="T1181">Флиртуйте, коли есть охота,</text:span>– <text:span text:style-name="T1182">Енцин сейчас изыскан как тот Гэри Грант,</text:span>– <text:span text:style-name="T1183">но будьте готовы к тому, что вас воспримут всерьёз.</text:span>– <text:span text:style-name="T1183">О, </text:span><text:span text:style-name="T239">хо</text:span><text:span text:style-name="T1183">. А вота и оно на чё вы, люди, посходились.</text:span></text:p>
      <text:p text:style-name="P412">Но не обязательно. Его горечь (всё надлежаще заактировано <text:span text:style-name="T1184">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19">– <text:span text:style-name="T1185">Я не знаю как быть.</text:span>– <text:span text:style-name="T1185">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20">– <text:span text:style-name="T1186">Вам незачем углубляться в это дальше, чем определить местонахождение Слотропа,</text:span>– <text:span text:style-name="T1187">он опамятовался сказать ей наконец,</text:span>– <text:span text:style-name="T1188">Всё что вам </text:span><text:span text:style-name="T240">нужно</text:span><text:span text:style-name="T1188"> это поддерживать связь с нами, и ждать когда он снова покажется. Зачем беспокоиться об остальном?</text:span></text:p>
      <text:p text:style-name="P121">– <text:span text:style-name="T1189">Потому что у меня такое чувство,</text:span>– <text:span text:style-name="T1189">её голос, возможно так и задумано, совсем нерешительный,</text:span>– <text:span text:style-name="T1189">что «остальное» как раз то, что мне следует делать. Я не хочу уйти с каким-то мелким выигрышем. Я просто хочу</text:span>—<text:span text:style-name="T1190">ну не знаю, вернуть ему долг за осьминога или что-то такое. Разве не должна я знать </text:span><text:span text:style-name="T241">почему</text:span><text:span text:style-name="T1190"> он тут, что я делала ему, для них? Как можно Их </text:span><text:soft-page-break/><text:span text:style-name="T1190">остановить? Как долго я смогу отделываться лёгкой работой, дёшево отделываться? </text:span><text:span text:style-name="T241">Не должна ли</text:span><text:span text:style-name="T1190"> я пройти до самого конца?</text:span></text:p>
      <text:p text:style-name="P121"/>
      <text:p text:style-name="P590">Её мазохизм [писал Вайсман из Гааги] <text:span text:style-name="T1191">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2">её</text:span><text:span text:style-name="T1191"> фантазии!</text:span></text:p>
      <text:p text:style-name="P119"/>
      <text:p text:style-name="P374"><text:span text:style-name="T355">– </text:span><text:span text:style-name="T379">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380">каждый переход. Обычно это достаётся в награду. </text:span><text:span text:style-name="T381">Не стану спрашивать за что. Мне жаль, но похоже вы и </text:span><text:span text:style-name="T382">вправду </text:span><text:span text:style-name="T381">сами не знаете. </text:span><text:span text:style-name="T383">Потому-то ваша участь </text:span><text:span text:style-name="T346">самая</text:span><text:span text:style-name="T383"> печальная.</text:span></text:p>
      <text:p text:style-name="P122"><text:span text:style-name="T1192">– </text:span><text:span text:style-name="T243">Награда</text:span>— <text:span text:style-name="T1193">она вот-вот взорвётся.</text:span>– <text:span text:style-name="T1193">Это пожизненный приговор. Если по-вашему это награда, то кем вы считаете меня?</text:span></text:p>
      <text:p text:style-name="P123">– <text:span text:style-name="T1194">Политическое ничто.</text:span></text:p>
      <text:p text:style-name="P123">– <text:span text:style-name="T1194">Чёрный ублюдок</text:span></text:p>
      <text:p text:style-name="P124">– <text:span text:style-name="T1194">Совершенно верно.</text:span>– <text:span text:style-name="T1195">Он позволил ей высказать правду. Часы бьют в каменном углу.</text:span>– <text:span text:style-name="T1196">У нас есть кое-кто из бывших в Блисеро в Мае. Перед самым концом. Вам не обязательно—</text:span></text:p>
      <text:p text:style-name="P125">– <text:span text:style-name="T1197">Придти и слушать, да, Оберст. Но я хочу.</text:span></text:p>
      <text:p text:style-name="P248">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198">и теперь не терпится покинуть двор. </text:span></text:p>
      <text:p text:style-name="P249">Обратная связь, улыбка-на-улыбку, уточнения, колебания: <text:span text:style-name="T1199">всё это сваливается в </text:span><text:span text:style-name="T244">мы никогда не узнаем друг друга</text:span><text:span text:style-name="T1199">.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50">Далеко в другом коридоре громкое сверло надрывается, дымит, перед тем как заклинит<text:span text:style-name="T1201">ь</text:span>. <text:span text:style-name="T1200">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51">Ещё есть за что держаться….</text:p>
      <text:p text:style-name="P251"><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53">Вам подавай причину и последствие. Хорошо. Танаца смыло за борт тем же штормом, что унёс Слотропа с <text:span text:style-name="T139">Анубиса</text:span>. <text:s/><text:span text:style-name="T1202">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0">е́</text:span><text:span text:style-name="T1202">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202">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5">они</text:span><text:span text:style-name="T1202"> могли бы порассказать!</text:span></text:p>
      <text:p text:style-name="P254">Листовка обошла молчанием то, что Бенджамин Франклин был также Масоном <text:span text:style-name="T1203">и предавался космическим формам хохмачества, среди которых Соединённые Штаты Америки вполне могли быть одной.</text:span></text:p>
      <text:p text:style-name="P255">В общем, тут всё дело в протяжённости. <text:span text:style-name="T1204">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6">какова</text:span><text:span text:style-name="T1204"> скорость в точке соскока с кривой? </text:span><text:span text:style-name="T246">Вечность</text:span><text:span text:style-name="T1204">, вот какая! А и сразу после точки </text:span><text:span text:style-name="T246">минус</text:span><text:span text:style-name="T1204"> вечность! Как вам </text:span><text:span text:style-name="T246">такое</text:span><text:span text:style-name="T1204"> для нежданных перемен, а? Бесконечность миль в час сменяется той же скоростью в </text:span><text:span text:style-name="T246">обратном</text:span><text:span text:style-name="T1204"> направлении, всё это за </text:span><text:span text:style-name="T1206">Δ</text:span><text:span text:style-name="T1303">t поперёк точки не шире вошьей жопы или волоска рыжей пизды. Вот что значит трахнуться молнией, народ! </text:span><text:span text:style-name="T1304">Вас заносит на острый как игла пик горы, </text:span><text:span text:style-name="T1305">и не думайте будто там не ширяют бородатые грифы </text:span><text:span text:style-name="T1306">в зловеще красных высотах вокруг, </text:span><text:span text:style-name="T1307">что только и ждут случая сцапать вас. </text:span><text:span text:style-name="T1308">О да. Их пилотируют голоспинные гомы </text:span><text:span text:style-name="T1309">в пластмассовых масочках на глазах, </text:span><text:span text:style-name="T1310">что типа случайно повторяют знак бесконечность: </text:span><text:span text:style-name="T1207">∞</text:span><text:span text:style-name="T1312">. </text:span><text:span text:style-name="T1313">Человечки с негодяйскими бровями, </text:span><text:span text:style-name="T1314">острыми ушами, а са</text:span><text:span text:style-name="T1315">м</text:span><text:span text:style-name="T1314">и лысые, </text:span><text:span text:style-name="T1315">хоть есть и одевшие иностранный головной прибор, вовсе не повседневную зелёную федору Робин Гуд</text:span><text:span text:style-name="T1318">а</text:span><text:span text:style-name="T1315">, нет, им подавай шляпы </text:span><text:span text:style-name="T1506">Кармен Миранды</text:span><text:span text:style-name="T1315">, например, </text:span><text:span text:style-name="T1316">из бананов, папай, виноградных гроздьев, </text:span><text:span text:style-name="T1317">груш, ананасов, манго, охренеть,</text:span><text:span text:style-name="T1318"> из </text:span><text:span text:style-name="T1507">арбузов </text:span><text:span text:style-name="T1318">даже</text:span><text:span text:style-name="T1319">—</text:span><text:span text:style-name="T1320">и есть остроконечные Вильгельм-шлемы из Первой Мировой Войны, </text:span><text:span text:style-name="T1321">и чепчики младенцев и поперечные треуголки Наполеона с «Н» и без «Н» спереди, </text:span><text:span text:style-name="T1322">не говоря уже про красные костюмчики и </text:span><text:span text:style-name="T1323">зелёные накидки, </text:span><text:span text:style-name="T1324">и тут они склоняются к ушам своих безжалостных птиц, </text:span><text:span text:style-name="T1325">пришёптывают как жокеи, готовые схватить тебя, </text:span><text:span text:style-name="T1326">диковину, прямо как ту жертвенную обезьяну с небоскрёба </text:span><text:span text:style-name="T1327">Импайр Стейт, да только упасть тебе не дадут, </text:span><text:span text:style-name="T1328">унесут тебя прочь, в места откуда присланы как агенты. </text:span><text:span text:style-name="T1329">Там всё </text:span><text:span text:style-name="T1508">выглядит</text:span><text:span text:style-name="T1329"> как в мире </text:span><text:span text:style-name="T1330">оставленном тобой, </text:span><text:span text:style-name="T1331">но будет уже по-</text:span><text:span text:style-name="T1330">друго</text:span><text:span text:style-name="T1331">му</text:span><text:span text:style-name="T1330">. </text:span><text:span text:style-name="T1331">Между совпадающим и тем самым </text:span><text:span text:style-name="T1332">появилась как бы ещё прослойка схожего доступная лишь молние-головым. </text:span><text:span text:style-name="T1333">Другой мир наложен поверх предыдущего, </text:span><text:span text:style-name="T1337">а</text:span><text:span text:style-name="T1334"> с виду не отличишь. Ха-</text:span><text:span text:style-name="T1509">ха</text:span><text:span text:style-name="T1334">! </text:span><text:span text:style-name="T1335">Но молние-трахнутые знают! </text:span><text:span text:style-name="T1336">Даже если могут и не </text:span><text:span text:style-name="T1510">знать</text:span><text:span text:style-name="T1336"> всё равно знают. </text:span><text:span text:style-name="T1337">Вот что </text:span><text:span text:style-name="T1338">и </text:span><text:span text:style-name="T1337">вышел этот гробовщик проверить в шторм той ночью. <text:s/></text:span></text:p>
      <text:p text:style-name="P256"><text:span text:style-name="T1328">И</text:span><text:span text:style-name="T1311">нтересуется </text:span><text:span text:style-name="T1339">ли </text:span><text:span text:style-name="T1311">он всеми теми иными мирами, что посылают своих гномиков полпредов </text:span><text:span text:style-name="T1339">на орлиных спинах? Фиг там. </text:span><text:span text:style-name="T1340">И вовсе не собирается писать классический труд по антропологии, </text:span><text:span text:style-name="T1341">о суб-культуре молне-трахов, даже со своей тайной организацией, рукопожатия с острым тычком ногтями, </text:span><text:span text:style-name="T1342">частный ежемесячник </text:span><text:span text:style-name="T1512">Сбережённая Копейка</text:span><text:span text:style-name="T1342"> (что выглядит вполне невинно, старина Бен Франклин после инфляции, если только ты не знаешь вторую половину пословицы: «...</text:span><text:span text:style-name="T1347">это </text:span><text:span text:style-name="T1342">промышленные запасы меди». </text:span><text:span text:style-name="T1343">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342"> </text:span><text:span text:style-name="T1344">Так что на самом деле название журнала </text:span><text:span text:style-name="T1511">Достаточно Долго</text:span><text:span text:style-name="T1344">, </text:span><text:span text:style-name="T1345">о чём Те, Кто Знает знают. </text:span><text:span text:style-name="T1346">Текст в каждом номере ежемесячника, если вывернуть таким макаром, несёт немало интересных сообщений</text:span><text:span text:style-name="T1347">).</text:span><text:span text:style-name="T1346"> </text:span><text:span text:style-name="T1348">Для тех кто не в курсе, это всего лишь </text:span><text:span text:style-name="T1349">приятный бюллетень новостей небо</text:span><text:span text:style-name="T1350">л</text:span><text:span text:style-name="T1349">ьшого клуба</text:span><text:span text:style-name="T1319">—</text:span><text:span text:style-name="T1350">Джед Планкит утроил барбекю для Отделения Айовы в последний уик-энд Апреля. </text:span><text:span text:style-name="T1351">Слыхал про Турнир Силы Тока, Джед. Не повезло! Но к следующему Барбекю вернёшься как новенький… </text:span><text:span text:style-name="T1352">Минни Калкинс (Отделение 1.793) вышла замуж в Пасхальное Воскресенье </text:span><text:span text:style-name="T1353">за продавца дверей-сеток из Калифорнии. </text:span><text:span text:style-name="T1354">Можно лишь сожалеть, что он до сих пор не подходит для Членства. Но <text:s/>вокруг столько </text:span><text:span text:style-name="T1513">мохнатых сейфов</text:span><text:span text:style-name="T1354">, что сетки им не помешают!…</text:span><text:span text:style-name="T1355">. </text:span><text:span text:style-name="T1356">Ваш Редактор получил много, очень много «Шо за дела </text:span><text:span text:style-name="T1357">ващще</text:span><text:span text:style-name="T1356">?» относительно </text:span><text:span text:style-name="T1357">Весеннего Съезда в Декатуре, где всё освещение погасло в момент благословения. </text:span><text:span text:style-name="T1358">Рад сообщить теперь, что причина наконец отслежена до гигантского скачка в электролинии,</text:span><text:span text:style-name="T1319">– «</text:span><text:span text:style-name="T1358">Типа электрической приливной волны»»,</text:span><text:span text:style-name="T1319">– </text:span><text:span text:style-name="T1358">грит Хенк Фафнер, наш </text:span><text:soft-page-break/><text:span text:style-name="T1358">инженер-на-месте-проишествия,</text:span><text:span text:style-name="T1319">– «</text:span><text:span text:style-name="T1358">до единой лампочки все перегорели, весь потолок из почернелых стерильных яиц».</text:span><text:span text:style-name="T1319">– </text:span><text:span text:style-name="T1359">Просто поэт, Хенк! Теперь только б узнать </text:span><text:span text:style-name="T1514">что</text:span><text:span text:style-name="T1359"> стало причиной скачка</text:span><text:span text:style-name="T1319">—</text:span></text:p>
      <text:p text:style-name="P256"><text:span text:style-name="T1360">Но есть ли дело Польскому гробовщику в весельной лодке до взламывания данного кода, </text:span><text:span text:style-name="T1361">тайных организаций и</text:span><text:span text:style-name="T1363">ли</text:span><text:span text:style-name="T1361"> опозна</text:span><text:span text:style-name="T1363">нн</text:span><text:span text:style-name="T1361">ых суб-культур? </text:span><text:span text:style-name="T1362">Нет, ему пофиг. </text:span><text:span text:style-name="T1360"><text:s/></text:span><text:span text:style-name="T1363">Им движет предположение, что общение с такими людьми поможет ему </text:span><text:span text:style-name="T1515">в его деле</text:span><text:span text:style-name="T1363">.</text:span><text:span text:style-name="T1358"> </text:span><text:span text:style-name="T1364">Вы </text:span><text:span text:style-name="T1516">это</text:span><text:span text:style-name="T1364"> догоняете, чуваки? </text:span><text:span text:style-name="T1365">Он хочет знать как ведут себя люди до и после удар</text:span><text:span text:style-name="T1366">ов</text:span><text:span text:style-name="T1365"> молни</text:span><text:span text:style-name="T1366">и, чтобы понять как правильнее обходиться с членами семьи покойного. </text:span></text:p>
      <text:p text:style-name="P126"><text:span text:style-name="T1328">– </text:span><text:span text:style-name="T1367">Ты извращаешь великое открытие на потребу ко</text:span><text:span text:style-name="T1369">м</text:span><text:span text:style-name="T1367">мерции,</text:span><text:span text:style-name="T1311">– </text:span><text:span text:style-name="T1368">грит Танац ступая на берег.</text:span><text:span text:style-name="T1311">– </text:span><text:span text:style-name="T1369">Ты должен стыдиться самого себя.</text:span><text:span text:style-name="T1311">– </text:span><text:span text:style-name="T1370">Не минуло и пяти минут как он во</text:span><text:span text:style-name="T1371">ш</text:span><text:span text:style-name="T1370">ёл в город на </text:span><text:span text:style-name="T1371">краю болота, когда хрясь </text:span><text:span text:style-name="T1517">ККАХХАНН</text:span><text:span text:style-name="T1371">! хрясьхрясь хрясь </text:span><text:span text:style-name="T1372">чудовищный взрыв света и грома </text:span><text:span text:style-name="T1373">сотряс воду позади где гробовщик, </text:span><text:span text:style-name="T1374">разозлённый тем, что считает неблагодарность, гребёт прочь</text:span></text:p>
      <text:p text:style-name="P127"><text:span text:style-name="T1374">– </text:span><text:span text:style-name="T1375">О,</text:span><text:span text:style-name="T1311">– </text:span><text:span text:style-name="T1375">доносится его ослабелый голос,</text:span><text:span text:style-name="T1311">– </text:span><text:span text:style-name="T1375">О, хо! О-хо-хо-хо-</text:span><text:span text:style-name="T1518">хо</text:span><text:span text:style-name="T1375">!</text:span></text:p>
      <text:p text:style-name="P128"><text:span text:style-name="T1375">– </text:span><text:span text:style-name="T1376">Тут никто не живёт кроме нас,</text:span><text:span text:style-name="T1311">– </text:span><text:span text:style-name="T1376">Некая твёрдая фигура, шепчущий силуэт, цвета древесного угля, материализовался на пути Танаца.</text:span><text:span text:style-name="T1311">– </text:span><text:span text:style-name="T1377">Мы не причиняем вреда гостям, но тебе лучше избрать другой путь.</text:span></text:p>
      <text:p text:style-name="P257"><text:span text:style-name="T1377">О</text:span><text:span text:style-name="T1311">ни это 175 лагерных заключённых за гомосексуализм. </text:span><text:span text:style-name="T1378">Они пришли на север из лагеря Дора в Норденхаузен, </text:span><text:span text:style-name="T1379">на север пока не кончилась земля, </text:span><text:span text:style-name="T1380">основали общину из одних мужчин между болотом и устьем Одера. При нормальных обстоятельствах, Танац посчитал бы это раем, </text:span><text:span text:style-name="T1381">не будь настолько невыносимым для каждого из них расставание с Дорой</text:span><text:span text:style-name="T1319">—</text:span><text:span text:style-name="T1381">Дора была их домом и они тоскуют по родине. </text:span><text:span text:style-name="T1382">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519">мокрожопых</text:span><text:span text:style-name="T1382"> вымышленных Нацистских игровых партнёров, </text:span><text:span text:style-name="T1383">от </text:span><text:span text:style-name="T1520">Schutzhäftlingsführer</text:span><text:span text:style-name="T1521">’</text:span><text:span text:style-name="T1520">а</text:span><text:span text:style-name="T1383"> до </text:span><text:span text:style-name="T1520">Blockführer</text:span><text:span text:style-name="T1521">’</text:span><text:span text:style-name="T1520">а</text:span><text:span text:style-name="T1383">, </text:span><text:span text:style-name="T1384">и выбрали внутреннюю иерархию себе тоже: </text:span><text:span text:style-name="T1522">Lager</text:span><text:span text:style-name="T1384"> </text:span><text:span text:style-name="T1385">и</text:span><text:span text:style-name="T1384"> </text:span><text:span text:style-name="T1522">Blockältester, Kapo, Vorarbeiter, Stubendienst, Läufer</text:span><text:span text:style-name="T1384"> </text:span><text:span text:style-name="T1385">(что означает бегун или посыльный, но так случилось, что </text:span><text:span text:style-name="T1386">на</text:span><text:span text:style-name="T1385"> Немецком это ещё и название шахматного слона… </text:span><text:span text:style-name="T1386">если вам приходилось вдет его бегущим через мокрые луга </text:span><text:span text:style-name="T1387">очень ранним утром, его красное одеяние вьётся и полощется потемнев почти до цвета коры дерева между заводнённых низин, </text:span><text:span text:style-name="T1388">у вас появилось некоторое понятие </text:span><text:span text:style-name="T1389">о его истинном назначении тут в общине</text:span><text:span text:style-name="T1319">—</text:span><text:span text:style-name="T1390">он носитель священных стратегий, </text:span><text:span text:style-name="T1391">меморандумов совести, и при его приближении по тростниковым равнинам утра </text:span><text:span text:style-name="T1392">вы схвачены за склонённый загривок и ошелестаны побочными волнами Великого Мигаt—потому что </text:span><text:span text:style-name="T1523">Läufer</text:span><text:span text:style-name="T1392"> здесь священней всего, </text:span><text:span text:style-name="T1393">это он носит послания в загубленный интерфейс между зримым Лагерем и невидимыми SS).</text:span></text:p>
      <text:p text:style-name="P258"><text:span text:style-name="T1393">З</text:span><text:span text:style-name="T1311">авершает данную структуру </text:span><text:span text:style-name="T1505">Schutzhäftlingsführer</text:span><text:span text:style-name="T1311"> Блисеро. </text:span><text:span text:style-name="T1394">Имя смогло продвинуться так далеко на восток, </text:span><text:span text:style-name="T1395">как бы продолжая отступление человека, после его заключительной битвы </text:span><text:span text:style-name="T1396">в Люнебург Хит. </text:span><text:span text:style-name="T1397">Он самый жуткий призрак Зоны. </text:span><text:span text:style-name="T1398">Он злобен, он наполняет собой удлиняющиеся летние ночи. </text:span><text:span text:style-name="T1399">Как заражённый корень он меняется, </text:span><text:span text:style-name="T1400">разрастаясь в сторону зимы, белея, </text:span><text:span text:style-name="T1401">к безделью и голоду. </text:span><text:span text:style-name="T1402">Кого ещё могли избрать 175 себе верховным притеснителем? </text:span><text:span text:style-name="T1403">Власть его абсолютна. </text:span><text:span text:style-name="T1404">И не подумайте будто он и на самом деле не ждёт, возле разбомблённой и ржавеющей газовой фабрики, </text:span><text:span text:style-name="T1405">под винтовыми лестницами, за баками и башнями, </text:span><text:span text:style-name="T1406">ждёт первого рассветного <text:s/>карминно-полого посыльного с известиями как прошла ночь. </text:span><text:span text:style-name="T1407">Ночь его главнейшая забота, так что емуц должны доложить.</text:span></text:p>
      <text:p text:style-name="P259"><text:span text:style-name="T1407">Э</text:span><text:span text:style-name="T1311">то призрачное правление тут SS основано </text:span><text:span text:style-name="T1408">не столько на том, что узники знали в Доре, </text:span><text:span text:style-name="T1409">но на их предположениях о Ракето-структуре в соседнем Mittelwerke. А4, </text:span><text:span text:style-name="T1410">по своему, тоже скрывалась за непроходимой стеной, </text:span><text:span text:style-name="T1411">что </text:span><text:span text:style-name="T1412">от</text:span><text:span text:style-name="T1411">деляла реальную боль и ужас </text:span><text:span text:style-name="T1412">от призванного мучителя. </text:span><text:span text:style-name="T1413">Присутствие </text:span><text:span text:style-name="T1412">Вайсман</text:span><text:span text:style-name="T1413">а</text:span><text:span text:style-name="T1412">/Блисеро </text:span><text:span text:style-name="T1413">проникало сквозь стену, </text:span><text:span text:style-name="T1414">корёжась, подрагивая, в зловонные казармы нар, </text:span><text:span text:style-name="T1415">с тем же переходом в другую форму, как у слов пытающихся пробиться </text:span><text:span text:style-name="T1416">сквозь</text:span><text:span text:style-name="T1415"> сны. </text:span><text:span text:style-name="T1417">То</text:span><text:span text:style-name="T1419">го</text:span><text:span text:style-name="T1417">, что 175 слышали от своих реальных <text:s/></text:span><text:span text:style-name="T1311">SS </text:span><text:span text:style-name="T1417">охранников, было достаточно, </text:span><text:span text:style-name="T1418">чтобы тут же на сесте возвысить Вайсмана</text:span><text:span text:style-name="T1319">—</text:span><text:span text:style-name="T1419">те, его собственное элитарное братство, </text:span><text:span text:style-name="T1524">не знали</text:span><text:span text:style-name="T1419"> что ждать от этого </text:span><text:soft-page-break/><text:span text:style-name="T1419">человека. </text:span><text:span text:style-name="T1420">Когда узники о</text:span><text:span text:style-name="T1421">казывались поблизости, </text:span><text:span text:style-name="T1422">охранники переставали перешёптываться. </text:span><text:span text:style-name="T1423">Но отголоски их страха оставались: </text:span><text:span text:style-name="T1424">страх не перед Вайсманом лично, </text:span><text:span text:style-name="T1425">но страх самого времени, </text:span><text:span text:style-name="T1426">времени настолько отчаянного, что </text:span><text:span text:style-name="T1525">он</text:span><text:span text:style-name="T1426"> </text:span><text:span text:style-name="T1427">мог теперь ходить по Mittelwerke</text:span><text:span text:style-name="T1426"> </text:span><text:span text:style-name="T1427">как по своей собственности, </text:span><text:span text:style-name="T1428">времени, которое облекло его властью не имевшейся в Аушвице или Бухенвальде,</text:span><text:span text:style-name="T1429">власти недоступной им….</text:span></text:p>
      <text:p text:style-name="P260"><text:span text:style-name="T1429">П</text:span><text:span text:style-name="T1311">ри звуках имени Блисеро сейчас, жопа Танаца малость напряглась. </text:span><text:span text:style-name="T1430">Не </text:span><text:span text:style-name="T1432">то</text:span><text:span text:style-name="T1430">, что</text:span><text:span text:style-name="T1432">бы</text:span><text:span text:style-name="T1430"> он </text:span><text:span text:style-name="T1432">подумал</text:span><text:span text:style-name="T1430"> будто и</text:span><text:span text:style-name="T1432">м</text:span><text:span text:style-name="T1430">я <text:s/>подставлено нарочно или ещё там что. Паранойя не главная проблема </text:span><text:span text:style-name="T1431">у</text:span><text:span text:style-name="T1430"> Танаца. </text:span><text:span text:style-name="T1432">Его беспокоит </text:span><text:span text:style-name="T1526">напоминание ему вообще</text:span><text:span text:style-name="T1319">—</text:span><text:span text:style-name="T1432">напоминание, что не получил и слова, с того полудня в Хите на запуске 00000, о нынешнем статусе Блисеро</text:span><text:span text:style-name="T1319">—</text:span><text:span text:style-name="T1433">жив или мёртв, властитель иль в бегах. </text:span><text:span text:style-name="T1434">Он даже не знает что он предпочёл бы. </text:span><text:span text:style-name="T1432"><text:s/></text:span><text:span text:style-name="T1435">Пока </text:span><text:span text:style-name="T1527">Анубис</text:span><text:span text:style-name="T1435"> </text:span><text:span text:style-name="T1436">держал</text:span><text:span text:style-name="T1435"> свой путь, </text:span><text:span text:style-name="T1437">не </text:span><text:span text:style-name="T1436">нуж</text:span><text:span text:style-name="T1437">но</text:span><text:span text:style-name="T1436"> было выб</text:span><text:span text:style-name="T1437">и</text:span><text:span text:style-name="T1436">рать: </text:span><text:span text:style-name="T1438">память могла остаться настолько далеко позади, </text:span><text:span text:style-name="T1439">что однажды «реальность» больше не будет иметь значения. Конечно, так и было. Конечно, ничего такого не было.</text:span></text:p>
      <text:p text:style-name="P129"><text:span text:style-name="T1439">– </text:span><text:span text:style-name="T1440">Мы </text:span><text:span text:style-name="T1441">думаем</text:span><text:span text:style-name="T1440">, он </text:span><text:span text:style-name="T1441">всё ещё</text:span><text:span text:style-name="T1440">,</text:span><text:span text:style-name="T1311">– </text:span><text:span text:style-name="T1440">представитель города говорит Танацу,</text:span><text:span text:style-name="T1311">– </text:span><text:span text:style-name="T1440">жив и <text:s/>в бегах. </text:span><text:span text:style-name="T1442">Время от времени до нас доходят слухи о чём-то—</text:span><text:span text:style-name="T1443">вполне совпадает с Блисеро. </text:span><text:span text:style-name="T1444">Так что мы ждём. Он нас найдёт. </text:span><text:span text:style-name="T1445">У него тут заготовка основы власти, его дожидается.</text:span></text:p>
      <text:p text:style-name="P130"><text:span text:style-name="T1375">– </text:span><text:span text:style-name="T1446">А если он не останется?</text:span><text:span text:style-name="T1311">– </text:span><text:span text:style-name="T1446">чисто из подлости,</text:span><text:span text:style-name="T1311">– </text:span><text:span text:style-name="T1446">что если он над вами смеётся и проходит мимо?</text:span></text:p>
      <text:p text:style-name="P131"><text:span text:style-name="T1446">– </text:span><text:span text:style-name="T1447">Тогда у меня нет объяснений,</text:span><text:span text:style-name="T1311">– </text:span><text:span text:style-name="T1447">говорящий начинает пятится обратно в дождь,</text:span><text:span text:style-name="T1311">– </text:span><text:span text:style-name="T1447">тут просто вера.</text:span></text:p>
      <text:p text:style-name="P261"><text:span text:style-name="T1447">Т</text:span><text:span text:style-name="T1311">анац, который клялся, что никогда больше не станет отыскивать Блисеро, </text:span><text:span text:style-name="T1448">ни за что после 00000, ощущает плашмя приставленное лезвие жути. «Кто у вас посыльный?»</text:span><text:span text:style-name="T1319">– </text:span><text:span text:style-name="T1448">вскрикивает он.</text:span></text:p>
      <text:p text:style-name="P132"><text:span text:style-name="T1448">– </text:span><text:span text:style-name="T1449">Иди сам,</text:span><text:span text:style-name="T1311">– </text:span><text:span text:style-name="T1449">цедится шёпот.</text:span></text:p>
      <text:p text:style-name="P133"><text:span text:style-name="T1449">– </text:span><text:span text:style-name="T1450">Куда?</text:span></text:p>
      <text:p text:style-name="P421">– На газовую фабрику.</text:p>
      <text:p text:style-name="P134"><text:span text:style-name="T1450">– </text:span><text:span text:style-name="T1451">Но у меня сообщение для</text:span><text:span text:style-name="T1311">—</text:span></text:p>
      <text:p text:style-name="P422">– Сам передай….</text:p>
      <text:p text:style-name="P262"><text:span text:style-name="T1451">Б</text:span><text:span text:style-name="T1311">елый Анубис, уплыл к спасению. </text:span><text:span text:style-name="T1452">А тут позади, за кормой, остались отвергнутые, плывут и тонут, </text:span><text:span text:style-name="T1453">в трясине и на тверди, несчастные пассажиры на закате, что заблудились </text:span><text:span text:style-name="T1454">бродя наобум в отбросах других, в очистках, в тоскливом барахле воспоминаний—</text:span><text:span text:style-name="T1455">всё за что они вынуждены держаться—барахтаясь, путаясь, подымаясь, падая. </text:span><text:span text:style-name="T1456">Люди за бортом и наши общие обломки….</text:span></text:p>
      <text:p text:style-name="P263"><text:span text:style-name="T1457">Танац остаётся дрожать и злиться в хорошо разошедшемся дожде под аркадой из известняка. </text:span><text:span text:style-name="T1458">Я должен был плыть дальше, хочет он заорать, </text:span><text:span text:style-name="T1459">а вскоре так и делает. «</text:span><text:span text:style-name="T1460">Мне не полагалось </text:span><text:span text:style-name="T1461">быть оставленным с вами отходами….» </text:span><text:span text:style-name="T1462">Где апелляционный суд</text:span><text:span text:style-name="T1453">, </text:span><text:span text:style-name="T1462">что выслушал бы его печальную историю? <text:s/>«</text:span><text:span text:style-name="T1463">Я поскользнулся!» </text:span><text:span text:style-name="T1464">Какой-то кок скопытился в луже элит</text:span><text:span text:style-name="T1465">н</text:span><text:span text:style-name="T1464">ой блевотины и разлил целый </text:span><text:span text:style-name="T1465">оцинкованный </text:span><text:span text:style-name="T1464">ба</text:span><text:span text:style-name="T1465">к кремово-жёлтой куриной тошнотины у правого борта открытой палубы, Танац не увидел, он искал М</text:span><text:span text:style-name="T1466">а</text:span><text:span text:style-name="T1465">ргрету…. </text:span><text:span text:style-name="T1466">Очень жаль, </text:span><text:span text:style-name="T1528">les jeux sont faits</text:span><text:span text:style-name="T1466">, никто не слушает, а </text:span><text:span text:style-name="T1528">Анубис</text:span><text:span text:style-name="T1466"> скрылся. </text:span><text:span text:style-name="T1467">Лучше тут в плавучих обломках, Танац, </text:span><text:span text:style-name="T1468">не угадать кака может попасть золотая рыбка, </text:span><text:span text:style-name="T1469">спроси Оберста Енцина, </text:span><text:span text:style-name="T1470">он знает (есть некий ключ, среди пустошей Мира… </text:span><text:span text:style-name="T1471">и его не найти на бело</text:span><text:span text:style-name="T1473">м</text:span><text:span text:style-name="T1471"> </text:span><text:span text:style-name="T1529">Анубис</text:span><text:span text:style-name="T1530">е,</text:span><text:span text:style-name="T1471"> </text:span><text:span text:style-name="T1472">потому что всё ценное они </text:span><text:span text:style-name="T1473">бросают за </text:span><text:span text:style-name="T1471">борт</text:span><text:span text:style-name="T1473">)</text:span><text:span text:style-name="T1451">.</text:span></text:p>
      <text:p text:style-name="P264"><text:span text:style-name="T1451">И</text:span><text:span text:style-name="T1311">так</text:span><text:span text:style-name="T1319">—</text:span><text:span text:style-name="T1311">Танац на газовой фабрике, перед осмоленной стеной, </text:span><text:span text:style-name="T1474">макрельные глазищи вылупились из мокрой шерсти воротниковой тени, всё чёрно-белое, испуган по полной, </text:span><text:span text:style-name="T1475">дыхание дымится из уголков его рта, когда </text:span><text:span text:style-name="T1476">зелень рассвета занимается там среди </text:span><text:span text:style-name="T1531">gassen</text:span><text:span text:style-name="T1476">.</text:span><text:span text:style-name="T1531"> </text:span><text:span text:style-name="T1532">Его тут не будет, он просто мёртв</text:span><text:span text:style-name="T1477"> просто мёртв? </text:span><text:span text:style-name="T1478">Чем тут не «интерфейс»? сообщающаяся <text:s/>поверхность </text:span><text:span text:style-name="T1479">для </text:span><text:span text:style-name="T1478">двух миров… </text:span><text:span text:style-name="T1480">конечно, но </text:span><text:span text:style-name="T1533">которых двух</text:span><text:span text:style-name="T1480">? </text:span><text:span text:style-name="T1481">И не приходится рассчитывать ни на какой позитивизм, </text:span><text:span text:style-name="T1482">не спасёт, он не срабатывал даже ещё в Берлине, </text:span><text:span text:style-name="T1483">до Войны, на посиделках у Петера Сачсы… </text:span><text:span text:style-name="T1484">он только мешал, раздражал остальных… </text:span><text:span text:style-name="T1485">ширма из слов между ним и сверхъестественным всегда была лишь тактическим ходом… </text:span><text:span text:style-name="T1486">никогда не давала чувствовать себя свободн</text:span><text:span text:style-name="T1487">ее</text:span><text:span text:style-name="T1486"> от… </text:span><text:span text:style-name="T1488">А теперь в этом даже ещё меньше смысла. Он знает, что Блисеро есть.</text:span></text:p>
      <text:p text:style-name="P265"><text:span text:style-name="T1488">Э</text:span><text:span text:style-name="T1311">то не было сном. </text:span><text:span text:style-name="T1489">Тебе же хочется чтоб было. </text:span><text:span text:style-name="T1490">Ещё одна горячка, что рано или поздно пройдёт, </text:span><text:span text:style-name="T1491">отпуская тебя в холодную реальность комнаты… </text:span><text:span text:style-name="T1492">ты не обязан исполнять то долгое запутанное задание, </text:span><text:span text:style-name="T1493">вовсе нет, </text:span><text:span text:style-name="T1494">пойми, это только горячка… </text:span><text:span text:style-name="T1495">это не наяву….</text:span></text:p>
      <text:p text:style-name="P266"><text:soft-page-break/><text:span text:style-name="T1495">Н</text:span><text:span text:style-name="T1311">а этот раз наяву, Блисеро, живой или мёртвый, реален. </text:span><text:span text:style-name="T1496">Танац, сейчас малость чокнутый от страха, </text:span><text:span text:style-name="T1497">хочет спровоцировать его, он больше не в силах ждать, </text:span><text:span text:style-name="T1498">он хочет знать что призовёт Блисеро через интерфейс. </text:span><text:span text:style-name="T1499">Какой визг, какое виляние покорной жопы может привлечь его обратно….</text:span></text:p>
      <text:p text:style-name="P267"><text:span text:style-name="T1499">Н</text:span><text:span text:style-name="T1311">о это привлекло лишь Русскую п</text:span><text:span text:style-name="T1500">о</text:span><text:span text:style-name="T1311">лицию. </text:span><text:span text:style-name="T1500">Имеется рабочее соглашение </text:span><text:span text:style-name="T1501">о невыходе за <text:s/>пределы 175-Штадта, </text:span><text:span text:style-name="T1502">о котором конечно же никто не сказал Танацу. </text:span><text:span text:style-name="T1503">Газовая фабрика пользовалась дурной славой места шумных сходняков пока Русские не провели серию массовых облав. </text:span><text:span text:style-name="T1504">Последний гаснущий отголосок Хорала 175-Штадта скачет прочь по дороге распевая некий жуткий салют педерастии, типа,</text:span></text:p>
      <text:p text:style-name="P423"/>
      <text:p text:style-name="P577">Ямси-намси ути-вути <text:s text:c="2"/>лёли-лёли йе</text:p>
      <text:p text:style-name="P553"><text:span text:style-name="T1504">У</text:span><text:span text:style-name="T1311">ж если </text:span><text:span text:style-name="T1505">я</text:span><text:span text:style-name="T1311"> дегенерат, то </text:span><text:span text:style-name="T1505">ты</text:span><text:span text:style-name="T1311"> тем более….</text:span></text:p>
      <text:p text:style-name="P414"/>
      <text:p text:style-name="P415">– <text:span text:style-name="T1566">Теперь тут попадаетесь только вы туристы,</text:span>– <text:span text:style-name="T1567">грит лощёный гражданский с белым платочком в его нагрудном кармане, хмыкая в тени полей своей шляпы.</text:span>– <text:span text:style-name="T1568">И, когда-никогда, шпион, конечно.</text:span></text:p>
      <text:p text:style-name="P416">– <text:span text:style-name="T1569">Это не я,</text:span>– <text:span text:style-name="T1569">грит Танац.</text:span></text:p>
      <text:p text:style-name="P416">– <text:span text:style-name="T1569">Не ты, да? А ну-ка расскажи подробнее.</text:span></text:p>
      <text:p text:style-name="P418">Такое вот попадалово по полной. Меньше чем за полдня, Танац перешёл от можно не беспокоиться, ни даже <text:span text:style-name="T139">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570">каково</text:span> быт<text:span text:style-name="T1570">ь</text:span> отвергнутым: <text:span text:style-name="T1570">ему не избежать последствий того, что сам себе подставит, разве что по случайности.</text:span></text:p>
      <text:p text:style-name="P419">Например, на окраине Штеттина, случайно, группа Польских партизан, только что вернувшись из Лондона, <text:span text:style-name="T1572">по ошибке </text:span>прин<text:span text:style-name="T1572">имают</text:span> полицейскую машину за ту, что перевозила <text:span text:style-name="T1571">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417">– <text:span text:style-name="T1572">Не я,</text:span>– <text:s/><text:span text:style-name="T1572">грит Танац.</text:span></text:p>
      <text:p text:style-name="P417">– <text:span text:style-name="T1572">Блядь. Он прав.</text:span></text:p>
      <text:p text:style-name="P420">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424">Неделями он едет на товарняках, вися по очереди снаружи назначенного <text:s/>вагона, <text:span text:style-name="T1573">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47">Soldbuch</text:span><text:span text:style-name="T1573">,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573">Его дневную пайку хлеба забирает ПеэЛ меньше него, но с </text:span><text:span text:style-name="T247">видом</text:span><text:span text:style-name="T1573">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47">лицом</text:span><text:span text:style-name="T1573">, прозрачность, </text:span><text:span text:style-name="T247">истинный свет того</text:span><text:span text:style-name="T1573">….</text:span></text:p>
      <text:p text:style-name="P426">Мало-помалу, его припоминание того ракетного запуска в Хите становится отчётливей. <text:span text:style-name="T1574">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48">сейчас</text:span><text:span text:style-name="T1574"> там мельница не отражается, в нём отражена бутылка джина. Никакой бутылки джина тут в Хите тоже нет. <text:s/>Но ведь ветряк </text:span><text:span text:style-name="T248">отражался</text:span><text:span text:style-name="T1574">. Как же так? Возможно ли что глаза Блисеро, в которых Грета Ердман видела карты его Царства, для Танаца отражают прошлое? </text:span><text:span text:style-name="T248">Такое и впрямь</text:span><text:span text:style-name="T1574">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48">Wandervogel</text:span><text:span text:style-name="T1574">,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48">как раз когда удар обрушивается</text:span><text:span text:style-name="T1574"> ему на череп… что может быть лучше этого? Плач, что прорывается в твоей груди </text:span><text:span text:style-name="T248">затем</text:span><text:span text:style-name="T1574">,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48">это убьёт тебя если</text:span><text:span text:style-name="T1574">—)</text:span></text:p>
      <text:p text:style-name="P427"><text:soft-page-break/>Он рассказывает об этом <text:span text:style-name="T139">Schwarzkommando</text:span> сейчас, об этом и многом другом. <text:span text:style-name="T1575">Спустя неделю ора <text:s/>я знаю, выкриков я видел </text:span><text:span text:style-name="T249">Schwarzgerät</text:span><text:span text:style-name="T1575">,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49">Erdschweinhöhle, </text:span><text:span text:style-name="T1576">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427"/>
      <text:p text:style-name="P578">Просто лох-что-ни-разу-не-выиграл, в любви,</text:p>
      <text:p text:style-name="P579">Хоть-играет, <text:span text:style-name="T1577">почти-каж’,ду ночь...</text:span></text:p>
      <text:p text:style-name="P580">Баран-для-стрижки-Тем, Наверху,</text:p>
      <text:p text:style-name="P581">Кто карты-сдаёт, что можно, что нет….</text:p>
      <text:p text:style-name="P582">О лох никогда не-поставит-всё, <text:span text:style-name="T1578">и-он никогда-не-играет ва-банк,</text:span></text:p>
      <text:p text:style-name="P583">Он знает хоть-раз-<text:span text:style-name="T1579">не-вышло</text:span>, <text:span text:style-name="T1579">то можешь все-гда проиграть-опять!</text:span></text:p>
      <text:p text:style-name="P584">Прото овца в игре, в любви…</text:p>
      <text:p text:style-name="P585">Ночь за ночью остаётся <text:span text:style-name="T1580">о-о-о-дин!</text:span></text:p>
      <text:p text:style-name="P428"/>
      <text:p text:style-name="P429">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581">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0">одно и то же</text:span><text:span text:style-name="T1581">….</text:span></text:p>
      <text:p text:style-name="P430">Он проиграл Блисеро, но это было уже не совсем реальным. <text:span text:style-name="T1582">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431">Танац <text:span text:style-name="T1583">в самом деле</text:span> задавался вопросом: <text:span text:style-name="T1583">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432">И: «Да как мне любить их?»</text:p>
      <text:p text:style-name="P433">Но ответа нет от Блисеро. <text:span text:style-name="T1584">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584">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34">Они помогут ему разобраться. <text:span text:style-name="T139">Erdschweinhöhlers </text:span>будут сидеть всю ночь <text:span text:style-name="T1585">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1">что-то</text:span><text:span text:style-name="T1585">—к Ракете. Это то самое «что-то», которое сейчас проясняет Ангел Танац, каждому по своему, для всех слушающих.</text:span></text:p>
      <text:p text:style-name="P435">Ко времени когда он умолкнет, <text:span text:style-name="T1586">они будут все знать чем был </text:span><text:span text:style-name="T252">Schwarzgerät</text:span><text:span text:style-name="T1586">,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2">Erdschweinhöhle</text:span><text:span text:style-name="T1586">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2">так</text:span><text:span text:style-name="T1586">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36">… <text:span text:style-name="T1587">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3">Schwarzkommando</text:span><text:span text:style-name="T1587">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3">я</text:span><text:span text:style-name="T1587">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38">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37"><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39">Нежданно-негаданно, эта <text:span text:style-name="T1590">страна</text:span> приятн<text:span text:style-name="T1590">ой</text:span>, да, когда втянешься, вполне приятная вообще-то. <text:span text:style-name="T1588">Даже хотя тут есть есть и негодяй, опасный как смерть. Это типичный для Американского подростка собственный </text:span><text:span text:style-name="T254">Отец</text:span><text:span text:style-name="T1588">,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40">Он весёлый и достаточно <text:span text:style-name="T1589">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41">Тут это гигантский завод-государство, Город Будущего полный предсказанных в 1930-е покатых фасадов и опоясанных балконами небоскрёбов, <text:span text:style-name="T1591">стройных хромовых кариатид в короткой </text:span><text:soft-page-break/><text:span text:style-name="T1591">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42">Далеко внизу тысячи детей бегают по дворам полным ветра <text:span text:style-name="T1592">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6">фокусами</text:span><text:span text:style-name="T1592">!)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5">это настоящий пистолет</text:span><text:span text:style-name="T1592">, это настоящая пуля зинннггг! Неплохая попытка Папаша, но ты не такой резкий как Парень сегодня!</text:span></text:p>
      <text:p text:style-name="P443">Вперед на спасение Светлой Минутки, которого выдернули из суточных 24 коллеги Отца, <text:span text:style-name="T1593">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44">Бинг вскакивает пацан в ве<text:span text:style-name="T1595">р</text:span>тящейся бини, вручает Слотропу ещё сообщение и уматывает прочь. «<text:span text:style-name="T1594">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57">Мар-селя</text:span><text:span text:style-name="T1594">,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57">кожи</text:span><text:span text:style-name="T1594">, мэн!» ну так Марсель не только задолбал его по полной насчёт кожи, кожи во </text:span><text:span text:style-name="T257">всех</text:span><text:span text:style-name="T1594"> её смыслах, о нет это лишь поверхностно, </text:span><text:span text:style-name="T257">затем</text:span><text:span text:style-name="T1594">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45"><text:soft-page-break/>Но где внутри Марселя карлик Гроссмейстер, <text:span text:style-name="T1596">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58">всех</text:span><text:span text:style-name="T1596">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46">Такая вот отличная команда готов<text:span text:style-name="T1599">ятся</text:span> выступить за Светлой<text:span text:style-name="T1596">—</text:span>что говоришь? какой у Слотропа особый дар и Фатальный Недостаток? О, <text:span text:style-name="T139">д</text:span><text:span text:style-name="T259">’</text:span><text:span text:style-name="T139"> брось</text:span><text:span text:style-name="T1596">—</text:span>э, <text:span text:style-name="T1598">за Светлой Минуткой, собирают своё снаряжение, Мёртл мечется туда-сюда, материализует то да сё:</text:span></text:p>
      <text:p text:style-name="P447">Мост Золотые Ворота («Ну, как, подойдёт?»<text:span text:style-name="T995">– «</text:span>Э, давай посмотрим тот, опять, а? С теми, знаешь э...»<text:span text:style-name="T995">– «</text:span>Бруклинский?»<text:span text:style-name="T995">– </text:span>что-то вроде старомодного переглядывания,<text:span text:style-name="T995">– «</text:span>Бруклинский Мост?»<text:span text:style-name="T995">– «</text:span>Да, тот самый, с такими торчащими… как там их...»)</text:p>
      <text:p text:style-name="P448">Бруклинский Мост («Понимаешь, для сцены погони, Мёртл, <text:span text:style-name="T1600">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49">Пара изысканно элегантных Рол-Ройсов <text:span text:style-name="T1601">(«Хватит дурачиться, Мёртл, мы уже договорились, правда же? Никаких автомобилей...»)</text:span></text:p>
      <text:p text:style-name="P450">Пластмассовый самокатик для малышей («О хорошо, я знаю, что ты не уважаешь меня как лидера, но послушай, может будем посерьёзнее...»)</text:p>
      <text:p text:style-name="P451">Чему тут удивляться, что трудно быть уверенным в этих идиотах как они каждый день выходят против Пагубного Папаши? <text:span text:style-name="T1602">Тут никакого прямого подчинения, ни линий власти ни сотрудничества. Решения никогда по сути </text:span><text:span text:style-name="T260">не принимаются</text:span><text:span text:style-name="T1602">—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0">безудержно вялым</text:span><text:span text:style-name="T1602">?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602">просто повернись к соседнему Ни вашим-Ни нашим, хотя бы даже к собственному отражению в зеркале и… просто… запой,</text:span></text:p>
      <text:p text:style-name="P451"/>
      <text:p text:style-name="P586">Как ты приятель, как ты сосед?</text:p>
      <text:p text:style-name="P586">Трудно же<text:span text:style-name="T995">—</text:span>признайся, дай честный ответ<text:span text:style-name="T995">—</text:span></text:p>
      <text:p text:style-name="P586">Жить день-за-днём и молчать</text:p>
      <text:p text:style-name="P586">Ни улыбнуться кому-то, ни слова поддержки сказать?</text:p>
      <text:p text:style-name="P586">Скажу тебе прямо, друг</text:p>
      <text:p text:style-name="P586">Всё может рухнуть вокруг<text:span text:style-name="T995">—</text:span></text:p>
      <text:p text:style-name="P586">Пока мы рядом в пути, </text:p>
      <text:p text:style-name="P586">Поможем друг другу идти</text:p>
      <text:p text:style-name="P587">И может станет светлее!</text:p>
      <text:p text:style-name="P587">Ну, так вс<text:span text:style-name="T1597">’</text:span> вместе!</text:p>
      <text:p text:style-name="P425"/>
      <text:p text:style-name="P452">Пока 4 снаряжается, голоса продолжают петь <text:span text:style-name="T1603">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53"><text:span text:style-name="T1603"><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208">½ </text:span><text:span text:style-name="T1209">секунды мерцания старого общительного холодильника, что гундит на Рефрижераторно-Бостонском диалекте, «</text:span><text:span text:style-name="T1210">Да-давай, Тайран, заваливай, тута харашо и уютна в маём живате, стока вкусняшак, как та Мавкси али та Бэби Рат….», </text:span><text:span text:style-name="T1211">бродит теперь среди головокружительно глубинных полок и продуктовых гор или продуктовых городов Хладолэнда </text:span><text:span text:style-name="T1212">(но осторожней, может </text:span><text:span text:style-name="T1213">приключиться</text:span><text:span text:style-name="T1212"> и </text:span><text:span text:style-name="T1213">явно </text:span><text:span text:style-name="T1212">Фашистское</text:span><text:span text:style-name="T1211"> <text:s/></text:span><text:span text:style-name="T1212">тут, </text:span><text:span text:style-name="T1213">за расцвечено конфетной массой термодинамический элитизм в своей чистейшей форме</text:span><text:span text:style-name="T1214">—</text:span><text:span text:style-name="T1215">лампочки могут смениться свечами, а радиоприёмники у</text:span><text:span text:style-name="T1216">м</text:span><text:span text:style-name="T1215">олкнуть</text:span><text:span text:style-name="T1213">, </text:span><text:span text:style-name="T1216">но основная футкци Сети в данной Системе холодильничная: замораживать обратно беспорядочные циклы дня, </text:span><text:span text:style-name="T1217">чтобы хранить этот мирок без запаха, </text:span><text:span text:style-name="T1218">этот куб неизменности), </text:span><text:span text:style-name="T1219">взбирается на кряжи петрушки, где стакашки из сыра высятся лоснясь на средней удалённости, </text:span><text:span text:style-name="T1220">поскальзывается на блюде с маслом, вжирается в арбуз до кожуры, </text:span><text:span text:style-name="T1221">чувствует себя жёлтым и ярким, пока ты чуть не задел бананы, заглядевшись вниз на </text:span><text:span text:style-name="T1222">проступившую прозелень плесени </text:span><text:span text:style-name="T1223">в покрытой коркой территории старой уже </text:span><text:span text:style-name="T1224">больше </text:span><text:span text:style-name="T1223">не опозн</text:span><text:span text:style-name="T1224">а</text:span><text:span text:style-name="T1223">ваемой кастрюли</text:span><text:span text:style-name="T1214">—</text:span><text:span text:style-name="T1226">бананы</text:span><text:span text:style-name="T1224">! </text:span><text:span text:style-name="T1225">кт-кто <text:s/>положил бананы</text:span><text:span text:style-name="T1214">—</text:span></text:p>
      <text:p text:style-name="P425"/>
      <text:p text:style-name="P588">В-мор о зил-ку!</text:p>
      <text:p text:style-name="P588">О нет-нет-нет, нет-нет-нет!</text:p>
      <text:p text:style-name="P252"/>
      <text:p text:style-name="P268">Чиквити Банана грит так нельзя! <text:span text:style-name="T1604">Случится что-то страшное! Кто мог это сделать? Не может быть что Мама, и Хоган </text:span><text:span text:style-name="T261">влюблён</text:span><text:span text:style-name="T1604">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1"> пока на ней её шляпа</text:span><text:span text:style-name="T1604">,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604">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35">– <text:span text:style-name="T1605">Хорошо удумал, босс.</text:span></text:p>
      <text:p text:style-name="P135">– <text:span text:style-name="T1605">Салют, Мёртл, сам не знаю что случилось…</text:span></text:p>
      <text:p text:style-name="P136">– <text:span text:style-name="T1606">А когда ты знал? Хватайся за мою накидку.</text:span></text:p>
      <text:p text:style-name="P269">Вжиик<text:span text:style-name="T995">—</text:span></text:p>
      <text:p text:style-name="P137">– <text:span text:style-name="T1607">Уфф. Ладно, грит Слотроп,</text:span>– <text:span text:style-name="T1608">э, так мы всё…</text:span></text:p>
      <text:p text:style-name="P138">– <text:span text:style-name="T1608">Та Светлая Минутка возможно уже за несколько световых лет отсюда,</text:span>– <text:span text:style-name="T1608">грит Мёрт,</text:span>– <text:span text:style-name="T1608">а у тебя сопля висит сосулькой </text:span><text:span text:style-name="T41">и́</text:span><text:span text:style-name="T1608">з носу.</text:span>– <text:span text:style-name="T1609">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610">Блядь!»</text:span>– <text:span text:style-name="T1610">вопит Максимилиан <text:s/>Слотропу,</text:span>– «<text:span text:style-name="T1610">Медленное Переползание, Загородное </text:span><text:span text:style-name="T262">Напра</text:span><text:span text:style-name="T1610">вление! Чё за хуйня, нам </text:span><text:span text:style-name="T262">плыть</text:span><text:span text:style-name="T1610"> теперя или блядь как?»</text:span></text:p>
      <text:p text:style-name="P139">– <text:span text:style-name="T1611">Ээ, Мёртл,</text:span>– <text:span text:style-name="T1611">Слотроп подкатывает к МЧ в её золотом ободке малость заискивающе,</text:span>– <text:span text:style-name="T1612">э, как ты считаешь, ты могла бы...</text:span>–<text:span text:style-name="T1612">Исусе, у них всякий раз прогон одной и той этой рутины—как же Мёртл охота, чтоб Слотроп заткнул это пустое сюсюканье <text:s/>и был </text:span><text:span text:style-name="T263">мужчиной</text:span><text:span text:style-name="T1612"> хоть раз! Она закуривает сигарету, даёт ей свесится из уголка рта, подбоченивается в бедро с другого бока и вздыхает: «Да ясно»,</text:span>– <text:span text:style-name="T1613">просто зла уже не хватает с этим мудилой</text:span>—</text:p>
      <text:p text:style-name="P270">И <text:span text:style-name="T139">Los!</text:span> чудо сотворилось, они теперь мчатся по коридоро-улицам Ракетен-Штадта подобно длинношеему морскому чудовищу. <text:span text:style-name="T1614">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615">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71">В первый раз сейчас становится ясно, что 4 и Отеческий заговор не полностью заполняют свой мир. <text:span text:style-name="T1616">Их борьба не единственная, и даже не окончательная. Действительно, здесь не только много </text:span><text:span text:style-name="T264">других</text:span><text:span text:style-name="T1616"> борьб, но здесь имеются также и </text:span><text:span text:style-name="T264">зрители</text:span><text:span text:style-name="T1616">,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616">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2">о́</text:span><text:span text:style-name="T1616">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72">Это ещё что? <text:span text:style-name="T1617">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5">значительная</text:span><text:span text:style-name="T1617"> часть жизни часов тёмной стороны в Ракетен-Штадте. Возможности каких-то парадоксов тут, правда же, меньше, чем вам кажется.</text:span></text:p>
      <text:p text:style-name="P273">Максимилиан далеко внизу на дне оркестровой ямы прикидывается музыкантом на альт-саксафоне, <text:span text:style-name="T1618">укомплектован Книгой Интеллектуальной Уборной, </text:span><text:span text:style-name="T266">Мудрость Великих Лётчиков-Камикадзе</text:span><text:span text:style-name="T1618">, с иллюстрациями от Волт Дисней—визжащие, волосо-носые, передние зубы белым двуграником, раскосые глаза (продлённой, тщательно </text:span><text:span text:style-name="T266">заокругленной</text:span><text:span text:style-name="T1618"> формы), круглые чёрно-лакричные собачьи носы </text:span><text:span text:style-name="T266">Япошек</text:span><text:span text:style-name="T1618">,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6">той</text:span><text:span text:style-name="T1618"> сучарой и ещё не вздумай козырять пушкой на </text:span><text:span text:style-name="T266">собирушках</text:span><text:span text:style-name="T1618">,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74">Ну, в этом-то вся сердцевина: <text:span text:style-name="T1619">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74"/>
      <text:p text:style-name="P495">Прослушка на Низких Частотах</text:p>
      <text:p text:style-name="P275">Германские подводные лодки выходили а связь на волне в 28 000 метров, что округляется примерно в 10 килоциклов. <text:span text:style-name="T1620">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620">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76">Смотрителем Антенны служит Свидетель Иеговы по фамилии Рохр. Он только что из лагеря Равенсбрюк, пробыв та с 36-го (или 37-го, он уже не помнит). <text:span text:style-name="T1621">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81">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40">– <text:span text:style-name="T1622">Прошлой ночью кто-то опять умирал,</text:span>– <text:span text:style-name="T1622">рассказывает Рохр Слотропу,</text:span>– <text:span text:style-name="T1622">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41">– <text:span text:style-name="T1623">Мои старики были конгрегационалисты,</text:span>– <text:span text:style-name="T1623">вставляет Слотроп, так думаю.</text:span>– <text:span text:style-name="T1624">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41"/>
      <text:p text:style-name="P496">Письмо Мамы Слотропа Послу Кеннеди</text:p>
      <text:p text:style-name="P277">Ну <text:span text:style-name="T139">приветули</text:span> Джо <text:span text:style-name="T1625">как ты там. Слушай: Джу-зепе—мы запереживались про нашего младшего опять. Мог бы ты побеспокоить тех старых Лондонских знакомцев просто </text:span><text:span text:style-name="T267">ещё разок</text:span><text:span text:style-name="T1625">?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78">О, и Хозей (ой-ой, не обращайте внимание, перо просто поскользнулось, как видите! Капризная Наллин на своём <text:span text:style-name="T139">третьем</text:span> мартини, позволим вам заметить). <text:span text:style-name="T1626">Папаня и я слушали твою замечательную речь на заводе ДжЭл на прошлой неделе. Ты в ударе, Мистер К! До чего верно! Мы </text:span><text:span text:style-name="T268">должны</text:span><text:span text:style-name="T1626"> модернизировать в Массачусетсе, или будет всё хуже и хуже. У них голосование о забастовке </text:span><text:span text:style-name="T268">тут</text:span><text:span text:style-name="T1626"> на следующей неделе. Разве ВКТ создали не затем чтобы </text:span><text:span text:style-name="T268">не допускать</text:span><text:span text:style-name="T1626">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68">кажется</text:span><text:span text:style-name="T1626">,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68">пока</text:span><text:span text:style-name="T1626"> оно ещё случается, у меня в сердце держится этот ужасный страх, такая </text:span><text:soft-page-break/><text:span text:style-name="T1626">пустота, и очень трудно в такие времена верить в План где все начертания больше, чем я могу видеть….</text:span></text:p>
      <text:p text:style-name="P279">О, ладно. Прочь ворчливые старые мысли! Пошли вон! <text:span text:style-name="T1627">Мартини Номер Четыре на подходе!</text:span></text:p>
      <text:p text:style-name="P280">Джек, хороший мальчик. <text:span text:style-name="T1628">Правда, я люблю Джека как Хогана и Тайрона, просто как сына, моего собственного сына. Я даже люблю его как </text:span><text:span text:style-name="T269">не</text:span><text:span text:style-name="T1628"> люблю своих сыновей, ха-ха! (она квохчет) но я ведь нехорошая старая бэби, сам знаешь. Такие как я безнадёжны….</text:span></text:p>
      <text:p text:style-name="P280"/>
      <text:p text:style-name="P497">О Фразе «Назад Жопой»</text:p>
      <text:p text:style-name="P142">– <text:span text:style-name="T1629">Кое-что я никогда не понимал в вашем языке, Янки хряк.</text:span>– <text:span text:style-name="T1630">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631">зелёный, например, зелень старой статуи в лиственных сумерках.</text:span></text:p>
      <text:p text:style-name="P143">– <text:span text:style-name="T1632">Канешша,</text:span>– <text:span text:style-name="T1632">отвечает Слотроп,</text:span>– <text:span text:style-name="T1632">те ахота учить Аглиски, моя учить тя Аглиски. Спрашуй шо хошь, капустник.</text:span>– <text:span text:style-name="T1633">Это в точности тот вид широкого предложения услуг, из-за которого Слотроп вечно попадает впросак.</text:span></text:p>
      <text:p text:style-name="P144">– <text:span text:style-name="T1634">Почему вы говорите про какой-нибудь облом</text:span>—<text:span text:style-name="T1634">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45">– <text:span text:style-name="T1635">Ух,</text:span>– <text:span text:style-name="T1635">грит Слотроп.</text:span></text:p>
      <text:p text:style-name="P146">– <text:span text:style-name="T1636">Это одна из многих Американских Загадок,</text:span>– <text:span text:style-name="T1636">вздыхает Кислота,</text:span>– <text:span text:style-name="T1637">я хотел бы, чтоб мне разъяснили. Не ты, как видно.</text:span></text:p>
      <text:p text:style-name="P282">У Кислоты до хрена жёлчи придираться к языку других людей вот так вот. Однажды ночью, ещё когда он был форточником, <text:span text:style-name="T1638">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0">Hübsch Räuber! Hübsch Räuber</text:span><text:span text:style-name="T1638">!»» что означает «Красавчик грабитель! Красавчик грабитель!» ноона не может выговорить тех умлаутов. Так что получается «</text:span><text:span text:style-name="T270">Hubschrauber! Hubschrauber!</text:span><text:span text:style-name="T1638">»,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0">Deutschland, </text:span><text:span text:style-name="T139">Deutschland Über Alles</text:span>» <text:span text:style-name="T1639">вот уже четыре часа кряду, раз за разом пропускает ноты, заёбывается с ритмом, с дыханием…</text:span><text:span text:style-name="T271"> ü . . . berall... es... indie... ie…</text:span><text:span text:style-name="T1639"> потом долгаядолгая пауза, ну давай уже падла, найди её, ты можешь—</text:span><text:span text:style-name="T271">Welt</text:span><text:span text:style-name="T1639">, фальшиво, ах, сразу поправил… через всё это до него доносится крик </text:span><text:span text:style-name="T271">Hubschrauber</text:span><text:span text:style-name="T1639">,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1">мы видим тебя сверху бежать некуда это твой последний закоулок твоё последнее убежище от торнадо</text:span><text:span text:style-name="T272">) </text:span><text:span text:style-name="T1640">сидеть у </text:span><text:soft-page-break/><text:span text:style-name="T1640">себя и не вмешиваться? Он остаётся у себя и не вмешивается. Впоследствии он станет «Шпёри» из исповеди Ахтфадена перед </text:span><text:span text:style-name="T272">Schwarzkommando</text:span><text:span text:style-name="T1640">.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2">Liebchen</text:span><text:span text:style-name="T1640">,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47">– «<text:span text:style-name="T1641">Жопа» просто для усиления,</text:span>– <text:span text:style-name="T1641">предлагает теперь Моряк Бодвайн,</text:span>– <text:span text:style-name="T1642">говорят же «пьяный в жопу», «тупой в жопу»—ну, когда что-то очень не так, по аналогии говоришь «назад жопой».</text:span></text:p>
      <text:p text:style-name="P148">– <text:span text:style-name="T1643">Но «назад жопой» с усилением становится «назад жопой в жопу»,</text:span>– <text:span text:style-name="T1643">возражает Кислота.</text:span></text:p>
      <text:p text:style-name="P149">– <text:span text:style-name="T1644">Но зато не делает «жопой наперёд»,</text:span>– <text:span text:style-name="T1644">моргает Бодайн с неподдельно дрогнувшим голосом, как будто <text:s/>кто-то хочет его ударить</text:span>—<text:span text:style-name="T1645">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83">Кислота тем временем погрузился <text:span text:style-name="T1646">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3">просто ещё </text:span><text:span text:style-name="T274">только </text:span><text:span text:style-name="T273">раз</text:span><text:span text:style-name="T1646">, пишет он на каждом косяке на сон грядущий, </text:span><text:span text:style-name="T273">и всё я больше не попрошу, буду стараться сдерживаться, ты меня знаешь, не суди слишком строго, пожалуйста…</text:span><text:span text:style-name="T1646"> но сколько таких взбрыков может ещё <text:s/>быть? </text:span><text:span text:style-name="T273">Один</text:span><text:span text:style-name="T1646"> из них станет последним. <text:s/>Всё так же продолжает он <text:s/>ии-ии-оо-оо-вить с Россини, лучась своим гнусным, тощим, живущим-на </text:span><text:span text:style-name="T1648">самом-</text:span><text:span text:style-name="T1649">краю улично-долголетием, </text:span><text:span text:style-name="T1650">нет он не может похоже остановиться, </text:span><text:span text:style-name="T1651">это привычка старика, он ненавидит себя, </text:span><text:span text:style-name="T1652">но это просто на него находит, сколько бы не пытался </text:span><text:span text:style-name="T1653">уделять</text:span><text:span text:style-name="T1652"> внимани</text:span><text:span text:style-name="T1653">я этой проблеме, </text:span><text:span text:style-name="T1654">он не может не срываться обратно в чарующую каденцию…. </text:span><text:span text:style-name="T1655">Моряк Бодвайн понимает, и </text:span><text:span text:style-name="T1656">он пытается</text:span><text:span text:style-name="T1655"> помочь. </text:span><text:span text:style-name="T1657">Для вызывания пригодной помехи он скомпоновал свою собственную </text:span><text:span text:style-name="T1659">контр</text:span><text:span text:style-name="T1657">-каденцию, </text:span><text:span text:style-name="T1658">на манер тех других поп мелодий </text:span><text:span text:style-name="T1660">с классически крутыми названиями 1945-го («Моя прелюдия к Поцелую», «Симфония многоэтажки»)</text:span><text:span text:style-name="T1661">—</text:span><text:span text:style-name="T1660">при каждом удобном случае, Бодвайн станет напевать её еженедельным новосёлам, Лалли только что </text:span><text:span text:style-name="T1663">явившийся </text:span><text:span text:style-name="T1660">из Любека, </text:span><text:span text:style-name="T1662"><text:s/></text:span><text:span text:style-name="T1660">Сандра убежавшая с Кляйнбургерштрассе, </text:span><text:span text:style-name="T1663">и тут как тут </text:span><text:span text:style-name="T1664">негодник </text:span><text:span text:style-name="T1663">Бодайн </text:span><text:span text:style-name="T1664">со своей гитарой </text:span><text:span text:style-name="T1663">выписывает следом вихляя </text:span><text:span text:style-name="T1664">тазовою костью</text:span><text:span text:style-name="T1663"> </text:span><text:span text:style-name="T1665">по коридору </text:span><text:span text:style-name="T1663">за </text:span><text:span text:style-name="T1664">каждым непослушным уклонистом, </text:span><text:span text:style-name="T1665">каждому представлена небольшая сексопреступная фантазия ао плоти, поёт и выдаёт переборы трогательного исполнения каденции:</text:span></text:p>
      <text:p text:style-name="P519"/>
      <text:p text:style-name="P498"><text:span text:style-name="T1665">М</text:span><text:span text:style-name="T1647">оя Каденция Торчка</text:span></text:p>
      <text:p text:style-name="P284"><text:soft-page-break/>Если слышишь, что «коробка» звенит,</text:p>
      <text:p text:style-name="P284">Каждая струна о страсти говорит,</text:p>
      <text:p text:style-name="P285">Знай это МОЯ КАДЕНЦИЯ ТОРЧКА-А-А-А-А!</text:p>
      <text:p text:style-name="P285"/>
      <text:p text:style-name="P554">Мелодия крутая такая,</text:p>
      <text:p text:style-name="P554">Откуда берётся, я не знаю</text:p>
      <text:p text:style-name="P554">(х-ха!) Это просто МОЯ КАДЕНЦИЯ ТОРЧКА(А)-А-А-А-А!</text:p>
      <text:p text:style-name="P148"/>
      <table:table table:name="Table1" table:style-name="Table1">
        <table:table-column table:style-name="Table1.A"/>
        <table:table-column table:style-name="Table1.B"/>
        <table:table-row>
          <table:table-cell table:style-name="Table1.A1" office:value-type="string">
            <text:p text:style-name="P596">Это “каденционная” часть</text:p>
          </table:table-cell>
          <table:table-cell table:style-name="Table1.A1" office:value-type="string">
            <text:p text:style-name="P591">Хоть нету в ней изысканности старика Россини</text:p>
            <text:p text:style-name="P592"><text:span text:style-name="T1667">[звучит вставка из La Gazza Ladra тут]</text:span><text:span text:style-name="T139">,</text:span> <text:s text:c="19"/></text:p>
            <text:p text:style-name="P591">Не так возвышена как Бах, Брамс и<text:span text:style-name="T1669">ль</text:span> Бетховен</text:p>
            <text:p text:style-name="P599">(бу-бу-буб-бу[уу] уу [пропето <text:span text:style-name="T1666">на вступление </text:span></text:p>
            <text:p text:style-name="P599"><text:span text:style-name="T1666">5-й симфонии Бетховена в исполнении полного оркестра</text:span>]</text:p>
            <text:p text:style-name="P598">Но я отдал бы славу сотни Гарри Джеймс</text:p>
            <text:p text:style-name="P598">...погоди-ка, славу? сотня <text:span text:style-name="T139">Джеймс</text:span>? Джеймсов…</text:p>
            <text:p text:style-name="P598">...э… сотню слав? Хмм...</text:p>
          </table:table-cell>
        </table:table-row>
        <table:table-row>
          <table:table-cell table:style-name="Table1.A1" office:value-type="string">
            <text:p text:style-name="P597">[скерццозо]</text:p>
          </table:table-cell>
          <table:table-cell table:style-name="Table1.A1" office:value-type="string">
            <text:p text:style-name="P593">И-и-и-е сли песен-ка тебя-в-мои объятья приве-дёт</text:p>
            <text:p text:style-name="P594">Дум де дум, д<text:span text:style-name="T1668">е</text:span>-<text:span text:style-name="T1668">дум де ди,</text:span></text:p>
            <text:p text:style-name="P595">Счастье ждёт нас впереди,</text:p>
            <text:p text:style-name="P595">Тому порукою <text:s/><text:span text:style-name="T813">МОЯ КАДЕНЦИЯ ТОРЧКА</text:span><text:span text:style-name="T787">ААА!</text:span></text:p>
          </table:table-cell>
        </table:table-row>
      </table:table>
      <text:p text:style-name="P252"/>
      <text:p text:style-name="P286">Сейчас этот жилой комплекс называют <text:span text:style-name="T139">Der Platz</text:span>, и он заселён полностью, аж до цен<text:span text:style-name="T1670">т</text:span>рального двора, <text:span text:style-name="T1670">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229">½</text:span><text:span text:style-name="T1538"> </text:span><text:span text:style-name="T1539">грана тартрата морфина, тюбики выдавленны</text:span><text:span text:style-name="T1540">е</text:span><text:span text:style-name="T1539"> насухо, </text:span><text:span text:style-name="T1540">разбитые ампулы амилнитрита от комплектов противогазных масок, защитного цвета <text:s/>жестянки из-под бензедрина… </text:span><text:span text:style-name="T1541">ведутся работы по сооружению противо-полицейского водного рва вокруг всего комплекса: </text:span><text:span text:style-name="T1542">чтобы не привлекать внимания этот ров </text:span><text:span text:style-name="T1543">является первым в истории, который копают изнутри наружу, </text:span><text:span text:style-name="T1544">пространство непосредственно под Якобиштрассе </text:span><text:span text:style-name="T1545">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546">посреди ночи с внутренним освещением под потолком тепловатого цвета как порожний бульон</text:span><text:span text:style-name="T1545">, </text:span><text:span text:style-name="T1547">меж отдалённых окраинных остановок, долгие проезды вдоль неосвещённого парка или поющих ограждений длинных складов, вдруг словно </text:span><text:span text:style-name="T1548">рот раскрытый сказать «ёбтвою» асфальт </text:span><text:span text:style-name="T1552">распахивается</text:span><text:span text:style-name="T1548"> и ты </text:span><text:span text:style-name="T1549">внизу в каком-то протекающем параноидном рву, ночная смена уставились огромно-круглыми глазами </text:span><text:span text:style-name="T1550">коренных граждан подзелья, занятые не так </text:span><text:span text:style-name="T1536">тобою</text:span><text:span text:style-name="T1550">, как жгучей проблемой </text:span><text:span text:style-name="T1552">принять </text:span><text:span text:style-name="T1551">реш</text:span><text:span text:style-name="T1552">ение</text:span><text:span text:style-name="T1551"> настоящий ли это автобус, или эти «пассажиры» </text:span><text:span text:style-name="T1535">переодетые лягаши</text:span><text:span text:style-name="T1551">, </text:span><text:span text:style-name="T1552">в общем, это деликатное дело, весьма даже. <text:s/></text:span></text:p>
      <text:p text:style-name="P287"><text:span text:style-name="T1302">Где-то в </text:span><text:span text:style-name="T1534">Der Platz</text:span><text:span text:style-name="T1302"> сейчас, ранним утром, чей-то двухлеток, малыш упитанный как поросёнок-сосунок, только что научился слову </text:span><text:span text:style-name="T1534">Sonnenschein</text:span><text:span text:style-name="T1302">.</text:span></text:p>
      <text:p text:style-name="P150"><text:soft-page-break/><text:span text:style-name="T1302">– </text:span><text:span text:style-name="T1553">Сонцесвет,</text:span><text:span text:style-name="T1302">– </text:span><text:span text:style-name="T1553">грит кроха и показывает.</text:span><text:span text:style-name="T1302">– </text:span><text:span text:style-name="T1537">Сонцесвет</text:span><text:span text:style-name="T1554">,</text:span><text:span text:style-name="T1302">–</text:span><text:span text:style-name="T1554"> </text:span><text:span text:style-name="T1555">бежит в соседнюю комнату.</text:span></text:p>
      <text:p text:style-name="P150"><text:span text:style-name="T1555">– Сонцесвет,</text:span><text:span text:style-name="T1302">– </text:span><text:span text:style-name="T1555">каркает спросонья чей-то взрослый голос.</text:span></text:p>
      <text:p text:style-name="P150"><text:span text:style-name="T1555">– Сонцесвет!</text:span><text:span text:style-name="T1302">– </text:span><text:span text:style-name="T1555">кричит малышонок топоча прочь.</text:span></text:p>
      <text:p text:style-name="P150">– <text:span text:style-name="T1671">Сонцесвет,</text:span>– <text:span text:style-name="T1671">звучит улыбчиво-девичий голос, может его мамы.</text:span></text:p>
      <text:p text:style-name="P151">– <text:span text:style-name="T275">Сонцесвет</text:span><text:span text:style-name="T1671">!</text:span>– <text:span text:style-name="T1672">ребёнок у окна, показывает ей, показывает любому другому кто посмотрит, </text:span><text:span text:style-name="T276">хорошенько</text:span><text:span text:style-name="T1672">.</text:span></text:p>
      <text:p text:style-name="P252"/>
      <text:p text:style-name="P499">S<text:span text:style-name="T1673">hit</text:span> ’<text:span text:style-name="T1673">n</text:span>’ S<text:span text:style-name="T1673">hinola</text:span></text:p>
      <text:p text:style-name="P152">– <text:span text:style-name="T1673">Ну-ка,</text:span>– <text:s/><text:span text:style-name="T1673">грит Кислота,</text:span>– <text:span text:style-name="T1673">вы мне растолкуйте Американское выражение Shit от Shinola.</text:span></text:p>
      <text:p text:style-name="P153">– <text:s/><text:span text:style-name="T1674">Это ещё что,</text:span>– <text:s/><text:span text:style-name="T1674">орёт Моряк Бодвайн,</text:span>– <text:span text:style-name="T277">задания</text:span><text:span text:style-name="T1675"> мне давать надумал? Это какое-то </text:span><text:span text:style-name="T277">Продлённое Изучение</text:span><text:span text:style-name="T1675"> Американского Сленга или ещё какой-то </text:span><text:span text:style-name="T277">shit</text:span><text:span text:style-name="T1675">? Отвечай мне, старый дурак,</text:span>– <text:span text:style-name="T1676">схватив Кислоту за горло и за лацкан трясёт ассиметрично,</text:span>– <text:span text:style-name="T1676">ты тоже один из Них, верно? Говори,</text:span>– <text:span text:style-name="T1677">старик Тряпичный Энди у него в руках, плохое утро с наплывом подозрений у обычно сдержанного Бодайна. «Стой. Стой,»</text:span>– <text:span text:style-name="T1678">хнычет изумлённый Кислота, изумление сменяется, то есть, хнычущим убеждением, что волосатый Американский мореход рехнулся….</text:span></text:p>
      <text:p text:style-name="P288">Ну. Тебе приходилось слышать выражение <text:s/><text:span text:style-name="T1673">Shit от Shinola. </text:span>Типа там: «А, да ты не отличишь <text:span text:style-name="T1673">Shit от Shinola </text:span>в этом деле». <text:span text:style-name="T1679">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78">Scchhit</text:span><text:span text:style-name="T1679">!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78">schitt ja! </text:span><text:span text:style-name="T1680">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79">Там</text:span><text:span text:style-name="T1680"> внизу? Позади нас? </text:span><text:span text:style-name="T279">Посреди воздуха?</text:span><text:span text:style-name="T1680"> и когда уже….</text:span></text:p>
      <text:p text:style-name="P289">Ну есть таки место где <text:s/><text:span text:style-name="T1679">Shit и Shinola </text:span>сходятся вместе <text:span text:style-name="T1681">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681">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0">сквозь</text:span><text:span text:style-name="T1681">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52"/>
      <text:p text:style-name="P500">Происшествие в Туалете Трансвеститов</text:p>
      <text:p text:style-name="P290">Небольш<text:span text:style-name="T1683">ой</text:span> обезьян или орангутанг, <text:span text:style-name="T1682">держа что-то за спиной, заходит </text:span>бочком <text:span text:style-name="T1682">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52"/>
      <text:p text:style-name="P555">В тот первый миг, <text:span text:style-name="T1684">задолго до полёта:</text:span></text:p>
      <text:p text:style-name="P556">Ущелье, динозавр (летающие кони</text:p>
      <text:p text:style-name="P556">И челюсти разбиты вдрызг) шипящий змей,</text:p>
      <text:p text:style-name="P556">Что на тебя напал в твоей пещере,</text:p>
      <text:p text:style-name="P556">Птеродактиль или паденье, нет—пронесло…</text:p>
      <text:p text:style-name="P557">Пока я там висела, ночь с лесом вместе слились,</text:p>
      <text:p text:style-name="P557">И полыхали факелы на стенах,</text:p>
      <text:p text:style-name="P557">Висела в ожидании Явления из ночи,</text:p>
      <text:p text:style-name="P560">Я тогда молилась не за Джека мешкавшего глупо </text:p>
      <text:p text:style-name="P561">На палубе—о, нет. Я думала о Денхаме,</text:p>
      <text:p text:style-name="P561">Лишь он, вооружённый камерой и пистолетом,</text:p>
      <text:p text:style-name="P562">Пробирался с мудростью бродяги</text:p>
      <text:p text:style-name="P562">По Земле Темнейшей, снимая всё подряд,</text:p>
      <text:p text:style-name="P563">То камерой, то из пистолета—</text:p>
      <text:p text:style-name="P564">Карл Денхам, режиссёр мой, мой незабвенный</text:p>
      <text:p text:style-name="P558"><text:span text:style-name="T281">Карл</text:span><text:span text:style-name="T1685">…</text:span></text:p>
      <text:p text:style-name="P564">Ах, укажи куда смотреть, шепни мне реплику….</text:p>
      <text:p text:style-name="P291"/>
      <text:p text:style-name="P292">Мы видели их под тысячью имён… «<text:span text:style-name="T1686">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293">Примат приблизился к Слотропу, передаёт ему в руки <text:span text:style-name="T1687">то, что нёс йааггхх это круглый чёрный шар анархистской бомбы, вот это что такое, и бикфордов шнур уже </text:span><text:span text:style-name="T282">горит</text:span><text:span text:style-name="T1687">….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687">стиснулись в пчелиный укус ну-и-что-на-хрен-мне-</text:span><text:span text:style-name="T282">теперь</text:span><text:span text:style-name="T1687">-делать? Он не может </text:span><text:span text:style-name="T282">сказать</text:span><text:span text:style-name="T1687">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2">слабее</text:span><text:span text:style-name="T1687"> себя… но с другой стороны у недоростков рефлексы резче, не забывай—</text:span></text:p>
      <text:p text:style-name="P294">Его <text:span text:style-name="T1688">избавил от нерешительности высокий, толстый, несколько Восточного вида, трансвестит,</text:span> <text:span text:style-name="T1689">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295">КРАППАЛУУМА <text:span text:style-name="T1690">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296"><text:span text:style-name="T995">–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0">мог бы</text:span><text:span text:style-name="T995"> превратить вид Нормы Ширер в корзину для мусора из подвала глазной клиники Гимбела.</text:span></text:p>
      <text:p text:style-name="P297">Тут <text:span text:style-name="T1691">они </text:span>все они набросились на <text:span text:style-name="T1691">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297"/>
      <text:p text:style-name="P501">Момент Забавы с Такеши и Ичизо, Комичными Камикадзе</text:p>
      <text:p text:style-name="P298">Такеши высокий и толстый (но волосы не заплетает в косы как Маргарет <text:s/><text:span text:style-name="T1691">О’Брайен</text:span>), Ичизо невысокий и худой. <text:span text:style-name="T1692">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3">шесть месяцев</text:span><text:span text:style-name="T1692"> в Токио. Они так же несхожи как арахисовое масло и варенье. Нечестно спрашивать кто из них кто.</text:span></text:p>
      <text:p text:style-name="P299">Их всего лишь двое Камикадзе <text:span text:style-name="T1693">на этой авиабазе, которая довольно удалённая на самом деле, на острове, который мало кого, действительно </text:span><text:span text:style-name="T285">заботит</text:span><text:span text:style-name="T1693">, уже. Сражения ведутся на Лейте… потом на Айто Джива, продвигаясь к Окинаве, но всегда слишком далеко, чтоб долететь до боя </text:span><text:span text:style-name="T284">отсюда</text:span><text:span text:style-name="T1693">.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300">Каждое утро, иногда и вечером, Бесшабашные Друзья-Самоубийцы отправляются к покрытому листьями сарайчику с локатором <text:span text:style-name="T1694">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694">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300"/>
      <text:p text:style-name="P559">Любовник прыгает в вулкан!</text:p>
      <text:p text:style-name="P559">Там метра три,</text:p>
      <text:p text:style-name="P559">И он потухший<text:span text:style-name="T995">—</text:span></text:p>
      <text:p text:style-name="P300"/>
      <text:p text:style-name="P301">пока два пилота кривляются, хихикают и скачут вокруг, <text:span text:style-name="T1695">стараясь избежать брыканий седого старого лакаторщика—</text:span><text:span text:style-name="T286">что</text:span><text:span text:style-name="T1695">? Тебе не понравилось хайку. Прозвучало не слишком </text:span><text:span text:style-name="T286">воздушно</text:span><text:span text:style-name="T1695">? Не Японисто вовсе? <text:s/>Фактически, смахивает на что-то </text:span><text:span text:style-name="T286">прямиком из Голливуда</text:span><text:span text:style-name="T1695">? Ну, Капитан—да, вы Морской пехоты Капитан Эсберг из Пасадены—в</text:span><text:span text:style-name="T286">ы</text:span><text:span text:style-name="T1695"> только что Магически Угадали! (ахи-охи и предварительные аплодисменты) и потому </text:span><text:span text:style-name="T286">вы</text:span><text:span text:style-name="T1695">—становитесь нашим </text:span><text:span text:style-name="T286">Параноиком… Дня</text:span><text:span text:style-name="T1695">!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6">это</text:span><text:span text:style-name="T1695"> кино! Ещё одна комедия положений Второй Мировой Войны и вам повезло узнать каково оно на самом деле, потому что вы—</text:span><text:span text:style-name="T286">выиграли</text:span><text:span text:style-name="T1695">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6">Остров</text:span><text:span text:style-name="T1695">!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6">горла</text:span><text:span text:style-name="T1695">! Напрочь </text:span><text:span text:style-name="T286">слепнуть</text:span><text:span text:style-name="T1695">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6">конечно же</text:span><text:span text:style-name="T1695">,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301"/>
      <text:p text:style-name="P502">Улицы</text:p>
      <text:p text:style-name="P302">Куски изоляции свисают в утреннем тумане, <text:span text:style-name="T1696">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302"><text:soft-page-break/><text:span text:style-name="T1697">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87">вверх</text:span><text:span text:style-name="T1697">?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303">Но в каждой из этих улиц какой-то остаток человечности, Земли,непременно бывает. Неважно что было сделано с ней, <text:span text:style-name="T1698">неважно для чего использовалась….</text:span></text:p>
      <text:p text:style-name="P304">Были люди, которые назывались «армейскими капелланами». <text:span text:style-name="T1699">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700">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305">Даже на улице использованной для такого, иногда случался <text:span text:style-name="T1701">один </text:span>раз, <text:span text:style-name="T1701">один раскрашенный день</text:span> <text:span text:style-name="T1701">(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306">Хотя бы один миг проезда, один, который больно будет потерять, <text:span text:style-name="T1702">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307">В одной из этих улиц, <text:span text:style-name="T1703">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304"/>
      <text:p text:style-name="P308">МБА <text:s text:c="2"/>БРО</text:p>
      <text:p text:style-name="P308">РОСИ</text:p>
      <text:p text:style-name="P309">набраны вверху вместе с лого како<text:span text:style-name="T1704">й</text:span>-то оккупационной газеты, <text:span text:style-name="T1704">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310">Слотроп сидит на бордюре вглядываясь в него, <text:span text:style-name="T1705">и в буквы, и в девушку со стальным хуем что машет привет парень, и туман белеет в утро, <text:s/>в фигуры с тележками, или в собак, или в </text:span><text:soft-page-break/><text:span text:style-name="T1705">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311">В момент, когда это произошло, бледная Дева поднималась а востоке, <text:span text:style-name="T1706">голова, плечи, груди, 17</text:span><text:span text:style-name="T1230">°</text:span><text:span text:style-name="T1556"> 36</text:span><text:span text:style-name="T1557">’ </text:span><text:span text:style-name="T1558">до её целки на горизонте. </text:span><text:span text:style-name="T1559">Несколько </text:span><text:span text:style-name="T1560">из о</text:span><text:span text:style-name="T1559">бречённых Японцев знали её как Западн</text:span><text:span text:style-name="T1560">ое</text:span><text:span text:style-name="T1559"> бо</text:span><text:span text:style-name="T1560">жество</text:span><text:span text:style-name="T1559">. </text:span><text:span text:style-name="T1561">Она поднималась в восточном небе, </text:span><text:span text:style-name="T1562">глядя вниз на город приносимый в жертву. Солнце находилось у Льва. Испепеляющий взрыв явился ревя и царственно….</text:span></text:p>
      <text:p text:style-name="P454"/>
      <text:p text:style-name="P503"><text:span text:style-name="T1562">В</text:span><text:span text:style-name="T1302">ыслушивая Унитаз</text:span></text:p>
      <text:p text:style-name="P312">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707">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313">БРЗДЫЫ<text:span text:style-name="T1708">Н</text:span>НЬ</text:p>
      <text:p text:style-name="P314">Всё застывает. <text:span text:style-name="T1709">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88">вполовину</text:span><text:span text:style-name="T1709"> не всё, не дождёшься...» </text:span></text:p>
      <text:p text:style-name="P315">Так что всегда <text:span text:style-name="T1710">правильный подход держать</text:span> <text:span text:style-name="T1711">унитазный </text:span>клапан чуть надтреснут<text:span text:style-name="T1710">ым для создания постоянного стока в унитазе и, когда течение </text:span><text:span text:style-name="T289">останавливается</text:span><text:span text:style-name="T1710">,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16">Представьте эту весьма тонкую научную ложь: <text:span text:style-name="T1712">что звуки не могут распространяться в открытом пространстве. Ну, а предположим, что </text:span><text:span text:style-name="T290">могут</text:span><text:span text:style-name="T1712">.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17">Если не считать что иногда по ночам, в некоторых частях затемнённого полушария, из-за вихрей в Звуконосном Эфире, <text:span text:style-name="T1713">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1">замирает</text:span><text:span text:style-name="T1713">.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18">И в тот же момент, без предупреждения, <text:span text:style-name="T1714">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714">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19"><text:span text:style-name="T1716">А вот и</text:span> <text:span text:style-name="T139">не угадал</text:span>, дорогуша—<text:span text:style-name="T1715">это всё города расположенные на границе часовых поясов, всего-навсего. Ха, ха! Застукал тебя с рукой запущенной в портки! А ну-ка покажи нам </text:span><text:span text:style-name="T292">всем</text:span><text:span text:style-name="T1715"> чем ты там занимался или покинь помещение, нам ни к чему тут такие как ты. Нет ничего отвратней сентиментального сюрреалиста.</text:span></text:p>
      <text:p text:style-name="P154">– <text:span text:style-name="T1717">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3">том</text:span><text:span text:style-name="T1717"> интерфейсе к Горному...</text:span></text:p>
      <text:p text:style-name="P320">Вот и всё, что наш Сентиментальный Сюрреалист, покидая помещение, <text:s/>успевает разобрать. <text:span text:style-name="T1718">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4">всё</text:span><text:span text:style-name="T1718">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21">звуко-тень опускается на него,</text:p>
      <text:p text:style-name="P322"><text:span text:style-name="T1719">замирает вокруг</text:span> стол<text:span text:style-name="T1719">а</text:span> <text:span text:style-name="T1719">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5">заходим на позицию два семь градусов два семь минут северной</text:span><text:span text:style-name="T1719">, женский крик на каком-то языке с высокими тонами, волны океана в штормовых ветрах, голос декламирующий на Японском</text:span></text:p>
      <text:p text:style-name="P315"/>
      <text:p text:style-name="P565">Hi wa Ri ni katazu,</text:p>
      <text:p text:style-name="P565"><text:tab/>Ri wa Ho ni katazu,</text:p>
      <text:p text:style-name="P566"><text:tab/><text:tab/>Ho wa Ken ni katazu,</text:p>
      <text:p text:style-name="P566"><text:tab/><text:tab/><text:tab/>Ken wa Ten ni katazu,</text:p>
      <text:p text:style-name="P323"/>
      <text:p text:style-name="P323">что является лозунгом соединения Камикадзе, подразделения Охка<text:span text:style-name="T995">—</text:span>и означает</text:p>
      <text:p text:style-name="P315"/>
      <text:p text:style-name="P567">Несправедливость не в силах одолеть Принцип,</text:p>
      <text:p text:style-name="P567">Принцип не в силах одолеть Закон,</text:p>
      <text:p text:style-name="P567">Закон не в силах одолеть Власть,</text:p>
      <text:p text:style-name="P567">Власть не в силах одолеть Небо,</text:p>
      <text:p text:style-name="P315"/>
      <text:p text:style-name="P315"><text:soft-page-break/>Hi, Ri, Ho, Ken, Ten <text:span text:style-name="T1720">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24">Зайди под сияние лампочки и сядь рядом с ним, с незнакомцем за маленьким общественным столом. <text:span text:style-name="T1721">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25">Что если нет никакого Вакуума? <text:span text:style-name="T1722">А если и есть—что если Они </text:span><text:span text:style-name="T296">применяют</text:span><text:span text:style-name="T1722">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55">– <text:span text:style-name="T1723">Отдохнём от него немного,</text:span>– <text:span text:style-name="T1723">говорят Они друг другу.</text:span>– <text:span text:style-name="T1723">Я только что спровадил его на Тёмную Грёзу.</text:span>– <text:span text:style-name="T1724">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297">сам знаешь, </text:span><text:span text:style-name="T298">а</text:span><text:span text:style-name="T1725">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3">и́</text:span><text:span text:style-name="T1725">х, когда бесконечное умство-игрище застукает коллегу врасплох</text:span>—«<text:span text:style-name="T1726">Эге, таки спровадили мы его к Грёзе». </text:span><text:span text:style-name="T299">Сам</text:span><text:span text:style-name="T1726"> знаешь, а?</text:span></text:p>
      <text:p text:style-name="P315"/>
      <text:p text:style-name="P504">Остроумная Отповедь</text:p>
      <text:p text:style-name="P326">Ичизо выходит из хижины, видит Такеши в бочке под какими-то пальмовыми листьями принимает ванну и поёт «Ду-ду-ду, <text:span text:style-name="T1727">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27">ТАКЕШИ:<text:span text:style-name="T1728">Погоди, погоди! Что это всё?</text:span></text:p>
      <text:p text:style-name="P327">ИЧИЗО: <text:span text:style-name="T1729">О, это </text:span><text:span text:style-name="T300">ты</text:span><text:span text:style-name="T1729">! </text:span><text:span text:style-name="T300">Я</text:span><text:span text:style-name="T1729"> <text:s/>думал это Генерал Макартур в своей шлюпке.</text:span></text:p>
      <text:p text:style-name="P328">Интересное оружие, Хочкис этот. Появляется у многих национальностей и умудряется этнически вписываться повсюду. <text:span text:style-name="T1730">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730">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28"/>
      <text:p text:style-name="P505"><text:span text:style-name="T1731">Начистоту</text:span>, <text:span text:style-name="T1731">Мужчина-с-Мужчиной</text:span></text:p>
      <text:p text:style-name="P156">—<text:span text:style-name="T1731">Сынок, вот всё думаю про эти, э, <text:s/>«болтики-винтики», что вы, ребятня, так увлеклись. Это типа как, колоться электричеством в голову, ха-ха?</text:span></text:p>
      <text:p text:style-name="P156">—<text:span text:style-name="T301">Волны</text:span><text:span text:style-name="T1731">, Пап. Не просто прям </text:span><text:span text:style-name="T301">электричество</text:span><text:span text:style-name="T1731">. Оно для тупых.</text:span></text:p>
      <text:p text:style-name="P157">—<text:span text:style-name="T1732">Да, э, волны. «Волны с помехами», верно? Ха-ха. А скажи мне, сынок, на что оно похоже? Я был типа как нарокоман ’сю сво’ жизнь, а и</text:span>—</text:p>
      <text:p text:style-name="P58">—<text:span text:style-name="T1733">О Пап. Блин. Это не как </text:span><text:span text:style-name="T302">наркотик</text:span><text:span text:style-name="T1733"> вовсе!</text:span></text:p>
      <text:p text:style-name="P59">—<text:span text:style-name="T1734">Ну мы отправлялись в очень классные «улёты в отпуск» как мы их тогда называли, в здорово «крученные» места они нас доставляли, фактически</text:span>—</text:p>
      <text:p text:style-name="P59">—<text:span text:style-name="T1735">Но вы всегда возвращались, нет?</text:span></text:p>
      <text:p text:style-name="P59">—<text:span text:style-name="T1735">Что?</text:span></text:p>
      <text:p text:style-name="P59">—<text:span text:style-name="T1735">Имею ввиду, всегда знали что это будет тут, когда вернётесь, всё так же, в точности такое же, верно?</text:span></text:p>
      <text:p text:style-name="P60">—<text:span text:style-name="T1736">Ну ха-ха угадай почему мы называли их «улёты в отпуск», сынок! Потому что ты всегда прилетал обратно в старый Реалленд, не так ли. <text:s/></text:span></text:p>
      <text:p text:style-name="P61">—<text:span text:style-name="T303">Ты</text:span><text:span text:style-name="T1737"> точно </text:span><text:span text:style-name="T303">возвращался</text:span><text:span text:style-name="T1737">.</text:span></text:p>
      <text:p text:style-name="P62">—<text:span text:style-name="T1738">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63">—<text:span text:style-name="T1739">Хо, хо! Хотел бы я! О чём по-твоему каждый электросдвинутый мечтает? Ты такой отсталый! А и кто грит это только мечта, а? А м-может </text:span><text:span text:style-name="T304">она существует</text:span><text:span text:style-name="T1739">.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4">могла</text:span><text:span text:style-name="T1739"> бы решать кого высосать, а и когда. Наркотик никогда не давал </text:span><text:span text:style-name="T304">тебе</text:span><text:span text:style-name="T1739"> бессмертие. </text:span><text:span text:style-name="T304">Ты</text:span><text:span text:style-name="T1739"> долж’ был возвращаться, каждый раз, в умирающий кусок вонючего </text:span><text:span text:style-name="T304">мяса</text:span><text:span text:style-name="T1739">! Но Мы можем жить всегда в чистом, честном, освобождённом Электромире</text:span>—</text:p>
      <text:p text:style-name="P63">—<text:span text:style-name="T1740">Блядь, дождался я сыночка двойную Деву….</text:span></text:p>
      <text:p text:style-name="P63"/>
      <text:p text:style-name="P510">Некоторые Характеристики Imipolex G </text:p>
      <text:p text:style-name="P506">I<text:span text:style-name="T1">mipolex</text:span> G <text:span text:style-name="T70">является первым пластиком <text:s/>действительно </text:span><text:span text:style-name="T71">способным к </text:span><text:span text:style-name="T6">эректильности</text:span><text:span text:style-name="T71">. <text:s/></text:span><text:span text:style-name="T72">При </text:span><text:span text:style-name="T73">с</text:span><text:span text:style-name="T72">оответствующем стимулировании, </text:span><text:span text:style-name="T73">цепочки отращивают перекрёстные связи, </text:span><text:span text:style-name="T74">при которых молекула твердеет </text:span><text:span text:style-name="T75">с повышением межмолекулярного притяжения </text:span><text:span text:style-name="T76">так что этот Особый Полимер </text:span><text:span text:style-name="T77">выходит далеко за фазовые диаграммы, </text:span><text:span text:style-name="T78">от вялой резиновой аморфности до </text:span><text:span text:style-name="T79">удивительно совершенной тесселяции, твёрдости, </text:span><text:span text:style-name="T80">блестящей прозрачности, </text:span><text:span text:style-name="T81">высокой устойчивости </text:span><text:span text:style-name="T82">к изменениям температуры, погоды, </text:span><text:span text:style-name="T83">к </text:span><text:span text:style-name="T82">вакууму, любым сотрясениям</text:span><text:span text:style-name="T81"> </text:span><text:span text:style-name="T83">(медленно мерцает в Пустоте. <text:s/></text:span><text:span text:style-name="T84">Серебро и чернота. </text:span><text:span text:style-name="T85">Искривленные отражения звёзд проплывают поперёк, </text:span><text:span text:style-name="T86">во всю длину, </text:span><text:span text:style-name="T87">круг за кругом по меридианам </text:span><text:span text:style-name="T88">столь же чётким, как меридианы иглоукалывания. </text:span><text:span text:style-name="T89">Да и что такое звёзды, если </text:span><text:span text:style-name="T90">не точки в теле Богу, куда мы вонзаем оздоравливающие иглы </text:span><text:span text:style-name="T91">нашего ужаса и страстного желания? </text:span><text:span text:style-name="T92">Тени костей и протоков создания</text:span><text:span text:style-name="T1">—</text:span><text:span text:style-name="T92">истекающего, раненого, облучённо белого</text:span><text:span text:style-name="T1">—</text:span><text:span text:style-name="T93">примешиваясь со своим. </text:span><text:span text:style-name="T7">Он</text:span><text:span text:style-name="T94"> перемешан с костями и протоками, </text:span><text:span text:style-name="T95">его собственную форму определяет то как Эрекция Пластика должна продолжиться: где-то быстрее, а где-то медленнее, </text:span><text:soft-page-break/><text:span text:style-name="T95">где-то болезненно, а где-то скользко-прохладно… </text:span><text:span text:style-name="T96">следует ли зонам обмениваться характеристиками твёрдости и блистания, следует ли позволить некоторым зонам </text:span><text:span text:style-name="T97">протекать по поверхности с тем, чтобы движение </text:span><text:span text:style-name="T98">было</text:span><text:span text:style-name="T97"> лаской</text:span><text:span text:style-name="T95">, </text:span><text:span text:style-name="T99">а где-то оркестровать неожиданные прерывистости</text:span><text:span text:style-name="T1">—</text:span><text:span text:style-name="T99">удары, выкручивания</text:span><text:span text:style-name="T1">—</text:span><text:span text:style-name="T99">посреди этих более ласкающих моментов).</text:span></text:p>
      <text:p text:style-name="P507"><text:span text:style-name="T100">Очевидно стимулу следует быть электронным. </text:span><text:span text:style-name="T101">Альтернативы подачи сигналов пластиковой поверхности оказались ограниченными:</text:span></text:p>
      <text:p text:style-name="P507"><text:span text:style-name="T101">(а) тонкая матрица проводов, </text:span><text:span text:style-name="T102">образующая довольно плотную систему координат </text:span><text:span text:style-name="T103">на Imipolectic Поверхности, посредством которой </text:span><text:span text:style-name="T104">эрективность и другие команды могутбыть посланы в зоны довольно специфические, скажем </text:span><text:span text:style-name="T105">до </text:span><text:span text:style-name="T106">½</text:span><text:span text:style-name="T107"> см</text:span><text:span text:style-name="T108">2</text:span><text:span text:style-name="T105">;</text:span></text:p>
      <text:p text:style-name="P508"><text:span text:style-name="T105">(b) </text:span><text:span text:style-name="T109">лучевая сканирующая система</text:span><text:span text:style-name="T1">—</text:span><text:span text:style-name="T110">или несколько</text:span><text:span text:style-name="T1">—</text:span><text:span text:style-name="T110">аналогичная хорошо известному видео электронному потоку, </text:span><text:span text:style-name="T111">модулируемая сетками и отклоняющими платами</text:span><text:span text:style-name="T112">расположенными по мере необходимости на Поверхности </text:span><text:span text:style-name="T113">(или даже под внешним слоем Imipolex</text:span><text:span text:style-name="T114">’</text:span><text:span text:style-name="T113">а, и до самого интерфейса с </text:span><text:span text:style-name="T116">т</text:span><text:span text:style-name="T113">ем, </text:span><text:span text:style-name="T116">Ч</text:span><text:span text:style-name="T115">то находитс</text:span><text:span text:style-name="T116">я</text:span><text:span text:style-name="T115"> в самом низу» </text:span><text:span text:style-name="T117">Что было введено </text:span><text:span text:style-name="T118">или Что фактически </text:span><text:span text:style-name="T8">нарастило себе покров из Imipolex G, </text:span><text:span text:style-name="T119">в зависимости какой ереси вы придерживаетесь. </text:span><text:span text:style-name="T120">Нам нет нужды долго останавливаться на Первичной Проблеме, </text:span><text:span text:style-name="T121">а именно что всё под плёнкой пластика <text:s/>пребыва</text:span><text:span text:style-name="T122">ет </text:span><text:span text:style-name="T123">в Области Неопределённости, </text:span><text:span text:style-name="T124">разве что подчеркнуть для начинающих студентов, </text:span><text:span text:style-name="T125">которые могут быть склонны к </text:span><text:span text:style-name="T9">Schwärmerei</text:span><text:span text:style-name="T125">, что термины относящиеся к Под-</text:span><text:span text:style-name="T118">Imipolex</text:span><text:span text:style-name="T125">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509"><text:span text:style-name="T1">(с) </text:span><text:span text:style-name="T126">альтернативно, проекция, на Поверхность, </text:span><text:span text:style-name="T127">какого-то электронного «образа», </text:span><text:span text:style-name="T128">аналогично кинематографии. </text:span><text:span text:style-name="T129">Это потребует как минимум три проектора, а </text:span><text:span text:style-name="T130">в</text:span><text:span text:style-name="T129">озможно больше. </text:span><text:span text:style-name="T130">С точностью сказать как много окутано иным порядком неопределённости: </text:span><text:span text:style-name="T131">так называем</text:span><text:span text:style-name="T132">ое Отношение Недетерминированности</text:span><text:span text:style-name="T131"> </text:span><text:span text:style-name="T132">Отйийумбу </text:span><text:span text:style-name="T130"><text:s/></text:span><text:span text:style-name="T132">(«Вероятное функциональное </text:span><text:span text:style-name="T136">деранжирование</text:span><text:span text:style-name="T132"> γ</text:span><text:span text:style-name="T134">R <text:s/></text:span><text:span text:style-name="T132">производное</text:span><text:span text:style-name="T133"> </text:span><text:span text:style-name="T132">от физической модификации φ</text:span><text:span text:style-name="T134">R</text:span><text:span text:style-name="T132"> (x,y,z) прямо пропорционально наибольшей степени </text:span><text:span text:style-name="T10">p</text:span><text:span text:style-name="T132"> </text:span><text:span text:style-name="T136">от под-imipolectic деранжирования γ</text:span><text:span text:style-name="T135">Б</text:span><text:span text:style-name="T136"> , </text:span><text:span text:style-name="T11">р</text:span><text:span text:style-name="T137"> не обязательно должно является целым числом и определяется эмпирически»), где нижний индекс R стоит за Rakete, и Б за Блисеро.</text:span></text:p>
      <text:p text:style-name="P518"><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16">Тем временем, Чичерин счёл нужным бросить доводящую до с<text:span text:style-name="T1742">м</text:span>егмы слежку за Аргентинскими анархистами. <text:span text:style-name="T1741">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305">есть</text:span><text:span text:style-name="T1741"> Синатра. Местные знатоки обычно принимают остальных двух за команду комиков. </text:span></text:p>
      <text:p text:style-name="P517">Покуда благородные плачут в своих ночных цепях, оруженосцы распевают. <text:span text:style-name="T1743">Ужасная политика Грааля их никогда не касается. Песня волшебная накидка.</text:span></text:p>
      <text:p text:style-name="P329">Чичерин понимает, что теперь он окончательно один. <text:span text:style-name="T1744">Что бы его ни ожидало, оно найдёт его один на один. </text:span></text:p>
      <text:p text:style-name="P330">Он чувствует что нужно быть на ходу, но ехать ему некуда. <text:span text:style-name="T1745">Теперь, слишкм поздно, воспоминания о Вимпе, давнишнем V-человеке в IG Farben, находят его. Не отстают, </text:span><text:soft-page-break/><text:span text:style-name="T1745">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31">Молодой Чичерин стал тем, кто затронул политические наркотики. Опиум для народа.</text:p>
      <text:p text:style-name="P332">Вимпе улыбнулся в ответ. <text:span text:style-name="T1746">Старая-престарая улыбка, способная заморозить огонь даже в ядре Земли: «Марксистская диалектика? Это же </text:span><text:span text:style-name="T306">не</text:span><text:span text:style-name="T1746"> опиум, а?»</text:span></text:p>
      <text:p text:style-name="P158">– <text:span text:style-name="T1747">Это противоядие</text:span></text:p>
      <text:p text:style-name="P159">– <text:span text:style-name="T1748">Нет.</text:span>– <text:span text:style-name="T1748">Одно из двух. Торговец наркотиками может знать всё, что случится с Чичериным и решить, что не стоит оно того</text:span>—<text:span text:style-name="T1749">или же, в порыве величия, взять и выложить всё молодому дурню.</text:span></text:p>
      <text:p text:style-name="P160">– <text:span text:style-name="T1750">Основная проблема,</text:span>–<text:span text:style-name="T1750"> предлагает он,</text:span>– <text:span text:style-name="T1750">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307">natürlich</text:span><text:span text:style-name="T1750">,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751">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308">неизбежны</text:span><text:span text:style-name="T1751">, то почему бы </text:span><text:span text:style-name="T308">не</text:span><text:span text:style-name="T1751"> умирать? Вацлав? Если всё равно случится, то какая разница?</text:span></text:p>
      <text:p text:style-name="P161">– <text:span text:style-name="T1752">Но у тебя никогда не было выбора, так ведь.</text:span></text:p>
      <text:p text:style-name="P162">– <text:span text:style-name="T1753">Если б у меня был, то можешь не сомневаться</text:span>—</text:p>
      <text:p text:style-name="P162">–<text:span text:style-name="T1753">Этого не знаешь. Пока не там, Вимпе. Не можешь сказать.</text:span></text:p>
      <text:p text:style-name="P163">– <text:span text:style-name="T1754">Звучит не слишком по диалектике.</text:span></text:p>
      <text:p text:style-name="P164">– <text:span text:style-name="T1755">Не знаю что это такое.</text:span></text:p>
      <text:p text:style-name="P165">– <text:span text:style-name="T1756">Тогда, до самого мига решения,</text:span>– <text:span text:style-name="T1757">Вимпе любопытен, но осторожен,</text:span>– <text:span text:style-name="T1758">человек может быть совершенно чист…</text:span></text:p>
      <text:p text:style-name="P165">– <text:span text:style-name="T1758">Он может быть каким угодно. Мне без разницы. Но он настоящ лишь в точках решения. Время в промежутках значения не имеет.</text:span></text:p>
      <text:p text:style-name="P166">– <text:span text:style-name="T1759">Настоящий как Марксист.</text:span></text:p>
      <text:p text:style-name="P167">– <text:span text:style-name="T1760">Нет. Настоящий перед собой.</text:span></text:p>
      <text:p text:style-name="P333">Вимпе по виду засомневался.</text:p>
      <text:p text:style-name="P168">– <text:span text:style-name="T1761">Мне приходилось. Тебе нет.</text:span></text:p>
      <text:p text:style-name="P14"><text:span text:style-name="T774">Тсс, тсс. </text:span><text:span text:style-name="T775">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762">один из способов обойти эту проблему. (Чичерин: «Ты имеешь ввиду </text:span><text:span text:style-name="T309">тио</text:span><text:span text:style-name="T1762">фосфат?» Думая, </text:span><text:span text:style-name="T309">означает присутствие серы…</text:span><text:span text:style-name="T1762"> Вимпе: «Я имею ввиду </text:span><text:span text:style-name="T309">тео</text:span><text:span text:style-name="T1762">фосфат». Думая, </text:span><text:span text:style-name="T309">означает присутствие </text:span><text:span text:style-name="T310">Б</text:span><text:span text:style-name="T309">ога</text:span><text:span text:style-name="T1762">.)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309">Патетической</text:span><text:span text:style-name="T1762">.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text:span><text:soft-page-break/><text:span text:style-name="T1762">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5">15 минут они вдвоём бегают с криками но номеру, спотыкаясь в кругах расположенным по диагоналям комнаты. <text:span text:style-name="T1763">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311">Жур. Онейр. Пси. Фарм., XXIII, стр.-стр. 406–453</text:span><text:span text:style-name="T1763">).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311">Читательского Дайджеста</text:span><text:span text:style-name="T1763">.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6">Что до паранойи часто отмечаемой после препарата, <text:span text:style-name="T1764">в ней ничего необычного. Как и у прочих видов паранойи, это ничего менее как начальный натиск, острый клин, открытия что </text:span><text:span text:style-name="T312">всё взаимосвязано</text:span><text:span text:style-name="T1764">,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6"/>
      <text:p text:style-name="P512">Чичеринское Посещение</text:p>
      <text:p text:style-name="P334">Тот ли это или нет Николай Рипов: прибывает он именно так, как поговаривают о Рипове: тяжко и неизбежно. <text:span text:style-name="T1765">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69">– <text:s/><text:span text:style-name="T1766">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313">Сталина</text:span><text:span text:style-name="T1766"> они бывают. У всех у нас.</text:span></text:p>
      <text:p text:style-name="P170">– <text:span text:style-name="T1767">С этим порядок. Ничего такого, что яне справился бы.</text:span></text:p>
      <text:p text:style-name="P171">– <text:span text:style-name="T1768">Да вот </text:span><text:span text:style-name="T314">не</text:span><text:span text:style-name="T1768"> справляешься, а то бы меня сюда не прислали. Думаешь они не знают, когда у кого-то нужного есть проблемы?</text:span></text:p>
      <text:p text:style-name="P335">Чичерин не хочет спрашивать. <text:span text:style-name="T1769">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72">– <text:span text:style-name="T1770">Когда, Вацлав?</text:span></text:p>
      <text:p text:style-name="P172">– <text:span text:style-name="T1770">На Войне.</text:span></text:p>
      <text:p text:style-name="P172">– <text:span text:style-name="T1770">О, Вацлав.</text:span></text:p>
      <text:p text:style-name="P173"><text:soft-page-break/>– <text:span text:style-name="T1771">Ты же спрашивал что меня тревожит.</text:span></text:p>
      <text:p text:style-name="P174">– <text:span text:style-name="T1772">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74">– <text:span text:style-name="T1773">Я никого не обвиняю… пожалуйста, не начинай… Мне просто нужно знать должен ли я был погибнуть за них.</text:span></text:p>
      <text:p text:style-name="P175">– <text:span text:style-name="T1774">Никто не хочет, чтобы ты погиб.</text:span>– <text:span text:style-name="T1774">Успокаивает,</text:span>– <text:span text:style-name="T1774">С чего ты взял?</text:span></text:p>
      <text:p text:style-name="P336">Так выманиваются из него терпеливым эмиссаром, скулящие, <text:span text:style-name="T1775">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76">– <text:span text:style-name="T1776">Но в этом и есть самая сердцевина Истории,</text:span>– <text:span text:style-name="T1776">мягкий голос говорит сквозь сумерки, ни один из них не поднимался включить свет.</text:span>– <text:span text:style-name="T1777">Сердце сердец. Как может всё, что ты знаешь, всё что видел, к чему прикасался в нём, питаться ложью?</text:span></text:p>
      <text:p text:style-name="P177">– <text:span text:style-name="T1778">Но жизнь после смерти…</text:span></text:p>
      <text:p text:style-name="P177">– <text:span text:style-name="T1778">Нет никакой жизни после смерти.</text:span></text:p>
      <text:p text:style-name="P337">Чичерин имеет ввиду, что ему пришлось биться, чтобы поверить в свою смертность. <text:span text:style-name="T1779">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78">– <text:span text:style-name="T1780">Американцы говорят: «В окопах не бывает атеистов». Ты никогда не был верующим, Вацлав. Ты обратился на смертном одре, из страха.</text:span></text:p>
      <text:p text:style-name="P179">– <text:span text:style-name="T1781">Из-за этого вам теперь надо, чтобы я погиб?</text:span></text:p>
      <text:p text:style-name="P180">– <text:span text:style-name="T1782">Не погиб. От мёртвого тебя пользы мало.</text:span>– <text:s/><text:span text:style-name="T1782">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340">Радикальная-хоть-и-правдоподобная-ломка-реальности—</text:p>
      <text:p text:style-name="P338">Все трое улыбаются ему теперь.<text:span text:style-name="T139"> Это не ломка.</text:span></text:p>
      <text:p text:style-name="P339">Это вскрик, но он выходит рёвом. <text:span text:style-name="T1783">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81">– <text:span text:style-name="T1784">Ты пацан, Вацлав. Лишь прикидываешься будто понимаешь идеи , которые тебе не постичь. Придётся ам говорить с тобой проще.</text:span></text:p>
      <text:p text:style-name="P341">В Центральной Азии ему рассказывали об обязанностях Мусульманских ангелов. <text:span text:style-name="T1785">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342">Показывается ещё одна фигура теперь, на краю комнаты. Она того же возраста, что и Чичерин, одета в форму. <text:span text:style-name="T1786">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343"><text:soft-page-break/>Он не узнаёт её. Впрочем, значения это не имеет. <text:span text:style-name="T1787">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82">– <text:span text:style-name="T1788">Почему ты охотился за своим чёрным братом?</text:span>– <text:span text:style-name="T1788">Рипову удаётся озвучить вопрос вежливо.</text:span></text:p>
      <text:p text:style-name="P344">О. Спасибо что спросил, Рипов. Я <text:span text:style-name="T139">охотился</text:span> в прошедшем времени. «<text:span text:style-name="T1789">Когда это началось… уже очень давно—сначала… Я думал, что я наказан. Обойдён. Внил его в этом».</text:span></text:p>
      <text:p text:style-name="P183">– <text:span text:style-name="T1790">А теперь?</text:span></text:p>
      <text:p text:style-name="P183">– <text:span text:style-name="T1790">Не знаю.</text:span></text:p>
      <text:p text:style-name="P184">– <text:span text:style-name="T1791">Что заставляло тебя думать будто он </text:span><text:span text:style-name="T315">твоя</text:span><text:span text:style-name="T1791"> мишень?</text:span></text:p>
      <text:p text:style-name="P185">– <text:span text:style-name="T1792">А чья же ещё?</text:span></text:p>
      <text:p text:style-name="P186">– <text:span text:style-name="T1793">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345">Ладно. Ладно. «<text:span text:style-name="T1794">Да. Озможно. Ну и что?»</text:span></text:p>
      <text:p text:style-name="P187">– <text:span text:style-name="T316">Он не твоя мишень</text:span><text:span text:style-name="T1795">. Его хотят другие.</text:span></text:p>
      <text:p text:style-name="P188">– <text:span text:style-name="T1796">Выходит, вы мне позволяли</text:span>—</text:p>
      <text:p text:style-name="P188">– <text:span text:style-name="T1797">До сих пор. Да.</text:span></text:p>
      <text:p text:style-name="P346">Джабаев мог бы тебе растолковать. <text:span text:style-name="T1798">Тот непросыхающий Азиат прежде и после всего остаётся рядовым. </text:span><text:span text:style-name="T317">Он</text:span><text:span text:style-name="T1798"> знал. Офицеры. Ёбаный офицерский менталитет. Ты выполняешь всю работу, потом приходят они, подгребают, слава достаётся им. </text:span></text:p>
      <text:p text:style-name="P189">– <text:span text:style-name="T1799">Вы перехватываете у меня.</text:span></text:p>
      <text:p text:style-name="P189">– <text:span text:style-name="T1799">Поедешь домой.</text:span></text:p>
      <text:p text:style-name="P347">Чичерин присматривался к двум остальным. <text:span text:style-name="T1800">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348">Чичерин понимает, что по его диалектике, в развитии его жизни, возвращение в Центральную Азию есть, по сути, смертью.</text:p>
      <text:p text:style-name="P348">Они ушли. <text:span text:style-name="T1801">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455"><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56">Самая родная на<text:span text:style-name="T1802">ц</text:span>иональность та, что не <text:span text:style-name="T1802">протянет дольше нас с тобой, общее движение по милости смерти и времени: неподготовленное приключение.</text:span></text:p>
      <text:p text:style-name="P600"><text:span text:style-name="T995">—</text:span>Из Резолюций <text:span text:style-name="T1806">Здоровенно</text:span> Сосунковой Конференции</text:p>
      <text:p text:style-name="P341"/>
      <text:p text:style-name="P349">На север? Каких искателей когда-либо направляли на <text:span text:style-name="T139">север</text:span>? <text:span text:style-name="T1803">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350">Маршрут побега <text:span text:style-name="T139">Анубиса</text:span>.</text:p>
      <text:p text:style-name="P350">Кыргызский Свет.</text:p>
      <text:p text:style-name="P351">Страна смерти Иреро.</text:p>
      <text:p text:style-name="P352">Мичман Моритури, Карол Эвентир, Томас Гвендхидви, <text:span text:style-name="T1804">и Роджер Мехико сидят за столом на красно-кирпичной террасе Der Grob Säugling, гостиницы на краю маленького синего озера </text:span><text:soft-page-break/><text:span text:style-name="T1804">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353">Ракету запускали на юг, запад и восток. <text:span text:style-name="T1805">Пускали на юг, по Антверпену, азимут составлял примерно 173</text:span><text:span text:style-name="T1231">°</text:span><text:span text:style-name="T1563">, </text:span><text:span text:style-name="T1564">на восток, во время испытаний в Пенемюнде, </text:span><text:span text:style-name="T1565">072</text:span><text:span text:style-name="T1231">°. </text:span><text:span text:style-name="T1232">Запускали на запад, по Лондону, </text:span><text:span text:style-name="T1233">около 260</text:span><text:span text:style-name="T1231">°. </text:span><text:span text:style-name="T1234">Прикинув с параллельными линейками, недостающ</text:span><text:span text:style-name="T1235">ий</text:span><text:span text:style-name="T1234"> (или, если хотите, «ис</text:span><text:span text:style-name="T1235">к</text:span><text:span text:style-name="T1234">ом</text:span><text:span text:style-name="T1235">ый</text:span><text:span text:style-name="T1234">») </text:span><text:span text:style-name="T1235">азимут выхоит где-то 354</text:span><text:span text:style-name="T1231">°. </text:span><text:span text:style-name="T1236">Это направление выведено из всех прочих, </text:span><text:span text:style-name="T1237">пуск-призрак</text:span><text:span text:style-name="T1235">, </text:span><text:span text:style-name="T1237">который, по логике мандал, </text:span><text:span text:style-name="T1238">либо уже состоялся, совершенно секретно, или случится.</text:span></text:p>
      <text:p text:style-name="P354"><text:span text:style-name="T1238">Т</text:span><text:span text:style-name="T1205">ак что совещающиеся на Конференции в </text:span><text:span text:style-name="T1265">Здоровенном</text:span><text:span text:style-name="T1205"> Сосунке, как её начнут именовать в последствии, </text:span><text:span text:style-name="T1239">сидят вокруг карты со своими инструментами, сигаретами и соображениями. </text:span><text:span text:style-name="T1240">Не хмыкайте. Это один из веичайших дедуктивных моментов в послевоенной разведке. </text:span><text:span text:style-name="T1241">Мехико придерживается взвешенной системы, </text:span><text:span text:style-name="T1242">чтобы сделать длину векторов пропорциональной действительному количеству запусков вдоль каждого из их. </text:span><text:span text:style-name="T1243">Томас </text:span><text:span text:style-name="T1244">Г</text:span><text:span text:style-name="T1243">вендхидви, </text:span><text:span text:style-name="T1244">всегда придирчивый к событиям в географическом </text:span><text:span text:style-name="T1245">п</text:span><text:span text:style-name="T1244">ространстве, </text:span><text:span text:style-name="T1245">хочет <text:s/>запуск 1944 в Ближну </text:span><text:span text:style-name="T1246">(тоже восточное направление) </text:span><text:span text:style-name="T1245"><text:s/>принять в расчёт, </text:span><text:span text:style-name="T1247">что сдвинет стрелку с 354</text:span><text:span text:style-name="T1231">°—</text:span><text:span text:style-name="T1248">и даже ближе к </text:span><text:span text:style-name="T1249">истиному северу, если запуски </text:span><text:span text:style-name="T1250">на Лондон и Норвич из </text:span><text:span text:style-name="T1251">Валхерен и Сталверен </text:span><text:span text:style-name="T1252">также учитывать.</text:span></text:p>
      <text:p text:style-name="P355"><text:span text:style-name="T1253">Данные и интуиция—</text:span><text:span text:style-name="T1254">и возможно осадок нецивилизованного ужаса, что сидит в нас, каждый— указывает</text:span><text:span text:style-name="T1249"> </text:span><text:span text:style-name="T1255">на 00</text:span><text:span text:style-name="T1231">°: </text:span><text:span text:style-name="T1255">истинный Север. </text:span><text:span text:style-name="T1256">Что может быть лучшим направлением для запуска 00000?</text:span></text:p>
      <text:p text:style-name="P356"><text:span text:style-name="T1256">Д</text:span><text:span text:style-name="T1205">а вот беда, какой толк в азимуте, </text:span><text:span text:style-name="T1257">даже в мифично-симметричном азимуте, </text:span><text:span text:style-name="T1258">не зная откуда Ракета запускалась, для начала. </text:span><text:span text:style-name="T1259">У тебя </text:span><text:span text:style-name="T1260">имеется режущая бритва, </text:span><text:span text:style-name="T1261">280 км длиной, </text:span><text:span text:style-name="T1262">проносится на восток/запад по исковырянному лицу Зоны, </text:span><text:span text:style-name="T1263">бесконечно несётся, как в наваждении, </text:span><text:span text:style-name="T1259"><text:s/></text:span><text:span text:style-name="T1263">колеблясь, поблескивая, невыносимо, безостановочно….</text:span></text:p>
      <text:p text:style-name="P357"><text:span text:style-name="T1263">Н</text:span><text:span text:style-name="T1205">у, Под Знаком Здоровенного Сосунка. Покачивающаяся разноцветная картина противно жирного слюнявого мла</text:span><text:span text:style-name="T1264">д</text:span><text:span text:style-name="T1205">енца. </text:span><text:span text:style-name="T1264">В одном пудингоподобном кулаке Здоровенный Сосунок </text:span><text:span text:style-name="T1266">стискивает капающую голяшку (простите, свиньи, ничего личного), </text:span><text:span text:style-name="T1267">другой рукой тянется к Материнскому Соску, </text:span><text:span text:style-name="T1268">который вдвигается в картину от левого края, взгляд его остановился на приближающейся титьке, </text:span><text:span text:style-name="T1269">рот раскрыт—радостный вид, </text:span><text:span text:style-name="T1270">зубы нацелены и чешутся, </text:span><text:span text:style-name="T1271">застывшее выражение ЕДАмняммнячдаковтьммм в его глазах. </text:span><text:span text:style-name="T1272">Здоровенный Сосунок 23-я карта </text:span><text:span text:style-name="T1273">Козырном Майоре Зоны….</text:span></text:p>
      <text:p text:style-name="P358"><text:span text:style-name="T1273">Р</text:span><text:span text:style-name="T1205">оджеру нравится представлять это снимком Джереми в детстве. </text:span><text:span text:style-name="T1274">Джереми, который Знает Всё, </text:span><text:span text:style-name="T1275">простил Джессике её время с Роджером. </text:span><text:span text:style-name="T1276">У него у самого был пикничок или два, он может понять, </text:span><text:span text:style-name="T1277">у него либеральный склад ума, Война в конце концов сняла определённые барьеры, мож</text:span><text:span text:style-name="T1278">ешь </text:span><text:span text:style-name="T1277">сказать Викторианизмы </text:span><text:span text:style-name="T1278">(побаска от тех же хохмачей, </text:span><text:span text:style-name="T1279">которые изобрели знаменитый Поливинил Хлоридный Плащ)… </text:span><text:span text:style-name="T1280">и что за дела, Роджер, он хочет </text:span><text:span text:style-name="T1227">впечатлить</text:span><text:span text:style-name="T1280"> тебя? </text:span><text:span text:style-name="T1281">Веки глаз вскинуты, дружелюбными полумесяцами, как склоняется </text:span><text:span text:style-name="T1282">вперёд (более мелкий парень, чем Роджер думал) </text:span><text:span text:style-name="T1283">стискивая свой бокал, посасывая самую безвкусную Трубку что Роджер вообще вид</text:span><text:span text:style-name="T1284">а</text:span><text:span text:style-name="T1283">л, </text:span><text:span text:style-name="T1286">репродукция в курительной трубке</text:span><text:span text:style-name="T1285"> </text:span><text:span text:style-name="T1228">головы</text:span><text:span text:style-name="T1285"> Винстона Черчиля </text:span><text:span text:style-name="T1286">для чаши</text:span><text:span text:style-name="T1285">, не упущена <text:s/>ни одна деталь, </text:span><text:span text:style-name="T1287">даже сигара во рту головы с просверлённой дырочкой, так что чуточка <text:s/>дыма и впрямь высачивается из конца… </text:span><text:span text:style-name="T1288">тут это паб для военнослужащих в Каксэвене, </text:span><text:span text:style-name="T1289">где прежде был двор портового склада, так что одинокие солдаты сидят в мечтах и за выпивкой </text:span><text:span text:style-name="T1290">среди всего этого морскогоо хлама не на одном уровне, </text:span><text:span text:style-name="T1291">как у кого-нибудь в обычном кафе на воздухе, </text:span><text:span text:style-name="T1292">нет, кто-то повыше на скошенных настилах к дверям </text:span><text:span text:style-name="T1293">и воротам, </text:span><text:span text:style-name="T1294">или на подвесках для окраски бортов, </text:span><text:span text:style-name="T1295">в бочках </text:span><text:span text:style-name="T1296">вперёдсмотрящего</text:span><text:span text:style-name="T1295">, сидя над горьким среди </text:span><text:span text:style-name="T1296">цепей, </text:span><text:span text:style-name="T1297">оснастки, кабелей, арматуры чёрного железа. </text:span><text:span text:style-name="T1298">Уже ночь. Фонари вынесены на столы. </text:span><text:span text:style-name="T1299">Мягкие мелкие ночные волны </text:span><text:span text:style-name="T1300">стихают</text:span><text:span text:style-name="T1299"> по гальке. </text:span><text:span text:style-name="T1301">Запоздалая водоплавающая птица кричит над озером.</text:span></text:p>
      <text:p text:style-name="P457"><text:soft-page-break/>– <text:span text:style-name="T1807">Но не достанет ли это нас, Джереми, <text:s text:c="2"/>меня и тебя, вот <text:s/>чём вопрос….</text:span>– <text:s/><text:span text:style-name="T1807">Мехико произносит эти свои ораульские</text:span>—<text:span text:style-name="T1807">часто, как сегодня в Клубе за ланчем, такая неловкость</text:span>—<text:span text:style-name="T1807">фразы с тех пор как появился.</text:span></text:p>
      <text:p text:style-name="P457">– <text:span text:style-name="T1807">Э, </text:span><text:span text:style-name="T318">что</text:span><text:span text:style-name="T1807"> достанет меня, дружище?</text:span>– <text:span text:style-name="T1807">Сегодня весь ень «дружище».</text:span></text:p>
      <text:p text:style-name="P458">– <text:span text:style-name="T1808">Ни’гда не чу’ст’ал, будто что-то хочет </text:span><text:span text:style-name="T319">достать</text:span><text:span text:style-name="T1808"> тебя, Джереми?</text:span></text:p>
      <text:p text:style-name="P459">– <text:span text:style-name="T1809">Достать меня.</text:span>– <text:s/><text:span text:style-name="T1809">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476">Ага, <text:span text:style-name="T139">но,</text:span> раз в месяц Джереми, даже Джереми видит сны: <text:span text:style-name="T1810">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477">Хорошо, хорошо. <text:span text:style-name="T1811">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483">Похоже людям можно напомнить о Титанах и Отцах будут смеяться. Не такая умора как тортом в морду, но по крайней мере настолько же чисто.</text:p>
      <text:p text:style-name="P484">Да, гигантские резиновые хуи по-прежнему часть арсенала….</text:p>
      <text:p text:style-name="P485">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478">И сразу же не осталось ничего кроме его жопы между Гравитацией и Роджером. «<text:span text:style-name="T1812">Мне всё равно. Роай его ребёнка. Я буду любить вас обоих—только идём со мной, Джессика. Ты нужна мне….</text:span></text:p>
      <text:p text:style-name="P479">Она щёлкает красным рычажком на своём интер<text:span text:style-name="T1813">к</text:span>оме. <text:span text:style-name="T1813">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460">– <text:span text:style-name="T1814">Джес</text:span>— <text:span text:style-name="T1815">блядь, он хочет расплакаться? Чувствует как подкатывает, словно оргазм</text:span>—</text:p>
      <text:p text:style-name="P480">И кто же его спас<text:span text:style-name="T1816">ает (прерывает оргазм)? Надо же</text:span>, Джереми <text:span text:style-name="T1816">собственной персоной. Старый Бобёр появляется и кивком отсылает держиморд, угрюмо блеснувших клыками, назад мастурбировать в комиксы </text:span><text:span text:style-name="T320">Преступления не Окупаются</text:span><text:span text:style-name="T1816">,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320">ланч</text:span><text:span text:style-name="T1816"> в </text:span><text:span text:style-name="T320">Клубе</text:span><text:span text:style-name="T1816">. Совместный </text:span><text:span text:style-name="T320">ланч</text:span><text:span text:style-name="T1816">?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461">– <text:span text:style-name="T1817">Зачем?</text:span>– <text:span text:style-name="T1817">не перестаёт спрашивать Роджер, чтобы разозлить Джереми.</text:span>– <text:span text:style-name="T1817">Зачем вы хотите собрать их и запустить?</text:span></text:p>
      <text:p text:style-name="P462">– <text:span text:style-name="T1818">Мы же их захватили, не так ли? Что ещё </text:span><text:span text:style-name="T321">делать</text:span><text:span text:style-name="T1818"> с ракетой?</text:span></text:p>
      <text:p text:style-name="P463">– <text:span text:style-name="T1819">Но зачем?</text:span></text:p>
      <text:p text:style-name="P464"><text:soft-page-break/>– <text:span text:style-name="T1820">Зачем? Чёрт, </text:span><text:span text:style-name="T322">посмотреть</text:span><text:span text:style-name="T1820">, ясное дело. Джесика говорит ты—э—</text:span><text:span text:style-name="T322">по части математики</text:span><text:span text:style-name="T1820">?</text:span></text:p>
      <text:p text:style-name="P465">– <text:span text:style-name="T1821">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466">– <text:span text:style-name="T1822">Боже милостивый.</text:span>– <text:span text:style-name="T1822">Смеётся: оглядывает комнату.</text:span></text:p>
      <text:p text:style-name="P467">– <text:span text:style-name="T1823">Это старинная поговорка среди таких как я.</text:span></text:p>
      <text:p text:style-name="P481">Джереми знает как разобраться с <text:span text:style-name="T139">этим</text:span>. <text:span text:style-name="T1824">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323">ты</text:span><text:span text:style-name="T1824"> запросто—</text:span></text:p>
      <text:p text:style-name="P468">– <text:span text:style-name="T1825">Неформальный значит в костюме свободного кроя,</text:span>– <text:span text:style-name="T1826">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324">на самом деле</text:span><text:span text:style-name="T1826">!</text:span></text:p>
      <text:p text:style-name="P482">И он приводит таки гостя: Моряка Бодвайна, который по своим связям заказал передать ему из зоны Панамского Канала <text:span text:style-name="T1827">(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325">закреплять вешалками-плечиками</text:span><text:span text:style-name="T1827">,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325"><text:s/>пятикратно-разделённый</text:span><text:span text:style-name="T1827">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325">нитрокрасочно</text:span><text:span text:style-name="T1827">-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469">– <text:span text:style-name="T1828">Только ты и я, кореш?</text:span>– <text:span text:style-name="T1828">грит Бодайн.</text:span>– <text:span text:style-name="T1828">Чё так типа стеснительно?</text:span></text:p>
      <text:p text:style-name="P470">– <text:span text:style-name="T1828">Послушай,</text:span>– <text:span text:style-name="T1828">Роджер издаёт нездоровый смешок на то, что только что пришло ему в голову,</text:span>– <text:span text:style-name="T1829">мы даже не можем прихватить с собой те большие резиновые хуи. Сёдня придётся полагаться на нашу </text:span><text:span text:style-name="T326">смекалку</text:span><text:span text:style-name="T1829">!</text:span></text:p>
      <text:p text:style-name="P471">– <text:span text:style-name="T1830">Тогда так, пошлю мотоцикл к Пуци пригнать нам взвод клоунов и</text:span>—</text:p>
      <text:p text:style-name="P471">– <text:span text:style-name="T1830">Знаешь что? Ты утратил свой дух любителя приключений. Ага. Раньше ты таким не был, знаешь ли.</text:span></text:p>
      <text:p text:style-name="P472">– <text:span text:style-name="T1831">Слышь, братиш,</text:span>– <text:span text:style-name="T1832">произнося на Флотском Диалекте: брат</text:span><text:span text:style-name="T327">иишь</text:span><text:span text:style-name="T1832">,</text:span>– <text:span text:style-name="T1832">брось, брат</text:span><text:span text:style-name="T327">иишь.</text:span><text:span text:style-name="T1832"> Поставь себя на моё место.</text:span></text:p>
      <text:p text:style-name="P472">– <text:span text:style-name="T1832">Я б и не против, но… утону ж в таком-то.</text:span></text:p>
      <text:p text:style-name="P473">– <text:span text:style-name="T1833">Простой скромный парень,</text:span>– <text:span text:style-name="T1833">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834">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328">иишь</text:span><text:span text:style-name="T1834">. Радуйся, что ты всё ещё так охуенно наивен, Родж, подожди как увидишь первую разборку Европейского гангстера, они любят делать </text:span><text:soft-page-break/><text:span text:style-name="T1834">три контрольных: в голову, желудок и сердце. Ты врубился, что </text:span><text:span text:style-name="T328">желудок</text:span><text:span text:style-name="T1834">? В этих краях желудок не считается вторым классом и это хорошая осенняя мысля помозговать на досуге.</text:span></text:p>
      <text:p text:style-name="P474">– <text:s/><text:span text:style-name="T1835">Бодайн, разве ты не дезертировал? Но за это смертная казнь, правда?</text:span></text:p>
      <text:p text:style-name="P475">– <text:s/><text:span text:style-name="T1835">Блядь, </text:span><text:span text:style-name="T329">это</text:span><text:span text:style-name="T1835">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836">Так что Роджер потащил его с собой, с его монологом, в его зут костюме, на Круппное увеселение.</text:span></text:p>
      <text:p text:style-name="P486">Ещё в дверях, первое, что отмечает Бодан, так это тот струнный квартет <text:span text:style-name="T1837">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330">тебя</text:span><text:span text:style-name="T1837">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330">Largo, cantabile e mesto, </text:span><text:span text:style-name="T1838">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331">Доктор Джекил и Мистер Хайд</text:span><text:span text:style-name="T1838">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331">Гайдн</text:span><text:span text:style-name="T1838">, Mutti! Лица от ICI и GE сгибают шеи пытаясь прочитать в свете свечей программку с любовью выписанную от руки спутником Утгарталоки по жизни, </text:span><text:span text:style-name="T331">Frau <text:s/></text:span><text:span text:style-name="T1838">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331">догола</text:span><text:span text:style-name="T1838">.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text:span><text:soft-page-break/><text:span text:style-name="T1838">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331">Записки Международного Общества Сознавшихся в Энтузиазме к Носологии Альбатросов</text:span><text:span text:style-name="T1838">, Зима 1936, великолепный небольшой журнал, они даже послали корреспондента в </text:span><text:span text:style-name="T331">Испанию</text:span><text:span text:style-name="T1838">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487">В общем, если бы участники П<text:span text:style-name="T1839">р</text:span>отиводействия лучше знали что стоит за этими категориями, <text:span text:style-name="T1840">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488">Роджеру должно быть примерещились тут на минуту <text:span text:style-name="T1841">вспотевшие</text:span> вечера Термидора: <text:span text:style-name="T1841">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489">Они воспользуются нами. <text:span text:style-name="T1842">Мы поможем им узакониться, хотя Им не так уж это и нужно, для Них это ещё один дивидент, однако не решающий….</text:span></text:p>
      <text:p text:style-name="P490">О да, разве не <text:span text:style-name="T139">в точности</text:span> <text:span text:style-name="T1843">так</text:span> Они и сделают. <text:span text:style-name="T1844">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332">уй</text:span><text:span text:style-name="T1844">-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491">Виолончель призрачна, смазанно-коричнева, прозрачна, вздыхает туда-сюда средь прочих Голосов. <text:span text:style-name="T1845">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333">казу</text:span><text:span text:style-name="T1845">!</text:span></text:p>
      <text:p text:style-name="P17"><text:span text:style-name="T814">Это музыкальный фон к тому, что готовится произойти. </text:span><text:span text:style-name="T815">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846">Что это тут за </text:span><text:soft-page-break/><text:span text:style-name="T816">‘</text:span><text:span text:style-name="T781">Überraschungbraten</text:span><text:span text:style-name="T816">’?»</text:span><text:span text:style-name="T706">– </text:span><text:span text:style-name="T776">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8"><text:span text:style-name="T776">– </text:span><text:span text:style-name="T817">Да просто </text:span><text:span text:style-name="T819">так и значит</text:span><text:span text:style-name="T817">, Матросик,</text:span><text:span text:style-name="T659">– </text:span><text:span text:style-name="T817">отвечает «Конни Командос»,</text:span><text:span text:style-name="T659">– </text:span><text:span text:style-name="T817">на Немецком </text:span><text:span text:style-name="T819">это</text:span><text:span text:style-name="T817"> «</text:span><text:span text:style-name="T818">сюрпризное жаркое».</text:span></text:p>
      <text:p text:style-name="P9"><text:span text:style-name="T855">– </text:span><text:span text:style-name="T820">По моей части, грит Бодайн. </text:span><text:span text:style-name="T821">Она же</text:span><text:span text:style-name="T659">—</text:span><text:span text:style-name="T821">возможно ненароком</text:span><text:span text:style-name="T659">—</text:span><text:span text:style-name="T821">просигналила глазами</text:span><text:span text:style-name="T659">—</text:span><text:span text:style-name="T822">вероятно, Пойнтсмен, существует такая вещь как рефлекс доброты </text:span><text:span text:style-name="T823">(сколько молодых мужчин навидалась она </text:span><text:span text:style-name="T824">приконченными с </text:span><text:span text:style-name="T816">’</text:span><text:span text:style-name="T824">42?) который кое-где, также и вне Зоны, уцелел от вымирания…. </text:span><text:span text:style-name="T825">Бодайн смотрит вдоль стола, мимо корпоративных зубов и полированных ногтей, </text:span><text:span text:style-name="T826">мимо инструментов для еды с увесистыми монограммами, </text:span><text:span text:style-name="T827">и в первый раз замечает облицованн</text:span><text:span text:style-name="T833">ое</text:span><text:span text:style-name="T827"> камнем уг</text:span><text:span text:style-name="T833">лубление</text:span><text:span text:style-name="T827"> для барбекю с двумя вертелами чёрного железа для прокрутки вручную. </text:span><text:span text:style-name="T828">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829">и </text:span><text:span text:style-name="T828">уголь, </text:span><text:span text:style-name="T829">соблазнительные, с кулак, вороньего крыла куски, из тех что когда-то оставляли трупы </text:span><text:span text:style-name="T830">вдоль берегов каналов, когда-то, в Инфляцию, </text:span><text:span text:style-name="T831">когда </text:span><text:span text:style-name="T832">его действительно удерживали </text:span><text:span text:style-name="T831"><text:s/>настолько смертельно дорогим, </text:span><text:span text:style-name="T832">представьте… </text:span><text:span text:style-name="T834">На краю углубления, где Юстус уже зажигает свечу, </text:span><text:span text:style-name="T835">пок</text:span><text:span text:style-name="T834">а Гретхен </text:span><text:span text:style-name="T836">обрызгивает топливо войсковым растворителем, из доков в порту, </text:span><text:span text:style-name="T837">М</text:span><text:span text:style-name="T836">оряк Бодвайн узрел голову Роджера, </text:span><text:span text:style-name="T837">которую две или три пары рук удерживают кверх</text:span><text:span text:style-name="T836"> </text:span><text:span text:style-name="T837">ногами, </text:span><text:span text:style-name="T838">губы отодраны от зубов и обнажённые дёсна </text:span><text:span text:style-name="T839">уже обесчвеченно</text:span><text:span text:style-name="T838"> белеют словно череп, </text:span><text:span text:style-name="T839">покуда одна из служанок, классическая атлас-с-кружевом, вредная, полапатьбыбельная девка, </text:span><text:span text:style-name="T840">чистит зубы Американской зубной пастой, </text:span><text:span text:style-name="T841">старательно соскабливая никотинные пятна и винный камень. </text:span><text:span text:style-name="T782">Глаза у Роджера такие обиженные и умоляющие</text:span><text:span text:style-name="T842">…. </text:span><text:span text:style-name="T843">Со всех сторон, гости перешёптываются. « </text:span><text:span text:style-name="T844">Как </text:span><text:span text:style-name="T845">эксцентрично, </text:span><text:span text:style-name="T846">Стефен придумал даже голову сыра!»</text:span><text:span text:style-name="T659">–</text:span><text:span text:style-name="T846"> «</text:span><text:span text:style-name="T847">Нет уж, </text:span><text:span text:style-name="T783">я </text:span><text:span text:style-name="T847">дождусь </text:span><text:span text:style-name="T783">другую часть</text:span><text:span text:style-name="T847">, чтоб откусить...»</text:span><text:span text:style-name="T659">– </text:span><text:span text:style-name="T848">хиханьки, возбуждённое дыхание, </text:span><text:span text:style-name="T849">а что это за очень синие штаны такие </text:span><text:span text:style-name="T850">все в складках… </text:span><text:span text:style-name="T851">и чем измазан пиджак, </text:span><text:span text:style-name="T852">а что на вертеле, краснее до хрусткой жирной корочки, </text:span><text:span text:style-name="T853">поворачивается, </text:span><text:span text:style-name="T854">чьё лицо сейчас обернётся, ба! так это же</text:span><text:span text:style-name="T659">—</text:span></text:p>
      <text:p text:style-name="P10"><text:span text:style-name="T659">– </text:span><text:span text:style-name="T856">Кетчупа нет, кетчупа нет,</text:span><text:span text:style-name="T659">– </text:span><text:span text:style-name="T857">мохнач </text:span><text:span text:style-name="T858">синепиджачный резко роется среди уксусниц и </text:span><text:span text:style-name="T859">подносов,</text:span><text:span text:style-name="T659">– </text:span><text:span text:style-name="T860">похоже </text:span><text:span text:style-name="T876">вовсе</text:span><text:span text:style-name="T860"> нет… </text:span><text:span text:style-name="T861">что за ёбанная тут забегаловка, Родж,</text:span><text:span text:style-name="T659">– </text:span><text:span text:style-name="T861"><text:s/></text:span><text:span text:style-name="T862">кричит</text:span><text:span text:style-name="T861"> </text:span><text:span text:style-name="T863">вдоль стола наискосок через семь вражеских лиц,</text:span><text:span text:style-name="T659">– <text:s/></text:span><text:span text:style-name="T864">эй, брат</text:span><text:span text:style-name="T784">иишь</text:span><text:span text:style-name="T864">, возле тебя там кетчупа не видать?</text:span></text:p>
      <text:p text:style-name="P12"><text:span text:style-name="T864">К</text:span><text:span text:style-name="T659">етчуп сигнальное слово, </text:span><text:span text:style-name="T876">ясное дело</text:span><text:span text:style-name="T865">—</text:span></text:p>
      <text:p text:style-name="P11"><text:span text:style-name="T659">– </text:span><text:span text:style-name="T866">Странно,</text:span><text:span text:style-name="T659">– </text:span><text:span text:style-name="T866">отвечает Роджер, который явно видел точно ту же картину в углублении,</text:span><text:span text:style-name="T659">– </text:span><text:span text:style-name="T867">я как раз собирался спросить <text:s/>у </text:span><text:span text:style-name="T785">тебя</text:span><text:span text:style-name="T867"> то же самое</text:span><text:span text:style-name="T866">!</text:span></text:p>
      <text:p text:style-name="P13"><text:span text:style-name="T659">Они ухмыляются друг другу как два клоуна. </text:span><text:span text:style-name="T868">Ауры обоих, для протокола, зелёные. Не пиздю. Ни разу с зимы </text:span><text:span text:style-name="T816">’</text:span><text:span text:style-name="T868">42 в морск</text:span><text:span text:style-name="T870">о</text:span><text:span text:style-name="T868">м караване посреди шторма в Северной Атлантике, </text:span><text:span text:style-name="T869">с оборвавшимися тоннами 5-дюймовых боеприпасов, что катались по всему судну, </text:span><text:span text:style-name="T870">Германская волчья стая невидимо из-под воды сшибает соседние корабли направо и налево, </text:span><text:span text:style-name="T871">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872">задыхались от хохота—</text:span><text:span text:style-name="T873">ни разу с того дня </text:span><text:span text:style-name="T874">Моряк Бодайн не чув</text:span><text:span text:style-name="T875">с</text:span><text:span text:style-name="T874">твовал такого кайфа </text:span><text:span text:style-name="T875">при хороших шансах погибнуть</text:span><text:span text:style-name="T877">.</text:span></text:p>
      <text:p text:style-name="P601">– <text:span text:style-name="T1847">Ничего себе сервировка, а?</text:span>– <text:span text:style-name="T1847">восклицает он.</text:span>– <text:span text:style-name="T1848">Еда называется!</text:span>– <text:span text:style-name="T1848">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602">– <text:span text:style-name="T1849">Даже не знаю,</text:span>– <text:s/><text:span text:style-name="T1849">Роджер тщательно небрежен,</text:span>– <text:span text:style-name="T1849">я как-то не нахожу </text:span><text:span text:style-name="T334">суп из соплей</text:span><text:span text:style-name="T1849"> в меню.</text:span></text:p>
      <text:p text:style-name="P603"><text:soft-page-break/>– <text:span text:style-name="T1850">Ага, и я бы сам не отказался от </text:span><text:span text:style-name="T335">гнойного пудинга</text:span><text:span text:style-name="T1850">. Думаешь у них найдётся?</text:span></text:p>
      <text:p text:style-name="P604">– <text:span text:style-name="T1851">Нет, но может оказаться суфле с молофьёй!</text:span>– <text:span text:style-name="T1852">вскрикивает Роджер,</text:span>– <text:span text:style-name="T1853">с добавкой из </text:span><text:span text:style-name="T336">менструального мармелада</text:span><text:span text:style-name="T1853">!</text:span></text:p>
      <text:p text:style-name="P605">– <text:span text:style-name="T1854">А ещё бы не прочь от наваристого жаркого со смегмой!</text:span>–<text:span text:style-name="T1854"> предлагает Бодайн,</text:span>– <text:span text:style-name="T1855">или как начёт </text:span><text:span text:style-name="T337">кастрюльки тромбов</text:span><text:span text:style-name="T1855">?</text:span></text:p>
      <text:p text:style-name="P606">– <text:span text:style-name="T1858">Мы бы составили обед получше этого,</text:span>– <text:span text:style-name="T1858">Роджер помахивает меню в руке.</text:span>– <text:span text:style-name="T1859">Для начала плацентные аппетитные закуски, возможно какие-то </text:span><text:span text:style-name="T338">сэндвичи со струпьями</text:span><text:span text:style-name="T1859">, хорошо расчёсанными, конечно… и или </text:span><text:span text:style-name="T338">к</text:span><text:span text:style-name="T340">литор</text:span><text:span text:style-name="T338">ные клёцки</text:span><text:span text:style-name="T1859">! Ммм, объеденье, сдобренные </text:span><text:span text:style-name="T338">майонезом из мукуса.</text:span></text:p>
      <text:p text:style-name="P607">– <text:span text:style-name="T1860">О, мне дошло,</text:span>– <text:span text:style-name="T1860">грит Конни Командос,</text:span>– <text:span text:style-name="T1861">тут должна быть аллитерация. Как насчёт… э… </text:span><text:span text:style-name="T339">пожёванных пельмешков</text:span><text:span text:style-name="T1861">?</text:span></text:p>
      <text:p text:style-name="P608">– <text:span text:style-name="T1862">Мы составляем суповые блюда, крошка,</text:span>– <text:span text:style-name="T1863">грит с прохладцей <text:s/>Моряк Бодвайн,</text:span>– <text:span text:style-name="T1864">так что позволь мне просто предложить козявочное консоме, или заблёванный бульон.</text:span></text:p>
      <text:p text:style-name="P609">– <text:span text:style-name="T1865">Рвотный рататуй,</text:span>– <text:span text:style-name="T1866">грит Конни.</text:span></text:p>
      <text:p text:style-name="P609">– <text:span text:style-name="T1866">Ты врубилась.</text:span></text:p>
      <text:p text:style-name="P610">– <text:span text:style-name="T1868">Салат из салями с глистами,</text:span>– <text:s/><text:span text:style-name="T1867">продолжает Роджер.</text:span>– <text:span text:style-name="T1868">с нарезкой из абортированных абрикосов и присыпкой перхоти.</text:span></text:p>
      <text:p text:style-name="P612">Раздаётся звук благовоспитанного сдерживания, <text:span text:style-name="T1869">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613">Так и шло, <text:span text:style-name="T1870">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614">Одно из казу прекращает играть. «Затруханная запеканка!»<text:span text:style-name="T995">– </text:span>верезжит Густав</text:p>
      <text:p text:style-name="P611">– <text:span text:style-name="T1871">Обосанные оладьи, с сычужным сиропом,</text:span>– <text:span text:style-name="T1872">добавляет Андрэ Омнопон, когда Густав возобновляет игру, Внешние Голоса тем временем сбились в замешательстве.</text:span></text:p>
      <text:p text:style-name="P611">– <text:span text:style-name="T1873">И посыпаны эксттратом экскрементов,</text:span>– <text:span text:style-name="T1873">бормочет виолончелист, который не ставит себя выше невинных забав.</text:span></text:p>
      <text:p text:style-name="P611">– <text:span text:style-name="T1873">Геморроидные гренки,</text:span>– <text:span text:style-name="T1873">Конни с восторгом лупит ложкой,</text:span>– <text:span text:style-name="T341">поносные пирожки</text:span><text:span text:style-name="T1874">!</text:span></text:p>
      <text:p text:style-name="P616">Фрау Утгарталоки вскакивает на ноги, <text:span text:style-name="T1875">перевернув поднос болячек бламанже—</text:span><text:span text:style-name="T342">иззвиняюсь</text:span><text:span text:style-name="T1875">,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617">– <text:span text:style-name="T1876">Отборный</text:span><text:span text:style-name="T1857"> </text:span><text:span text:style-name="T1876">гангренозный гуляш, или восхитительная кремово-белая <text:s/>порция проказы,</text:span>–<text:span text:style-name="T1877">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618">– <text:span text:style-name="T1878">Фунгусное фрикасе!</text:span>– <text:span text:style-name="T1879">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619">– <text:span text:style-name="T1880">Карбункульные котлеты!</text:span></text:p>
      <text:p text:style-name="P620">– <text:span text:style-name="T1881">С </text:span><text:span text:style-name="T343">паховой подливой</text:span><text:span text:style-name="T1881">!</text:span></text:p>
      <text:p text:style-name="P621">– <text:span text:style-name="T1882">Корейка с кольцевывми червями!</text:span></text:p>
      <text:p text:style-name="P626"><text:soft-page-break/><text:span text:style-name="T1882">У </text:span>леди Мнемосин Глуб какой-то припадок, настолько сильный, что ожерелье её рвётся и жемчужины раскатываются по шёлку скатерти. <text:span text:style-name="T1883">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626"><text:span text:style-name="T1884">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span></text:p>
      <text:p text:style-name="P626"/>
      <text:p text:style-name="P629">У, дайте отех прыщиков à-la-улю,</text:p>
      <text:p text:style-name="P629">Налопаюся до усрачки!</text:p>
      <text:p text:style-name="P629">Скажи, брат<text:span text:style-name="T139">иишь</text:span>, как ты глядишь</text:p>
      <text:p text:style-name="P629">На тему Палубных Десертов после качки?</text:p>
      <text:p text:style-name="P627"/>
      <text:p text:style-name="P622">– <text:span text:style-name="T1885">Я должен вам признаться,</text:span>– <text:span text:style-name="T1885">торопливо шепчет Густав.</text:span>– <text:span text:style-name="T1885">Мне ужасно неловко, но наверное вам не нужны такие как я. Понимаете… Я был Штурмовиком. Очень давно. Знаете, как Хорст Вессель.</text:span></text:p>
      <text:p text:style-name="P623">– <text:span text:style-name="T1886">Ну и что?</text:span>– <text:span text:style-name="T1886">смеётся Бодайн,</text:span>– <text:span text:style-name="T1887">может я был стрелком у Мелвина Пёрвиса.</text:span></text:p>
      <text:p text:style-name="P624">– <text:span text:style-name="T1888">Кем?</text:span></text:p>
      <text:p text:style-name="P624">– <text:span text:style-name="T1888">За Пост Тостис.</text:span></text:p>
      <text:p text:style-name="P625">– <text:span text:style-name="T1888">За кого?</text:span>– <text:span text:style-name="T1889">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628">Последний чёрный дворецкий отпирет последнюю дверь наружу, <text:span text:style-name="T1890">и к побегу. Сбегите сегодня. «Тифозный торт с коклюшным кремом, джентльмены,– кивает он. И с той стороны рассвета можешь различить улыбку. </text:span></text:p>
      <text:p text:style-name="P62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15"><text:span text:style-name="T1856"/></text:p>
      <text:p text:style-name="P252"/>
      <text:p text:style-name="P7">– </text:p>
      <text:p text:style-name="P1">—</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07T18:49:28.699655987</dc:date>
    <meta:editing-duration>P26DT13H26M14S</meta:editing-duration>
    <meta:editing-cycles>13856</meta:editing-cycles>
    <meta:generator>LibreOffice/6.1.5.2$Linux_X86_64 LibreOffice_project/10$Build-2</meta:generator>
    <meta:document-statistic meta:table-count="1" meta:image-count="10" meta:object-count="0" meta:page-count="69" meta:paragraph-count="734" meta:word-count="36896" meta:character-count="249743" meta:non-whitespace-character-count="213228"/>
  </office:meta>
</office:document-meta>
</file>